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2">Guide d'encodage de l'édition des <text:span text:style-name="Emphasis">Seint Confessor</text:span> de Wauchier de Denain d'après le manuscrit 412 de la BNF</text:h>
      <text:p text:style-name="Text_20_body">Ce petit guide a pour but d'expliquer de quelle manière a été encodée en XML-TEI l'édition. Des principes stricts d’encodage ont été déterminés pour produire des données pérennes, interopérables et pour faciliter leur transformation. L’intégralité de l’encodage proposé est donc <text:span text:style-name="Emphasis">TEI conformant</text:span>. L'édition des <text:span text:style-name="Emphasis">Seint Confessor</text:span> réunit les textes suivants :</text:p>
      <text:list text:style-name="L1">
        <text:list-item>
          <text:p text:style-name="P1"><text:span text:style-name="Emphasis">La Vie de saint Martin</text:span></text:p>
        </text:list-item>
        <text:list-item>
          <text:p text:style-name="P1"><text:span text:style-name="Emphasis">Les Dialogues sur les Vertus de saint Martin</text:span></text:p>
        </text:list-item>
        <text:list-item>
          <text:p text:style-name="P1"><text:span text:style-name="Emphasis">La Vie de saint Brice</text:span></text:p>
        </text:list-item>
        <text:list-item>
          <text:p text:style-name="P1"><text:span text:style-name="Emphasis">La Vie de saint Gilles</text:span></text:p>
        </text:list-item>
        <text:list-item>
          <text:p text:style-name="P1"><text:span text:style-name="Emphasis">La Vie de saint Marcel de Limoges</text:span></text:p>
        </text:list-item>
        <text:list-item>
          <text:p text:style-name="P1"><text:span text:style-name="Emphasis">La Vie de saint Nicolas</text:span></text:p>
        </text:list-item>
        <text:list-item>
          <text:p text:style-name="P1"><text:span text:style-name="Emphasis">La Vie de saint Jérôme</text:span></text:p>
        </text:list-item>
        <text:list-item>
          <text:p text:style-name="P1"><text:span text:style-name="Emphasis">La Vie de saint Benoit</text:span></text:p>
        </text:list-item>
        <text:list-item>
          <text:p text:style-name="P1"><text:span text:style-name="Emphasis">La Vie de saint Alexis</text:span></text:p>
        </text:list-item>
      </text:list>
      <text:p text:style-name="Text_20_body">Le corpus numérique est constitué de neuf fichiers XML TEI distincts correspondant chacun à un texte du recueil. Ces derniers sont réunis dans un teiCorpus nommé <text:span text:style-name="Emphasis">CorpusLiSeintConfessor.xml</text:span></text:p>
      <text:h text:outline-level="3">Structurer le fichier XML</text:h>
      <text:p text:style-name="Text_20_body">La structuration des textes contenus dans les fichiers XML suit les recommandations du service CTS, <text:span text:style-name="Emphasis">Canonical Text System</text:span> (développé pour le <text:a xlink:type="simple" xlink:href="http://www.homermultitext.org/hmt-doc/cite/texts/cts.html.">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normes internationales.</text:p>
      <text:p text:style-name="Text_20_body">Dans le recueil de Wauchier de Denain, chacune des Vies est encodée dans un fichier XML différent évitant ainsi de faire des fichiers trop longs et permettant de bien séparer chacun des travaux tout en respectant la norme CTS. Les fichiers de l’édition sont nommés et identifiés de la manière suivante : « urn:cts:froLit:jns915.jns1856.ciham-fro1 ». La première partie de l’URN : « urn:cts » indique à quel système de référence appartient l’URN ; ici, la norme CTS. « froLit » signifie que le texte appartient à un corpus des textes en ancien français. Les éléments précédés de « jns » indiquent les identifiants de l’œuvre dans <text:a xlink:type="simple" xlink:href="http://jonas.irht.cnrs.fr/intervenant/915">le portail Jonas</text:a> développé par l’IRHT qui rassemble des répertoires de textes et manuscrits médiévaux en langue d’oc et d’oïl, « 915 » est l’identifiant de l’auteur Wauchier de Denain sur le portail, tandis que 1856 désigne l’œuvre, dans ce cas, la <text:span text:style-name="Emphasis">Vie de saint Martin de Tours</text:span>. Enfin la dernière partie de l’URN désigne l’instance éditrice : « ciham-fro1 », dans ce cas nous avons mis le nom de notre laboratoire de rattachement : <text:a xlink:type="simple" xlink:href="http://ciham.ish-lyon.cnrs.fr.">CIHAM</text:a>, « fro1 » faisant référence à un répertoire de textes en ancien français n°1, dans le cas où le laboratoire du CIHAM adopterait cette norme pour d’autres projets.</text:p>
      <text:h text:outline-level="4">Structurer le <text:span text:style-name="Emphasis">teiheader</text:span></text:h>
      <text:p text:style-name="Text_20_body">Le &lt;teiHeader&gt; comporte trois grandes sections :</text:p>
      <text:list text:style-name="L1">
        <text:list-item>
          <text:p text:style-name="P1"><text:span text:style-name="Emphasis">fileDesc</text:span> (<text:span>Description du fichier</text:span>) <text:span>permet de donner les informations générales sur le fichier : son créateur, son sujet, le document source.</text:span></text:p>
        </text:list-item>
        <text:list-item>
          <text:p text:style-name="P1"><text:span text:style-name="Emphasis">encodingDesc</text:span> (<text:span>Description de l'encodage</text:span>) <text:span>donne des informations sur les méthodes de structuration du fichier XML.</text:span></text:p>
        </text:list-item>
        <text:list-item>
          <text:p text:style-name="P1"><text:span text:style-name="Emphasis">profileDesc</text:span> (<text:span>Description du texte</text:span>) <text:span>permet d'ajouter des informations metatextuelles vers lesquelles on pourra pointer au fil du texte.</text:span></text:p>
        </text:list-item>
      </text:list>
      <text:h text:outline-level="5">Le fileDesc</text:h>
      <text:p text:style-name="Text_20_body">Le &lt;fileDesc&gt; comporte lui-même :</text:p>
      <text:list text:style-name="L1">
        <text:list-item>
          <text:p text:style-name="P1"><text:span text:style-name="Emphasis">titleStmt</text:span> (<text:span>Eléments généraux sur le fichier courant</text:span>) <text:span>permet de renseigner par exemple le nom de l'encodeur et le titre du texte encodé.</text:span></text:p>
        </text:list-item>
        <text:list-item>
          <text:p text:style-name="P1"><text:span text:style-name="Emphasis">publicationStmt</text:span> (<text:span>Information sur l'édition</text:span>) <text:span>donne les principales informations sur l'édition : nom de l'éditeur, date, conditions de diffusion.</text:span></text:p>
        </text:list-item>
        <text:list-item>
          <text:p text:style-name="P1"><text:span text:style-name="Emphasis">sourceDesc</text:span> (<text:span>Description des Sources</text:span>) <text:span>donne des informations sur les manuscrits collationnés.</text:span></text:p>
        </text:list-item>
      </text:list>
      <text:p text:style-name="Text_20_body">Le &lt;sourceDesc&gt; contient toutes les informations nécessaires sur le manuscrit de base, C<text:span text:style-name="Emphasis">1</text:span><text:span text:style-name="tei_inlineNote"> [Note: Le sigle correspond au manuscrit 412 de la Bibliothèque Nationale de France] </text:span>. L'ensemble des données sont contenues dans un &lt;msDesc&gt;</text:p>
      <text:p text:style-name="Preformatted_20_Text">&lt;msIdentifier xml:id="ms412"&gt;</text:p>
      <text:p text:style-name="Preformatted_20_Text"> &lt;settlement&gt;Paris&lt;/settlement&gt;</text:p>
      <text:p text:style-name="Preformatted_20_Text"> &lt;repository&gt;Bibliothèque nationale de France&lt;/repository&gt;</text:p>
      <text:p text:style-name="Preformatted_20_Text"> &lt;idno&gt;fr. 00412&lt;/idno&gt;</text:p>
      <text:p text:style-name="Preformatted_20_Text">&lt;/msIdentifier&gt; [...] </text:p>
      <text:p text:style-name="Preformatted_20_Text">&lt;msItemStruct&gt;</text:p>
      <text:p text:style-name="Preformatted_20_Text"> &lt;locus&gt;fol.103-fol.170&lt;/locus&gt;</text:p>
      <text:p text:style-name="Preformatted_20_Text"> &lt;author&gt;Wauchier de Denain&lt;/author&gt;</text:p>
      <text:p text:style-name="Preformatted_20_Text"> &lt;title&gt;Oeuvres hagiographiques 'Li Seint Confessor' de Wauchier</text:p>
      <text:p text:style-name="Preformatted_20_Text">   de Denain&lt;/title&gt;</text:p>
      <text:p text:style-name="Preformatted_20_Text"> &lt;incipit&gt;De saint Martin mout doit on doucement et volentiers le</text:p>
      <text:p text:style-name="Preformatted_20_Text">   bien oïr etentendre&lt;/incipit&gt;</text:p>
      <text:p text:style-name="Preformatted_20_Text"> &lt;explicit/&gt;</text:p>
      <text:p text:style-name="Preformatted_20_Text">&lt;/msItemStruct&gt;</text:p>
      <text:p text:style-name="Text_20_body">Pour permettre l'établissement de l'apparat critique, l'ensemble des témoins de la tradition est déclaré dans le &lt;sourceDesc&gt; dans un élément &lt;listWit&gt;. Chaque témoin est contenu dans un élément &lt;witness&gt; auquel est attribué un identifiant pour identifier dans l'apparat le manuscrit auquel se réfèrent les différentes leçons. Cet identifiant est ajouté grâce à l'attribut <text:span text:style-name="Emphasis">xml:id</text:span>.</text:p>
      <text:p text:style-name="Preformatted_20_Text">&lt;listWit&gt;</text:p>
      <text:p text:style-name="Preformatted_20_Text"> &lt;witness xml:id="C1" corresp="#ms412"&gt;Paris, manuscrit fr.</text:p>
      <text:p text:style-name="Preformatted_20_Text">   412, Bibliothèque nationale de France, &lt;date when="1285"&gt;1285&lt;/date&gt;</text:p>
      <text:p text:style-name="Preformatted_20_Text"> &lt;/witness&gt;</text:p>
      <text:p text:style-name="Preformatted_20_Text"> &lt;witness xml:id="C2"&gt;Paris, manuscrit fr. 411, Bibliothèque</text:p>
      <text:p text:style-name="Preformatted_20_Text">   nationale de France, &lt;date notBefore="1300" notAfter="1400"&gt;14e siècle&lt;/date&gt;</text:p>
      <text:p text:style-name="Preformatted_20_Text"> &lt;/witness&gt;</text:p>
      <text:p text:style-name="Preformatted_20_Text"> &lt;witness xml:id="C3"&gt;London, manuscrit, Royal 20.D.VI,</text:p>
      <text:p text:style-name="Preformatted_20_Text">   British Library, &lt;date notBefore="1250" notAfter="1300"&gt;13e siècle&lt;/date&gt;</text:p>
      <text:p text:style-name="Preformatted_20_Text"> &lt;/witness&gt;</text:p>
      <text:p text:style-name="Preformatted_20_Text"> &lt;witness xml:id="G1"&gt;Bruxelles, manuscrit 9225 bibliothèque</text:p>
      <text:p text:style-name="Preformatted_20_Text">   royale, &lt;date notBefore="1300" notAfter="1400"&gt;14e</text:p>
      <text:p text:style-name="Preformatted_20_Text">     siècle&lt;/date&gt;</text:p>
      <text:p text:style-name="Preformatted_20_Text"> &lt;/witness&gt;</text:p>
      <text:p text:style-name="Preformatted_20_Text"> &lt;witness xml:id="M1"&gt;Paris, manuscrit fr. 23112,</text:p>
      <text:p text:style-name="Preformatted_20_Text">   Bibliothèque nationale de France, &lt;date notBefore="1200" notAfter="1300"&gt;13e siècle&lt;/date&gt;</text:p>
      <text:p text:style-name="Preformatted_20_Text"> &lt;/witness&gt;</text:p>
      <text:p text:style-name="Preformatted_20_Text">&lt;/listWit&gt;</text:p>
      <text:h text:outline-level="5">L'encodingDesc</text:h>
      <text:p text:style-name="Text_20_body">L'&lt;encodingDesc&gt; permet de donner des informations sur l'encodage du fichier XML. Dans notre cas, il a permis de déclarer la méthode choisie pour constituer l'apparat critique.</text:p>
      <text:p text:style-name="Preformatted_20_Text">&lt;variantEncoding method="parallel-segmentation"</text:p>
      <text:p text:style-name="Preformatted_20_Text">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Capitains</text:a> du projet <text:span text:style-name="Emphasis">Perseus</text:span><text:span text:style-name="tei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inlineNote"> [Note: Thibault Clérice, « <text:a xlink:type="simple" xlink:href="http://capitains.github.io/conferences/2015/09/18/capitains-poster-at-grenobles-conference–humanites-numeriques--lexemple-de-lantiquite/">Capitains Poster at Grenoble’s conference Humanites Numeriques : L’exemple de l’antiquité</text:a> »] </text:span> qui permet de générer une interface utilisateur à partir d’un fichier XML utilisant les normes CTS.</text:p>
      <text:p text:style-name="Preformatted_20_Text">&lt;refsDecl n="CTS"&gt;</text:p>
      <text:p text:style-name="Preformatted_20_Text"> &lt;cRefPattern n="section"</text:p>
      <text:p text:style-name="Preformatted_20_Text">  matchPattern="(.+).(.+)"</text:p>
      <text:p text:style-name="Preformatted_20_Text">  replacementPattern="#xpath(/tei:TEI/tei:text/tei:body/tei:div[@n='$1']/tei:div[@n='$2'])"&gt;</text:p>
      <text:p text:style-name="Preformatted_20_Text">  &lt;p&gt;This pointer pattern extracts chapter and section&lt;/p&gt;</text:p>
      <text:p text:style-name="Preformatted_20_Text"> &lt;/cRefPattern&gt;</text:p>
      <text:p text:style-name="Preformatted_20_Text"> &lt;cRefPattern n="chapter"</text:p>
      <text:p text:style-name="Preformatted_20_Text">  matchPattern="(.+)"</text:p>
      <text:p text:style-name="Preformatted_20_Text">  replacementPattern="#xpath(/tei:TEI/tei:text/tei:body/tei:div[@n='$1'])"&gt;</text:p>
      <text:p text:style-name="Preformatted_20_Text">  &lt;p&gt;This pointer pattern extracts chapter.&lt;/p&gt;</text:p>
      <text:p text:style-name="Preformatted_20_Text"> &lt;/cRefPattern&gt;</text:p>
      <text:p text:style-name="Preformatted_20_Text">&lt;/refsDecl&gt;</text:p>
      <text:h text:outline-level="5">Le profileDesc</text:h>
      <text:p text:style-name="Text_20_body">Le &lt;profileDesc&gt; contient les notices de tous les noms de personnage et de lieu apparaissant dans le fichier. Chacune des notices possède un identifiant vers lequel vient pointer chacune des apparitions du lieu ou du personnage dans la Vie. Cette méthode permet de générer automatiquement à partir des fichiers XML les index des noms de lieux et des noms propres.</text:p>
      <text:p text:style-name="Text_20_body">Les notices de nom de personnage sont regroupées dans le &lt;particDesc&gt; et &lt;listPerson&gt;. Afin de constituer les notices des noms de lieux nous avons utilisé les balises suivantes :</text:p>
      <text:list text:style-name="L1">
        <text:list-item>
          <text:p text:style-name="P1"><text:span text:style-name="Emphasis">person</text:span> <text:span>provides information about an identifiable individual, for example a participant in a language interaction, or a person referred to in a historical source.</text:span></text:p>
        </text:list-item>
        <text:list-item>
          <text:p text:style-name="P1"><text:span text:style-name="Emphasis">persName</text:span> (<text:span>personal name</text:span>) <text:span>contains a proper noun or proper-noun phrase referring to a person, possibly including one or more of the person's forenames, surnames, honorifics, added names, etc.</text:span></text:p>
        </text:list-item>
        <text:list-item>
          <text:p text:style-name="P1"><text:span text:style-name="Emphasis">birth</text:span> <text:span>contains information about a person's birth, such as its date and place.</text:span></text:p>
        </text:list-item>
        <text:list-item>
          <text:p text:style-name="P1"><text:span text:style-name="Emphasis">death</text:span> <text:span>contains information about a person's death, such as its date and place.</text:span></text:p>
        </text:list-item>
        <text:list-item>
          <text:p text:style-name="P1"><text:span text:style-name="Emphasis">note</text:span> <text:span>contains a note or annotation.</text:span></text:p>
        </text:list-item>
      </text:list>
      <text:p text:style-name="Text_20_body">Elles contiennent un renvoi vers la notice BnF du personnage concerné quand elle existe, le nom du personnage et une courte notice explicative. Si le personnage est un personnage historique, ses dates de naissance et de mort sont spécifiées quand cela est possible. </text:p>
      <text:p text:style-name="Preformatted_20_Text">&lt;person corresp="http://catalogue.bnf.fr/ark:/12148/cb119423647/PUBLIC"</text:p>
      <text:p text:style-name="Preformatted_20_Text"> xml:id="martin"&gt;</text:p>
      <text:p text:style-name="Preformatted_20_Text"> &lt;persName&gt;Martin (saint)&lt;/persName&gt;</text:p>
      <text:p text:style-name="Preformatted_20_Text"> &lt;birth when="0316"&gt;316&lt;/birth&gt;</text:p>
      <text:p text:style-name="Preformatted_20_Text"> &lt;death when="0397-11-08"&gt;397&lt;/death&gt;</text:p>
      <text:p text:style-name="Preformatted_20_Text"> &lt;note type="biographical"</text:p>
      <text:p text:style-name="Preformatted_20_Text">  source="http://dbpedia.org/page/Martin_of_Tours"&gt;</text:p>
      <text:p text:style-name="Preformatted_20_Text">  &lt;surname type="complex"&gt;Saint Martin de Tours&lt;/surname&gt; est né</text:p>
      <text:p text:style-name="Preformatted_20_Text">   dans en Hongrie dans la colonie romaine de &lt;placeName ref="#sabarie"&gt;Sabaria&lt;/placeName&gt; en 316. Il est mort à</text:p>
      <text:p text:style-name="Preformatted_20_Text"> &lt;placeName ref="#conde"&gt;Candes&lt;/placeName&gt; en France le</text:p>
      <text:p text:style-name="Preformatted_20_Text">   8 novembre 397.&lt;/note&gt;</text:p>
      <text:p text:style-name="Preformatted_20_Text">&lt;/person&gt;</text:p>
      <text:p text:style-name="Text_20_body">Les notices de noms de lieux, regroupées dans le &lt;settingDesc&gt; et &lt;listPlace&gt; contiennent le nom du lieu, un identifiant grâce à l'attribut <text:span text:style-name="Emphasis">xml:id</text:span> et une courte notice explicative si nécessaire. Les occurrences qui apparaissent dans le texte sont signalées pas la balise &lt;placeName&gt; et identifiée grâce au pointeur <text:span text:style-name="Emphasis">ref</text:span>.</text:p>
      <text:p text:style-name="Text_20_body">Afin de constituer les notices des noms de lieux nous avons utilisé les balises suivantes : </text:p>
      <text:list text:style-name="L1">
        <text:list-item>
          <text:p text:style-name="P1"><text:span text:style-name="Emphasis">place</text:span> <text:span>contains data about a geographic location</text:span></text:p>
        </text:list-item>
        <text:list-item>
          <text:p text:style-name="P1"><text:span text:style-name="Emphasis">placeName</text:span> <text:span>contains an absolute or relative place name.</text:span></text:p>
        </text:list-item>
        <text:list-item>
          <text:p text:style-name="P1"><text:span text:style-name="Emphasis">country</text:span> <text:span>contains the name of a geo-political unit, such as a nation, country, colony, or commonwealth, larger than or administratively superior to a region and smaller than a bloc.</text:span></text:p>
        </text:list-item>
        <text:list-item>
          <text:p text:style-name="P1"><text:span text:style-name="Emphasis">location</text:span> <text:span>defines the location of a place as a set of geographical coordinates, in terms of other named geo-political entities, or as an address.</text:span></text:p>
        </text:list-item>
        <text:list-item>
          <text:p text:style-name="P1"><text:span text:style-name="Emphasis">note</text:span> <text:span>contains a note or annotation.</text:span></text:p>
        </text:list-item>
      </text:list>
      <text:p text:style-name="Text_20_body">Quand le lieu est une ville identifiée, ses coordonnées sont ajoutées afin de pouvoir à terme faire une carte des lieux cités dans le corpus.</text:p>
      <text:p text:style-name="Preformatted_20_Text">&lt;place corresp="http://pleiades.stoa.org/places/423025"</text:p>
      <text:p text:style-name="Preformatted_20_Text"> xml:id="rome"&gt;</text:p>
      <text:p text:style-name="Preformatted_20_Text"> &lt;placeName full="yes"&gt;Rome&lt;/placeName&gt;</text:p>
      <text:p text:style-name="Preformatted_20_Text"> &lt;country type="pays"&gt;Italie&lt;/country&gt;</text:p>
      <text:p text:style-name="Preformatted_20_Text"> &lt;country type="civilisation"&gt;Occident&lt;/country&gt;</text:p>
      <text:p text:style-name="Preformatted_20_Text"> &lt;location&gt;</text:p>
      <text:p text:style-name="Preformatted_20_Text">  &lt;geo&gt;41.891775, 12.486137&lt;/geo&gt;</text:p>
      <text:p text:style-name="Preformatted_20_Text"> &lt;/location&gt;</text:p>
      <text:p text:style-name="Preformatted_20_Text"> &lt;note&gt;Ville italienne, capitale de l'empire romain d'occident.&lt;/note&gt;</text:p>
      <text:p text:style-name="Preformatted_20_Text">&lt;/place&gt;</text:p>
      <text:p text:style-name="Text_20_body">Pour assurer la bonne identification du lien, nous avons ajouté avec <text:span text:style-name="Emphasis">corresp</text:span> un lien vers une notice externe de préférence vers le site <text:span text:style-name="Emphasis"><text:a xlink:type="simple" xlink:href="https://pleiades.stoa.org">Pleiades : Ancient Places</text:a></text:span> quand cela était possible, sinon vers <text:span text:style-name="Emphasis"><text:a xlink:type="simple" xlink:href="http://data.bnf.fr">data.bnf</text:a></text:span></text:p>
      <text:p text:style-name="Text_20_body">Enfin, afin de pouvoir classer les différents lieux cités par pays, mais aussi en fonction de leur rattachement à l'Orient ou à l'Occident nous avons utilisé l'élément &lt;country&gt; avec <text:span text:style-name="Emphasis">type</text:span> de valeur <text:span text:style-name="Emphasis">pays</text:span> pour signaler le pays et <text:span text:style-name="Emphasis">type</text:span> de valeur <text:span text:style-name="Emphasis">civilisation</text:span> pour indiquer l'appartenance à l'Orient ou à l'Occident.</text:p>
      <text:p text:style-name="Preformatted_20_Text">&lt;place corresp="http://pleiades.stoa.org/places/109321"</text:p>
      <text:p text:style-name="Preformatted_20_Text"> xml:id="amiens"&gt;</text:p>
      <text:p text:style-name="Preformatted_20_Text"> &lt;placeName&gt;Amiens&lt;/placeName&gt;</text:p>
      <text:p text:style-name="Preformatted_20_Text"> &lt;country type="pays"&gt;France&lt;/country&gt;</text:p>
      <text:p text:style-name="Preformatted_20_Text"> &lt;country type="civilisation"&gt;Occident&lt;/country&gt;</text:p>
      <text:p text:style-name="Preformatted_20_Text"> &lt;location&gt;</text:p>
      <text:p text:style-name="Preformatted_20_Text">  &lt;geo&gt;49.8936075, 2.297948&lt;/geo&gt;</text:p>
      <text:p text:style-name="Preformatted_20_Text"> &lt;/location&gt;</text:p>
      <text:p text:style-name="Preformatted_20_Text"> &lt;note&gt;Ville du Nord de la France.&lt;/note&gt;</text:p>
      <text:p text:style-name="Preformatted_20_Text">&lt;/place&gt;</text:p>
      <text:h text:outline-level="4">Structurer les différentes parties du texte</text:h>
      <text:p text:style-name="Text_20_body">Le corpus est structuré à l'aide des balises suivantes : </text:p>
      <text:list text:style-name="L1">
        <text:list-item>
          <text:p text:style-name="P1"><text:span text:style-name="Emphasis">div</text:span> (<text:span>Divisions principales</text:span>) <text:span>permet de structurer les différents éléments du texte.</text:span></text:p>
        </text:list-item>
        <text:list-item>
          <text:p text:style-name="P1"><text:span text:style-name="Emphasis">p</text:span> (<text:span>Paragraphe</text:span>) <text:span>permet d'individualiser les paragraphes.</text:span></text:p>
        </text:list-item>
        <text:list-item>
          <text:p text:style-name="P1"><text:span text:style-name="Emphasis">lg</text:span> (<text:span>Ensemble de vers</text:span>) <text:span>permet de regrouper entre eux des vers.</text:span></text:p>
        </text:list-item>
        <text:list-item>
          <text:p text:style-name="P1"><text:span text:style-name="Emphasis">l</text:span> (<text:span>Vers</text:span>) <text:span>permet de signaler les vers.</text:span></text:p>
        </text:list-item>
        <text:list-item>
          <text:p text:style-name="P1"><text:span text:style-name="Emphasis">said</text:span> (<text:span>Dialogue</text:span>) <text:span>permet de signaler les dialogues dans le texte.</text:span></text:p>
        </text:list-item>
        <text:list-item>
          <text:p text:style-name="P1"><text:span text:style-name="Emphasis">seg</text:span> (<text:span>Segment</text:span>) <text:span>permet d'individualiser des segments de texte.</text:span></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î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Preformatted_20_Text">&lt;div type="chapter" n="1"&gt;</text:p>
      <text:p text:style-name="Preformatted_20_Text"> &lt;head&gt;De seint Martin&lt;/head&gt;</text:p>
      <text:p text:style-name="Preformatted_20_Text"> &lt;div type="section" n="1"&gt;</text:p>
      <text:p text:style-name="Preformatted_20_Text">  &lt;p&gt;[...]&lt;/p&gt;</text:p>
      <text:p text:style-name="Preformatted_20_Text"> &lt;/div&gt;</text:p>
      <text:p text:style-name="Preformatted_20_Text">&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Preformatted_20_Text">&lt;div type="section" n="2"&gt;</text:p>
      <text:p text:style-name="Preformatted_20_Text"> &lt;p&gt;</text:p>
      <text:p text:style-name="Preformatted_20_Text">  &lt;lg n="1"&gt;</text:p>
      <text:p text:style-name="Preformatted_20_Text">   &lt;l n="1"&gt;Que demande qi a assez ?&lt;/l&gt;</text:p>
      <text:p text:style-name="Preformatted_20_Text">   &lt;l n="2"&gt;Ja riches hom n'iert assazez,&lt;/l&gt; [...] &lt;l n="14"&gt;Qui q'il soit bel ne qui soit lait,&lt;/l&gt;</text:p>
      <text:p text:style-name="Preformatted_20_Text">   &lt;l n="15"&gt;Por ce s'i devroient tenir.&lt;/l&gt;</text:p>
      <text:p text:style-name="Preformatted_20_Text">  &lt;/lg&gt;</text:p>
      <text:p text:style-name="Preformatted_20_Text"> &lt;/p&gt;</text:p>
      <text:p text:style-name="Preformatted_20_Text">&lt;/div&gt;</text:p>
      <text:p text:style-name="Text_20_body">Enfin, l’intégralité des parties dialoguées est englobée dans une balise &lt;said&gt; avec un attribut <text:span text:style-name="Emphasis">who</text:span> quand l’interlocuteur est un personnage nommé dans le récit. La valeur de l’attribut est alors un pointeur qui renvoie vers la notice du personnage dans le &lt;teiHeader&gt;.</text:p>
      <text:p text:style-name="Preformatted_20_Text">Seinz Beneoiz lor dist :</text:p>
      <text:p text:style-name="Preformatted_20_Text">&lt;said who="#benoit"&gt;Proions nostre Signor qe vos puissiez ve&lt;lb/&gt;oir</text:p>
      <text:p text:style-name="Preformatted_20_Text"> celui qi cest moine en meine.&lt;/said&gt;</text:p>
      <text:p text:style-name="Text_20_body">Les éléments du texte dans une langue étrangère, latin ou grec dans notre cas, sont signalés à l'aide de l'élément &lt;seg&gt; et de son attribut <text:span text:style-name="Emphasis">xml:lang</text:span></text:p>
      <text:p text:style-name="Preformatted_20_Text"> Si fist &lt;seg xml:lang="lat"&gt;signum crucis&lt;/seg&gt; seur lui.</text:p>
      <text:h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outline-level="4">Encodage de la mise en page du manuscrit</text:h>
      <text:p text:style-name="Text_20_body">Afin de pouvoir produire à terme une vue facsimilaire de l'édition, des informations sur la disposition du texte dans C1 ont été encodées en utilisant les balises suivantes : </text:p>
      <text:list text:style-name="L1">
        <text:list-item>
          <text:p text:style-name="P1"><text:span text:style-name="Emphasis">pb</text:span> (<text:span>Saut de page</text:span>) <text:span/></text:p>
        </text:list-item>
        <text:list-item>
          <text:p text:style-name="P1"><text:span text:style-name="Emphasis">cb</text:span> (<text:span>Saut de colonne</text:span>) <text:span/></text:p>
        </text:list-item>
        <text:list-item>
          <text:p text:style-name="P1"><text:span text:style-name="Emphasis">lb</text:span> (<text:span>Saut de ligne</text:span>) <text:span/></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Preformatted_20_Text">&lt;pb n="104"</text:p>
      <text:p text:style-name="Preformatted_20_Text"> facs="http://gallica.bnf.fr/ark:/12148/btv1b84259980/f218.highres"/&gt;</text:p>
      <text:p text:style-name="Text_20_body">Chaque saut de colonne est indiqué avec l'élément &lt;cb&gt; et contient, grâce à l'attribut <text:span text:style-name="Emphasis">n</text:span>, la lettre de la colonne à suivre, a et b désignant la première et la deuxième colonne du recto, tandis que c et d désigne la première et la deuxième colonne du verso.</text:p>
      <text:p text:style-name="Preformatted_20_Text">&lt;cb n="a"/&gt;</text:p>
      <text:p text:style-name="Text_20_body">Les lettrines, ainsi que les mots rubriqués ont été indiqués grâce à la balise &lt;hi&gt;.</text:p>
      <text:p text:style-name="Preformatted_20_Text">&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text:p>
      <text:p text:style-name="List_20_Heading">initialblue</text:p>
      <text:p text:style-name="List_20_Contents">désigne les majuscules bleues qui viennent parfois ouvrir une série de vers dans le corpus.</text:p>
      <text:p text:style-name="Text_20_body">On trouve également dans le corpus des majuscules à l'encre rouge, mais elles semblent décoratives et ne donnent pas d'indications de structuration du texte, c'est pourquoi nous ne les avons pas signalées dans l'encodage.</text:p>
      <text:p text:style-name="Text_20_body">Le cas des titres rubriqués est traité de manière un peu différente pour des problèmes de transformation et afin de structurer plus aisément l'édition normalisée. Nous indiquons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 élément du manuscrit afin que le texte rubriqué n'apparaisse pas dans l'édition normalisée. Toutefois, la rubrique du manuscrit est copiée comme titre du chapitre dans la balise &lt;head&gt; qui précède la &lt;div&gt; concernée.</text:p>
      <text:p text:style-name="Preformatted_20_Text">&lt;head&gt;Miracles de seint Martin&lt;/head&gt;</text:p>
      <text:p text:style-name="Preformatted_20_Text">&lt;div type="section" n="1"&gt;</text:p>
      <text:p text:style-name="Preformatted_20_Text"> &lt;p&gt;</text:p>
      <text:p text:style-name="Preformatted_20_Text">  &lt;hi rend="rubricated orig"&gt;Miracles de saint &lt;lb/&gt;Mar&lt;pc type="orig"&gt;.&lt;/pc&gt;</text:p>
      <text:p text:style-name="Preformatted_20_Text">   &lt;lb/&gt;tin&lt;/hi&gt; [...] &lt;/p&gt;</text:p>
      <text:p text:style-name="Preformatted_20_Text">&lt;/div&gt;</text:p>
      <text:p text:style-name="Text_20_body">C'est donc le texte de la balise <text:span text:style-name="Emphasis">head</text:span> qui apparaîtra dans l'édition normalisée.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outline-level="4">Encodage des graphies d'origine et des normalisations</text:h>
      <text:p text:style-name="Text_20_body">L'un des buts de cette édition est de pouvoir proposer une vue facsimilaire et une vue normalisée du texte et donc de pouvoir aisément passer de l'une à l'autre. Cette plasticité est rendue possible par l’utilisation des balises : </text:p>
      <text:list text:style-name="L1">
        <text:list-item>
          <text:p text:style-name="P1"><text:span text:style-name="Emphasis">choice</text:span> (<text:span>Choix</text:span>) <text:span>permet d'encoder des alternatives.</text:span></text:p>
        </text:list-item>
        <text:list-item>
          <text:p text:style-name="P1"><text:span text:style-name="Emphasis">orig</text:span> (<text:span>Original</text:span>) <text:span>permet d'encoder la forme originale du manuscrit.</text:span></text:p>
        </text:list-item>
        <text:list-item>
          <text:p text:style-name="P1"><text:span text:style-name="Emphasis">reg</text:span> (<text:span>Régularisation</text:span>) <text:span>permet d'encoder la forme régularisée.</text:span></text:p>
        </text:list-item>
        <text:list-item>
          <text:p text:style-name="P1"><text:span text:style-name="Emphasis">abbr</text:span> (<text:span>Abréviation</text:span>) <text:span>contient la forme originale de l'abréviation dans le manuscrit.</text:span></text:p>
        </text:list-item>
        <text:list-item>
          <text:p text:style-name="P1"><text:span text:style-name="Emphasis">expan</text:span> (<text:span>Développement</text:span>) <text:span>contient la forme développée de l'abréviation.</text:span></text:p>
        </text:list-item>
        <text:list-item>
          <text:p text:style-name="P1"><text:span text:style-name="Emphasis">ex</text:span> (<text:span>Développement</text:span>) <text:span>contient les éléments ajoutés de la forme développée d'une abréviation.</text:span></text:p>
        </text:list-item>
      </text:list>
      <text:p text:style-name="Text_20_body">Ce balisage permet de conserver dans le code des graphies originales et de les restituer si besoin.</text:p>
      <text:p text:style-name="Text_20_body">Les régularisations concernent les espaces entre les mots, la graphie des u/v et des i/j, l'ajout de signes diacritiques (accents et trémas) et enfin l'utilisation des majuscules dont l'usage dans le manuscrit ne correspond pas à nos usages modernes. Nous avons donc régularisé leurs emplois selon les usages en rigueur pour l'édition des textes médiévaux afin de faciliter la lecture.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Text_20_body">Le signalement et le développement des abréviations fonctionnent sur le même principe. Les caractères spéciaux des abréviations sont signalés par le <text:span text:style-name="Emphasis">Numerical Character Reference Decimal</text:span> du signe concerné.</text:p>
      <text:p text:style-name="Preformatted_20_Text">&lt;choice&gt;</text:p>
      <text:p text:style-name="Preformatted_20_Text"> &lt;abbr&gt;ꝯ&lt;/abbr&gt;</text:p>
      <text:p text:style-name="Preformatted_20_Text"> &lt;expan&gt;com&lt;/expan&gt;</text:p>
      <text:p text:style-name="Preformatted_20_Text">&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span text:style-name="Emphasis"><text:a xlink:type="simple" xlink:href="../entity-Wauchier.dtd">entity-Wauchier.dtd</text:a></text:span> du projet.</text:p>
      <text:h text:outline-level="4">Ponctuation originale et ponctuation normalisée</text:h>
      <text:p text:style-name="Text_20_body">Le texte du manuscrit C1 présente des marques de ponctuation,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e pour faciliter la lecture du texte. Sur toutes les marques de ponctuations qui ont dû être modifiées, la balise &lt;pc&gt; a été ajoutée.</text:p>
      <text:p text:style-name="Text_20_body">Le corpus présente trois cas de figure. Dans le premier cas, la ponctuation originale est supprimée dans l'édition normalisée. L'ajout de l'attribut <text:span text:style-name="Emphasis">type</text:span> de valeur <text:span text:style-name="Emphasis"><text:span text:style-name="Emphasis">orig</text:span></text:span> sur l'élément &lt;pc&gt; signale que le signe est issu de la ponctuation du manuscrit et qu'il ne doit pas apparaître dans la version normalisée.</text:p>
      <text:p text:style-name="Preformatted_20_Text">car &lt;lb/&gt;adonc estoit</text:p>
      <text:p text:style-name="Preformatted_20_Text"> costume en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Preformatted_20_Text">&lt;pc type="orig" ana="completive"&gt;.&lt;/pc&gt; qe li vilein&lt;lb/&gt; de la contree prenoient les ymages de</text:p>
      <text:p text:style-name="Preformatted_20_Text">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ément &lt;pc&gt; signale que le signe est une régularisation de l'éditeur et qu'il ne doit pas apparaître dans la vue facsimilaire de l'édition. Cette méthode est également beaucoup utilisée dans le corpus pour ajouter les apostrophes nécessaires afin de signaler les élisions.</text:p>
      <text:p text:style-name="Preformatted_20_Text">l&lt;pc type="reg"&gt;'&lt;/pc&gt;oneur </text:p>
      <text:p text:style-name="Text_20_body">Dans le troisième cas, le manuscrit présente bien un signe de ponctuation, mais celui-ci ne correspond pas à nos usages modernes. Ainsi, pour faciliter la lecture et la compréhension du texte, le signe de ponctuation doit être modifié. Dans ce cas-là, nous avons opté pour la même méthode que pour les régularisations en utilisant la balise &lt;choice&gt;.</text:p>
      <text:p text:style-name="Preformatted_20_Text">&lt;choice ana="interrogation"&gt;</text:p>
      <text:p text:style-name="Preformatted_20_Text"> &lt;orig&gt;.&lt;/orig&gt;</text:p>
      <text:p text:style-name="Preformatted_20_Text"> &lt;reg&gt; ?</text:p>
      <text:p text:style-name="Preformatted_20_Text"> &lt;/reg&gt;</text:p>
      <text:p text:style-name="Preformatted_20_Text">&lt;/choice&gt;</text:p>
      <text:p text:style-name="Text_20_body">De même afin d'alléger la syntaxe du fichier XML, ces balises sont appelées dans le fichier grâce à une entité contenue dans le fichier dtd <text:span text:style-name="Emphasis"><text:a xlink:type="simple" xlink:href="../entity-Wauchier.dtd">entity-Wauchier.dtd</text:a></text:span> du projet.</text:p>
      <text:p text:style-name="Text_20_body">Dans les trois cas, l'ajout de l'attribut <text:span text:style-name="Emphasis">ana</text:span> est utilisé pour signaler la cause du changement de ponctuation.</text:p>
      <text:h text:outline-level="3">L'apparat critique</text:h>
      <text:p text:style-name="Text_20_body">Cette édition propose un apparat critique afin de montrer les lieux de variance entre les différents témoins de la tradition et rendre compte de la modularité du texte au Moyen Âge. L’intégralité du corpus est accompagnée du relevé des variantes qui apparaissent dans les manuscrits de la famille C. En raison des grandes différences qui peuvent apparaître entre les leçons des différentes familles de manuscrits, mais aussi par manque de temps, seule l’édition de la Vie de saint Martin présente une vision complète de la tradition dont nous avons collationné les variantes de la famille C, ainsi que les variantes d’un représentant de chacune des sept autres familles de manuscrits qui comportent une version de la Vie.</text:p>
      <text:h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du temps C2 sur lequel nous sommes appuyés en priorité. Elles ont été encodées grâce aux balises suivantes : </text:p>
      <text:list text:style-name="L1">
        <text:list-item>
          <text:p text:style-name="P1"><text:span text:style-name="Emphasis">choice</text:span> (<text:span>Choix</text:span>) <text:span>permet d'encoder des alternatives.</text:span></text:p>
        </text:list-item>
        <text:list-item>
          <text:p text:style-name="P1"><text:span text:style-name="Emphasis">sic</text:span> (<text:span>Graphie originale mais fautive</text:span>) <text:span>permet d'encoder la forme originale du manuscrit tout en signalant que cette dernière est fautive</text:span></text:p>
        </text:list-item>
        <text:list-item>
          <text:p text:style-name="P1"><text:span text:style-name="Emphasis">corr</text:span> (<text:span>Correction</text:span>) <text:span>permet de signaler les corrections apportées au texte</text:span></text:p>
        </text:list-item>
      </text:list>
      <text:p text:style-name="Text_20_body">Trois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Preformatted_20_Text">a cel coup en cha&lt;corr type="add"&gt;ça&lt;/corr&gt; il le deable </text:p>
      <text:p text:style-name="Text_20_body">Quand le texte du manuscrit est difficilement compréhensible en raison d'un ajout de texte, la plupart du temps lié à une faute par dittographie dans le texte, les lettres en trop sont englobées dans une balise &lt;corr&gt; avec un attribut <text:span text:style-name="Emphasis">type</text:span> de valeur <text:span text:style-name="Emphasis">del</text:span>.</text:p>
      <text:p text:style-name="Preformatted_20_Text">Li preudom &lt;corr type="del"&gt;qi&lt;/corr&gt;</text:p>
      <text:p text:style-name="Preformatted_20_Text">&lt;lb/&gt;qi vit le beau liu </text:p>
      <text:p text:style-name="Text_20_body">Enfin, quand le texte présente une erreur ponctuelle dans le texte qui demande le recours à un autre témoin pour remplacer la graphie "fautive" de C1, nous avons utilisé le doublet &lt;sic&gt; et &lt;corr&gt; englobé dans une balise &lt;choice&gt;. Ainsi la vue facsimilaire présentera la graphie originale du manuscrit, tandis que la vue normalisée donnera la version corrigé du texte avec entre crochets les endroits substitués par une leçon alternative issue de C2 ou C3.</text:p>
      <text:p text:style-name="Preformatted_20_Text">&lt;app&gt;</text:p>
      <text:p text:style-name="Preformatted_20_Text"> &lt;lem wit="#C2 #C3"&gt;adjuto &lt;choice&gt;</text:p>
      <text:p text:style-name="Preformatted_20_Text">   &lt;sic&gt;z&lt;/sic&gt;</text:p>
      <text:p text:style-name="Preformatted_20_Text">   &lt;corr type="add"&gt;r&lt;/corr&gt;</text:p>
      <text:p text:style-name="Preformatted_20_Text">  &lt;/choice&gt;</text:p>
      <text:p text:style-name="Preformatted_20_Text"> &lt;/lem&gt;</text:p>
      <text:p text:style-name="Preformatted_20_Text"> &lt;rdg wit="#C1"&gt;adjutoz&lt;/rdg&gt;</text:p>
      <text:p text:style-name="Preformatted_20_Text">&lt;/app&gt;</text:p>
      <text:p text:style-name="Text_20_body">L'intégralité des corrections opérées est également signalée dans l'apparat critique pour renseigner la graphie fautive présente dans le manuscrit de base.</text:p>
      <text:p text:style-name="Preformatted_20_Text">&lt;app&gt;</text:p>
      <text:p text:style-name="Preformatted_20_Text"> &lt;lem wit="#C2 #C3"&gt;</text:p>
      <text:p text:style-name="Preformatted_20_Text">  &lt;corr type="add"&gt;es&lt;/corr&gt; escriptures&lt;/lem&gt;</text:p>
      <text:p text:style-name="Preformatted_20_Text"> &lt;rdg wit="#C1"&gt;escriptures&lt;/rdg&gt;</text:p>
      <text:p text:style-name="Preformatted_20_Text">&lt;/app&gt;</text:p>
      <text:h text:outline-level="4">Collations des variantes et mise en place de l'apparat critique</text:h>
      <text:p text:style-name="Text_20_body">L’apparat critique a été conçu nativement en XML. La méthode de la <text:a xlink:type="simple" xlink:href="http://www.tei-c.org/release/doc/tei-p5-doc/fr/html/TC.html#TCAPPS">parallel segmentation</text:a> a été choisie pour encoder l'apparat, méthode qui présente l’avantage d’être simple et lisible directement dans le code, car l’apparat est signalé dans la linéarité du texte. Elle permet également d’aisément comparer les leçons entre elles.</text:p>
      <text:p text:style-name="Text_20_body">Cette édition fait apparaître dans l’apparat une hiérarchie entre deux types de variantes textuelles de la tradition : le lemme et les leçons. Le lemme correspond au texte édité, la plupart du temps équivalent au texte de C1, lui donnant dans l’édition la primauté sur les autres leçons. Ainsi cette édition ne propose pas de parcourir le texte de tous les témoins, mais donne à lire les différentes leçons présentes dans la tradition, à titre indicatif comme d’autres réalisations textuelles existantes du recueil de Wauchier de Denain. Les particularités de mise en page ou graphiques des manuscrits originaux, comme la présence de lettrines ou d’abréviations, n’ont donc pas été signalées contrairement au texte du lemme.</text:p>
      <text:p text:style-name="Text_20_body">L'apparat de l'édition suit les prescriptions d'un apparat négatif, exceptionnellement mixte où nous signalons pour le lemme le manuscrit de base si ce dernier diffère du texte proposé dans C1. L'apparat ne présente que les leçons avec un texte sémantiquement différent du lemme. Chaque leçon est rattachée au manuscrit dont elle est issue par un identifiant qui renvoie dans le document XML à l'élément &lt;witness&gt; correspondant. Cette méthode permet toutefois de rétablir, à tout moment, les indications nécessaires à l’établissement d’un apparat positif par comparaison entre les sigles de manuscrits cités pour les leçons divergentes et la liste des manuscrits collationnés présente dans le &lt;teiHeader&gt; dans l'élément &lt;listWit&gt; du document XML.</text:p>
      <text:p text:style-name="Text_20_body">Afin d'encoder l'apparat nous utilisons les balises suivantes : </text:p>
      <text:list text:style-name="L1">
        <text:list-item>
          <text:p text:style-name="P1"><text:span text:style-name="Emphasis">app</text:span> (<text:span>Apparat</text:span>) <text:span>permet d'englober les différentes leçons de la tradition.</text:span></text:p>
        </text:list-item>
        <text:list-item>
          <text:p text:style-name="P1"><text:span text:style-name="Emphasis">lem</text:span> (<text:span>Lemme</text:span>) <text:span>permet de signaler la leçon choisie dans le texte édité.</text:span></text:p>
        </text:list-item>
        <text:list-item>
          <text:p text:style-name="P1"><text:span text:style-name="Emphasis">rdg</text:span> (<text:span>Leçon</text:span>) <text:span>permet de signaler une leçon différente de celle du texte édité.</text:span></text:p>
        </text:list-item>
      </text:list>
      <text:p text:style-name="Text_20_body">.</text:p>
      <text:p text:style-name="Text_20_body">La balise &lt;lem&gt; permet de délimiter le texte soumis à des variations et contient toujours le texte édité. Chaque apparat ne peut contenir qu'un élément <text:span text:style-name="Emphasis">lem</text:span>.</text:p>
      <text:p text:style-name="Preformatted_20_Text">&lt;app&gt;</text:p>
      <text:p text:style-name="Preformatted_20_Text"> &lt;lem wit="#C2 #C3"&gt;</text:p>
      <text:p text:style-name="Preformatted_20_Text">  &lt;corr type="add"&gt;es&lt;/corr&gt; escriptures&lt;/lem&gt;</text:p>
      <text:p text:style-name="Preformatted_20_Text"> &lt;rdg wit="#C1"&gt;escriptures&lt;/rdg&gt;</text:p>
      <text:p text:style-name="Preformatted_20_Text">&lt;/app&gt;</text:p>
      <text:p text:style-name="Text_20_body">Les balises &lt;rdg&gt; permettent de signaler les variantes. Leur attribut <text:span text:style-name="Emphasis">wit</text:span> permet de déclarer le ou les manuscrits proposant le même texte que celui de la variante concernée. Il se réfère à l'identifiant déclarer dans le &lt;listWit&gt;.Quand un manuscrit présente une omission à l’emplacement où devrait se trouver le lemme, le manque est signalé par un attribut <text:span text:style-name="Emphasis">cause</text:span> de valeur <text:span text:style-name="Emphasis">om.</text:span> pour une omission simple et de valeur <text:span text:style-name="Emphasis">lacune</text:span> pour une omission qui s'étant sur plusieurs vers ou un paragraphe.</text:p>
      <text:p text:style-name="Preformatted_20_Text">&lt;app&gt;</text:p>
      <text:p text:style-name="Preformatted_20_Text"> &lt;lem&gt; De seint Martin &lt;/lem&gt;</text:p>
      <text:p text:style-name="Preformatted_20_Text"> &lt;rdg wit="#C2"&gt;Ci commence la vie de monseigneur seint</text:p>
      <text:p text:style-name="Preformatted_20_Text">   Martin&lt;/rdg&gt;</text:p>
      <text:p text:style-name="Preformatted_20_Text"> &lt;rdg wit="#C3"&gt;Ci comence la vie seint Martin&lt;/rdg&gt;</text:p>
      <text:p text:style-name="Preformatted_20_Text"> &lt;rdg wit="#G1" cause="om."/&gt;</text:p>
      <text:p text:style-name="Preformatted_20_Text">&lt;/app&gt;</text:p>
      <text:p text:style-name="Text_20_body">Nous avons également utilisé <text:span text:style-name="Emphasis">type</text:span> sur les balises &lt;rdg&gt; pour signaler des types de variantes textuelles particulières. <text:span text:style-name="Emphasis">type</text:span> n'accepte qu'une liste de valeur close pour assurer l'homogénéïté de l'encodage :</text:p>
      <text:list text:style-name="L1">
        <text:list-item>
          <text:p text:style-name="P1"><text:span text:style-name="Emphasis">ajout</text:span> pour la variante qui consiste en des ajouts</text:p>
        </text:list-item>
        <text:list-item>
          <text:p text:style-name="P1"><text:span text:style-name="Emphasis">casAbs</text:span> pour les leçons où le texte propose une variation sur l'expression du complément du nom avec ou sans l'expression de la préposition "de".</text:p>
        </text:list-item>
        <text:list-item>
          <text:p text:style-name="P1"><text:span text:style-name="Emphasis">etym.</text:span> pour les leçons où la variante propose un terme identique avec un changement de base étymologique. Nous avons ainsi signalé les formes du verbe être étymologiques et les formes refaites sur *estare.</text:p>
        </text:list-item>
        <text:list-item>
          <text:p text:style-name="P1"><text:span text:style-name="Emphasis">erreur</text:span> pour les leçons où la variante propose une leçon issue d'une erreur évidente de copie.</text:p>
        </text:list-item>
        <text:list-item>
          <text:p text:style-name="P1"><text:span text:style-name="Emphasis">inv.</text:span> pour les inversions</text:p>
        </text:list-item>
        <text:list-item>
          <text:p text:style-name="P1"><text:span text:style-name="Emphasis">outil</text:span> pour les leçons où la variante consiste en la suppression, l'addition ou le remplacement d'un mot outil de type conjonction de coordination, adverbe de phrase, préposition ou conjonction de subordination et qui n'a pas d'influence majeure sur la syntaxe ou le sens de la phrase</text:p>
        </text:list-item>
        <text:list-item>
          <text:p text:style-name="P1"><text:span text:style-name="Emphasis">plur.</text:span> pour les passages du singulier au pluriel</text:p>
        </text:list-item>
        <text:list-item>
          <text:p text:style-name="P1"><text:span text:style-name="Emphasis">proPer</text:span> signale les leçons qui consistent en l'ajout d'un pronom personnel sujet</text:p>
        </text:list-item>
        <text:list-item>
          <text:p text:style-name="P1"><text:span text:style-name="Emphasis">sing.</text:span> pour les passages du pluriel au singulier</text:p>
        </text:list-item>
        <text:list-item>
          <text:p text:style-name="P1"><text:span text:style-name="Emphasis">tps.</text:span> pour les changements de temps ou de mode</text:p>
        </text:list-item>
        <text:list-item>
          <text:p text:style-name="P1"><text:span text:style-name="Emphasis">réduction.</text:span> pour les endroits où le texte est réécrit de manière plus synthétique sans changement majeur de sens</text:p>
        </text:list-item>
      </text:list>
      <text:p text:style-name="Text_20_body"> </text:p>
      <text:p text:style-name="Preformatted_20_Text">&lt;app&gt;</text:p>
      <text:p text:style-name="Preformatted_20_Text"> &lt;lem&gt;en escripture a metre&lt;/lem&gt;</text:p>
      <text:p text:style-name="Preformatted_20_Text"> &lt;rdg wit="#G1" type="inv."&gt;a metre en escripture&lt;/rdg&gt;</text:p>
      <text:p text:style-name="Preformatted_20_Text">&lt;/app&gt;</text:p>
      <text:p text:style-name="Text_20_body">Les leçons rejetées, très peu nombreuses, sont toujours signalées dans le texte comme des corrections ou des suppressions. La graphie fautive présente dans C1 est alors présentée dans l'apparat comme une leçon qui apparaît toujours en tête des variantes</text:p>
      <text:p text:style-name="Preformatted_20_Text">&lt;app&gt;</text:p>
      <text:p text:style-name="Preformatted_20_Text"> &lt;lem&gt;</text:p>
      <text:p text:style-name="Preformatted_20_Text">  &lt;corr type="add"&gt;es&lt;/corr&gt; escriptures&lt;/lem&gt;</text:p>
      <text:p text:style-name="Preformatted_20_Text"> &lt;rdg wit="#C1"&gt;escriptures&lt;/rdg&gt;</text:p>
      <text:p text:style-name="Preformatted_20_Text">&lt;/app&gt;</text:p>
      <text:h text:outline-level="2">Tableau des éléments</text:h>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mbining a single TEI header with one or more members of the <text:span>model.resource</text:span> class. Multiple &lt;TEI&gt; elements may be combined within a &lt;TEI&gt; (or &lt;teiCorpus&gt;) element.</text:span> [<text:a xlink:type="simple" xlink:href="https://www.tei-c.org/release/doc/tei-p5-doc/en/html/DS.html#DS">4. Default Text Structure</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typed (<text:span text:style-name="Emphasis">@type</text:span>, <text:span text:style-name="Emphasis">@subtype</text:span>) 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describedResource</text:p>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teiHeader</text:span></text:p>
            <text:p><text:span>textstructure: </text:span><text:span>TEI text</text:span></text:p>
          </table:table-cell>
        </table:table-row>
        <table:table-row>
          <table:table-cell>
            <text:p><text:span text:style-name="Highlight">Note</text:span></text:p>
          </table:table-cell>
          <table:table-cell>
            <text:p text:style-name="Text_20_body">This element is required. It is customary to specify the TEI namespace <text:span text:style-name="User_20_Entry">http://www.tei-c.org/ns/1.0</text:span> on it, using the <text:span text:style-name="Emphasis">xmlns</text:span> attribute.</text:p>
          </table:table-cell>
        </table:table-row>
        <table:table-row>
          <table:table-cell>
            <text:p><text:span text:style-name="Highlight">Example</text:span></text:p>
          </table:table-cell>
          <table:table-cell>
            <text:p text:style-name="Preformatted_20_Text">&lt;TEI version="3.3.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2.9.1"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Schematron</text:span></text:p>
          </table:table-cell>
          <table:table-cell>
            <text:p>
&lt;sch:ns prefix="tei"
 uri="http://www.tei-c.org/ns/1.0"/&gt;
&lt;sch:ns prefix="xs"
 uri="http://www.w3.org/2001/XMLSchema"/&gt;</text:p>
          </table:table-cell>
        </table:table-row>
        <table:table-row>
          <table:table-cell>
            <text:p><text:span text:style-name="Highlight">Schematron</text:span></text:p>
          </table:table-cell>
          <table:table-cell>
            <text:p>
&lt;sch:ns prefix="rng"
 uri="http://relaxng.org/ns/structure/1.0"/&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teiHeader"/&gt;</text:p>
            <text:p text:style-name="Preformatted_20_Text">  &lt;alternate minOccurs="1" maxOccurs="1"&gt;</text:p>
            <text:p text:style-name="Preformatted_20_Text">   &lt;sequence minOccurs="1" maxOccurs="1"&gt;</text:p>
            <text:p text:style-name="Preformatted_20_Text">    &lt;classRef key="model.resource"</text:p>
            <text:p text:style-name="Preformatted_20_Text">     minOccurs="1" maxOccurs="unbounded"/&gt;</text:p>
            <text:p text:style-name="Preformatted_20_Text">    &lt;elementRef key="TEI" minOccurs="0"</text:p>
            <text:p text:style-name="Preformatted_20_Text">     maxOccurs="unbounded"/&gt;</text:p>
            <text:p text:style-name="Preformatted_20_Text">   &lt;/sequence&gt;</text:p>
            <text:p text:style-name="Preformatted_20_Text">   &lt;elementRef key="TEI" minOccurs="1"</text:p>
            <text:p text:style-name="Preformatted_20_Text">    maxOccurs="unbounded"/&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text:p>
            <text:p text:style-name="Preformatted_20_Text">   ( teiHeader, ( ( model.resource+, TEI* ) | TEI+ ) )</text:p>
            <text:p text:style-name="Preformatted_20_Text">}</text:p>
          </table:table-cell>
        </table:table-row>
      </table:table>
      <text:h text:outline-level="2"><text:bookmark text:name="TEI.abbr"/>&lt;abbr&gt;</text:h>
      <table:table table:name="table2" table:style-name="Table1">
        <table:table-column table:style-name="Table1.col1"/>
        <table:table-column table:style-name="Table2.col2"/>
        <table:table-row>
          <table:table-cell table:number-columns-spanned="2">
            <text:p><text:span text:style-name="Highlight">&lt;abbr&gt; </text:span>(<text:span>Abréviation</text:span>) <text:span>contient la forme originale de l'abréviation dans le manuscrit.</text:span> [<text:a xlink:type="simple" xlink:href="https://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If abbreviations are expanded silently, this practice should be documented in the &lt;editorialDecl&gt;, either with a &lt;normalization&gt; element or a &lt;p&gt;.</text:p>
          </table:table-cell>
        </table:table-row>
        <table:table-row>
          <table:table-cell>
            <text:p><text:span text:style-name="Highlight">Example</text:span></text:p>
          </table:table-cell>
          <table:table-cell>
            <text:p text:style-name="Preformatted_20_Text">&lt;choice&gt;</text:p>
            <text:p text:style-name="Preformatted_20_Text"> &lt;expan&gt;North Atlantic Treaty Organization&lt;/expan&gt;</text:p>
            <text:p text:style-name="Preformatted_20_Text"> &lt;abbr cert="low"&gt;NorATO&lt;/abbr&gt;</text:p>
            <text:p text:style-name="Preformatted_20_Text"> &lt;abbr cert="high"&gt;NATO&lt;/abbr&gt;</text:p>
            <text:p text:style-name="Preformatted_20_Text"> &lt;abbr cert="high" xml:lang="fr"&gt;OTAN&lt;/abbr&gt;</text:p>
            <text:p text:style-name="Preformatted_20_Text">&lt;/choice&gt;</text:p>
          </table:table-cell>
        </table:table-row>
        <table:table-row>
          <table:table-cell>
            <text:p><text:span text:style-name="Highlight">Example</text:span></text:p>
          </table:table-cell>
          <table:table-cell>
            <text:p text:style-name="Preformatted_20_Text">&lt;choice&gt;</text:p>
            <text:p text:style-name="Preformatted_20_Text"> &lt;abbr&gt;SPQR&lt;/abbr&gt;</text:p>
            <text:p text:style-name="Preformatted_20_Text"> &lt;expan&gt;senatus populusque romanorum&lt;/expan&gt;</text:p>
            <text:p text:style-name="Preformatted_20_Text">&lt;/choi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bb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macro.phraseSeq</text:p>
            <text:p text:style-name="Preformatted_20_Text">}</text:p>
          </table:table-cell>
        </table:table-row>
      </table:table>
      <text:h text:outline-level="2"><text:bookmark text:name="TEI.app"/>&lt;app&gt;</text:h>
      <table:table table:name="table3" table:style-name="Table1">
        <table:table-column table:style-name="Table1.col1"/>
        <table:table-column table:style-name="Table2.col2"/>
        <table:table-row>
          <table:table-cell table:number-columns-spanned="2">
            <text:p><text:span text:style-name="Highlight">&lt;app&gt; </text:span>(<text:span>Apparat</text:span>) <text:span>permet d'englober les différentes leçons de la tradition.</text:span> [<text:a xlink:type="simple" xlink:href="https://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typed (<text:span>type</text:span>, @subtype) </text:p>
            <table:table table:name="table4"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row>
                <table:table-cell>
                  <text:p>from</text:p>
                </table:table-cell>
                <table:table-cell>
                  <text:p><text:span>identifies the beginning of the lemma in the base text.</text:span></text:p>
                  <table:table table:name="table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ext:p><text:span text:style-name="Highlight">Note</text:span></text:p>
                      </table:table-cell>
                      <table:table-cell>
                        <text:p text:style-name="Text_20_body">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global.edit</text:p>
          </table:table-cell>
        </table:table-row>
        <table:table-row>
          <table:table-cell>
            <text:p><text:span text:style-name="Highlight">Contained by</text:span></text:p>
          </table:table-cell>
          <table:table-cell>
            <text:p><text:span>core: </text:span><text:span>abbr author bibl corr date del expan head hi l lg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erson placeName settlement surname</text:span></text:p>
            <text:p><text:span>textcrit: </text:span><text:span>lem rdg</text:span></text:p>
            <text:p><text:span>textstructure: </text:span><text:span>body div text</text:span></text:p>
          </table:table-cell>
        </table:table-row>
        <table:table-row>
          <table:table-cell>
            <text:p><text:span text:style-name="Highlight">May contain</text:span></text:p>
          </table:table-cell>
          <table:table-cell>
            <text:p><text:span>core: </text:span><text:span>note</text:span></text:p>
            <text:p><text:span>textcrit: </text:span><text:span>lem rdg</text:span></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lem" minOccurs="0"/&gt;</text:p>
            <text:p text:style-name="Preformatted_20_Text">  &lt;alternate minOccurs="0"</text:p>
            <text:p text:style-name="Preformatted_20_Text">   maxOccurs="unbounded"&gt;</text:p>
            <text:p text:style-name="Preformatted_20_Text">   &lt;classRef key="model.rdgLike"/&gt;</text:p>
            <text:p text:style-name="Preformatted_20_Text">   &lt;classRef key="model.noteLike"/&gt;</text:p>
            <text:p text:style-name="Preformatted_20_Text">   &lt;elementRef key="witDetail"/&gt;</text:p>
            <text:p text:style-name="Preformatted_20_Text">   &lt;elementRef key="wit"/&gt;</text:p>
            <text:p text:style-name="Preformatted_20_Text">   &lt;elementRef key="rdgGrp"/&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typed.attribute.subtype,</text:p>
            <text:p text:style-name="Preformatted_20_Text">   attribute type { text }?,</text:p>
            <text:p text:style-name="Preformatted_20_Text">   attribute from { text }?,</text:p>
            <text:p text:style-name="Preformatted_20_Text">   attribute to { text }?,</text:p>
            <text:p text:style-name="Preformatted_20_Text">   attribute loc { list { + } }?,</text:p>
            <text:p text:style-name="Preformatted_20_Text">   ( lem?, ( model.rdgLike | model.noteLike | witDetail | wit | rdgGrp )* )</text:p>
            <text:p text:style-name="Preformatted_20_Text">}</text:p>
          </table:table-cell>
        </table:table-row>
      </table:table>
      <text:h text:outline-level="2"><text:bookmark text:name="TEI.author"/>&lt;author&gt;</text:h>
      <table:table table:name="table9"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s://www.tei-c.org/release/doc/tei-p5-doc/en/html/CO.html#COBICOR">3.11.2.2. Titles, Authors, and Editors</text:a> <text:a xlink:type="simple" xlink:href="https://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att.naming (@role, @nymRef) att.canonical (<text:span>ref</text:span>, @key)</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text:span></text:p>
            <text:p><text:span>header: </text:span><text:span>titleStmt</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text:p>
            <text:p text:style-name="Text_20_body">In the case of a broadcast, use this element for the name of the company or network responsible for making the broadcast.</text:p>
            <text:p text:style-name="Text_20_body">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utho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naming.attribute.role,</text:p>
            <text:p text:style-name="Preformatted_20_Text">   att.naming.attribute.nymRef,</text:p>
            <text:p text:style-name="Preformatted_20_Text">   att.canonical.attribute.key,</text:p>
            <text:p text:style-name="Preformatted_20_Text">   macro.phraseSeq</text:p>
            <text:p text:style-name="Preformatted_20_Text">}</text:p>
          </table:table-cell>
        </table:table-row>
      </table:table>
      <text:h text:outline-level="2"><text:bookmark text:name="TEI.availability"/>&lt;availability&gt;</text:h>
      <table:table table:name="table10"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declarable (<text:span text:style-name="Emphasis">@default</text:span>) </text:p>
            <table:table table:name="table11"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Note</text:span></text:p>
          </table:table-cell>
          <table:table-cell>
            <text:p text:style-name="Text_20_body">A consistent format should be adopted</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availabilityPart"/&gt;</text:p>
            <text:p text:style-name="Preformatted_20_Text">  &lt;classRef key="model.p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
      <text:h text:outline-level="2"><text:bookmark text:name="TEI.bibl"/>&lt;bibl&gt;</text:h>
      <table:table table:name="table13"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s://www.tei-c.org/release/doc/tei-p5-doc/en/html/CO.html#COBITY">3.11.1. Methods of Encoding Bibliographic References and Lists of References</text:a> <text:a xlink:type="simple" xlink:href="https://www.tei-c.org/release/doc/tei-p5-doc/en/html/HD.html#HD3">2.2.7. The Source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text:p><text:span text:style-name="Highlight">Member of</text:span></text:p>
          </table:table-cell>
          <table:table-cell>
            <text:p>model.biblLike model.biblPart </text:p>
          </table:table-cell>
        </table:table-row>
        <table:table-row>
          <table:table-cell>
            <text:p><text:span text:style-name="Highlight">Contained by</text:span></text:p>
          </table:table-cell>
          <table:table-cell>
            <text:p><text:span>core: </text:span><text:span>bibl corr del head hi l listBibl note orig p ref reg said sic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author bibl cb choice corr date del expan hi lb note orig pb pubPlace publisher ref reg rs sic title</text:span></text:p>
            <text:p><text:span>header: </text:span><text:span>availability extent idno</text:span></text:p>
            <text:p><text:span>linking: </text:span><text:span>seg</text:span></text:p>
            <text:p><text:span>msdescription: </text:span><text:span>explicit height incipit msIdentifier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Contains <text:span text:style-name="Emphasis">phrase-level</text:span> elements, together with any combination of elements from the <text:span>model.biblPart</text:span> class</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highlighted"/&gt;</text:p>
            <text:p text:style-name="Preformatted_20_Text">  &lt;classRef key="model.pPart.data"/&gt;</text:p>
            <text:p text:style-name="Preformatted_20_Text">  &lt;classRef key="model.pPart.edit"/&gt;</text:p>
            <text:p text:style-name="Preformatted_20_Text">  &lt;classRef key="model.segLike"/&gt;</text:p>
            <text:p text:style-name="Preformatted_20_Text">  &lt;classRef key="model.ptrLike"/&gt;</text:p>
            <text:p text:style-name="Preformatted_20_Text">  &lt;classRef key="model.biblPart"/&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att.sortable.attributes,</text:p>
            <text:p text:style-name="Preformatted_20_Text">   att.docStatus.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
      <text:h text:outline-level="2"><text:bookmark text:name="TEI.birth"/>&lt;birth&gt;</text:h>
      <table:table table:name="table14"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s://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editLike (<text:span text:style-name="Emphasis">@eviden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naming (<text:span text:style-name="Emphasis">@role</text:span>, <text:span text:style-name="Emphasis">@nymRef</text:span>)  (att.canonical (<text:span text:style-name="Emphasis">@key</text:span>, <text:span text:style-name="Emphasis">@ref</text:span>)) att.typed (<text:span>type</text:span>, @subtype) </text:p>
            <table:table table:name="table15"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16"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caesarean</text:p>
                        <text:p text:style-name="List_20_Contents">(<text:span>caesarean section</text:span>)</text:p>
                        <text:p text:style-name="List_20_Heading">vaginal</text:p>
                        <text:p text:style-name="List_20_Contents">(<text:span>vaginal delivery</text:span>)</text:p>
                        <text:p text:style-name="List_20_Heading">exNihilo</text:p>
                        <text:p text:style-name="List_20_Contents">(<text:span>ex nihilo</text:span>)</text:p>
                        <text:p text:style-name="List_20_Heading">incorporated</text:p>
                        <text:p text:style-name="List_20_Contents"/>
                        <text:p text:style-name="List_20_Heading">founded</text:p>
                        <text:p text:style-name="List_20_Contents"/>
                        <text:p text:style-name="List_20_Heading">established</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ersonPart</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dimensions.attributes,</text:p>
            <text:p text:style-name="Preformatted_20_Text">   att.naming.attributes,</text:p>
            <text:p text:style-name="Preformatted_20_Text">   att.typed.attribute.subtype,</text:p>
            <text:p text:style-name="Preformatted_20_Text">   attribute type { text }?,</text:p>
            <text:p text:style-name="Preformatted_20_Text">   macro.phraseSeq</text:p>
            <text:p text:style-name="Preformatted_20_Text">}</text:p>
          </table:table-cell>
        </table:table-row>
      </table:table>
      <text:h text:outline-level="2"><text:bookmark text:name="TEI.body"/>&lt;body&gt;</text:h>
      <table:table table:name="table17"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s://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crit: </text:span><text:span>app listWit</text:span></text:p>
            <text:p><text:span>textstructure: </text:span><text:span>div</text:span></text:p>
          </table:table-cell>
        </table:table-row>
        <table:table-row>
          <table:table-cell>
            <text:p><text:span text:style-name="Highlight">Example</text:span></text:p>
          </table:table-cell>
          <table:table-cell>
            <text:p text:style-name="Preformatted_20_Text">&lt;body&gt;</text:p>
            <text:p text:style-name="Preformatted_20_Text"> &lt;l&gt;Nu scylun hergan hefaenricaes uard&lt;/l&gt;</text:p>
            <text:p text:style-name="Preformatted_20_Text"> &lt;l&gt;metudæs maecti end his modgidanc&lt;/l&gt;</text:p>
            <text:p text:style-name="Preformatted_20_Text"> &lt;l&gt;uerc uuldurfadur sue he uundra gihuaes&lt;/l&gt;</text:p>
            <text:p text:style-name="Preformatted_20_Text"> &lt;l&gt;eci dryctin or astelidæ&lt;/l&gt;</text:p>
            <text:p text:style-name="Preformatted_20_Text"> &lt;l&gt;he aerist scop aelda barnum&lt;/l&gt;</text:p>
            <text:p text:style-name="Preformatted_20_Text"> &lt;l&gt;heben til hrofe haleg scepen.&lt;/l&gt;</text:p>
            <text:p text:style-name="Preformatted_20_Text"> &lt;l&gt;tha middungeard moncynnæs uard&lt;/l&gt;</text:p>
            <text:p text:style-name="Preformatted_20_Text"> &lt;l&gt;eci dryctin æfter tiadæ&lt;/l&gt;</text:p>
            <text:p text:style-name="Preformatted_20_Text"> &lt;l&gt;firum foldu frea allmectig&lt;/l&gt;</text:p>
            <text:p text:style-name="Preformatted_20_Text"> &lt;trailer&gt;primo cantauit Cædmon istud carmen.&lt;/trailer&gt;</text:p>
            <text:p text:style-name="Preformatted_20_Text">&lt;/bod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global"</text:p>
            <text:p text:style-name="Preformatted_20_Text">   minOccurs="0" maxOccurs="unbounded"/&gt;</text:p>
            <text:p text:style-name="Preformatted_20_Text">  &lt;sequence minOccurs="0" maxOccurs="1"&gt;</text:p>
            <text:p text:style-name="Preformatted_20_Text">   &lt;classRef key="model.divTop"/&gt;</text:p>
            <text:p text:style-name="Preformatted_20_Text">   &lt;alternate minOccurs="0"</text:p>
            <text:p text:style-name="Preformatted_20_Text">    maxOccurs="unbounded"&gt;</text:p>
            <text:p text:style-name="Preformatted_20_Text">    &lt;classRef key="model.global"/&gt;</text:p>
            <text:p text:style-name="Preformatted_20_Text">    &lt;classRef key="model.divTop"/&gt;</text:p>
            <text:p text:style-name="Preformatted_20_Text">   &lt;/alternate&gt;</text:p>
            <text:p text:style-name="Preformatted_20_Text">  &lt;/sequence&gt;</text:p>
            <text:p text:style-name="Preformatted_20_Text">  &lt;sequence minOccurs="0" maxOccurs="1"&gt;</text:p>
            <text:p text:style-name="Preformatted_20_Text">   &lt;classRef key="model.divGen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alternate minOccurs="1" maxOccurs="1"&gt;</text:p>
            <text:p text:style-name="Preformatted_20_Text">   &lt;sequence minOccurs="1"</text:p>
            <text:p text:style-name="Preformatted_20_Text">    maxOccurs="unbounded"&gt;</text:p>
            <text:p text:style-name="Preformatted_20_Text">    &lt;classRef key="model.div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 minOccurs="1"</text:p>
            <text:p text:style-name="Preformatted_20_Text">    maxOccurs="unbounded"&gt;</text:p>
            <text:p text:style-name="Preformatted_20_Text">    &lt;classRef key="model.div1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 minOccurs="1" maxOccurs="1"&gt;</text:p>
            <text:p text:style-name="Preformatted_20_Text">    &lt;sequence minOccurs="1"</text:p>
            <text:p text:style-name="Preformatted_20_Text">     maxOccurs="unbounded"&gt;</text:p>
            <text:p text:style-name="Preformatted_20_Text">     &lt;classRef key="model.common"/&gt;</text:p>
            <text:p text:style-name="Preformatted_20_Text">     &lt;classRef key="model.global"</text:p>
            <text:p text:style-name="Preformatted_20_Text">      minOccurs="0" maxOccurs="unbounded"/&gt;</text:p>
            <text:p text:style-name="Preformatted_20_Text">    &lt;/sequence&gt;</text:p>
            <text:p text:style-name="Preformatted_20_Text">    &lt;alternate minOccurs="0" maxOccurs="1"&gt;</text:p>
            <text:p text:style-name="Preformatted_20_Text">     &lt;sequence minOccurs="1"</text:p>
            <text:p text:style-name="Preformatted_20_Text">      maxOccurs="unbounded"&gt;</text:p>
            <text:p text:style-name="Preformatted_20_Text">      &lt;classRef key="model.div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 minOccurs="1"</text:p>
            <text:p text:style-name="Preformatted_20_Text">      maxOccurs="unbounded"&gt;</text:p>
            <text:p text:style-name="Preformatted_20_Text">      &lt;classRef key="model.div1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alternate&gt;</text:p>
            <text:p text:style-name="Preformatted_20_Text">   &lt;/sequence&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od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eclaring.attributes,</text:p>
            <text:p text:style-name="Preformatted_20_Text">   (</text:p>
            <text:p text:style-name="Preformatted_20_Text">      model.global*,</text:p>
            <text:p text:style-name="Preformatted_20_Text">      ( model.divTop, ( model.global | model.divTop )* )?,</text:p>
            <text:p text:style-name="Preformatted_20_Text">      ( model.divGenLike, ( model.global | model.divGenLike )* )?,</text:p>
            <text:p text:style-name="Preformatted_20_Text">      (</text:p>
            <text:p text:style-name="Preformatted_20_Text">         ( model.divLike, ( model.global | model.divGenLike )* )+</text:p>
            <text:p text:style-name="Preformatted_20_Text">       | ( model.div1Like, ( model.global | model.divGenLike )* )+</text:p>
            <text:p text:style-name="Preformatted_20_Text">       | (</text:p>
            <text:p text:style-name="Preformatted_20_Text">            ( model.common, model.global* )+,</text:p>
            <text:p text:style-name="Preformatted_20_Text">            (</text:p>
            <text:p text:style-name="Preformatted_20_Text">               ( model.divLike, ( model.global | model.divGenLike )* )+</text:p>
            <text:p text:style-name="Preformatted_20_Text">             | ( model.div1Like, ( model.global | model.divGenLike )* )+</text:p>
            <text:p text:style-name="Preformatted_20_Text">            )?</text:p>
            <text:p text:style-name="Preformatted_20_Text">         )</text:p>
            <text:p text:style-name="Preformatted_20_Text">      ),</text:p>
            <text:p text:style-name="Preformatted_20_Text">      ( model.divBottom, model.global* )*</text:p>
            <text:p text:style-name="Preformatted_20_Text">   )</text:p>
            <text:p text:style-name="Preformatted_20_Text">}</text:p>
          </table:table-cell>
        </table:table-row>
      </table:table>
      <text:h text:outline-level="2"><text:bookmark text:name="TEI.cRefPattern"/>&lt;cRefPattern&gt;</text:h>
      <table:table table:name="table18" table:style-name="Table1">
        <table:table-column table:style-name="Table1.col1"/>
        <table:table-column table:style-name="Table2.col2"/>
        <table:table-row>
          <table:table-cell table:number-columns-spanned="2">
            <text:p><text:span text:style-name="Highlight">&lt;cRefPattern&gt; </text:span>(<text:span>canonical reference pattern</text:span>) <text:span>specifies an expression and replacement pattern for transforming a canonical reference into a URI.</text:span> [<text:a xlink:type="simple" xlink:href="https://www.tei-c.org/release/doc/tei-p5-doc/en/html/HD.html#HD54M">2.3.6.3. Milestone Method</text:a> <text:a xlink:type="simple" xlink:href="https://www.tei-c.org/release/doc/tei-p5-doc/en/html/HD.html#HD54">2.3.6. The Reference System Declaration</text:a> <text:a xlink:type="simple" xlink:href="https://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patternReplacement (<text:span text:style-name="Emphasis">@matchPattern</text:span>, <text:span text:style-name="Emphasis">@replacementPattern</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header: </text:span><text:span>refs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Note</text:span></text:p>
          </table:table-cell>
          <table:table-cell>
            <text:p text:style-name="Text_20_body">The result of the substitution may be either an 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XML Base</text:a>.</text:p>
          </table:table-cell>
        </table:table-row>
        <table:table-row>
          <table:table-cell>
            <text:p><text:span text:style-name="Highlight">Example</text:span></text:p>
          </table:table-cell>
          <table:table-cell>
            <text:p text:style-name="Preformatted_20_Text">&lt;cRefPattern matchPattern="([1-9A-Za-z]+)\s+([0-9]+):([0-9]+)"</text:p>
            <text:p text:style-name="Preformatted_20_Text"> replacementPattern="#xpath(//div[@type='book'][@n='$1']/div[@type='chap'][@n='$2']/div[@type='verse'][@n='$3'])"/&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0"</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RefPatter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patternReplacement.attributes,</text:p>
            <text:p text:style-name="Preformatted_20_Text">   model.pLike*</text:p>
            <text:p text:style-name="Preformatted_20_Text">}</text:p>
          </table:table-cell>
        </table:table-row>
      </table:table>
      <text:h text:outline-level="2"><text:bookmark text:name="TEI.cb"/>&lt;cb&gt;</text:h>
      <table:table table:name="table19" table:style-name="Table1">
        <table:table-column table:style-name="Table1.col1"/>
        <table:table-column table:style-name="Table2.col2"/>
        <table:table-row>
          <table:table-cell table:number-columns-spanned="2">
            <text:p><text:span text:style-name="Highlight">&lt;cb&gt; </text:span>(<text:span>Saut de colonne</text:span>) <text:span/> [<text:a xlink:type="simple" xlink:href="https://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global.source (@source) att.typed (<text:span>type</text:span>, @subtype) </text:p>
            <table:table table:name="table2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2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del expan head hi l lg listBib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erson placeName settlement surname</text:span></text:p>
            <text:p><text:span>textcrit: </text:span><text:span>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text },</text:p>
            <text:p text:style-name="Preformatted_20_Text">   empty</text:p>
            <text:p text:style-name="Preformatted_20_Text">}</text:p>
          </table:table-cell>
        </table:table-row>
      </table:table>
      <text:h text:outline-level="2"><text:bookmark text:name="TEI.choice"/>&lt;choice&gt;</text:h>
      <table:table table:name="table22" table:style-name="Table1">
        <table:table-column table:style-name="Table1.col1"/>
        <table:table-column table:style-name="Table2.col2"/>
        <table:table-row>
          <table:table-cell table:number-columns-spanned="2">
            <text:p><text:span text:style-name="Highlight">&lt;choice&gt; </text:span>(<text:span>Choix</text:span>) <text:span>permet d'encoder des alternatives.</text:span> [<text:a xlink:type="simple" xlink:href="https://www.tei-c.org/release/doc/tei-p5-doc/en/html/CO.html#COED">3.4.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analytic (@ana) att.global.change (@change) att.global.responsibility (@cert, @resp) att.global.source (@source)</text:p>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ore: </text:span><text:span>abbr choice corr expan orig reg sic</text:span></text:p>
            <text:p><text:span>linking: </text:span><text:span>seg</text:span></text:p>
            <text:p><text:span>transcr: </text:span><text:span>ex</text:span></text:p>
          </table:table-cell>
        </table:table-row>
        <table:table-row>
          <table:table-cell>
            <text:p><text:span text:style-name="Highlight">Note</text:span></text:p>
          </table:table-cell>
          <table:table-cell>
            <text:p text:style-name="Text_20_body">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text:p>
            <text:p text:style-name="Text_20_body">Note also that &lt;choice&gt; elements may self-nest.</text:p>
            <text:p text:style-name="Text_20_body">Where the purpose of an encoding is to record multiple witnesses of a single work, rather than to identify multiple possible encoding decisions at a given point, the &lt;app&gt; element and associated elements discussed in section <text:a xlink:type="simple" xlink:href="https://www.tei-c.org/release/doc/tei-p5-doc/en/html/TC.html#TCAPLL">12.1. The Apparatus Entry, Readings, and Witnesses</text:a> should be preferred.</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2"</text:p>
            <text:p text:style-name="Preformatted_20_Text">  maxOccurs="unbounded"&gt;</text:p>
            <text:p text:style-name="Preformatted_20_Text">  &lt;classRef key="model.choicePart"/&gt;</text:p>
            <text:p text:style-name="Preformatted_20_Text">  &lt;elementRef key="choi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hoi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analytic.attribute.ana,</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choicePart | choice )+</text:p>
            <text:p text:style-name="Preformatted_20_Text">}</text:p>
          </table:table-cell>
        </table:table-row>
      </table:table>
      <text:h text:outline-level="2"><text:bookmark text:name="TEI.corr"/>&lt;corr&gt;</text:h>
      <table:table table:name="table23" table:style-name="Table1">
        <table:table-column table:style-name="Table1.col1"/>
        <table:table-column table:style-name="Table2.col2"/>
        <table:table-row>
          <table:table-cell table:number-columns-spanned="2">
            <text:p><text:span text:style-name="Highlight">&lt;corr&gt; </text:span>(<text:span>Correction</text:span>) <text:span>permet de signaler les corrections apportées au texte</text:span> [<text:a xlink:type="simple" xlink:href="https://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Like (<text:span text:style-name="Emphasis">@evidence</text:span>) att.global (@xml:id, @n, @xml:lang, @xml:base, @xml:space) att.global.rendition (<text:span>rend</text:span>, @style, @rendition) att.global.change (@change) att.global.responsibility (@cert, @resp) att.global.source (@source) att.typed (<text:span>type</text:span>, @subtype) </text:p>
            <table:table table:name="table24"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typed.attribute.subtype,</text:p>
            <text:p text:style-name="Preformatted_20_Text">   attribute type { "add" | "del" }?,</text:p>
            <text:p text:style-name="Preformatted_20_Text">   macro.paraContent</text:p>
            <text:p text:style-name="Preformatted_20_Text">}</text:p>
          </table:table-cell>
        </table:table-row>
      </table:table>
      <text:h text:outline-level="2"><text:bookmark text:name="TEI.country"/>&lt;country&gt;</text:h>
      <table:table table:name="table26"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 att.naming (@role, @nymRef) att.canonical (<text:span>ref</text:span>, @key) att.typed (<text:span>type</text:span>, @subtype) </text:p>
            <table:table table:name="table27"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8"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pays</text:p>
                        <text:p text:style-name="List_20_Contents"/>
                        <text:p text:style-name="List_20_Heading">civilisation</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msIdentifier origDate origin provenance repository support</text:span></text:p>
            <text:p><text:span>namesdates: </text:span><text:span>birth country death location persName plac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The recommended source for codes to represent coded country names is ISO 3166.</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unt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attribute type { "pays" | "civilisation" }?,</text:p>
            <text:p text:style-name="Preformatted_20_Text">   macro.phraseSeq</text:p>
            <text:p text:style-name="Preformatted_20_Text">}</text:p>
          </table:table-cell>
        </table:table-row>
      </table:table>
      <text:h text:outline-level="2"><text:bookmark text:name="TEI.date"/>&lt;date&gt;</text:h>
      <table:table table:name="table29"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s://www.tei-c.org/release/doc/tei-p5-doc/en/html/CO.html#CONADA">3.5.4. Dates and Times</text:a> <text:a xlink:type="simple" xlink:href="https://www.tei-c.org/release/doc/tei-p5-doc/en/html/HD.html#HD24">2.2.4. Publication, Distribution, Licensing, etc.</text:a> <text:a xlink:type="simple" xlink:href="https://www.tei-c.org/release/doc/tei-p5-doc/en/html/HD.html#HD6">2.6. The Revision Description</text:a> <text:a xlink:type="simple" xlink:href="https://www.tei-c.org/release/doc/tei-p5-doc/en/html/CO.html#COBICOI">3.11.2.4. Imprint, Size of a Document, and Reprint Information</text:a> <text:a xlink:type="simple" xlink:href="https://www.tei-c.org/release/doc/tei-p5-doc/en/html/CC.html#CCAHSE">15.2.3. The Setting Description</text:a>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att.global (@xml:id, @n, @xml:lang, @xml:base, @xml:space) att.global.rendition (@rend, @style, @rendition) att.global.change (@change) att.global.responsibility (@cert, @resp) att.global.source (@source) att.dimensions (<text:span>unit</text:span>, @quantity, @extent, @precision, @scope) att.ranging (@atLeast, @atMost, @min, @max, @confidence) att.typed (<text:span>type</text:span>, @subtype)</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publicationStmt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canonical.attributes,</text:p>
            <text:p text:style-name="Preformatted_20_Text">   att.datable.attributes,</text:p>
            <text:p text:style-name="Preformatted_20_Text">   att.editLike.attributes,</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typed.attribute.subtype,</text:p>
            <text:p text:style-name="Preformatted_20_Text">   ( text | model.gLike | model.phrase | model.global )*</text:p>
            <text:p text:style-name="Preformatted_20_Text">}</text:p>
          </table:table-cell>
        </table:table-row>
      </table:table>
      <text:h text:outline-level="2"><text:bookmark text:name="TEI.death"/>&lt;death&gt;</text:h>
      <table:table table:name="table30"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s://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editLike (<text:span text:style-name="Emphasis">@evidence</text:span>)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naming (<text:span text:style-name="Emphasis">@role</text:span>, <text:span text:style-name="Emphasis">@nymRef</text:span>)  (att.canonical (<text:span text:style-name="Emphasis">@key</text:span>, <text:span text:style-name="Emphasis">@ref</text:span>)) att.typed (<text:span>type</text:span>, @subtype) </text:p>
            <table:table table:name="table31"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proclaimed</text:p>
                        <text:p text:style-name="List_20_Contents"/>
                        <text:p text:style-name="List_20_Heading">assumed</text:p>
                        <text:p text:style-name="List_20_Contents"/>
                        <text:p text:style-name="List_20_Heading">verified</text:p>
                        <text:p text:style-name="List_20_Contents"/>
                        <text:p text:style-name="List_20_Heading">clinical</text:p>
                        <text:p text:style-name="List_20_Contents"/>
                        <text:p text:style-name="List_20_Heading">brain</text:p>
                        <text:p text:style-name="List_20_Contents"/>
                        <text:p text:style-name="List_20_Heading">natural</text:p>
                        <text:p text:style-name="List_20_Contents"/>
                        <text:p text:style-name="List_20_Heading">unnatural</text:p>
                        <text:p text:style-name="List_20_Contents"/>
                        <text:p text:style-name="List_20_Heading">fragmentation</text:p>
                        <text:p text:style-name="List_20_Contents"/>
                        <text:p text:style-name="List_20_Heading">dissolution</text:p>
                        <text:p text:style-name="List_20_Contents"/>
                      </table:table-cell>
                    </table:table-row>
                    <table:table-row>
                      <table:table-cell>
                        <text:p><text:span text:style-name="Highlight">Note</text:span></text:p>
                      </table:table-cell>
                      <table:table-cell>
                        <text:p text:style-name="Text_20_body">This attribute is not intended to express the cause of death.</text:p>
                      </table:table-cell>
                    </table:table-row>
                  </table:table>
                </table:table-cell>
              </table:table-row>
            </table:table>
          </table:table-cell>
        </table:table-row>
        <table:table-row>
          <table:table-cell>
            <text:p><text:span text:style-name="Highlight">Member of</text:span></text:p>
          </table:table-cell>
          <table:table-cell>
            <text:p>model.personPart</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eath</text:p>
            <text:p text:style-name="Preformatted_20_Text">{</text:p>
            <text:p text:style-name="Preformatted_20_Text">   att.datable.attributes,</text:p>
            <text:p text:style-name="Preformatted_20_Text">   att.dimensions.attributes,</text:p>
            <text:p text:style-name="Preformatted_20_Text">   att.editLike.attributes,</text:p>
            <text:p text:style-name="Preformatted_20_Text">   att.global.attributes,</text:p>
            <text:p text:style-name="Preformatted_20_Text">   att.naming.attributes,</text:p>
            <text:p text:style-name="Preformatted_20_Text">   att.typed.attribute.subtype,</text:p>
            <text:p text:style-name="Preformatted_20_Text">   attribute type { text }?,</text:p>
            <text:p text:style-name="Preformatted_20_Text">   macro.phraseSeq</text:p>
            <text:p text:style-name="Preformatted_20_Text">}</text:p>
          </table:table-cell>
        </table:table-row>
      </table:table>
      <text:h text:outline-level="2"><text:bookmark text:name="TEI.del"/>&lt;del&gt;</text:h>
      <table:table table:name="table33" table:style-name="Table1">
        <table:table-column table:style-name="Table1.col1"/>
        <table:table-column table:style-name="Table2.col2"/>
        <table:table-row>
          <table:table-cell table:number-columns-spanned="2">
            <text:p><text:span text:style-name="Highlight">&lt;del&gt; </text:span>(<text:span>Suppression</text:span>) <text:span>permet de signaler les endroits supprimés par le copiste</text:span> [<text:a xlink:type="simple" xlink:href="https://www.tei-c.org/release/doc/tei-p5-doc/en/html/CO.html#COEDADD">3.4.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transcriptional (<text:span text:style-name="Emphasis">@status</text:span>, <text:span text:style-name="Emphasis">@cause</text:span>, <text:span text:style-name="Emphasis">@seq</text:span>)  (att.editLike (<text:span text:style-name="Emphasis">@evidence</text:span>)) (att.written (<text:span text:style-name="Emphasis">@hand</text:span>)) att.global (@xml:id, @n, @xml:lang, @xml:base, @xml:space) att.global.rendition (<text:span>rend</text:span>, @style, @rendition) att.global.change (@change) att.global.responsibility (@cert, @resp) att.global.source (@source) att.typed (<text:span>type</text:span>, @subtype) att.dimensions (<text:span>unit</text:span>, @quantity, @extent, @precision, @scope) att.ranging (@atLeast, @atMost, @min, @max, @confidence) </text:p>
            <table:table table:name="table34"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exponctué</text:p>
                        <text:p text:style-name="List_20_Contents"/>
                        <text:p text:style-name="List_20_Heading">raturé</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This element should be used for deletion of shorter sequences of text, typically single words or phrases. The &lt;delSpan&gt; element should be used for longer sequences of text, for those containing structural subdivisions, and for those containing overlapping additions and deletions.</text:p>
            <text:p text:style-name="Text_20_body">The text deleted must be at least partially legible in order for the encoder to be able to transcribe it (unless it is restored in a &lt;supplied&gt; tag). Illegible or lost text within a deletion may be marked using the &lt;gap&gt; tag to signal that text is present but has not been transcribed, or is no longer visible. Attributes on the &lt;gap&gt; element may be used to indicate how much text is omitted, the reason for omitting it, etc. If text is not fully legible, the &lt;unclear&gt; element (available when using the additional tagset for transcription of primary sources) should be used to signal the areas of text which cannot be read with confidence in a similar way.</text:p>
            <text:p text:style-name="Text_20_body">Degrees of uncertainty over what can still be read, or whether a deletion was intended may be indicated by use of the &lt;certainty&gt; element (see <text:a xlink:type="simple" xlink:href="https://www.tei-c.org/release/doc/tei-p5-doc/en/html/CE.html#CE">21. Certainty, Precision, and Responsibility</text:a>).</text:p>
            <text:p text:style-name="Text_20_body">There is a clear distinction in the TEI between &lt;del&gt; and &lt;surplus&gt; on the one hand and &lt;gap&gt; or &lt;unclear&gt; on the other. &lt;del&gt; indicates a deletion present in the source being transcribed, which states the author's or a later scribe's intent to cancel or remove text. &lt;surplus&gt; indicates material present in the source being transcribed which should have been so deleted, but which is not in fact. &lt;gap&gt; or &lt;unclear&gt;, by contrast, signal an editor's or encoder's decision to omit something or their inability to read the source text. See sections <text:a xlink:type="simple" xlink:href="https://www.tei-c.org/release/doc/tei-p5-doc/en/html/PH.html#PHOM">11.3.1.7. Text Omitted from or Supplied in the Transcription</text:a> and <text:a xlink:type="simple" xlink:href="https://www.tei-c.org/release/doc/tei-p5-doc/en/html/PH.html#PHCOMB">11.3.3.2. Use of the gap, del, damage, unclear, and supplied Elements in Combination</text:a> for the relationship between these and other related elements used in detailed transcription.</text:p>
          </table:table-cell>
        </table:table-row>
        <table:table-row>
          <table:table-cell>
            <text:p><text:span text:style-name="Highlight">Example</text:span></text:p>
          </table:table-cell>
          <table:table-cell>
            <text:p text:style-name="Preformatted_20_Text">&lt;l&gt;</text:p>
            <text:p text:style-name="Preformatted_20_Text"> &lt;del rend="overtyped"&gt;Mein&lt;/del&gt; Frisch &lt;del rend="overstrike" type="primary"&gt;schwebt&lt;/del&gt;</text:p>
            <text:p text:style-name="Preformatted_20_Text"> weht der Wind</text:p>
            <text:p text:style-name="Preformatted_20_Text">&lt;/l&gt;</text:p>
          </table:table-cell>
        </table:table-row>
        <table:table-row>
          <table:table-cell>
            <text:p><text:span text:style-name="Highlight">Example</text:span></text:p>
          </table:table-cell>
          <table:table-cell>
            <text:p text:style-name="Preformatted_20_Text">&lt;del rend="overstrike"&gt;</text:p>
            <text:p text:style-name="Preformatted_20_Text"> &lt;gap reason="illegible" quantity="5"</text:p>
            <text:p text:style-name="Preformatted_20_Text">  unit="character"/&gt;</text:p>
            <text:p text:style-name="Preformatted_20_Text">&lt;/de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e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ranscriptional.attributes,</text:p>
            <text:p text:style-name="Preformatted_20_Text">   att.typed.attribute.subtyp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type { "exponctué" | "raturé" }?,</text:p>
            <text:p text:style-name="Preformatted_20_Text">   macro.paraContent</text:p>
            <text:p text:style-name="Preformatted_20_Text">}</text:p>
          </table:table-cell>
        </table:table-row>
      </table:table>
      <text:h text:outline-level="2"><text:bookmark text:name="TEI.div"/>&lt;div&gt;</text:h>
      <table:table table:name="table36" table:style-name="Table1">
        <table:table-column table:style-name="Table1.col1"/>
        <table:table-column table:style-name="Table2.col2"/>
        <table:table-row>
          <table:table-cell table:number-columns-spanned="2">
            <text:p><text:span text:style-name="Highlight">&lt;div&gt; </text:span>(<text:span>Divisions principales</text:span>) <text:span>permet de structurer les différents éléments du texte.</text:span> [<text:a xlink:type="simple" xlink:href="https://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written (<text:span text:style-name="Emphasis">@hand</text:span>) att.global (<text:span>n</text:span>, @xml:id, @xml:lang, @xml:base, @xml:space) att.global.rendition (@rend, @style, @rendition) att.global.linking (@corresp) att.global.facs (@facs) att.global.change (@change) att.global.responsibility (@cert, @resp) att.global.source (@source) att.typed (<text:span>type</text:span>, @subtype) </text:p>
            <table:table table:name="table37"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38"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39"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chapter</text:p>
                        <text:p text:style-name="List_20_Contents">(<text:span>Chapitre</text:span>) <text:span>signale les divisions de premier niveau.</text:span></text:p>
                        <text:p text:style-name="List_20_Heading">section</text:p>
                        <text:p text:style-name="List_20_Contents">(<text:span>Section</text:span>) <text:span>signale les divisions de deuxième niveau.</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crit: </text:span><text:span>app listWit</text:span></text:p>
            <text:p><text:span>textstructure: </text:span><text:span>div</text:span></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 [...]&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 &lt;/p&gt;</text:p>
            <text:p text:style-name="Preformatted_20_Text">   &lt;/div&gt;</text:p>
            <text:p text:style-name="Preformatted_20_Text">  &lt;/div&gt;</text:p>
            <text:p text:style-name="Preformatted_20_Text"> &lt;/div&gt;</text:p>
            <text:p text:style-name="Preformatted_20_Text">&lt;/body&gt;</text:p>
          </table:table-cell>
        </table:table-row>
        <table:table-row>
          <table:table-cell>
            <text:p><text:span text:style-name="Highlight">Schematron</text:span></text:p>
          </table:table-cell>
          <table:table-cell>
            <text:p>
&lt;s:rule context="tei:div[@n]"&gt;
&lt;s:assert test="number(@n) = number(preceding-sibling::tei:div[1]/@n) + 1 or count(preceding-sibling::tei:div[1]/@n) 
 = 0"&gt; value of @n is wrong &lt;/s:assert&gt;
&lt;/s:rule&gt;</text:p>
          </table:table-cell>
        </table:table-row>
        <table:table-row>
          <table:table-cell>
            <text:p><text:span text:style-name="Highlight">Schematron</text:span></text:p>
          </table:table-cell>
          <table:table-cell>
            <text:p>
&lt;s:rule context="tei:div[@type='chapter']"&gt;
&lt;s:assert test="tei:div[@type='section']"&gt; div[@type='chapter']
 includes only div[@type='section'] &lt;/s:assert&gt;
&lt;/s:rule&gt;</text:p>
          </table:table-cell>
        </table:table-row>
        <table:table-row>
          <table:table-cell>
            <text:p><text:span text:style-name="Highlight">Schematron</text:span></text:p>
          </table:table-cell>
          <table:table-cell>
            <text:p>
&lt;s:rule context="tei:div[@type='section']"&gt;
&lt;s:assert test="(tei:p or tei:lg) and not(tei:div)"&gt; div[@type='section']
 only includes p or lg &lt;/s:assert&gt;
&lt;/s:rule&gt;</text:p>
          </table:table-cell>
        </table:table-row>
        <table:table-row>
          <table:table-cell>
            <text:p><text:span text:style-name="Highlight">Schematron</text:span></text:p>
          </table:table-cell>
          <table:table-cell>
            <text:p>
&lt;s:report test="ancestor::tei:l"&gt; Abstract model violation: Lines may not contain higher-level structural elements such as div.
&lt;/s:report&gt;</text:p>
          </table:table-cell>
        </table:table-row>
        <table:table-row>
          <table:table-cell>
            <text:p><text:span text:style-name="Highlight">Schematron</text:span></text:p>
          </table:table-cell>
          <table:table-cell>
            <text:p>
&lt;s:report test="ancestor::tei:p or ancestor::tei:ab and not(ancestor::tei:floatingText)"&gt; Abstract model violation: p and ab may not contain higher-level structural elements such as div.
&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alternate minOccurs="0"</text:p>
            <text:p text:style-name="Preformatted_20_Text">   maxOccurs="unbounded"&gt;</text:p>
            <text:p text:style-name="Preformatted_20_Text">   &lt;classRef key="model.divTop"/&gt;</text:p>
            <text:p text:style-name="Preformatted_20_Text">   &lt;classRef key="model.global"/&gt;</text:p>
            <text:p text:style-name="Preformatted_20_Text">  &lt;/alternate&gt;</text:p>
            <text:p text:style-name="Preformatted_20_Text">  &lt;sequence minOccurs="0" maxOccurs="1"&gt;</text:p>
            <text:p text:style-name="Preformatted_20_Text">   &lt;alternate minOccurs="1" maxOccurs="1"&gt;</text:p>
            <text:p text:style-name="Preformatted_20_Text">    &lt;sequence minOccurs="1"</text:p>
            <text:p text:style-name="Preformatted_20_Text">     maxOccurs="unbounded"&gt;</text:p>
            <text:p text:style-name="Preformatted_20_Text">     &lt;alternate minOccurs="1" maxOccurs="1"&gt;</text:p>
            <text:p text:style-name="Preformatted_20_Text">      &lt;classRef key="model.divLike"/&gt;</text:p>
            <text:p text:style-name="Preformatted_20_Text">      &lt;classRef key="model.divGenLike"/&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sequence minOccurs="1" maxOccurs="1"&gt;</text:p>
            <text:p text:style-name="Preformatted_20_Text">     &lt;sequence minOccurs="1"</text:p>
            <text:p text:style-name="Preformatted_20_Text">      maxOccurs="unbounded"&gt;</text:p>
            <text:p text:style-name="Preformatted_20_Text">      &lt;classRef key="model.common"/&gt;</text:p>
            <text:p text:style-name="Preformatted_20_Text">      &lt;classRef key="model.global"</text:p>
            <text:p text:style-name="Preformatted_20_Text">       minOccurs="0" maxOccurs="unbounded"/&gt;</text:p>
            <text:p text:style-name="Preformatted_20_Text">     &lt;/sequence&gt;</text:p>
            <text:p text:style-name="Preformatted_20_Text">     &lt;sequence minOccurs="0"</text:p>
            <text:p text:style-name="Preformatted_20_Text">      maxOccurs="unbounded"&gt;</text:p>
            <text:p text:style-name="Preformatted_20_Text">      &lt;alternate minOccurs="1"</text:p>
            <text:p text:style-name="Preformatted_20_Text">       maxOccurs="1"&gt;</text:p>
            <text:p text:style-name="Preformatted_20_Text">       &lt;classRef key="model.divLike"/&gt;</text:p>
            <text:p text:style-name="Preformatted_20_Text">       &lt;classRef key="model.divGenLike"/&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iv</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declaring.attributes,</text:p>
            <text:p text:style-name="Preformatted_20_Text">   att.written.attributes,</text:p>
            <text:p text:style-name="Preformatted_20_Text">   attribute n { text },</text:p>
            <text:p text:style-name="Preformatted_20_Text">   attribute type { "chapter" | "section" },</text:p>
            <text:p text:style-name="Preformatted_20_Text">   (</text:p>
            <text:p text:style-name="Preformatted_20_Text">      ( model.divTop | model.global )*,</text:p>
            <text:p text:style-name="Preformatted_20_Text">      (</text:p>
            <text:p text:style-name="Preformatted_20_Text">         (</text:p>
            <text:p text:style-name="Preformatted_20_Text">            ( ( model.divLike | model.divGenLike ), model.global* )+</text:p>
            <text:p text:style-name="Preformatted_20_Text">          | (</text:p>
            <text:p text:style-name="Preformatted_20_Text">               ( model.common, model.global* )+,</text:p>
            <text:p text:style-name="Preformatted_20_Text">               ( ( model.divLike | model.divGenLike ), model.global* )*</text:p>
            <text:p text:style-name="Preformatted_20_Text">            )</text:p>
            <text:p text:style-name="Preformatted_20_Text">         ),</text:p>
            <text:p text:style-name="Preformatted_20_Text">         ( model.divBottom, model.global* )*</text:p>
            <text:p text:style-name="Preformatted_20_Text">      )?</text:p>
            <text:p text:style-name="Preformatted_20_Text">   )</text:p>
            <text:p text:style-name="Preformatted_20_Text">}</text:p>
          </table:table-cell>
        </table:table-row>
      </table:table>
      <text:h text:outline-level="2"><text:bookmark text:name="TEI.encodingDesc"/>&lt;encodingDesc&gt;</text:h>
      <table:table table:name="table40" table:style-name="Table1">
        <table:table-column table:style-name="Table1.col1"/>
        <table:table-column table:style-name="Table2.col2"/>
        <table:table-row>
          <table:table-cell table:number-columns-spanned="2">
            <text:p><text:span text:style-name="Highlight">&lt;encodingDesc&gt; </text:span>(<text:span>Description de l'encodage</text:span>) <text:span>donne des informations sur les méthodes de structuration du fichier XML.</text:span> [<text:a xlink:type="simple" xlink:href="https://www.tei-c.org/release/doc/tei-p5-doc/en/html/HD.html#HD5">2.3. The Encoding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projectDesc refsDecl</text:span></text:p>
            <text:p><text:span>textcrit: </text:span><text:span>variantEncoding</text:span></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encodingDescPart"/&gt;</text:p>
            <text:p text:style-name="Preformatted_20_Text">  &lt;classRef key="model.p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ncod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encodingDescPart | model.pLike )+</text:p>
            <text:p text:style-name="Preformatted_20_Text">}</text:p>
          </table:table-cell>
        </table:table-row>
      </table:table>
      <text:h text:outline-level="2"><text:bookmark text:name="TEI.ex"/>&lt;ex&gt;</text:h>
      <table:table table:name="table41" table:style-name="Table1">
        <table:table-column table:style-name="Table1.col1"/>
        <table:table-column table:style-name="Table2.col2"/>
        <table:table-row>
          <table:table-cell table:number-columns-spanned="2">
            <text:p><text:span text:style-name="Highlight">&lt;ex&gt; </text:span>(<text:span>Développement</text:span>) <text:span>contient les éléments ajoutés de la forme développée d'une abréviation.</text:span> [<text:a xlink:type="simple" xlink:href="https://www.tei-c.org/release/doc/tei-p5-doc/en/html/PH.html#PHAB">11.3.1.2. Abbreviation and Expansion</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p><text:span>Attributes </text:span>att.editLike (<text:span text:style-name="Emphasis">@evidence</text:span>) att.global (@xml:id, @n, @xml:lang, @xml:base, @xml:space) att.global.rendition (@rend, @style, @rendition) att.global.change (@change) att.global.responsibility (@cert, @resp) att.global.source (@source) att.dimensions (<text:span>unit</text:span>, @quantity, @extent, @precision, @scope) att.ranging (@atLeast, @atMost, @min, @max, @confiden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lt;ex&gt;oa&lt;/ex&gt;d&lt;/expan&gt;</text:p>
            <text:p text:style-name="Preformatted_20_Text"> &lt;abbr&gt;Rd&lt;/abbr&gt;</text:p>
            <text:p text:style-name="Preformatted_20_Text">&lt;/choi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macro.xtext</text:p>
            <text:p text:style-name="Preformatted_20_Text">}</text:p>
          </table:table-cell>
        </table:table-row>
      </table:table>
      <text:h text:outline-level="2"><text:bookmark text:name="TEI.expan"/>&lt;expan&gt;</text:h>
      <table:table table:name="table42" table:style-name="Table1">
        <table:table-column table:style-name="Table1.col1"/>
        <table:table-column table:style-name="Table2.col2"/>
        <table:table-row>
          <table:table-cell table:number-columns-spanned="2">
            <text:p><text:span text:style-name="Highlight">&lt;expan&gt; </text:span>(<text:span>Développement</text:span>) <text:span>contient la forme développée de l'abréviation.</text:span> [<text:a xlink:type="simple" xlink:href="https://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Like (<text:span text:style-name="Emphasis">@evidence</text:span>) 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The content of this element should be the expanded abbreviation, usually (but not always) a complete word or phrase. The &lt;ex&gt; element provided by the <text:span>transcr</text:span> module may be used to mark up sequences of letters supplied within such an expansion.</text:p>
            <text:p text:style-name="Text_20_body">If abbreviations are expanded silently, this practice should be documented in the &lt;editorialDecl&gt;, either with a &lt;normalization&gt; element or a &lt;p&gt;.</text:p>
          </table:table-cell>
        </table:table-row>
        <table:table-row>
          <table:table-cell>
            <text:p><text:span text:style-name="Highlight">Example</text:span></text:p>
          </table:table-cell>
          <table:table-cell>
            <text:p text:style-name="Preformatted_20_Text">The address is Southmoor</text:p>
            <text:p text:style-name="Preformatted_20_Text">&lt;choice&gt;</text:p>
            <text:p text:style-name="Preformatted_20_Text"> &lt;expan&gt;Road&lt;/expan&gt;</text:p>
            <text:p text:style-name="Preformatted_20_Text"> &lt;abbr&gt;Rd&lt;/abbr&gt;</text:p>
            <text:p text:style-name="Preformatted_20_Text">&lt;/choice&gt;</text:p>
          </table:table-cell>
        </table:table-row>
        <table:table-row>
          <table:table-cell>
            <text:p><text:span text:style-name="Highlight">Example</text:span></text:p>
          </table:table-cell>
          <table:table-cell>
            <text:p text:style-name="Preformatted_20_Text">&lt;choice xml:lang="la"&gt;</text:p>
            <text:p text:style-name="Preformatted_20_Text"> &lt;abbr&gt;Imp&lt;/abbr&gt;</text:p>
            <text:p text:style-name="Preformatted_20_Text"> &lt;expan&gt;Imp&lt;ex&gt;erator&lt;/ex&gt;</text:p>
            <text:p text:style-name="Preformatted_20_Text"> &lt;/expan&gt;</text:p>
            <text:p text:style-name="Preformatted_20_Text">&lt;/choi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pa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macro.phraseSeq</text:p>
            <text:p text:style-name="Preformatted_20_Text">}</text:p>
          </table:table-cell>
        </table:table-row>
      </table:table>
      <text:h text:outline-level="2"><text:bookmark text:name="TEI.explicit"/>&lt;explicit&gt;</text:h>
      <table:table table:name="table43" table:style-name="Table1">
        <table:table-column table:style-name="Table1.col1"/>
        <table:table-column table:style-name="Table2.col2"/>
        <table:table-row>
          <table:table-cell table:number-columns-spanned="2">
            <text:p><text:span text:style-name="Highlight">&lt;explicit&gt; </text:span><text:span>contains the <text:span text:style-name="Emphasis">explicit</text:span> of a item, that is, the closing words of the text proper, exclusive of any rubric or colophon which might follow it.</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plic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
      <text:h text:outline-level="2"><text:bookmark text:name="TEI.extent"/>&lt;extent&gt;</text:h>
      <table:table table:name="table44"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s://www.tei-c.org/release/doc/tei-p5-doc/en/html/HD.html#HD23">2.2.3. Type and Extent of File</text:a> <text:a xlink:type="simple" xlink:href="https://www.tei-c.org/release/doc/tei-p5-doc/en/html/HD.html#HD2">2.2. The File Description</text:a> <text:a xlink:type="simple" xlink:href="https://www.tei-c.org/release/doc/tei-p5-doc/en/html/CO.html#COBICOI">3.11.2.4. Imprint, Size of a Document, and Reprint Information</text:a>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header: </text:span><text:span>fileDesc</text:span></text:p>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y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t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phraseSeq</text:p>
            <text:p text:style-name="Preformatted_20_Text">}</text:p>
          </table:table-cell>
        </table:table-row>
      </table:table>
      <text:h text:outline-level="2"><text:bookmark text:name="TEI.fileDesc"/>&lt;fileDesc&gt;</text:h>
      <table:table table:name="table45" table:style-name="Table1">
        <table:table-column table:style-name="Table1.col1"/>
        <table:table-column table:style-name="Table2.col2"/>
        <table:table-row>
          <table:table-cell table:number-columns-spanned="2">
            <text:p><text:span text:style-name="Highlight">&lt;fileDesc&gt; </text:span>(<text:span>Description du fichier</text:span>) <text:span>permet de donner les informations générales sur le fichier : son créateur, son sujet, le document source.</text:span> [<text:a xlink:type="simple" xlink:href="https://www.tei-c.org/release/doc/tei-p5-doc/en/html/HD.html#HD2">2.2. The File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xtent publicationStmt sourceDesc titleStmt</text:span></text:p>
          </table:table-cell>
        </table:table-row>
        <table:table-row>
          <table:table-cell>
            <text:p><text:span text:style-name="Highlight">Note</text:span></text:p>
          </table:table-cell>
          <table:table-cell>
            <text:p text:style-name="Text_20_body">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sequence minOccurs="1" maxOccurs="1"&gt;</text:p>
            <text:p text:style-name="Preformatted_20_Text">   &lt;elementRef key="titleStmt"/&gt;</text:p>
            <text:p text:style-name="Preformatted_20_Text">   &lt;elementRef key="editionStmt"</text:p>
            <text:p text:style-name="Preformatted_20_Text">    minOccurs="0"/&gt;</text:p>
            <text:p text:style-name="Preformatted_20_Text">   &lt;elementRef key="extent" minOccurs="0"/&gt;</text:p>
            <text:p text:style-name="Preformatted_20_Text">   &lt;elementRef key="publicationStmt"/&gt;</text:p>
            <text:p text:style-name="Preformatted_20_Text">   &lt;elementRef key="seriesStmt"</text:p>
            <text:p text:style-name="Preformatted_20_Text">    minOccurs="0" maxOccurs="unbounded"/&gt;</text:p>
            <text:p text:style-name="Preformatted_20_Text">   &lt;elementRef key="notesStmt"</text:p>
            <text:p text:style-name="Preformatted_20_Text">    minOccurs="0"/&gt;</text:p>
            <text:p text:style-name="Preformatted_20_Text">  &lt;/sequence&gt;</text:p>
            <text:p text:style-name="Preformatted_20_Text">  &lt;elementRef key="sourceDesc"</text:p>
            <text:p text:style-name="Preformatted_20_Text">   minOccurs="1" maxOccurs="unbounded"/&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
      <text:h text:outline-level="2"><text:bookmark text:name="TEI.foliation"/>&lt;foliation&gt;</text:h>
      <table:table table:name="table46" table:style-name="Table1">
        <table:table-column table:style-name="Table1.col1"/>
        <table:table-column table:style-name="Table2.col2"/>
        <table:table-row>
          <table:table-cell table:number-columns-spanned="2">
            <text:p><text:span text:style-name="Highlight">&lt;foliation&gt; </text:span><text:span>describes the numbering system or systems used to count the leaves or pages in a codex or similar object.</text:span> [<text:a xlink:type="simple" xlink:href="https://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oliati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specialPara</text:p>
            <text:p text:style-name="Preformatted_20_Text">}</text:p>
          </table:table-cell>
        </table:table-row>
      </table:table>
      <text:h text:outline-level="2"><text:bookmark text:name="TEI.geo"/>&lt;geo&gt;</text:h>
      <table:table table:name="table47"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s://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declaring (<text:span text:style-name="Emphasis">@decls</text:span>) </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location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Note</text:span></text:p>
          </table:table-cell>
          <table:table-cell>
            <text:p text:style-name="Text_20_body">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textNod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geo { att.global.attributes, att.declaring.attributes, text }</text:p>
          </table:table-cell>
        </table:table-row>
      </table:table>
      <text:h text:outline-level="2"><text:bookmark text:name="TEI.head"/>&lt;head&gt;</text:h>
      <table:table table:name="table48"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s://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written (<text:span text:style-name="Emphasis">@hand</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headLike</text:p>
          </table:table-cell>
        </table:table-row>
        <table:table-row>
          <table:table-cell>
            <text:p><text:span text:style-name="Highlight">Contained by</text:span></text:p>
          </table:table-cell>
          <table:table-cell>
            <text:p><text:span>core: </text:span><text:span>lg listBibl</text:span></text:p>
            <text:p><text:span>msdescription: </text:span><text:span>msDesc</text:span></text:p>
            <text:p><text:span>namesdates: </text:span><text:span>listPerson listPlace place</text:span></text:p>
            <text:p><text:span>textcrit: </text:span><text:span>listWit</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When headings are not inline with the running text (see e.g. <text:a xlink:type="simple" xlink:href="http://diglib.hab.de/show_image.php?dir=drucke/ed000364&amp;pointer=34">the heading "Secunda conclusio"</text:a>) they might however be encoded as if. The actual placement in the source document can be captured with the <text:span text:style-name="Emphasis">place</text:span> attribute.</text:p>
            <text:p text:style-name="Preformatted_20_Text">&lt;div type="subsection"&gt;</text:p>
            <text:p text:style-name="Preformatted_20_Text"> &lt;head place="margin"&gt;Secunda conclusio&lt;/head&gt;</text:p>
            <text:p text:style-name="Preformatted_20_Text"> &lt;p&gt;</text:p>
            <text:p text:style-name="Preformatted_20_Text">  &lt;lb n="1251"/&gt;</text:p>
            <text:p text:style-name="Preformatted_20_Text">  &lt;hi rend="large"&gt;Potencia: habitus: et actus: recipiunt speciem ab obiectis&lt;supplied&gt;.&lt;/supplied&gt;</text:p>
            <text:p text:style-name="Preformatted_20_Text">  &lt;/hi&gt;</text:p>
            <text:p text:style-name="Preformatted_20_Text">  &lt;lb n="1252"/&gt;Probatur sic. Omne importans necessariam habitudinem ad proprium</text:p>
            <text:p text:style-name="Preformatted_20_Text">   [...]</text:p>
            <text:p text:style-name="Preformatted_20_Text"> &lt;/p&gt;</text:p>
            <text:p text:style-name="Preformatted_20_Text">&lt;/div&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elementRef key="lg"/&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lLik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placement.attributes,</text:p>
            <text:p text:style-name="Preformatted_20_Text">   att.written.attributes,</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
      <text:h text:outline-level="2"><text:bookmark text:name="TEI.height"/>&lt;height&gt;</text:h>
      <table:table table:name="table49" table:style-name="Table1">
        <table:table-column table:style-name="Table1.col1"/>
        <table:table-column table:style-name="Table2.col2"/>
        <table:table-row>
          <table:table-cell table:number-columns-spanned="2">
            <text:p><text:span text:style-name="Highlight">&lt;height&gt; </text:span><text:span>contains a measurement measured along the axis at a right angle to the bottom of the object.</text:span> [<text:a xlink:type="simple" xlink:href="https://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att.dimensions (<text:span>unit</text:span>, @quantity, @extent, @precision, @scope) att.ranging (@atLeast, @atMost, @min, @max, @confidence) </text:p>
            <table:table table:name="table50" table:style-name="Table1">
              <table:table-column table:style-name="Table1.col1"/>
              <table:table-column table:style-name="Table2.col2"/>
              <table:table-row>
                <table:table-cell>
                  <text:p>unit</text:p>
                </table:table-cell>
                <table:table-cell>
                  <text:p><text:span>names the unit used for the measurement</text:span></text:p>
                  <table:table table:name="table51"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location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eigh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
      <text:h text:outline-level="2"><text:bookmark text:name="TEI.hi"/>&lt;hi&gt;</text:h>
      <table:table table:name="table52" table:style-name="Table1">
        <table:table-column table:style-name="Table1.col1"/>
        <table:table-column table:style-name="Table2.col2"/>
        <table:table-row>
          <table:table-cell table:number-columns-spanned="2">
            <text:p><text:span text:style-name="Highlight">&lt;hi&gt; </text:span>(<text:span>Mise en valeur</text:span>) <text:span/> [<text:a xlink:type="simple" xlink:href="https://www.tei-c.org/release/doc/tei-p5-doc/en/html/CO.html#COHQHE">3.3.2.2. Emphatic Words and Phrases</text:a> <text:a xlink:type="simple" xlink:href="https://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written (<text:span text:style-name="Emphasis">@hand</text:span>) att.global (@xml:id, @n, @xml:lang, @xml:base, @xml:space) att.global.rendition (<text:span>rend</text:span>, @style, @rendition) att.global.change (@change) att.global.responsibility (@cert, @resp) att.global.source (@source) </text:p>
            <table:table table:name="table53"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54" table:style-name="Table1">
                    <table:table-column table:style-name="Table1.col1"/>
                    <table:table-column table:style-name="Table2.col2"/>
                    <table:table-row>
                      <table:table-cell>
                        <text:p><text:span text:style-name="Highlight">Derived from</text:span></text:p>
                      </table:table-cell>
                      <table:table-cell>
                        <text:p>att.global.rendition</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locus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written.attributes,</text:p>
            <text:p text:style-name="Preformatted_20_Text">   attribute rend</text:p>
            <text:p text:style-name="Preformatted_20_Text">   {</text:p>
            <text:p text:style-name="Preformatted_20_Text">      list</text:p>
            <text:p text:style-name="Preformatted_20_Text">      {</text:p>
            <text:p text:style-name="Preformatted_20_Text">         (</text:p>
            <text:p text:style-name="Preformatted_20_Text">            "rubricated"</text:p>
            <text:p text:style-name="Preformatted_20_Text">          | "decorated-initial"</text:p>
            <text:p text:style-name="Preformatted_20_Text">          | "decorated-initialblue"</text:p>
            <text:p text:style-name="Preformatted_20_Text">          | "orig"</text:p>
            <text:p text:style-name="Preformatted_20_Text">          | "reg"</text:p>
            <text:p text:style-name="Preformatted_20_Text">          | "italic"</text:p>
            <text:p text:style-name="Preformatted_20_Text">          | "green"</text:p>
            <text:p text:style-name="Preformatted_20_Text">          | "title"</text:p>
            <text:p text:style-name="Preformatted_20_Text">          | "exp"</text:p>
            <text:p text:style-name="Preformatted_20_Text">         )+</text:p>
            <text:p text:style-name="Preformatted_20_Text">      }</text:p>
            <text:p text:style-name="Preformatted_20_Text">   },</text:p>
            <text:p text:style-name="Preformatted_20_Text">   macro.paraContent</text:p>
            <text:p text:style-name="Preformatted_20_Text">}</text:p>
          </table:table-cell>
        </table:table-row>
      </table:table>
      <text:h text:outline-level="2"><text:bookmark text:name="TEI.history"/>&lt;history&gt;</text:h>
      <table:table table:name="table55" table:style-name="Table1">
        <table:table-column table:style-name="Table1.col1"/>
        <table:table-column table:style-name="Table2.col2"/>
        <table:table-row>
          <table:table-cell table:number-columns-spanned="2">
            <text:p><text:span text:style-name="Highlight">&lt;history&gt; </text:span><text:span>groups elements describing the full history of a manuscript, manuscript part, or other object.</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rigin provenance</text:span></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mmary" minOccurs="0"/&gt;</text:p>
            <text:p text:style-name="Preformatted_20_Text">   &lt;elementRef key="origin" minOccurs="0"/&gt;</text:p>
            <text:p text:style-name="Preformatted_20_Text">   &lt;elementRef key="provenance"</text:p>
            <text:p text:style-name="Preformatted_20_Text">    minOccurs="0" maxOccurs="unbounded"/&gt;</text:p>
            <text:p text:style-name="Preformatted_20_Text">   &lt;elementRef key="acquisition"</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isto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ummary?, origin?, provenance*, acquisition? ) )</text:p>
            <text:p text:style-name="Preformatted_20_Text">}</text:p>
          </table:table-cell>
        </table:table-row>
      </table:table>
      <text:h text:outline-level="2"><text:bookmark text:name="TEI.idno"/>&lt;idno&gt;</text:h>
      <table:table table:name="table56"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s://www.tei-c.org/release/doc/tei-p5-doc/en/html/ND.html#NDPERSbp">13.3.1. Basic Principles</text:a> <text:a xlink:type="simple" xlink:href="https://www.tei-c.org/release/doc/tei-p5-doc/en/html/HD.html#HD24">2.2.4. Publication, Distribution, Licensing, etc.</text:a> <text:a xlink:type="simple" xlink:href="https://www.tei-c.org/release/doc/tei-p5-doc/en/html/HD.html#HD26">2.2.5. The Series Statement</text:a> <text:a xlink:type="simple" xlink:href="https://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sortable (<text:span text:style-name="Emphasis">@sortKey</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idno licence publicationStmt scriptNote</text:span></text:p>
            <text:p><text:span>linking: </text:span><text:span>seg</text:span></text:p>
            <text:p><text:span>msdescription: </text:span><text:span>explicit foliation incipit layout msIdentifier origDate origin provenance repository support</text:span></text:p>
            <text:p><text:span>namesdates: </text:span><text:span>birth country death persName person place placeName settlement surname</text:span></text:p>
            <text:p><text:span>textcrit: </text:span><text:span>lem rdg witness</text:span></text:p>
          </table:table-cell>
        </table:table-row>
        <table:table-row>
          <table:table-cell>
            <text:p><text:span text:style-name="Highlight">May contain</text:span></text:p>
          </table:table-cell>
          <table:table-cell>
            <text:p><text:span>header: </text:span><text:span>idno</text:span></text:p>
            <text:p>character data</text:p>
          </table:table-cell>
        </table:table-row>
        <table:table-row>
          <table:table-cell>
            <text:p><text:span text:style-name="Highlight">Note</text:span></text:p>
          </table:table-cell>
          <table:table-cell>
            <text:p text:style-name="Text_20_body">&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Emphasis">ISBN</text:span>, <text:span text:style-name="Emphasis">ISSN</text:span>, <text:span text:style-name="Emphasis">DOI</text:span>, and <text:span text:style-name="Emphasis">URI</text:span>.</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idno"/&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idno</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sortable.attributes,</text:p>
            <text:p text:style-name="Preformatted_20_Text">   att.datable.attributes,</text:p>
            <text:p text:style-name="Preformatted_20_Text">   att.typed.attribute.subtype,</text:p>
            <text:p text:style-name="Preformatted_20_Text">   ( text | model.gLike | idno )*</text:p>
            <text:p text:style-name="Preformatted_20_Text">}</text:p>
          </table:table-cell>
        </table:table-row>
      </table:table>
      <text:h text:outline-level="2"><text:bookmark text:name="TEI.incipit"/>&lt;incipit&gt;</text:h>
      <table:table table:name="table57"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or similar objec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incip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
      <text:h text:outline-level="2"><text:bookmark text:name="TEI.l"/>&lt;l&gt;</text:h>
      <table:table table:name="table58" table:style-name="Table1">
        <table:table-column table:style-name="Table1.col1"/>
        <table:table-column table:style-name="Table2.col2"/>
        <table:table-row>
          <table:table-cell table:number-columns-spanned="2">
            <text:p><text:span text:style-name="Highlight">&lt;l&gt; </text:span>(<text:span>Vers</text:span>) <text:span>permet de signaler les vers.</text:span> [<text:a xlink:type="simple" xlink:href="https://www.tei-c.org/release/doc/tei-p5-doc/en/html/CO.html#COVE">3.12.1. Core Tags for Verse</text:a> <text:a xlink:type="simple" xlink:href="https://www.tei-c.org/release/doc/tei-p5-doc/en/html/CO.html#CODV">3.12. Passages of Verse or Drama</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fragmentableatt.global (<text:span>n</text:span>, @xml:id, @xml:lang, @xml:base, @xml:space) att.global.rendition (@rend, @style, @rendition) att.global.change (@change) att.global.responsibility (@cert, @resp) att.global.source (@source) </text:p>
            <table:table table:name="table59"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60"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
          </table:table-cell>
        </table:table-row>
        <table:table-row>
          <table:table-cell>
            <text:p><text:span text:style-name="Highlight">Member of</text:span></text:p>
          </table:table-cell>
          <table:table-cell>
            <text:p>model.lLike</text:p>
          </table:table-cell>
        </table:table-row>
        <table:table-row>
          <table:table-cell>
            <text:p><text:span text:style-name="Highlight">Contained by</text:span></text:p>
          </table:table-cell>
          <table:table-cell>
            <text:p><text:span>core: </text:span><text:span>corr del head hi lg note orig p ref reg said sic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b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row>
          <table:table-cell>
            <text:p><text:span text:style-name="Highlight">Schematron</text:span></text:p>
          </table:table-cell>
          <table:table-cell>
            <text:p>
&lt;s:report test="ancestor::tei:l[not(.//tei:note//tei:l[. = current()])]"&gt; Abstract model violation: Lines may not contain lines or lg elements.
&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fragmentable.attributes,</text:p>
            <text:p text:style-name="Preformatted_20_Text">   attribute n { text },</text:p>
            <text:p text:style-name="Preformatted_20_Text">   ( text | model.gLike | model.phrase | model.inter | model.global )*</text:p>
            <text:p text:style-name="Preformatted_20_Text">}</text:p>
          </table:table-cell>
        </table:table-row>
      </table:table>
      <text:h text:outline-level="2"><text:bookmark text:name="TEI.layout"/>&lt;layout&gt;</text:h>
      <table:table table:name="table61" table:style-name="Table1">
        <table:table-column table:style-name="Table1.col1"/>
        <table:table-column table:style-name="Table2.col2"/>
        <table:table-row>
          <table:table-cell table:number-columns-spanned="2">
            <text:p><text:span text:style-name="Highlight">&lt;layout&gt; </text:span><text:span>describes how text is laid out on the page or surface of the object, including information about any ruling, pricking, or other evidence of page-preparation techniques.</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text:p>
            <table:table table:name="table62" table:style-name="Table1">
              <table:table-column table:style-name="Table1.col1"/>
              <table:table-column table:style-name="Table2.col2"/>
              <table:table-row>
                <table:table-cell>
                  <text:p>columns</text:p>
                </table:table-cell>
                <table:table-cell>
                  <text:p><text:span>specifies the number of columns per page</text:span></text:p>
                  <table:table table:name="table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pages referenced have this number of columns. If two numbers are given, the number of columns per page varies between the values supplied. Where <text:span text:style-name="Emphasis">columns</text:span> is omitted the number is assumed to be <text:span text:style-name="Emphasis">1</text:span>.</text:p>
                        <text:p text:style-name="Text_20_body">Columns may be independent of page orientation or reading direction, and a single textual <text:span text:style-name="Emphasis">stream</text:span> may have one or more columns.</text:p>
                      </table:table-cell>
                    </table:table-row>
                  </table:table>
                </table:table-cell>
              </table:table-row>
              <table:table-row>
                <table:table-cell>
                  <text:p>streams</text:p>
                </table:table-cell>
                <table:table-cell>
                  <text:p>(<text:span>textual streams</text:span>) <text:span>indicates the number of streams per page, each of which contains an independent textual stream</text:span></text:p>
                  <table:table table:name="table6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pages referenced have this number of textual streams. If two numbers are given, the number of textual streams per page varies between the values supplied. Where <text:span text:style-name="Emphasis">streams</text:span> is omitted the number is assumed to be <text:span text:style-name="Emphasis">1</text:span> and unless specified elsewhere the script orientation of the source is identical to that used in the TEI document.</text:p>
                      </table:table-cell>
                    </table:table-row>
                  </table:table>
                </table:table-cell>
              </table:table-row>
              <table:table-row>
                <table:table-cell>
                  <text:p>writtenLines</text:p>
                </table:table-cell>
                <table:table-cell>
                  <text:p><text:span>specifies the number of written lines per column</text:span></text:p>
                  <table:table table:name="table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row>
          <table:table-cell>
            <text:p><text:span text:style-name="Highlight">Example</text:span></text:p>
          </table:table-cell>
          <table:table-cell>
            <text:p text:style-name="Preformatted_20_Text">&lt;layout streams="3" columns="3"/&gt;</text:p>
            <text:p text:style-name="Preformatted_20_Text">&lt;!-- Further down in document body --&gt;</text:p>
            <text:p text:style-name="Preformatted_20_Text">&lt;div type="page"&gt;</text:p>
            <text:p text:style-name="Preformatted_20_Text"> &lt;ab&gt;</text:p>
            <text:p text:style-name="Preformatted_20_Text">  &lt;pb/&gt;</text:p>
            <text:p text:style-name="Preformatted_20_Text">   一二三&lt;cb type="top-stream"/&gt;</text:p>
            <text:p text:style-name="Preformatted_20_Text">   一二三&lt;cb type="mid-stream"/&gt;</text:p>
            <text:p text:style-name="Preformatted_20_Text">   一二三&lt;cb type="bottom-stream"/&gt;</text:p>
            <text:p text:style-name="Preformatted_20_Text">&lt;!-- cb here for demo purposes --&gt;</text:p>
            <text:p text:style-name="Preformatted_20_Text"> &lt;/ab&gt;</text:p>
            <text:p text:style-name="Preformatted_20_Text">&lt;/div&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you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ribute columns { list { ? } }?,</text:p>
            <text:p text:style-name="Preformatted_20_Text">   attribute streams { list { ? } }?,</text:p>
            <text:p text:style-name="Preformatted_20_Text">   attribute writtenLines { list { ? } }?,</text:p>
            <text:p text:style-name="Preformatted_20_Text">   macro.specialPara</text:p>
            <text:p text:style-name="Preformatted_20_Text">}</text:p>
          </table:table-cell>
        </table:table-row>
      </table:table>
      <text:h text:outline-level="2"><text:bookmark text:name="TEI.layoutDesc"/>&lt;layoutDesc&gt;</text:h>
      <table:table table:name="table66"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 or other object.</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gt;</text:p>
            <text:p text:style-name="Preformatted_20_Text">   &lt;locus from="f16"/&gt;Prickings for three columns are visible.&lt;/p&gt;</text:p>
            <text:p text:style-name="Preformatted_20_Text"> &lt;/layout&gt;</text:p>
            <text:p text:style-name="Preformatted_20_Text">&lt;/layou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mmary" minOccurs="0"/&gt;</text:p>
            <text:p text:style-name="Preformatted_20_Text">   &lt;elementRef key="layout" minOccurs="1"</text:p>
            <text:p text:style-name="Preformatted_20_Text">    maxOccurs="unbounded"/&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you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ummary?, layout+ ) )</text:p>
            <text:p text:style-name="Preformatted_20_Text">}</text:p>
          </table:table-cell>
        </table:table-row>
      </table:table>
      <text:h text:outline-level="2"><text:bookmark text:name="TEI.lb"/>&lt;lb&gt;</text:h>
      <table:table table:name="table67" table:style-name="Table1">
        <table:table-column table:style-name="Table1.col1"/>
        <table:table-column table:style-name="Table2.col2"/>
        <table:table-row>
          <table:table-cell table:number-columns-spanned="2">
            <text:p><text:span text:style-name="Highlight">&lt;lb&gt; </text:span>(<text:span>Saut de ligne</text:span>) <text:span/> [<text:a xlink:type="simple" xlink:href="https://www.tei-c.org/release/doc/tei-p5-doc/en/html/CO.html#CORS5">3.10.3. Milestone Elements</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del expan head hi l lg listBib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erson placeName settlement surname</text:span></text:p>
            <text:p><text:span>textcrit: </text:span><text:span>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ext:p>
            <text:p text:style-name="Text_20_body">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row>
          <table:table-cell>
            <text:p><text:span text:style-name="Highlight">Example</text:span></text:p>
          </table:table-cell>
          <table:table-cell>
            <text:p>This example shows typographical line breaks within metrical lines, where they occur at different places in different editions:</text:p>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This example encodes typographical line breaks as a means of preserving the visual appearance of a title page. The <text:span text:style-name="Emphasis">break</text:span> attribute is used to show that the line break does not (as elsewhere) mark the start of a new word.</text:p>
            <text:p text:style-name="Preformatted_20_Text">&lt;titlePart&gt;</text:p>
            <text:p text:style-name="Preformatted_20_Text"> &lt;lb/&gt;With Additions, ne-&lt;lb break="no"/&gt;ver before Printed.</text:p>
            <text:p text:style-name="Preformatted_20_Text">&lt;/titlePa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b</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empty</text:p>
            <text:p text:style-name="Preformatted_20_Text">}</text:p>
          </table:table-cell>
        </table:table-row>
      </table:table>
      <text:h text:outline-level="2"><text:bookmark text:name="TEI.lem"/>&lt;lem&gt;</text:h>
      <table:table table:name="table68" table:style-name="Table1">
        <table:table-column table:style-name="Table1.col1"/>
        <table:table-column table:style-name="Table2.col2"/>
        <table:table-row>
          <table:table-cell table:number-columns-spanned="2">
            <text:p><text:span text:style-name="Highlight">&lt;lem&gt; </text:span>(<text:span>Lemme</text:span>) <text:span>permet de signaler la leçon choisie dans le texte édité.</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textCritical (<text:span text:style-name="Emphasis">@cause</text:span>, <text:span text:style-name="Emphasis">@require</text:span>)  (att.written (<text:span text:style-name="Emphasis">@hand</text:span>)) att.witnessed (<text:span text:style-name="Emphasis">@wit</text:span>) </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extstructure: </text:span><text:span>div</text:span></text:p>
            <text:p><text:span>transcr: </text:span><text:span>ex</text:span></text:p>
            <text:p>character data</text:p>
          </table:table-cell>
        </table:table-row>
        <table:table-row>
          <table:table-cell>
            <text:p><text:span text:style-name="Highlight">Note</text:span></text:p>
          </table:table-cell>
          <table:table-cell>
            <text:p text:style-name="Text_20_body">The term <text:span text:style-name="Emphasis">lemma</text:span> is used in text criticism to 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divLike"/&gt;</text:p>
            <text:p text:style-name="Preformatted_20_Text">  &lt;classRef key="model.divPart"/&gt;</text:p>
            <text:p text:style-name="Preformatted_20_Text">  &lt;elementRef key="titlePage"/&gt;</text:p>
            <text:p text:style-name="Preformatted_20_Text">  &lt;elementRef key="argument"/&gt;</text:p>
            <text:p text:style-name="Preformatted_20_Text">  &lt;elementRef key="byline"/&gt;</text:p>
            <text:p text:style-name="Preformatted_20_Text">  &lt;elementRef key="docAuthor"/&gt;</text:p>
            <text:p text:style-name="Preformatted_20_Text">  &lt;elementRef key="docDate"/&gt;</text:p>
            <text:p text:style-name="Preformatted_20_Text">  &lt;elementRef key="docEdition"/&gt;</text:p>
            <text:p text:style-name="Preformatted_20_Text">  &lt;elementRef key="docImprint"/&gt;</text:p>
            <text:p text:style-name="Preformatted_20_Text">  &lt;elementRef key="docTitle"/&gt;</text:p>
            <text:p text:style-name="Preformatted_20_Text">  &lt;elementRef key="epigraph"/&gt;</text:p>
            <text:p text:style-name="Preformatted_20_Text">  &lt;elementRef key="imprimatur"/&gt;</text:p>
            <text:p text:style-name="Preformatted_20_Text">  &lt;elementRef key="titlePart"/&gt;</text:p>
            <text:p text:style-name="Preformatted_20_Text">  &lt;elementRef key="epilogue"/&gt;</text:p>
            <text:p text:style-name="Preformatted_20_Text">  &lt;elementRef key="performance"/&gt;</text:p>
            <text:p text:style-name="Preformatted_20_Text">  &lt;elementRef key="prologue"/&gt;</text:p>
            <text:p text:style-name="Preformatted_20_Text">  &lt;elementRef key="set"/&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classRef key="model.rdgPar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divLike</text:p>
            <text:p text:style-name="Preformatted_20_Text">    | model.divPart</text:p>
            <text:p text:style-name="Preformatted_20_Text">    | titlePage</text:p>
            <text:p text:style-name="Preformatted_20_Text">    | argument</text:p>
            <text:p text:style-name="Preformatted_20_Text">    | byline</text:p>
            <text:p text:style-name="Preformatted_20_Text">    | docAuthor</text:p>
            <text:p text:style-name="Preformatted_20_Text">    | docDate</text:p>
            <text:p text:style-name="Preformatted_20_Text">    | docEdition</text:p>
            <text:p text:style-name="Preformatted_20_Text">    | docImprint</text:p>
            <text:p text:style-name="Preformatted_20_Text">    | docTitle</text:p>
            <text:p text:style-name="Preformatted_20_Text">    | epigraph</text:p>
            <text:p text:style-name="Preformatted_20_Text">    | imprimatur</text:p>
            <text:p text:style-name="Preformatted_20_Text">    | titlePart</text:p>
            <text:p text:style-name="Preformatted_20_Text">    | epilogue</text:p>
            <text:p text:style-name="Preformatted_20_Text">    | performance</text:p>
            <text:p text:style-name="Preformatted_20_Text">    | prologue</text:p>
            <text:p text:style-name="Preformatted_20_Text">    | se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
      <text:h text:outline-level="2"><text:bookmark text:name="TEI.lg"/>&lt;lg&gt;</text:h>
      <table:table table:name="table69" table:style-name="Table1">
        <table:table-column table:style-name="Table1.col1"/>
        <table:table-column table:style-name="Table2.col2"/>
        <table:table-row>
          <table:table-cell table:number-columns-spanned="2">
            <text:p><text:span text:style-name="Highlight">&lt;lg&gt; </text:span>(<text:span>Ensemble de vers</text:span>) <text:span>permet de regrouper entre eux des vers.</text:span> [<text:a xlink:type="simple" xlink:href="https://www.tei-c.org/release/doc/tei-p5-doc/en/html/CO.html#COVE">3.12.1. Core Tags for Verse</text:a> <text:a xlink:type="simple" xlink:href="https://www.tei-c.org/release/doc/tei-p5-doc/en/html/CO.html#CODV">3.12. Passages of Verse or Drama</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change (@change) att.global.responsibility (@cert, @resp) att.global.source (@source) att.typed (<text:span>type</text:span>, @subtype) </text:p>
            <table:table table:name="table70"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7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
          </table:table-cell>
        </table:table-row>
        <table:table-row>
          <table:table-cell>
            <text:p><text:span text:style-name="Highlight">Member of</text:span></text:p>
          </table:table-cell>
          <table:table-cell>
            <text:p>macro.paraContent model.divPart</text:p>
          </table:table-cell>
        </table:table-row>
        <table:table-row>
          <table:table-cell>
            <text:p><text:span text:style-name="Highlight">Contained by</text:span></text:p>
          </table:table-cell>
          <table:table-cell>
            <text:p><text:span>core: </text:span><text:span>corr del head hi lg note orig p ref reg said sic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cb head l lb lg note pb</text:span></text:p>
            <text:p><text:span>textcrit: </text:span><text:span>app</text:span></text:p>
          </table:table-cell>
        </table:table-row>
        <table:table-row>
          <table:table-cell>
            <text:p><text:span text:style-name="Highlight">Note</text:span></text:p>
          </table:table-cell>
          <table:table-cell>
            <text:p text:style-name="Text_20_body">contains verse lines or nested line groups only, possibly prefixed by a heading.</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Schematron</text:span></text:p>
          </table:table-cell>
          <table:table-cell>
            <text:p>
&lt;s:rule context="tei:lg[@n]"&gt;
&lt;s:assert test="number(@n) = number(preceding::tei:lg[1]/@n) + 1 or count(preceding::tei:lg[1]/@n) 
 = 0"&gt; value of @n is wrong &lt;/s:assert&gt;
&lt;/s:rule&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Schematron</text:span></text:p>
          </table:table-cell>
          <table:table-cell>
            <text:p>
&lt;s:report test="ancestor::tei:l[not(.//tei:note//tei:lg[. = current()])]"&gt; Abstract model violation: Lines may not contain line groups.
&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alternate minOccurs="0"</text:p>
            <text:p text:style-name="Preformatted_20_Text">   maxOccurs="unbounded"&gt;</text:p>
            <text:p text:style-name="Preformatted_20_Text">   &lt;classRef key="model.divTop"/&gt;</text:p>
            <text:p text:style-name="Preformatted_20_Text">   &lt;classRef key="model.global"/&gt;</text:p>
            <text:p text:style-name="Preformatted_20_Text">  &lt;/alternate&gt;</text:p>
            <text:p text:style-name="Preformatted_20_Text">  &lt;alternate minOccurs="1" maxOccurs="1"&gt;</text:p>
            <text:p text:style-name="Preformatted_20_Text">   &lt;classRef key="model.lLike"/&gt;</text:p>
            <text:p text:style-name="Preformatted_20_Text">   &lt;classRef key="model.stageLike"/&gt;</text:p>
            <text:p text:style-name="Preformatted_20_Text">   &lt;classRef key="model.labelLike"/&gt;</text:p>
            <text:p text:style-name="Preformatted_20_Text">   &lt;elementRef key="lg"/&gt;</text:p>
            <text:p text:style-name="Preformatted_20_Text">  &lt;/alternate&gt;</text:p>
            <text:p text:style-name="Preformatted_20_Text">  &lt;alternate minOccurs="0"</text:p>
            <text:p text:style-name="Preformatted_20_Text">   maxOccurs="unbounded"&gt;</text:p>
            <text:p text:style-name="Preformatted_20_Text">   &lt;classRef key="model.lLike"/&gt;</text:p>
            <text:p text:style-name="Preformatted_20_Text">   &lt;classRef key="model.stageLike"/&gt;</text:p>
            <text:p text:style-name="Preformatted_20_Text">   &lt;classRef key="model.labelLike"/&gt;</text:p>
            <text:p text:style-name="Preformatted_20_Text">   &lt;classRef key="model.global"/&gt;</text:p>
            <text:p text:style-name="Preformatted_20_Text">   &lt;elementRef key="lg"/&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g</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declaring.attributes,</text:p>
            <text:p text:style-name="Preformatted_20_Text">   attribute n { text },</text:p>
            <text:p text:style-name="Preformatted_20_Text">   (</text:p>
            <text:p text:style-name="Preformatted_20_Text">      ( model.divTop | model.global )*,</text:p>
            <text:p text:style-name="Preformatted_20_Text">      ( model.lLike | model.stageLike | model.labelLike | lg ),</text:p>
            <text:p text:style-name="Preformatted_20_Text">      ( model.lLike | model.stageLike | model.labelLike | model.global | lg )*,</text:p>
            <text:p text:style-name="Preformatted_20_Text">      ( model.divBottom, model.global* )*</text:p>
            <text:p text:style-name="Preformatted_20_Text">   )</text:p>
            <text:p text:style-name="Preformatted_20_Text">}</text:p>
          </table:table-cell>
        </table:table-row>
      </table:table>
      <text:h text:outline-level="2"><text:bookmark text:name="TEI.licence"/>&lt;licence&gt;</text:h>
      <table:table table:name="table72"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pointing (<text:span text:style-name="Emphasis">@targetLang</text:span>, <text:span text:style-name="Emphasis">@target</text:span>, <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
      <text:h text:outline-level="2"><text:bookmark text:name="TEI.listBibl"/>&lt;listBibl&gt;</text:h>
      <table:table table:name="table73"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s://www.tei-c.org/release/doc/tei-p5-doc/en/html/CO.html#COBITY">3.11.1. Methods of Encoding Bibliographic References and Lists of References</text:a> <text:a xlink:type="simple" xlink:href="https://www.tei-c.org/release/doc/tei-p5-doc/en/html/HD.html#HD3">2.2.7. The Source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text:p><text:span text:style-name="Highlight">Member of</text:span></text:p>
          </table:table-cell>
          <table:table-cell>
            <text:p>model.biblLike </text:p>
          </table:table-cell>
        </table:table-row>
        <table:table-row>
          <table:table-cell>
            <text:p><text:span text:style-name="Highlight">Contained by</text:span></text:p>
          </table:table-cell>
          <table:table-cell>
            <text:p><text:span>core: </text:span><text:span>corr del head hi l listBibl note orig p ref reg said sic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core: </text:span><text:span>bibl cb head lb listBibl pb</text:span></text:p>
            <text:p><text:span>msdescription: </text:span><text:span>msDesc</text:span></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headLike"</text:p>
            <text:p text:style-name="Preformatted_20_Text">   minOccurs="0" maxOccurs="unbounded"/&gt;</text:p>
            <text:p text:style-name="Preformatted_20_Text">  &lt;elementRef key="desc" minOccurs="0"</text:p>
            <text:p text:style-name="Preformatted_20_Text">   maxOccurs="unbounded"/&gt;</text:p>
            <text:p text:style-name="Preformatted_20_Text">  &lt;alternate minOccurs="1"</text:p>
            <text:p text:style-name="Preformatted_20_Text">   maxOccurs="unbounded"&gt;</text:p>
            <text:p text:style-name="Preformatted_20_Text">   &lt;classRef key="model.biblLike"/&gt;</text:p>
            <text:p text:style-name="Preformatted_20_Text">   &lt;classRef key="model.milestoneLike"/&gt;</text:p>
            <text:p text:style-name="Preformatted_20_Text">  &lt;/alternate&gt;</text:p>
            <text:p text:style-name="Preformatted_20_Text">  &lt;alternate minOccurs="0"</text:p>
            <text:p text:style-name="Preformatted_20_Text">   maxOccurs="unbounded"&gt;</text:p>
            <text:p text:style-name="Preformatted_20_Text">   &lt;elementRef key="relation"/&gt;</text:p>
            <text:p text:style-name="Preformatted_20_Text">   &lt;elementRef key="listRelation"/&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sortable.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desc*,</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
      <text:h text:outline-level="2"><text:bookmark text:name="TEI.listPerson"/>&lt;listPerson&gt;</text:h>
      <table:table table:name="table74"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s://www.tei-c.org/release/doc/tei-p5-doc/en/html/ND.html#NDPERSE">13.3.2. The Person Element</text:a> <text:a xlink:type="simple" xlink:href="https://www.tei-c.org/release/doc/tei-p5-doc/en/html/CC.html#CCAH">15.2. Contextual Information</text:a> <text:a xlink:type="simple" xlink:href="https://www.tei-c.org/release/doc/tei-p5-doc/en/html/HD.html#HD4">2.4. The Profile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del head hi l note orig p ref reg said sic title</text:span></text:p>
            <text:p><text:span>corpus: </text:span><text:span>partic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erson</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erson person</text:span></text:p>
          </table:table-cell>
        </table:table-row>
        <table:table-row>
          <table:table-cell>
            <text:p><text:span text:style-name="Highlight">Note</text:span></text:p>
          </table:table-cell>
          <table:table-cell>
            <text:p text:style-name="Text_20_body">The <text:span text:style-name="Emphasis">type</text:span> attribute may be used to distinguish lists of people of a particular type if convenien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headLike"</text:p>
            <text:p text:style-name="Preformatted_20_Text">   minOccurs="0" maxOccurs="unbounded"/&gt;</text:p>
            <text:p text:style-name="Preformatted_20_Text">  &lt;elementRef key="desc" minOccurs="0"</text:p>
            <text:p text:style-name="Preformatted_20_Text">   maxOccurs="unbounded"/&gt;</text:p>
            <text:p text:style-name="Preformatted_20_Text">  &lt;alternate minOccurs="1"</text:p>
            <text:p text:style-name="Preformatted_20_Text">   maxOccurs="unbounded"&gt;</text:p>
            <text:p text:style-name="Preformatted_20_Text">   &lt;classRef key="model.personLike"/&gt;</text:p>
            <text:p text:style-name="Preformatted_20_Text">   &lt;elementRef key="listPerson"/&gt;</text:p>
            <text:p text:style-name="Preformatted_20_Text">  &lt;/alternate&gt;</text:p>
            <text:p text:style-name="Preformatted_20_Text">  &lt;alternate minOccurs="0"</text:p>
            <text:p text:style-name="Preformatted_20_Text">   maxOccurs="unbounded"&gt;</text:p>
            <text:p text:style-name="Preformatted_20_Text">   &lt;elementRef key="relation"/&gt;</text:p>
            <text:p text:style-name="Preformatted_20_Text">   &lt;elementRef key="listRelation"/&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stPers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desc*,</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
      <text:h text:outline-level="2"><text:bookmark text:name="TEI.listPlace"/>&lt;listPlace&gt;</text:h>
      <table:table table:name="table75"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s://www.tei-c.org/release/doc/tei-p5-doc/en/html/HD.html#HD3">2.2.7. The Source Description</text:a> <text:a xlink:type="simple" xlink:href="https://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del head hi l note orig p ref reg said sic title</text:span></text:p>
            <text:p><text:span>corpus: </text:span><text:span>setting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lace place</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lace place</text:span></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headLike"</text:p>
            <text:p text:style-name="Preformatted_20_Text">   minOccurs="0" maxOccurs="unbounded"/&gt;</text:p>
            <text:p text:style-name="Preformatted_20_Text">  &lt;elementRef key="desc" minOccurs="0"</text:p>
            <text:p text:style-name="Preformatted_20_Text">   maxOccurs="unbounded"/&gt;</text:p>
            <text:p text:style-name="Preformatted_20_Text">  &lt;alternate minOccurs="1"</text:p>
            <text:p text:style-name="Preformatted_20_Text">   maxOccurs="unbounded"&gt;</text:p>
            <text:p text:style-name="Preformatted_20_Text">   &lt;classRef key="model.placeLike"/&gt;</text:p>
            <text:p text:style-name="Preformatted_20_Text">   &lt;elementRef key="listPlace"/&gt;</text:p>
            <text:p text:style-name="Preformatted_20_Text">  &lt;/alternate&gt;</text:p>
            <text:p text:style-name="Preformatted_20_Text">  &lt;alternate minOccurs="0"</text:p>
            <text:p text:style-name="Preformatted_20_Text">   maxOccurs="unbounded"&gt;</text:p>
            <text:p text:style-name="Preformatted_20_Text">   &lt;elementRef key="relation"/&gt;</text:p>
            <text:p text:style-name="Preformatted_20_Text">   &lt;elementRef key="listRelation"/&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stPla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desc*,</text:p>
            <text:p text:style-name="Preformatted_20_Text">      ( model.placeLike | listPlace )+,</text:p>
            <text:p text:style-name="Preformatted_20_Text">      ( relation | listRelation )*</text:p>
            <text:p text:style-name="Preformatted_20_Text">   )</text:p>
            <text:p text:style-name="Preformatted_20_Text">}</text:p>
          </table:table-cell>
        </table:table-row>
      </table:table>
      <text:h text:outline-level="2"><text:bookmark text:name="TEI.listWit"/>&lt;listWit&gt;</text:h>
      <table:table table:name="table76" table:style-name="Table1">
        <table:table-column table:style-name="Table1.col1"/>
        <table:table-column table:style-name="Table2.col2"/>
        <table:table-row>
          <table:table-cell table:number-columns-spanned="2">
            <text:p><text:span text:style-name="Highlight">&lt;listWit&gt; </text:span>(<text:span>witness list</text:span>) <text:span>lists definitions for all the witnesses referred to by a critical apparatus, optionally grouped hierarchically.</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sortable (<text:span text:style-name="Emphasis">@sortKey</text:span>) </text:p>
          </table:table-cell>
        </table:table-row>
        <table:table-row>
          <table:table-cell>
            <text:p><text:span text:style-name="Highlight">Member of</text:span></text:p>
          </table:table-cell>
          <table:table-cell>
            <text:p>model.listLike</text:p>
          </table:table-cell>
        </table:table-row>
        <table:table-row>
          <table:table-cell>
            <text:p><text:span text:style-name="Highlight">Contained by</text:span></text:p>
          </table:table-cell>
          <table:table-cell>
            <text:p><text:span>core: </text:span><text:span>corr del head hi l note orig p ref reg said sic title</text:span></text:p>
            <text:p><text:span>header: </text:span><text:span>licence scriptNote sourceDesc</text:span></text:p>
            <text:p><text:span>linking: </text:span><text:span>seg</text:span></text:p>
            <text:p><text:span>msdescription: </text:span><text:span>foliation layout origin provenance support</text:span></text:p>
            <text:p><text:span>textcrit: </text:span><text:span>lem listWit rdg witness</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textcrit: </text:span><text:span>listWit witness</text:span></text:p>
          </table:table-cell>
        </table:table-row>
        <table:table-row>
          <table:table-cell>
            <text:p><text:span text:style-name="Highlight">Note</text:span></text:p>
          </table:table-cell>
          <table:table-cell>
            <text:p text:style-name="Text_20_body">May contain a series of &lt;witness&gt; or &lt;listWit&gt; elements.</text:p>
            <text:p text:style-name="Text_20_body">The provision of a &lt;listWit&gt; element simplifies the automatic processing of the apparatus, e.g. the reconstruction of the readings for all witnesses from an exhaustive apparatus.</text:p>
            <text:p text:style-name="Text_20_body">Situations commonly arise where there are many more or less fragmentary witnesses, such that there may be quite distinct groups of witnesses for different parts of a text or collection of texts. Such groups may be given separately, or nested within a single &lt;listWit&gt; element at the beginning of the file listing all the witnesses, partial and complete, for the text, with the attestation of fragmentary witnesses indicated within the apparatus by use of the &lt;witStart&gt; and &lt;witEnd&gt; elements described in section <text:a xlink:type="simple" xlink:href="https://www.tei-c.org/release/doc/tei-p5-doc/en/html/TC.html#TCAPMI">12.1.5. Fragmentary Witnesses</text:a>.</text:p>
            <text:p text:style-name="Text_20_body">Note however that a given witness can only be defined once, and can therefore only appear within a single &lt;listWit&gt; element.</text:p>
          </table:table-cell>
        </table:table-row>
        <table:table-row>
          <table:table-cell>
            <text:p><text:span text:style-name="Highlight">Example</text:span></text:p>
          </table:table-cell>
          <table:table-cell>
            <text:p text:style-name="Preformatted_20_Text">&lt;listWit&gt;</text:p>
            <text:p text:style-name="Preformatted_20_Text"> &lt;witness xml:id="HL26"&gt;Ellesmere, Huntingdon Library 26.C.9&lt;/witness&gt;</text:p>
            <text:p text:style-name="Preformatted_20_Text"> &lt;witness xml:id="PN392"&gt;Hengwrt, National Library of Wales,</text:p>
            <text:p text:style-name="Preformatted_20_Text">   Aberystwyth, Peniarth 392D&lt;/witness&gt;</text:p>
            <text:p text:style-name="Preformatted_20_Text"> &lt;witness xml:id="RP149"&gt;Bodleian Library Rawlinson Poetic 149</text:p>
            <text:p text:style-name="Preformatted_20_Text">   (see further &lt;ptr target="#MSRP149"/&gt;)&lt;/witness&gt;</text:p>
            <text:p text:style-name="Preformatted_20_Text">&lt;/listW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headLike"</text:p>
            <text:p text:style-name="Preformatted_20_Text">   minOccurs="0"/&gt;</text:p>
            <text:p text:style-name="Preformatted_20_Text">  &lt;elementRef key="desc" minOccurs="0"</text:p>
            <text:p text:style-name="Preformatted_20_Text">   maxOccurs="unbounded"/&gt;</text:p>
            <text:p text:style-name="Preformatted_20_Text">  &lt;alternate minOccurs="1"</text:p>
            <text:p text:style-name="Preformatted_20_Text">   maxOccurs="unbounded"&gt;</text:p>
            <text:p text:style-name="Preformatted_20_Text">   &lt;elementRef key="witness"/&gt;</text:p>
            <text:p text:style-name="Preformatted_20_Text">   &lt;elementRef key="listWit"/&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stWit</text:p>
            <text:p text:style-name="Preformatted_20_Text">{</text:p>
            <text:p text:style-name="Preformatted_20_Text">   att.global.attributes,</text:p>
            <text:p text:style-name="Preformatted_20_Text">   att.sortable.attributes,</text:p>
            <text:p text:style-name="Preformatted_20_Text">   ( model.headLike?, desc*, ( witness | listWit )+ )</text:p>
            <text:p text:style-name="Preformatted_20_Text">}</text:p>
          </table:table-cell>
        </table:table-row>
      </table:table>
      <text:h text:outline-level="2"><text:bookmark text:name="TEI.location"/>&lt;location&gt;</text:h>
      <table:table table:name="table77"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s://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 placeName settlement surname</text:span></text:p>
            <text:p><text:span>textcrit: </text:span><text:span>lem rdg witness</text:span></text:p>
          </table:table-cell>
        </table:table-row>
        <table:table-row>
          <table:table-cell>
            <text:p><text:span text:style-name="Highlight">May contain</text:span></text:p>
          </table:table-cell>
          <table:table-cell>
            <text:p><text:span>core: </text:span><text:span>bibl listBibl note</text:span></text:p>
            <text:p><text:span>msdescription: </text:span><text:span>height msDesc width</text:span></text:p>
            <text:p><text:span>namesdates: </text:span><text:span>country geo placeName settlement</text:span></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xml:id="BGbuilding"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IIème&lt;/district&gt;</text:p>
            <text:p text:style-name="Preformatted_20_Text">  &lt;district type="quartier"&gt;Perrache&lt;/district&gt;</text:p>
            <text:p text:style-name="Preformatted_20_Text">  &lt;placeName type="street"&gt;</text:p>
            <text:p text:style-name="Preformatted_20_Text">   &lt;num&gt;30&lt;/num&gt;, Cours de Verdun&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elementRef key="precision"/&gt;</text:p>
            <text:p text:style-name="Preformatted_20_Text">  &lt;classRef key="model.labelLike"/&gt;</text:p>
            <text:p text:style-name="Preformatted_20_Text">  &lt;classRef key="model.placeNamePart"/&gt;</text:p>
            <text:p text:style-name="Preformatted_20_Text">  &lt;classRef key="model.offsetLike"/&gt;</text:p>
            <text:p text:style-name="Preformatted_20_Text">  &lt;classRef key="model.measureLike"/&gt;</text:p>
            <text:p text:style-name="Preformatted_20_Text">  &lt;classRef key="model.addressLike"/&gt;</text:p>
            <text:p text:style-name="Preformatted_20_Text">  &lt;classRef key="model.noteLike"/&gt;</text:p>
            <text:p text:style-name="Preformatted_20_Text">  &lt;classRef key="model.bibl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editLike.attributes,</text:p>
            <text:p text:style-name="Preformatted_20_Text">   (</text:p>
            <text:p text:style-name="Preformatted_20_Text">      precision</text:p>
            <text:p text:style-name="Preformatted_20_Text">    |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
      <text:h text:outline-level="2"><text:bookmark text:name="TEI.locus"/>&lt;locus&gt;</text:h>
      <table:table table:name="table78" table:style-name="Table1">
        <table:table-column table:style-name="Table1.col1"/>
        <table:table-column table:style-name="Table2.col2"/>
        <table:table-row>
          <table:table-cell table:number-columns-spanned="2">
            <text:p><text:span text:style-name="Highlight">&lt;locus&gt; </text:span><text:span>defines a location within a manuscript, manuscript part, or other object typically as a (possibly discontinuous) sequence of folio references.</text:span> [<text:a xlink:type="simple" xlink:href="https://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typed (<text:span text:style-name="Emphasis">@type</text:span>, <text:span text:style-name="Emphasis">@subtype</text:span>) att.global (@xml:id, @n, @xml:lang, @xml:base, @xml:space) att.global.rendition (@rend, @style, @rendition) att.global.change (@change) att.global.responsibility (@cert, @resp) att.global.source (@source) att.pointing (<text:span>target</text:span>, @targetLang, @evaluate)</text:p>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bbr author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locus msItemStruc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ore: </text:span><text:span>hi</text:span></text:p>
            <text:p><text:span>msdescription: </text:span><text:span>locus</text:span></text:p>
            <text:p>character data</text:p>
          </table:table-cell>
        </table:table-row>
        <table:table-row>
          <table:table-cell>
            <text:p><text:span text:style-name="Highlight">Note</text:span></text:p>
          </table:table-cell>
          <table:table-cell>
            <text:p text:style-name="Text_20_body">The <text:span text:style-name="Emphasis">target</text:span> attribute should only be used to point to elements that contain or indicate a transcription of the locus being described, as in the first example above. To associate a &lt;locus&gt; element 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ext:p text:style-name="Text_20_body">When a single page is being cited, use the <text:span text:style-name="Emphasis">from</text:span> and <text:span text:style-name="Emphasis">to</text:span> attributes with an identical value. When no clear endpoint is provided, the <text:span text:style-name="Emphasis">from</text:span> attribute may be used without <text:span text:style-name="Emphasis">to</text:span>; for example a citation such as <text:span text:style-name="q">‘p. 3ff’</text:span> might be encoded <text:span text:style-name="User_20_Entry">&lt;biblScope from="3"&gt;p. 3ff&lt;biblScope&gt;</text:span>.</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hi"/&gt;</text:p>
            <text:p text:style-name="Preformatted_20_Text">  &lt;elementRef key="locus"/&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ocu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pointing.attribute.targetLang,</text:p>
            <text:p text:style-name="Preformatted_20_Text">   att.pointing.attribute.evaluate,</text:p>
            <text:p text:style-name="Preformatted_20_Text">   att.typed.attributes,</text:p>
            <text:p text:style-name="Preformatted_20_Text">   ( text | model.gLike | hi | locus )*</text:p>
            <text:p text:style-name="Preformatted_20_Text">}</text:p>
          </table:table-cell>
        </table:table-row>
      </table:table>
      <text:h text:outline-level="2"><text:bookmark text:name="TEI.msContents"/>&lt;msContents&gt;</text:h>
      <table:table table:name="table79"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manuscript part, or other object either as a series of paragraphs or as a series of structured manuscript items.</text:span> [<text:a xlink:type="simple" xlink:href="https://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msItemStruct</text:span></text:p>
          </table:table-cell>
        </table:table-row>
        <table:table-row>
          <table:table-cell>
            <text:p><text:span text:style-name="Highlight">Note</text:span></text:p>
          </table:table-cell>
          <table:table-cell>
            <text:p text:style-name="Text_20_body">Unless it contains a simple prose description, this element should contain at least one of the elements &lt;summary&gt;, &lt;msItem&gt;, or &lt;msItemStruct&gt;. This constraint is not currently enforced by the schema.</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mmary" minOccurs="0"/&gt;</text:p>
            <text:p text:style-name="Preformatted_20_Text">   &lt;elementRef key="textLang" minOccurs="0"/&gt;</text:p>
            <text:p text:style-name="Preformatted_20_Text">   &lt;elementRef key="titlePage"</text:p>
            <text:p text:style-name="Preformatted_20_Text">    minOccurs="0"/&gt;</text:p>
            <text:p text:style-name="Preformatted_20_Text">   &lt;alternate minOccurs="0"</text:p>
            <text:p text:style-name="Preformatted_20_Text">    maxOccurs="unbounded"&gt;</text:p>
            <text:p text:style-name="Preformatted_20_Text">    &lt;elementRef key="msItem"/&gt;</text:p>
            <text:p text:style-name="Preformatted_20_Text">    &lt;elementRef key="msItemStruct"/&gt;</text:p>
            <text:p text:style-name="Preformatted_20_Text">   &lt;/alternate&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Content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msExcerpt.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
      <text:h text:outline-level="2"><text:bookmark text:name="TEI.msDesc"/>&lt;msDesc&gt;</text:h>
      <table:table table:name="table80"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 such as early printed books.</text:span> [<text:a xlink:type="simple" xlink:href="https://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sortable (<text:span text:style-name="Emphasis">@sortKey</text:span>) att.declaring (<text:span text:style-name="Emphasis">@decls</text:span>) att.docStatus (<text:span text:style-name="Emphasis">@status</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corr del head hi l listBibl note orig p ref reg said sic title</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ocation person place</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Note</text:span></text:p>
          </table:table-cell>
          <table:table-cell>
            <text:p text:style-name="Text_20_body">Although the &lt;msDesc&gt; has primarily been designed with a view to encoding manuscript descriptions, it may also be used for other objects such as early printed books, fasicles, epigraphs, or any text-bearing objects that require substantial description. If an object is not text-bearing or the reasons for describing the object is not primarily the textual content, the more general &lt;object&gt; may be more suitable.</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msIdentifier"/&gt;</text:p>
            <text:p text:style-name="Preformatted_20_Text">  &lt;classRef key="model.headLike"</text:p>
            <text:p text:style-name="Preformatted_20_Text">   minOccurs="0" maxOccurs="unbounded"/&gt;</text:p>
            <text:p text:style-name="Preformatted_20_Text">  &lt;alternate minOccurs="1" maxOccurs="1"&gt;</text:p>
            <text:p text:style-name="Preformatted_20_Text">   &lt;classRef key="model.pLike"</text:p>
            <text:p text:style-name="Preformatted_20_Text">    minOccurs="1" maxOccurs="unbounded"/&gt;</text:p>
            <text:p text:style-name="Preformatted_20_Text">   &lt;sequence minOccurs="1" maxOccurs="1"&gt;</text:p>
            <text:p text:style-name="Preformatted_20_Text">    &lt;elementRef key="msContents"</text:p>
            <text:p text:style-name="Preformatted_20_Text">     minOccurs="0"/&gt;</text:p>
            <text:p text:style-name="Preformatted_20_Text">    &lt;elementRef key="physDesc"</text:p>
            <text:p text:style-name="Preformatted_20_Text">     minOccurs="0"/&gt;</text:p>
            <text:p text:style-name="Preformatted_20_Text">    &lt;elementRef key="history" minOccurs="0"/&gt;</text:p>
            <text:p text:style-name="Preformatted_20_Text">    &lt;elementRef key="additional"</text:p>
            <text:p text:style-name="Preformatted_20_Text">     minOccurs="0"/&gt;</text:p>
            <text:p text:style-name="Preformatted_20_Text">    &lt;alternate minOccurs="1" maxOccurs="1"&gt;</text:p>
            <text:p text:style-name="Preformatted_20_Text">     &lt;elementRef key="msPart" minOccurs="0"</text:p>
            <text:p text:style-name="Preformatted_20_Text">      maxOccurs="unbounded"/&gt;</text:p>
            <text:p text:style-name="Preformatted_20_Text">     &lt;elementRef key="msFrag" minOccurs="0"</text:p>
            <text:p text:style-name="Preformatted_20_Text">      maxOccurs="unbounded"/&gt;</text:p>
            <text:p text:style-name="Preformatted_20_Text">    &lt;/alternate&gt;</text:p>
            <text:p text:style-name="Preformatted_20_Text">   &lt;/sequence&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sortable.attributes,</text:p>
            <text:p text:style-name="Preformatted_20_Text">   att.typed.attribute.subtype,</text:p>
            <text:p text:style-name="Preformatted_20_Text">   att.declaring.attributes,</text:p>
            <text:p text:style-name="Preformatted_20_Text">   att.docStatus.attributes,</text:p>
            <text:p text:style-name="Preformatted_20_Text">   (</text:p>
            <text:p text:style-name="Preformatted_20_Text">      msIdentifier,</text:p>
            <text:p text:style-name="Preformatted_20_Text">      model.headLike*,</text:p>
            <text:p text:style-name="Preformatted_20_Text">      (</text:p>
            <text:p text:style-name="Preformatted_20_Text">         model.pLike+</text:p>
            <text:p text:style-name="Preformatted_20_Text">       | (</text:p>
            <text:p text:style-name="Preformatted_20_Text">            msContents?,</text:p>
            <text:p text:style-name="Preformatted_20_Text">            physDesc?,</text:p>
            <text:p text:style-name="Preformatted_20_Text">            history?,</text:p>
            <text:p text:style-name="Preformatted_20_Text">            additional?,</text:p>
            <text:p text:style-name="Preformatted_20_Text">            ( msPart* | msFrag* )</text:p>
            <text:p text:style-name="Preformatted_20_Text">         )</text:p>
            <text:p text:style-name="Preformatted_20_Text">      )</text:p>
            <text:p text:style-name="Preformatted_20_Text">   )</text:p>
            <text:p text:style-name="Preformatted_20_Text">}</text:p>
          </table:table-cell>
        </table:table-row>
      </table:table>
      <text:h text:outline-level="2"><text:bookmark text:name="TEI.msIdentifier"/>&lt;msIdentifier&gt;</text:h>
      <table:table table:name="table81"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or similar object being described.</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msdescription: </text:span><text:span>repository</text:span></text:p>
            <text:p><text:span>namesdates: </text:span><text:span>country placeName settlement</text:span></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row>
          <table:table-cell>
            <text:p><text:span text:style-name="Highlight">Schematron</text:span></text:p>
          </table:table-cell>
          <table:table-cell>
            <text:p>
&lt;s:report test="not(parent::tei:msPart) and (local-name(*[1])='idno' or local-name(*[1])='altIdentifier' 
 or normalize-space(.)='')"&gt;An msIdentifier must contain either a repository or location.&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sequence minOccurs="1" maxOccurs="1"&gt;</text:p>
            <text:p text:style-name="Preformatted_20_Text">   &lt;classRef key="model.placeNamePart"</text:p>
            <text:p text:style-name="Preformatted_20_Text">    expand="sequenceOptional"/&gt;</text:p>
            <text:p text:style-name="Preformatted_20_Text">   &lt;elementRef key="institution"</text:p>
            <text:p text:style-name="Preformatted_20_Text">    minOccurs="0"/&gt;</text:p>
            <text:p text:style-name="Preformatted_20_Text">   &lt;elementRef key="repository"</text:p>
            <text:p text:style-name="Preformatted_20_Text">    minOccurs="0"/&gt;</text:p>
            <text:p text:style-name="Preformatted_20_Text">   &lt;elementRef key="collection"</text:p>
            <text:p text:style-name="Preformatted_20_Text">    minOccurs="0" maxOccurs="unbounded"/&gt;</text:p>
            <text:p text:style-name="Preformatted_20_Text">   &lt;elementRef key="idno" minOccurs="0"</text:p>
            <text:p text:style-name="Preformatted_20_Text">    maxOccurs="unbounded"/&gt;</text:p>
            <text:p text:style-name="Preformatted_20_Text">  &lt;/sequence&gt;</text:p>
            <text:p text:style-name="Preformatted_20_Text">  &lt;alternate minOccurs="0"</text:p>
            <text:p text:style-name="Preformatted_20_Text">   maxOccurs="unbounded"&gt;</text:p>
            <text:p text:style-name="Preformatted_20_Text">   &lt;elementRef key="msName"/&gt;</text:p>
            <text:p text:style-name="Preformatted_20_Text">   &lt;elementRef key="objectName"/&gt;</text:p>
            <text:p text:style-name="Preformatted_20_Text">   &lt;elementRef key="altIdentifier"/&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Identifi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text:p>
            <text:p text:style-name="Preformatted_20_Text">      (</text:p>
            <text:p text:style-name="Preformatted_20_Text">         placeName?,</text:p>
            <text:p text:style-name="Preformatted_20_Text">         country?,</text:p>
            <text:p text:style-name="Preformatted_20_Text">         settlement?,</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objectName | altIdentifier )*</text:p>
            <text:p text:style-name="Preformatted_20_Text">   )</text:p>
            <text:p text:style-name="Preformatted_20_Text">}</text:p>
          </table:table-cell>
        </table:table-row>
      </table:table>
      <text:h text:outline-level="2"><text:bookmark text:name="TEI.msItemStruct"/>&lt;msItemStruct&gt;</text:h>
      <table:table table:name="table82"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manuscript part, or other object.</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msContents msItemStruct</text:span></text:p>
          </table:table-cell>
        </table:table-row>
        <table:table-row>
          <table:table-cell>
            <text:p><text:span text:style-name="Highlight">May contain</text:span></text:p>
          </table:table-cell>
          <table:table-cell>
            <text:p><text:span>core: </text:span><text:span>author bibl listBibl note p title</text:span></text:p>
            <text:p><text:span>msdescription: </text:span><text:span>explicit incipit locus msItemStruct</text:span></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gt;iscop&lt;/ex&gt;i</text:p>
            <text:p text:style-name="Preformatted_20_Text">   Pacensis eccl&lt;ex&gt;esi&lt;/ex&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alternate minOccurs="0" maxOccurs="1"&gt;</text:p>
            <text:p text:style-name="Preformatted_20_Text">   &lt;elementRef key="locus"/&gt;</text:p>
            <text:p text:style-name="Preformatted_20_Text">   &lt;elementRef key="locusGrp"/&gt;</text:p>
            <text:p text:style-name="Preformatted_20_Text">  &lt;/alternate&gt;</text:p>
            <text:p text:style-name="Preformatted_20_Text">  &lt;alternate minOccurs="1" maxOccurs="1"&gt;</text:p>
            <text:p text:style-name="Preformatted_20_Text">   &lt;classRef key="model.pLike"</text:p>
            <text:p text:style-name="Preformatted_20_Text">    minOccurs="1" maxOccurs="unbounded"/&gt;</text:p>
            <text:p text:style-name="Preformatted_20_Text">   &lt;sequence minOccurs="1" maxOccurs="1"&gt;</text:p>
            <text:p text:style-name="Preformatted_20_Text">    &lt;elementRef key="author" minOccurs="0"</text:p>
            <text:p text:style-name="Preformatted_20_Text">     maxOccurs="unbounded"/&gt;</text:p>
            <text:p text:style-name="Preformatted_20_Text">    &lt;elementRef key="respStmt"</text:p>
            <text:p text:style-name="Preformatted_20_Text">     minOccurs="0" maxOccurs="unbounded"/&gt;</text:p>
            <text:p text:style-name="Preformatted_20_Text">    &lt;elementRef key="title" minOccurs="0"</text:p>
            <text:p text:style-name="Preformatted_20_Text">     maxOccurs="unbounded"/&gt;</text:p>
            <text:p text:style-name="Preformatted_20_Text">    &lt;elementRef key="rubric" minOccurs="0"/&gt;</text:p>
            <text:p text:style-name="Preformatted_20_Text">    &lt;elementRef key="incipit" minOccurs="0"/&gt;</text:p>
            <text:p text:style-name="Preformatted_20_Text">    &lt;elementRef key="msItemStruct"</text:p>
            <text:p text:style-name="Preformatted_20_Text">     minOccurs="0" maxOccurs="unbounded"/&gt;</text:p>
            <text:p text:style-name="Preformatted_20_Text">    &lt;elementRef key="explicit"</text:p>
            <text:p text:style-name="Preformatted_20_Text">     minOccurs="0"/&gt;</text:p>
            <text:p text:style-name="Preformatted_20_Text">    &lt;elementRef key="finalRubric"</text:p>
            <text:p text:style-name="Preformatted_20_Text">     minOccurs="0"/&gt;</text:p>
            <text:p text:style-name="Preformatted_20_Text">    &lt;elementRef key="colophon"</text:p>
            <text:p text:style-name="Preformatted_20_Text">     minOccurs="0" maxOccurs="unbounded"/&gt;</text:p>
            <text:p text:style-name="Preformatted_20_Text">    &lt;elementRef key="decoNote"</text:p>
            <text:p text:style-name="Preformatted_20_Text">     minOccurs="0" maxOccurs="unbounded"/&gt;</text:p>
            <text:p text:style-name="Preformatted_20_Text">    &lt;elementRef key="listBibl"</text:p>
            <text:p text:style-name="Preformatted_20_Text">     minOccurs="0" maxOccurs="unbounded"/&gt;</text:p>
            <text:p text:style-name="Preformatted_20_Text">    &lt;alternate minOccurs="0"</text:p>
            <text:p text:style-name="Preformatted_20_Text">     maxOccurs="unbounded"&gt;</text:p>
            <text:p text:style-name="Preformatted_20_Text">     &lt;elementRef key="bibl"/&gt;</text:p>
            <text:p text:style-name="Preformatted_20_Text">     &lt;elementRef key="biblStruct"/&gt;</text:p>
            <text:p text:style-name="Preformatted_20_Text">    &lt;/alternate&gt;</text:p>
            <text:p text:style-name="Preformatted_20_Text">    &lt;elementRef key="filiation"</text:p>
            <text:p text:style-name="Preformatted_20_Text">     minOccurs="0"/&gt;</text:p>
            <text:p text:style-name="Preformatted_20_Text">    &lt;classRef key="model.noteLike"</text:p>
            <text:p text:style-name="Preformatted_20_Text">     minOccurs="0" maxOccurs="unbounded"/&gt;</text:p>
            <text:p text:style-name="Preformatted_20_Text">    &lt;elementRef key="textLang"</text:p>
            <text:p text:style-name="Preformatted_20_Text">     minOccurs="0"/&gt;</text:p>
            <text:p text:style-name="Preformatted_20_Text">   &lt;/sequence&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ItemStruc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msExcerpt.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filiation?,</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
      <text:h text:outline-level="2"><text:bookmark text:name="TEI.note"/>&lt;note&gt;</text:h>
      <table:table table:name="table83"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s://www.tei-c.org/release/doc/tei-p5-doc/en/html/CO.html#CONONO">3.8.1. Notes and Simple Annotation</text:a> <text:a xlink:type="simple" xlink:href="https://www.tei-c.org/release/doc/tei-p5-doc/en/html/HD.html#HD27">2.2.6. The Notes Statement</text:a> <text:a xlink:type="simple" xlink:href="https://www.tei-c.org/release/doc/tei-p5-doc/en/html/CO.html#COBICON">3.11.2.8. Notes and Statement of Language</text:a> <text:a xlink:type="simple" xlink:href="https://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written (<text:span text:style-name="Emphasis">@hand</text:span>) att.global (@xml:id, @n, @xml:lang, @xml:base, @xml:space) att.global.rendition (@rend, @style, @rendition) att.global.change (@change) att.global.responsibility (@cert, @resp) att.global.source (@source) att.pointing (<text:span>target</text:span>, @targetLang, @evaluate) att.typed (<text:span>type</text:span>, @subtype) </text:p>
            <table:table table:name="table84"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8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biographica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noteLike </text:p>
          </table:table-cell>
        </table:table-row>
        <table:table-row>
          <table:table-cell>
            <text:p><text:span text:style-name="Highlight">Contained by</text:span></text:p>
          </table:table-cell>
          <table:table-cell>
            <text:p><text:span>core: </text:span><text:span>abbr author bibl corr date del expan head hi l lg note orig p pubPlace publisher ref reg rs said sic title</text:span></text:p>
            <text:p><text:span>header: </text:span><text:span>extent licence scriptNote</text:span></text:p>
            <text:p><text:span>linking: </text:span><text:span>seg</text:span></text:p>
            <text:p><text:span>msdescription: </text:span><text:span>explicit foliation incipit layout msItemStruct origDate origin provenance repository support</text:span></text:p>
            <text:p><text:span>namesdates: </text:span><text:span>birth country death location persName person place placeName settlement surname</text:span></text:p>
            <text:p><text:span>textcrit: </text:span><text:span>app lem rdg witness</text:span></text:p>
            <text:p><text:span>textstructure: </text:span><text:span>body div text</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text:p>
            <text:p text:style-name="Preformatted_20_Text"/>
            <text:p text:style-name="Preformatted_20_Text">&lt;!-- elsewhere in the document --&gt;</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ext:p>For this example to be valid, the code <text:span>MDMH</text:span> must be defined elsewhere, for example by means of a responsibility statement in the associated TEI header.</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placement.attributes,</text:p>
            <text:p text:style-name="Preformatted_20_Text">   att.pointing.attribute.targetLang,</text:p>
            <text:p text:style-name="Preformatted_20_Text">   att.pointing.attribute.evaluate,</text:p>
            <text:p text:style-name="Preformatted_20_Text">   att.typed.attribute.subtype,</text:p>
            <text:p text:style-name="Preformatted_20_Text">   att.written.attributes,</text:p>
            <text:p text:style-name="Preformatted_20_Text">   attribute type { "biographical" }?,</text:p>
            <text:p text:style-name="Preformatted_20_Text">   macro.specialPara</text:p>
            <text:p text:style-name="Preformatted_20_Text">}</text:p>
          </table:table-cell>
        </table:table-row>
      </table:table>
      <text:h text:outline-level="2"><text:bookmark text:name="TEI.objectDesc"/>&lt;objectDesc&gt;</text:h>
      <table:table table:name="table86" table:style-name="Table1">
        <table:table-column table:style-name="Table1.col1"/>
        <table:table-column table:style-name="Table2.col2"/>
        <table:table-row>
          <table:table-cell table:number-columns-spanned="2">
            <text:p><text:span text:style-name="Highlight">&lt;objectDesc&gt; </text:span><text:span>contains a description of the physical components making up the object which is being described.</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pportDesc"</text:p>
            <text:p text:style-name="Preformatted_20_Text">    minOccurs="0"/&gt;</text:p>
            <text:p text:style-name="Preformatted_20_Text">   &lt;elementRef key="layoutDesc"</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b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upportDesc?, layoutDesc? ) )</text:p>
            <text:p text:style-name="Preformatted_20_Text">}</text:p>
          </table:table-cell>
        </table:table-row>
      </table:table>
      <text:h text:outline-level="2"><text:bookmark text:name="TEI.orig"/>&lt;orig&gt;</text:h>
      <table:table table:name="table87" table:style-name="Table1">
        <table:table-column table:style-name="Table1.col1"/>
        <table:table-column table:style-name="Table2.col2"/>
        <table:table-row>
          <table:table-cell table:number-columns-spanned="2">
            <text:p><text:span text:style-name="Highlight">&lt;orig&gt; </text:span>(<text:span>Original</text:span>) <text:span>permet d'encoder la forme originale du manuscrit.</text:span> [<text:a xlink:type="simple" xlink:href="https://www.tei-c.org/release/doc/tei-p5-doc/en/html/CO.html#COEDREG">3.4.2. Regularization and Normalization</text:a> <text:a xlink:type="simple" xlink:href="https://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paraContent</text:p>
            <text:p text:style-name="Preformatted_20_Text">}</text:p>
          </table:table-cell>
        </table:table-row>
      </table:table>
      <text:h text:outline-level="2"><text:bookmark text:name="TEI.origDate"/>&lt;origDate&gt;</text:h>
      <table:table table:name="table88" table:style-name="Table1">
        <table:table-column table:style-name="Table1.col1"/>
        <table:table-column table:style-name="Table2.col2"/>
        <table:table-row>
          <table:table-cell table:number-columns-spanned="2">
            <text:p><text:span text:style-name="Highlight">&lt;origDate&gt; </text:span>(<text:span>origin date</text:span>) <text:span>contains any form of date, used to identify the date of origin for a manuscript, manuscript part, or other object.</text:span> [<text:a xlink:type="simple" xlink:href="https://www.tei-c.org/release/doc/tei-p5-doc/en/html/MS.html#msdates">10.3.1. Origin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att.global (@xml:id, @n, @xml:lang, @xml:base, @xml:space) att.global.rendition (@rend, @style, @rendition) att.global.change (@change) att.global.responsibility (@cert, @resp) att.global.source (@source) att.dimensions (<text:span>unit</text:span>, @quantity, @extent, @precision, @scope) att.ranging (@atLeast, @atMost, @min, @max, @confidence) att.typed (<text:span>type</text:span>, @subtype)</text:p>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bbr author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origDate notBefore="-0300"</text:p>
            <text:p text:style-name="Preformatted_20_Text"> notAfter="-0200"&gt;3rd century BCE&lt;/origDat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rig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atable.attributes,</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editLike.attributes,</text:p>
            <text:p text:style-name="Preformatted_20_Text">   att.typed.attribute.subtype,</text:p>
            <text:p text:style-name="Preformatted_20_Text">   ( text | model.gLike | model.phrase | model.global )*</text:p>
            <text:p text:style-name="Preformatted_20_Text">}</text:p>
          </table:table-cell>
        </table:table-row>
      </table:table>
      <text:h text:outline-level="2"><text:bookmark text:name="TEI.origin"/>&lt;origin&gt;</text:h>
      <table:table table:name="table89" table:style-name="Table1">
        <table:table-column table:style-name="Table1.col1"/>
        <table:table-column table:style-name="Table2.col2"/>
        <table:table-row>
          <table:table-cell table:number-columns-spanned="2">
            <text:p><text:span text:style-name="Highlight">&lt;origin&gt; </text:span><text:span>contains any descriptive or other information concerning the origin of a manuscript, manuscript part, or other object.</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editLike (<text:span text:style-name="Emphasis">@eviden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rigi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datable.attributes,</text:p>
            <text:p text:style-name="Preformatted_20_Text">   macro.specialPara</text:p>
            <text:p text:style-name="Preformatted_20_Text">}</text:p>
          </table:table-cell>
        </table:table-row>
      </table:table>
      <text:h text:outline-level="2"><text:bookmark text:name="TEI.p"/>&lt;p&gt;</text:h>
      <table:table table:name="table90" table:style-name="Table1">
        <table:table-column table:style-name="Table1.col1"/>
        <table:table-column table:style-name="Table2.col2"/>
        <table:table-row>
          <table:table-cell table:number-columns-spanned="2">
            <text:p><text:span text:style-name="Highlight">&lt;p&gt; </text:span>(<text:span>Paragraphe</text:span>) <text:span>permet d'individualiser les paragraphes.</text:span> [<text:a xlink:type="simple" xlink:href="https://www.tei-c.org/release/doc/tei-p5-doc/en/html/CO.html#COPA">3.1. Paragraphs</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fragmentableatt.written (<text:span text:style-name="Emphasis">@hand</text:span>) 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note said</text:span></text:p>
            <text:p><text:span>corpus: </text:span><text:span>particDesc settingDesc</text:span></text:p>
            <text:p><text:span>header: </text:span><text:span>availability cRefPattern encodingDesc licence projectDesc publicationStmt refsDecl scriptNote sourceDesc</text:span></text:p>
            <text:p><text:span>msdescription: </text:span><text:span>foliation history layout layoutDesc msContents msDesc msItemStruct objectDesc origin physDesc provenance scriptDesc support supportDesc</text:span></text:p>
            <text:p><text:span>namesdates: </text:span><text:span>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row>
          <table:table-cell>
            <text:p><text:span text:style-name="Highlight">Schematron</text:span></text:p>
          </table:table-cell>
          <table:table-cell>
            <text:p>
&lt;s:report test="not(ancestor::tei:floatingText) and (ancestor::tei:p or ancestor::tei:ab) 
 and not(parent::tei:exemplum |parent::tei:item |parent::tei:note |parent::tei:q 
 |parent::tei:quote |parent::tei:remarks |parent::tei:said |parent::tei:sp 
 |parent::tei:stage |parent::tei:cell |parent::tei:figure )"&gt; Abstract model violation: Paragraphs may not occur inside other paragraphs or ab elements.
&lt;/s:report&gt;</text:p>
          </table:table-cell>
        </table:table-row>
        <table:table-row>
          <table:table-cell>
            <text:p><text:span text:style-name="Highlight">Schematron</text:span></text:p>
          </table:table-cell>
          <table:table-cell>
            <text:p>
&lt;s:report test="ancestor::tei:l[not(.//tei:note//tei:p[. = current()])]"&gt; Abstract model violation: Lines may not contain higher-level structural elements such as div, p, or ab.
&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eclaring.attributes,</text:p>
            <text:p text:style-name="Preformatted_20_Text">   att.fragmentable.attributes,</text:p>
            <text:p text:style-name="Preformatted_20_Text">   att.written.attributes,</text:p>
            <text:p text:style-name="Preformatted_20_Text">   macro.paraContent</text:p>
            <text:p text:style-name="Preformatted_20_Text">}</text:p>
          </table:table-cell>
        </table:table-row>
      </table:table>
      <text:h text:outline-level="2"><text:bookmark text:name="TEI.particDesc"/>&lt;particDesc&gt;</text:h>
      <table:table table:name="table91"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s://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erson person</text:span></text:p>
          </table:table-cell>
        </table:table-row>
        <table:table-row>
          <table:table-cell>
            <text:p><text:span text:style-name="Highlight">Note</text:span></text:p>
          </table:table-cell>
          <table:table-cell>
            <text:p text:style-name="Text_20_body">May contain a prose description organized as paragraphs, or a structured list of persons and person groups, with an optional formal specification of any relationships amongst them.</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alternate minOccurs="1"</text:p>
            <text:p text:style-name="Preformatted_20_Text">   maxOccurs="unbounded"&gt;</text:p>
            <text:p text:style-name="Preformatted_20_Text">   &lt;classRef key="model.personLike"/&gt;</text:p>
            <text:p text:style-name="Preformatted_20_Text">   &lt;elementRef key="listPerson"/&gt;</text:p>
            <text:p text:style-name="Preformatted_20_Text">   &lt;elementRef key="listOrg"/&gt;</text:p>
            <text:p text:style-name="Preformatted_20_Text">  &lt;/alterna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artic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model.personLike | listPerson | listOrg )+ )</text:p>
            <text:p text:style-name="Preformatted_20_Text">}</text:p>
          </table:table-cell>
        </table:table-row>
      </table:table>
      <text:h text:outline-level="2"><text:bookmark text:name="TEI.pb"/>&lt;pb&gt;</text:h>
      <table:table table:name="table92" table:style-name="Table1">
        <table:table-column table:style-name="Table1.col1"/>
        <table:table-column table:style-name="Table2.col2"/>
        <table:table-row>
          <table:table-cell table:number-columns-spanned="2">
            <text:p><text:span text:style-name="Highlight">&lt;pb&gt; </text:span>(<text:span>Saut de page</text:span>) <text:span/> [<text:a xlink:type="simple" xlink:href="https://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global.source (@source) att.typed (<text:span>type</text:span>, @subtype) </text:p>
            <table:table table:name="table93"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94"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facs</text:p>
                </table:table-cell>
                <table:table-cell>
                  <text:p>(<text:span>facsimile</text:span>) <text:span>points to all or part of an image which corresponds with the content of the element.</text:span></text:p>
                  <table:table table:name="table95"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orr date del expan head hi l lg listBib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erson placeName settlement surname</text:span></text:p>
            <text:p><text:span>textcrit: </text:span><text:span>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ext:p>
            <text:p text:style-name="Text_20_body">The <text:span text:style-name="Emphasis">type</text:span> attribute may be used to characterize the page break in any respect. The more specialized attributes <text:span text:style-name="Emphasis">break</text:span>, <text:span text:style-name="Emphasis">ed</text:span>, or <text:span text:style-name="Emphasis">edRef</text:span> should be preferred when the intent is to indicate whether or not the page break is word-breaking, or to note the source from which it derives.</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text },</text:p>
            <text:p text:style-name="Preformatted_20_Text">   attribute facs { list { + } },</text:p>
            <text:p text:style-name="Preformatted_20_Text">   empty</text:p>
            <text:p text:style-name="Preformatted_20_Text">}</text:p>
          </table:table-cell>
        </table:table-row>
      </table:table>
      <text:h text:outline-level="2"><text:bookmark text:name="TEI.pc"/>&lt;pc&gt;</text:h>
      <table:table table:name="table96" table:style-name="Table1">
        <table:table-column table:style-name="Table1.col1"/>
        <table:table-column table:style-name="Table2.col2"/>
        <table:table-row>
          <table:table-cell table:number-columns-spanned="2">
            <text:p><text:span text:style-name="Highlight">&lt;pc&gt; </text:span>(<text:span>Ponctuation</text:span>) <text:span/> [<text:a xlink:type="simple" xlink:href="https://www.tei-c.org/release/doc/tei-p5-doc/en/html/AI.html#AIPC">17.1.2. Below the Word Level</text:a> <text:a xlink:type="simple" xlink:href="https://www.tei-c.org/release/doc/tei-p5-doc/en/html/AI.html#AILALW">17.4.2. Lightweight Linguistic Annotation</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text:span>Attributes </text:span>att.segLike (<text:span text:style-name="Emphasis">@function</text:span>)  (att.datcat (<text:span text:style-name="Emphasis">@datcat</text:span>, <text:span text:style-name="Emphasis">@valueDatcat</text:span>)) (att.fragmentable) att.linguistic (<text:span text:style-name="Emphasis">@lemma</text:span>, <text:span text:style-name="Emphasis">@lemmaRef</text:span>, <text:span text:style-name="Emphasis">@pos</text:span>, <text:span text:style-name="Emphasis">@msd</text:span>, <text:span text:style-name="Emphasis">@join</text:span>)  (att.lexicographic.normalized (<text:span text:style-name="Emphasis">@norm</text:span>, <text:span text:style-name="Emphasis">@orig</text:span>)) att.global (@xml:id, @n, @xml:lang, @xml:base, @xml:space) att.global.rendition (@rend, @style, @rendition) att.global.change (@change) att.global.responsibility (@cert, @resp) att.global.source (@source) att.typed (<text:span>type</text:span>, @subtype) </text:p>
            <table:table table:name="table97"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98" table:style-name="Table1">
                    <table:table-column table:style-name="Table1.col1"/>
                    <table:table-column table:style-name="Table2.col2"/>
                    <table:table-row>
                      <table:table-cell>
                        <text:p><text:span text:style-name="Highlight">Derived from</text:span></text:p>
                      </table:table-cell>
                      <table:table-cell>
                        <text:p>att.global.analytic</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Legal values are:</text:span></text:p>
                      </table:table-cell>
                      <table:table-cell>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ext:p text:style-name="List_20_Heading">space</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99"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del expan orig reg sic</text:span></text:p>
            <text:p><text:span>transcr: </text:span><text:span>ex</text:span></text:p>
            <text:p>character data</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row>
          <table:table-cell>
            <text:p><text:span text:style-name="Highlight">Example</text:span></text:p>
          </table:table-cell>
          <table:table-cell>
            <text:p>Example encoding of the German sentence <text:span text:style-name="Emphasis">Wir fahren in den Urlaub.</text:span>, encoded with attributes from <text:span>att.linguistic</text:span> discussed in section AILALW.</text:p>
            <text:p text:style-name="Preformatted_20_Text">&lt;s&gt;</text:p>
            <text:p text:style-name="Preformatted_20_Text"> &lt;w pos="PPER" msd="1.Pl.*.Nom"&gt;Wir&lt;/w&gt;</text:p>
            <text:p text:style-name="Preformatted_20_Text"> &lt;w pos="VVFIN" msd="1.Pl.Pres.Ind"&gt;fahren&lt;/w&gt;</text:p>
            <text:p text:style-name="Preformatted_20_Text"> &lt;w pos="APPR" msd="--"&gt;in&lt;/w&gt;</text:p>
            <text:p text:style-name="Preformatted_20_Text"> &lt;w pos="ART" msd="Def.Masc.Akk.Sg."&gt;den&lt;/w&gt;</text:p>
            <text:p text:style-name="Preformatted_20_Text"> &lt;w pos="NN" msd="Masc.Akk.Sg."&gt;Urlaub&lt;/w&gt;</text:p>
            <text:p text:style-name="Preformatted_20_Text"> &lt;pc pos="$." msd="--" join="left"&gt;.&lt;/pc&gt;</text:p>
            <text:p text:style-name="Preformatted_20_Text">&lt;/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c"/&gt;</text:p>
            <text:p text:style-name="Preformatted_20_Text">  &lt;classRef key="model.pPart.edi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segLike.attributes,</text:p>
            <text:p text:style-name="Preformatted_20_Text">   att.typed.attribute.subtype,</text:p>
            <text:p text:style-name="Preformatted_20_Text">   att.linguistic.attributes,</text:p>
            <text:p text:style-name="Preformatted_20_Text">   attribute ana</text:p>
            <text:p text:style-name="Preformatted_20_Text">   {</text:p>
            <text:p text:style-name="Preformatted_20_Text">      list</text:p>
            <text:p text:style-name="Preformatted_20_Text">      {</text:p>
            <text:p text:style-name="Preformatted_20_Text">         (</text:p>
            <text:p text:style-name="Preformatted_20_Text">            "relative"</text:p>
            <text:p text:style-name="Preformatted_20_Text">          | "completive"</text:p>
            <text:p text:style-name="Preformatted_20_Text">          | "subordonnee"</text:p>
            <text:p text:style-name="Preformatted_20_Text">          | "subCorr"</text:p>
            <text:p text:style-name="Preformatted_20_Text">          | "coordination"</text:p>
            <text:p text:style-name="Preformatted_20_Text">          | "sujet"</text:p>
            <text:p text:style-name="Preformatted_20_Text">          | "COD"</text:p>
            <text:p text:style-name="Preformatted_20_Text">          | "COI"</text:p>
            <text:p text:style-name="Preformatted_20_Text">          | "CDN"</text:p>
            <text:p text:style-name="Preformatted_20_Text">          | "CDadj"</text:p>
            <text:p text:style-name="Preformatted_20_Text">          | "CC"</text:p>
            <text:p text:style-name="Preformatted_20_Text">          | "segPrep"</text:p>
            <text:p text:style-name="Preformatted_20_Text">          | "incise"</text:p>
            <text:p text:style-name="Preformatted_20_Text">          | "number"</text:p>
            <text:p text:style-name="Preformatted_20_Text">          | "apposition"</text:p>
            <text:p text:style-name="Preformatted_20_Text">          | "DD"</text:p>
            <text:p text:style-name="Preformatted_20_Text">          | "finPhrase"</text:p>
            <text:p text:style-name="Preformatted_20_Text">          | "titre"</text:p>
            <text:p text:style-name="Preformatted_20_Text">          | "apostrophe"</text:p>
            <text:p text:style-name="Preformatted_20_Text">          | "enumeration"</text:p>
            <text:p text:style-name="Preformatted_20_Text">          | "intensif"</text:p>
            <text:p text:style-name="Preformatted_20_Text">          | "mot"</text:p>
            <text:p text:style-name="Preformatted_20_Text">          | "abreviation"</text:p>
            <text:p text:style-name="Preformatted_20_Text">          | "epithete"</text:p>
            <text:p text:style-name="Preformatted_20_Text">          | "attribut"</text:p>
            <text:p text:style-name="Preformatted_20_Text">          | "interjection"</text:p>
            <text:p text:style-name="Preformatted_20_Text">          | "space"</text:p>
            <text:p text:style-name="Preformatted_20_Text">         )+</text:p>
            <text:p text:style-name="Preformatted_20_Text">      }</text:p>
            <text:p text:style-name="Preformatted_20_Text">   }?,</text:p>
            <text:p text:style-name="Preformatted_20_Text">   attribute type { "orig" | "reg" }?,</text:p>
            <text:p text:style-name="Preformatted_20_Text">   ( text | model.gLike | c | model.pPart.edit )*</text:p>
            <text:p text:style-name="Preformatted_20_Text">}</text:p>
          </table:table-cell>
        </table:table-row>
      </table:table>
      <text:h text:outline-level="2"><text:bookmark text:name="TEI.persName"/>&lt;persName&gt;</text:h>
      <table:table table:name="table100"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att.global (@xml:id, @n, @xml:lang, @xml:base, @xml:space) att.global.rendition (@rend, @style, @rendition) att.global.change (@change) att.global.responsibility (@cert, @resp) att.global.source (@source) att.personal (<text:span>full</text:span>, @sort) att.naming (@role, @nymRef) att.canonical (@key, @ref) att.typed (<text:span>type</text:span>, @subtype)</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erson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row>
          <table:table-cell>
            <text:p><text:span text:style-name="Highlight">Schematron</text:span></text:p>
          </table:table-cell>
          <table:table-cell>
            <text:p>
&lt;s:rule context="tei:persName[@ref and ancestor::tei:body]"&gt;
&lt;s:let name="ref" value="@ref"/&gt;
&lt;s:assert test="//tei:person[@xml:id = substring-after($ref, '#')] and starts-with($ref, 
 '#')"&gt; the value of #ref is not declared |&lt;s:value-of select="$ref"/&gt;| &lt;/s:assert&gt;
&lt;/s: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ersNam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atable.attributes,</text:p>
            <text:p text:style-name="Preformatted_20_Text">   att.editLike.attributes,</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macro.phraseSeq</text:p>
            <text:p text:style-name="Preformatted_20_Text">}</text:p>
          </table:table-cell>
        </table:table-row>
      </table:table>
      <text:h text:outline-level="2"><text:bookmark text:name="TEI.person"/>&lt;person&gt;</text:h>
      <table:table table:name="table101"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s://www.tei-c.org/release/doc/tei-p5-doc/en/html/ND.html#NDPERSE">13.3.2. The Person Element</text:a> <text:a xlink:type="simple" xlink:href="https://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editLike (<text:span text:style-name="Emphasis">@evidence</text:span>) att.sortable (<text:span text:style-name="Emphasis">@sortKey</text:span>) att.global (<text:span>xml:id</text:span>, @n, @xml:lang, @xml:base, @xml:space) att.global.rendition (@rend, @style, @rendition) att.global.linking (@corresp) att.global.change (@change) att.global.responsibility (@cert, @resp) att.global.source (@source) </text:p>
            <table:table table:name="table102"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3"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xt:a xlink:type="simple" xlink:href="https://www.w3.org/TR/xmlschema-2/#ID">ID</text:a></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text:span></text:p>
          </table:table-cell>
        </table:table-row>
        <table:table-row>
          <table:table-cell>
            <text:p><text:span text:style-name="Highlight">May contain</text:span></text:p>
          </table:table-cell>
          <table:table-cell>
            <text:p><text:span>core: </text:span><text:span>bibl cb lb listBibl note p pb</text:span></text:p>
            <text:p><text:span>header: </text:span><text:span>idno</text:span></text:p>
            <text:p><text:span>msdescription: </text:span><text:span>msDesc</text:span></text:p>
            <text:p><text:span>namesdates: </text:span><text:span>birth death persName</text:span></text:p>
            <text:p><text:span>textcrit: </text:span><text:span>app</text:span></text:p>
          </table:table-cell>
        </table:table-row>
        <table:table-row>
          <table:table-cell>
            <text:p><text:span text:style-name="Highlight">Note</text:span></text:p>
          </table:table-cell>
          <table:table-cell>
            <text:p text:style-name="Text_20_body">May contain either a prose description organized as paragraphs, or a sequence of more specific demographic elements drawn from the <text:span>model.personPart</text:span> class.</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alternate minOccurs="0"</text:p>
            <text:p text:style-name="Preformatted_20_Text">   maxOccurs="unbounded"&gt;</text:p>
            <text:p text:style-name="Preformatted_20_Text">   &lt;classRef key="model.personPart"/&gt;</text:p>
            <text:p text:style-name="Preformatted_20_Text">   &lt;classRef key="model.global"/&gt;</text:p>
            <text:p text:style-name="Preformatted_20_Text">   &lt;elementRef key="ptr"/&gt;</text:p>
            <text:p text:style-name="Preformatted_20_Text">  &lt;/alterna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erson</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sortable.attributes,</text:p>
            <text:p text:style-name="Preformatted_20_Text">   attribute xml:id { text },</text:p>
            <text:p text:style-name="Preformatted_20_Text">   ( model.pLike+ | ( model.personPart | model.global | ptr )* )</text:p>
            <text:p text:style-name="Preformatted_20_Text">}</text:p>
          </table:table-cell>
        </table:table-row>
      </table:table>
      <text:h text:outline-level="2"><text:bookmark text:name="TEI.physDesc"/>&lt;physDesc&gt;</text:h>
      <table:table table:name="table104"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manuscript part, or other object optionally subdivided using more specialized elements from the <text:span>model.physDescPart</text:span> class.</text:span> [<text:a xlink:type="simple" xlink:href="https://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bjectDesc scriptDesc</text:span></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pLike" minOccurs="0"</text:p>
            <text:p text:style-name="Preformatted_20_Text">   maxOccurs="unbounded"/&gt;</text:p>
            <text:p text:style-name="Preformatted_20_Text">  &lt;classRef key="model.physDescPart"</text:p>
            <text:p text:style-name="Preformatted_20_Text">   expand="sequenceOptional"/&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hy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objectDesc?, scriptDesc? )</text:p>
            <text:p text:style-name="Preformatted_20_Text">}</text:p>
          </table:table-cell>
        </table:table-row>
      </table:table>
      <text:h text:outline-level="2"><text:bookmark text:name="TEI.place"/>&lt;place&gt;</text:h>
      <table:table table:name="table105"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s://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editLike (<text:span text:style-name="Emphasis">@evidence</text:span>) att.sortable (<text:span text:style-name="Emphasis">@sortKey</text:span>) att.global (<text:span>xml:id</text:span>, @n, @xml:lang, @xml:base, @xml:space) att.global.rendition (@rend, @style, @rendition) att.global.linking (@corresp) att.global.change (@change) att.global.responsibility (@cert, @resp) att.global.source (@source) att.typed (<text:span>type</text:span>, @subtype) </text:p>
            <table:table table:name="table106"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7"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xt:a xlink:type="simple" xlink:href="https://www.w3.org/TR/xmlschema-2/#ID">ID</text:a></text:p>
                      </table:table-cell>
                    </table:table-row>
                  </table:table>
                </table:table-cell>
              </table:table-row>
            </table:table>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place</text:span></text:p>
          </table:table-cell>
        </table:table-row>
        <table:table-row>
          <table:table-cell>
            <text:p><text:span text:style-name="Highlight">May contain</text:span></text:p>
          </table:table-cell>
          <table:table-cell>
            <text:p><text:span>core: </text:span><text:span>bibl head listBibl note p</text:span></text:p>
            <text:p><text:span>header: </text:span><text:span>idno</text:span></text:p>
            <text:p><text:span>msdescription: </text:span><text:span>msDesc</text:span></text:p>
            <text:p><text:span>namesdates: </text:span><text:span>country listPlace location place placeName settlement</text:span></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headLike"</text:p>
            <text:p text:style-name="Preformatted_20_Text">   minOccurs="0" maxOccurs="unbounded"/&gt;</text:p>
            <text:p text:style-name="Preformatted_20_Text">  &lt;alternate minOccurs="1" maxOccurs="1"&gt;</text:p>
            <text:p text:style-name="Preformatted_20_Text">   &lt;classRef key="model.pLike"</text:p>
            <text:p text:style-name="Preformatted_20_Text">    minOccurs="0" maxOccurs="unbounded"/&gt;</text:p>
            <text:p text:style-name="Preformatted_20_Text">   &lt;alternate minOccurs="0"</text:p>
            <text:p text:style-name="Preformatted_20_Text">    maxOccurs="unbounded"&gt;</text:p>
            <text:p text:style-name="Preformatted_20_Text">    &lt;classRef key="model.labelLike"/&gt;</text:p>
            <text:p text:style-name="Preformatted_20_Text">    &lt;classRef key="model.placeStateLike"/&gt;</text:p>
            <text:p text:style-name="Preformatted_20_Text">    &lt;classRef key="model.eventLike"/&gt;</text:p>
            <text:p text:style-name="Preformatted_20_Text">   &lt;/alternate&gt;</text:p>
            <text:p text:style-name="Preformatted_20_Text">  &lt;/alternate&gt;</text:p>
            <text:p text:style-name="Preformatted_20_Text">  &lt;alternate minOccurs="0"</text:p>
            <text:p text:style-name="Preformatted_20_Text">   maxOccurs="unbounded"&gt;</text:p>
            <text:p text:style-name="Preformatted_20_Text">   &lt;classRef key="model.noteLike"/&gt;</text:p>
            <text:p text:style-name="Preformatted_20_Text">   &lt;classRef key="model.biblLike"/&gt;</text:p>
            <text:p text:style-name="Preformatted_20_Text">   &lt;elementRef key="idno"/&gt;</text:p>
            <text:p text:style-name="Preformatted_20_Text">   &lt;elementRef key="ptr"/&gt;</text:p>
            <text:p text:style-name="Preformatted_20_Text">   &lt;elementRef key="linkGrp"/&gt;</text:p>
            <text:p text:style-name="Preformatted_20_Text">   &lt;elementRef key="link"/&gt;</text:p>
            <text:p text:style-name="Preformatted_20_Text">  &lt;/alternate&gt;</text:p>
            <text:p text:style-name="Preformatted_20_Text">  &lt;alternate minOccurs="0"</text:p>
            <text:p text:style-name="Preformatted_20_Text">   maxOccurs="unbounded"&gt;</text:p>
            <text:p text:style-name="Preformatted_20_Text">   &lt;classRef key="model.placeLike"/&gt;</text:p>
            <text:p text:style-name="Preformatted_20_Text">   &lt;elementRef key="listPlace"/&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lace</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Like.attributes,</text:p>
            <text:p text:style-name="Preformatted_20_Text">   att.sortable.attributes,</text:p>
            <text:p text:style-name="Preformatted_20_Text">   attribute xml:id { text },</text:p>
            <text:p text:style-name="Preformatted_20_Text">   (</text:p>
            <text:p text:style-name="Preformatted_20_Text">      model.headLike*,</text:p>
            <text:p text:style-name="Preformatted_20_Text">      (</text:p>
            <text:p text:style-name="Preformatted_20_Text">         model.pLike*</text:p>
            <text:p text:style-name="Preformatted_20_Text">       | ( model.labelLike | model.placeStateLike | model.eventLike )*</text:p>
            <text:p text:style-name="Preformatted_20_Text">      ),</text:p>
            <text:p text:style-name="Preformatted_20_Text">      ( model.noteLike | model.biblLike | idno | ptr | linkGrp | link )*,</text:p>
            <text:p text:style-name="Preformatted_20_Text">      ( model.placeLike | listPlace )*</text:p>
            <text:p text:style-name="Preformatted_20_Text">   )</text:p>
            <text:p text:style-name="Preformatted_20_Text">}</text:p>
          </table:table-cell>
        </table:table-row>
      </table:table>
      <text:h text:outline-level="2"><text:bookmark text:name="TEI.placeName"/>&lt;placeName&gt;</text:h>
      <table:table table:name="table108"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att.global (@xml:id, @n, @xml:lang, @xml:base, @xml:space) att.global.rendition (@rend, @style, @rendition) att.global.change (@change) att.global.responsibility (@cert, @resp) att.global.source (@source) att.personal (<text:span>full</text:span>, @sort) att.naming (@role, @nymRef) att.canonical (@key, @ref) att.typed (<text:span>type</text:span>, @subtype) </text:p>
            <table:table table:name="table109"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110" table:style-name="Table1">
                    <table:table-column table:style-name="Table1.col1"/>
                    <table:table-column table:style-name="Table2.col2"/>
                    <table:table-row>
                      <table:table-cell>
                        <text:p><text:span text:style-name="Highlight">Derived from</text:span></text:p>
                      </table:table-cell>
                      <table:table-cell>
                        <text:p>att.person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yes</text:p>
                        <text:p text:style-name="List_20_Contents"><text:span text:style-name="Emphasis">[Default] </text:span></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msIdentifier origDate origin provenance repository support</text:span></text:p>
            <text:p><text:span>namesdates: </text:span><text:span>birth country death location persName plac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row>
          <table:table-cell>
            <text:p><text:span text:style-name="Highlight">Schematron</text:span></text:p>
          </table:table-cell>
          <table:table-cell>
            <text:p>
&lt;s:rule context="tei:placeName[@ref and ancestor::tei:body]"&gt;
&lt;s:let name="ref" value="@ref"/&gt;
&lt;s:assert test="//tei:place[@xml:id = substring-after($ref, '#')] and starts-with($ref, 
 '#')"&gt; the value of #ref is not declared |&lt;s:value-of select="$ref"/&gt;| &lt;/s:assert&gt;
&lt;/s: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s,</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attribute full { "yes" }?,</text:p>
            <text:p text:style-name="Preformatted_20_Text">   macro.phraseSeq</text:p>
            <text:p text:style-name="Preformatted_20_Text">}</text:p>
          </table:table-cell>
        </table:table-row>
      </table:table>
      <text:h text:outline-level="2"><text:bookmark text:name="TEI.profileDesc"/>&lt;profileDesc&gt;</text:h>
      <table:table table:name="table111" table:style-name="Table1">
        <table:table-column table:style-name="Table1.col1"/>
        <table:table-column table:style-name="Table2.col2"/>
        <table:table-row>
          <table:table-cell table:number-columns-spanned="2">
            <text:p><text:span text:style-name="Highlight">&lt;profileDesc&gt; </text:span>(<text:span>Description du texte</text:span>) <text:span>permet d'ajouter des informations metatextuelles vers lesquelles on pourra pointer au fil du texte.</text:span> [<text:a xlink:type="simple" xlink:href="https://www.tei-c.org/release/doc/tei-p5-doc/en/html/HD.html#HD4">2.4. The Profile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able:table-cell>
        </table:table-row>
        <table:table-row>
          <table:table-cell>
            <text:p><text:span text:style-name="Highlight">Note</text:span></text:p>
          </table:table-cell>
          <table:table-cell>
            <text:p text:style-name="Text_20_body">Although the content model permits it, it is rarely meaningful to supply multiple occurrences for any of the child elements of &lt;profileDesc&gt; unless these are documenting multiple texts.</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rofileDescPart"</text:p>
            <text:p text:style-name="Preformatted_20_Text">  minOccurs="0"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ro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odel.profileDescPart*</text:p>
            <text:p text:style-name="Preformatted_20_Text">}</text:p>
          </table:table-cell>
        </table:table-row>
      </table:table>
      <text:h text:outline-level="2"><text:bookmark text:name="TEI.projectDesc"/>&lt;projectDesc&gt;</text:h>
      <table:table table:name="table112"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s://www.tei-c.org/release/doc/tei-p5-doc/en/html/HD.html#HD51">2.3.1. The Project Description</text:a> <text:a xlink:type="simple" xlink:href="https://www.tei-c.org/release/doc/tei-p5-doc/en/html/HD.html#HD5">2.3. The Encoding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ro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odel.pLike+</text:p>
            <text:p text:style-name="Preformatted_20_Text">}</text:p>
          </table:table-cell>
        </table:table-row>
      </table:table>
      <text:h text:outline-level="2"><text:bookmark text:name="TEI.provenance"/>&lt;provenance&gt;</text:h>
      <table:table table:name="table113" table:style-name="Table1">
        <table:table-column table:style-name="Table1.col1"/>
        <table:table-column table:style-name="Table2.col2"/>
        <table:table-row>
          <table:table-cell table:number-columns-spanned="2">
            <text:p><text:span text:style-name="Highlight">&lt;provenance&gt; </text:span><text:span>contains any descriptive or other information concerning a single identifiable episode during the history of a manuscript, manuscript part, or other object after its creation but before its acquisition.</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provenance&gt;Listed as the property of Lawrence Sterne in 1788.&lt;/provenance&gt;</text:p>
            <text:p text:style-name="Preformatted_20_Text">&lt;provenance&gt;Sold at Sothebys in 1899.&lt;/provenanc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rovenan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atable.attributes,</text:p>
            <text:p text:style-name="Preformatted_20_Text">   att.typed.attribute.subtype,</text:p>
            <text:p text:style-name="Preformatted_20_Text">   macro.specialPara</text:p>
            <text:p text:style-name="Preformatted_20_Text">}</text:p>
          </table:table-cell>
        </table:table-row>
      </table:table>
      <text:h text:outline-level="2"><text:bookmark text:name="TEI.pubPlace"/>&lt;pubPlace&gt;</text:h>
      <table:table table:name="table114"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s://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
      <text:h text:outline-level="2"><text:bookmark text:name="TEI.publicationStmt"/>&lt;publicationStmt&gt;</text:h>
      <table:table table:name="table115" table:style-name="Table1">
        <table:table-column table:style-name="Table1.col1"/>
        <table:table-column table:style-name="Table2.col2"/>
        <table:table-row>
          <table:table-cell table:number-columns-spanned="2">
            <text:p><text:span text:style-name="Highlight">&lt;publicationStmt&gt; </text:span>(<text:span>Information sur l'édition</text:span>) <text:span>donne les principales informations sur l'édition : nom de l'éditeur, date, conditions de diffusion.</text:span> [<text:a xlink:type="simple" xlink:href="https://www.tei-c.org/release/doc/tei-p5-doc/en/html/HD.html#HD24">2.2.4. Publication, Distribution, Licensing, etc.</text:a> <text:a xlink:type="simple" xlink:href="https://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 pubPlace publisher ref</text:span></text:p>
            <text:p><text:span>header: </text:span><text:span>availability idno</text:span></text:p>
          </table:table-cell>
        </table:table-row>
        <table:table-row>
          <table:table-cell>
            <text:p><text:span text:style-name="Highlight">Note</text:span></text:p>
          </table:table-cell>
          <table:table-cell>
            <text:p text:style-name="Text_20_body">Where a publication statement contains several members of the <text:span>model.publicationStmtPart.agency</text:span> or <text:span>model.publicationStmtPart.detail</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Zea Books&lt;/publisher&gt;</text:p>
            <text:p text:style-name="Preformatted_20_Text"> &lt;pubPlace&gt;Lincoln, NE&lt;/pubPlace&gt;</text:p>
            <text:p text:style-name="Preformatted_20_Text"> &lt;date&gt;2017&lt;/date&gt;</text:p>
            <text:p text:style-name="Preformatted_20_Text"> &lt;availability&gt;</text:p>
            <text:p text:style-name="Preformatted_20_Text">  &lt;p&gt;This is an open access work licensed under a Creative Commons Attribution 4.0 International license.&lt;/p&gt;</text:p>
            <text:p text:style-name="Preformatted_20_Text"> &lt;/availability&gt;</text:p>
            <text:p text:style-name="Preformatted_20_Text"> &lt;ptr target="http://digitalcommons.unl.edu/zeabook/55"/&gt;</text:p>
            <text:p text:style-name="Preformatted_20_Text">&lt;/publication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sequence minOccurs="1"</text:p>
            <text:p text:style-name="Preformatted_20_Text">   maxOccurs="unbounded"&gt;</text:p>
            <text:p text:style-name="Preformatted_20_Text">   &lt;classRef key="model.publicationStmtPart.agency"/&gt;</text:p>
            <text:p text:style-name="Preformatted_20_Text">   &lt;classRef key="model.publicationStmtPart.detail"</text:p>
            <text:p text:style-name="Preformatted_20_Text">    minOccurs="0" maxOccurs="unbounded"/&gt;</text:p>
            <text:p text:style-name="Preformatted_20_Text">  &lt;/sequence&gt;</text:p>
            <text:p text:style-name="Preformatted_20_Text">  &lt;classRef key="model.pLike" minOccurs="1"</text:p>
            <text:p text:style-name="Preformatted_20_Text">   maxOccurs="unbounded"/&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blication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text:p>
            <text:p text:style-name="Preformatted_20_Text">      ( model.publicationStmtPart.agency, model.publicationStmtPart.detail* )+</text:p>
            <text:p text:style-name="Preformatted_20_Text">    | model.pLike+</text:p>
            <text:p text:style-name="Preformatted_20_Text">   )</text:p>
            <text:p text:style-name="Preformatted_20_Text">}</text:p>
          </table:table-cell>
        </table:table-row>
      </table:table>
      <text:h text:outline-level="2"><text:bookmark text:name="TEI.publisher"/>&lt;publisher&gt;</text:h>
      <table:table table:name="table116"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s://www.tei-c.org/release/doc/tei-p5-doc/en/html/CO.html#COBICOI">3.11.2.4. Imprint, Size of a Document, and Reprint Information</text:a>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canonical (<text:span text:style-name="Emphasis">@key</text:span>, <text:span text:style-name="Emphasis">@ref</text:span>) </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Note</text:span></text:p>
          </table:table-cell>
          <table:table-cell>
            <text:p text:style-name="Text_20_body">Use the full form of the name by which a company is usually referred to, rather than any abbreviation of it which may appear on a title page</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blisher</text:p>
            <text:p text:style-name="Preformatted_20_Text">{</text:p>
            <text:p text:style-name="Preformatted_20_Text">   att.global.attributes,</text:p>
            <text:p text:style-name="Preformatted_20_Text">   att.canonical.attributes,</text:p>
            <text:p text:style-name="Preformatted_20_Text">   macro.phraseSeq</text:p>
            <text:p text:style-name="Preformatted_20_Text">}</text:p>
          </table:table-cell>
        </table:table-row>
      </table:table>
      <text:h text:outline-level="2"><text:bookmark text:name="TEI.rdg"/>&lt;rdg&gt;</text:h>
      <table:table table:name="table117" table:style-name="Table1">
        <table:table-column table:style-name="Table1.col1"/>
        <table:table-column table:style-name="Table2.col2"/>
        <table:table-row>
          <table:table-cell table:number-columns-spanned="2">
            <text:p><text:span text:style-name="Highlight">&lt;rdg&gt; </text:span>(<text:span>Leçon</text:span>) <text:span>permet de signaler une leçon différente de celle du texte édité.</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textCritical (<text:span>cause</text:span>, @require) att.written (@hand) </text:p>
            <table:table table:name="table118"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119" table:style-name="Table1">
                    <table:table-column table:style-name="Table1.col1"/>
                    <table:table-column table:style-name="Table2.col2"/>
                    <table:table-row>
                      <table:table-cell>
                        <text:p><text:span text:style-name="Highlight">Derived from</text:span></text:p>
                      </table:table-cell>
                      <table:table-cell>
                        <text:p>att.textCritic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om.</text:p>
                        <text:p text:style-name="List_20_Contents">(<text:span>Omission</text:span>) <text:span>signale les leçons où le texte du lemme est omis.</text:span></text:p>
                        <text:p text:style-name="List_20_Heading">lacune</text:p>
                        <text:p text:style-name="List_20_Contents">(<text:span>Lacune</text:span>) <text:span>signale les leçons où le texte d'un témoin présente une lacune qui s'étant sur plusieurs vers ou un paragraphe.</text:span></text:p>
                      </table:table-cell>
                    </table:table-row>
                  </table:table>
                </table:table-cell>
              </table:table-row>
              <table:table-row>
                <table:table-cell>
                  <text:p>wit</text:p>
                </table:table-cell>
                <table:table-cell>
                  <text:p>(<text:span>witness or witnesses</text:span>) <text:span>contains a space-delimited list of one or more pointers indicating the witnesses which attest to a given reading.</text:span></text:p>
                  <table:table table:name="table120" table:style-name="Table1">
                    <table:table-column table:style-name="Table1.col1"/>
                    <table:table-column table:style-name="Table2.col2"/>
                    <table:table-row>
                      <table:table-cell>
                        <text:p><text:span text:style-name="Highlight">Derived from</text:span></text:p>
                      </table:table-cell>
                      <table:table-cell>
                        <text:p>att.witness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rule context="tei:rdg[@wit]"&gt;
&lt;s:let name="ref1"
 value="tokenize(@wit,' ')[1]"/&gt;
&lt;s:assert test="//tei:witness[@xml:id = substring-after($ref1, '#')] and starts-with($ref1, 
 '#')"&gt; the value of @wit is not declared &lt;/s:assert&gt;
&lt;/s:rule&gt;</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type</text:p>
                </table:table-cell>
                <table:table-cell>
                  <table:table table:name="table1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inv.</text:p>
                        <text:p text:style-name="List_20_Contents">(<text:span>Inversion</text:span>) <text:span>signale les leçons où l'ordre des mots est inversé par rapport à celui du lemme.</text:span></text:p>
                        <text:p text:style-name="List_20_Heading">plur.</text:p>
                        <text:p text:style-name="List_20_Contents">(<text:span>Passage au pluriel</text:span>) <text:span>signale les leçons où les termes sont au pluriel dans la variante.</text:span></text:p>
                        <text:p text:style-name="List_20_Heading">sing.</text:p>
                        <text:p text:style-name="List_20_Contents">(<text:span>Passage au singulier</text:span>) <text:span>signale les leçons où les termes sont au singulier dans la variante.</text:span></text:p>
                        <text:p text:style-name="List_20_Heading">temps</text:p>
                        <text:p text:style-name="List_20_Contents">(<text:span>Changement de temps</text:span>) <text:span>signale les leçons où le temps verbal a été modifié dans la variante.</text:span></text:p>
                        <text:p text:style-name="List_20_Heading">ajout</text:p>
                        <text:p text:style-name="List_20_Contents">(<text:span>Ajout</text:span>) <text:span>signale les leçons où la variante propose un ajout par rapport au lemme.</text:span></text:p>
                        <text:p text:style-name="List_20_Heading">red.</text:p>
                        <text:p text:style-name="List_20_Contents">(<text:span>red.</text:span>) <text:span>signale les leçons où la variante propose un texte plus concis que celui du lemme.</text:span></text:p>
                        <text:p text:style-name="List_20_Heading">etym.</text:p>
                        <text:p text:style-name="List_20_Contents">(<text:span>etym.</text:span>) <text:span>signale les leçons où la variante propose un terme identique avec un changement de base étymologique. Nous avons ainsi signalé les formes du verbe être étymologiques et les formes refaites sur *estare.</text:span></text:p>
                        <text:p text:style-name="List_20_Heading">casAbs</text:p>
                        <text:p text:style-name="List_20_Contents">(<text:span>casAbs</text:span>) <text:span>signale les leçons où le texte propose une variation sur l'expression du complément du nom avec ou sans l'expression de la préposition "de".</text:span></text:p>
                        <text:p text:style-name="List_20_Heading">erreur</text:p>
                        <text:p text:style-name="List_20_Contents">(<text:span>erreur</text:span>) <text:span>signale les leçons où la variante propose une leçon issue d'une erreur évidente de copie</text:span></text:p>
                        <text:p text:style-name="List_20_Heading">outil</text:p>
                        <text:p text:style-name="List_20_Contents">(<text:span>Mots outils</text:span>) <text:span>signale les leçons où la variante consiste en la suppression, l'addition ou le remplacement d'un mot outil de type conjonction de coordination, adverbe de phrase, préposition ou conjonction de subordination et qui n'a pas d'influence majeure sur la syntaxe ou le sens de la phrase</text:span></text:p>
                        <text:p text:style-name="List_20_Heading">proPer</text:p>
                        <text:p text:style-name="List_20_Contents">(<text:span>Pronom personnel</text:span>) <text:span>signale les leçons où la variante consiste en l'ajout d'un pronom personnel sujet</text:span></text:p>
                        <text:p text:style-name="List_20_Heading">genre</text:p>
                        <text:p text:style-name="List_20_Contents">(<text:span>genre</text:span>) <text:span>signale les leçons où la variante consiste en un changement de genre</text:span></text:p>
                      </table:table-cell>
                    </table:table-row>
                  </table:table>
                </table:table-cell>
              </table:table-row>
            </table:table>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extstructure: </text:span><text:span>div</text:span></text:p>
            <text:p><text:span>transcr: </text:span><text:span>ex</text:span></text:p>
            <text:p>character data</text:p>
          </table:table-cell>
        </table:table-row>
        <table:table-row>
          <table:table-cell>
            <text:p><text:span text:style-name="Highlight">Example</text:span></text:p>
          </table:table-cell>
          <table:table-cell>
            <text:p text:style-name="Preformatted_20_Text">&lt;rdg wit="#Ra2"&gt;Eryment&lt;/rdg&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divLike"/&gt;</text:p>
            <text:p text:style-name="Preformatted_20_Text">  &lt;classRef key="model.divPart"/&gt;</text:p>
            <text:p text:style-name="Preformatted_20_Text">  &lt;elementRef key="titlePage"/&gt;</text:p>
            <text:p text:style-name="Preformatted_20_Text">  &lt;elementRef key="argument"/&gt;</text:p>
            <text:p text:style-name="Preformatted_20_Text">  &lt;elementRef key="byline"/&gt;</text:p>
            <text:p text:style-name="Preformatted_20_Text">  &lt;elementRef key="docAuthor"/&gt;</text:p>
            <text:p text:style-name="Preformatted_20_Text">  &lt;elementRef key="docDate"/&gt;</text:p>
            <text:p text:style-name="Preformatted_20_Text">  &lt;elementRef key="docEdition"/&gt;</text:p>
            <text:p text:style-name="Preformatted_20_Text">  &lt;elementRef key="docImprint"/&gt;</text:p>
            <text:p text:style-name="Preformatted_20_Text">  &lt;elementRef key="docTitle"/&gt;</text:p>
            <text:p text:style-name="Preformatted_20_Text">  &lt;elementRef key="epigraph"/&gt;</text:p>
            <text:p text:style-name="Preformatted_20_Text">  &lt;elementRef key="imprimatur"/&gt;</text:p>
            <text:p text:style-name="Preformatted_20_Text">  &lt;elementRef key="titlePart"/&gt;</text:p>
            <text:p text:style-name="Preformatted_20_Text">  &lt;elementRef key="epilogue"/&gt;</text:p>
            <text:p text:style-name="Preformatted_20_Text">  &lt;elementRef key="performance"/&gt;</text:p>
            <text:p text:style-name="Preformatted_20_Text">  &lt;elementRef key="prologue"/&gt;</text:p>
            <text:p text:style-name="Preformatted_20_Text">  &lt;elementRef key="set"/&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classRef key="model.rdgPar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textCritical.attribute.require,</text:p>
            <text:p text:style-name="Preformatted_20_Text">   att.written.attribute.hand,</text:p>
            <text:p text:style-name="Preformatted_20_Text">   attribute cause { "om." | "lacune" }?,</text:p>
            <text:p text:style-name="Preformatted_20_Text">   attribute wit { list { + } }</text:p>
            <text:p text:style-name="Preformatted_20_Text">   &gt;&gt;</text:p>
            <text:p text:style-name="Preformatted_20_Text">   tei:constraintSpec</text:p>
            <text:p text:style-name="Preformatted_20_Text">   [</text:p>
            <text:p text:style-name="Preformatted_20_Text">      ident = "witDecl"</text:p>
            <text:p text:style-name="Preformatted_20_Text">      scheme = "isoschematron"</text:p>
            <text:p text:style-name="Preformatted_20_Text">      " "</text:p>
            <text:p text:style-name="Preformatted_20_Text">      " "</text:p>
            <text:p text:style-name="Preformatted_20_Text">      " the value of @wit is not declared"</text:p>
            <text:p text:style-name="Preformatted_20_Text">   ],</text:p>
            <text:p text:style-name="Preformatted_20_Text">   attribute type</text:p>
            <text:p text:style-name="Preformatted_20_Text">   {</text:p>
            <text:p text:style-name="Preformatted_20_Text">      "inv."</text:p>
            <text:p text:style-name="Preformatted_20_Text">    | "plur."</text:p>
            <text:p text:style-name="Preformatted_20_Text">    | "sing."</text:p>
            <text:p text:style-name="Preformatted_20_Text">    | "temps"</text:p>
            <text:p text:style-name="Preformatted_20_Text">    | "ajout"</text:p>
            <text:p text:style-name="Preformatted_20_Text">    | "red."</text:p>
            <text:p text:style-name="Preformatted_20_Text">    | "etym."</text:p>
            <text:p text:style-name="Preformatted_20_Text">    | "casAbs"</text:p>
            <text:p text:style-name="Preformatted_20_Text">    | "erreur"</text:p>
            <text:p text:style-name="Preformatted_20_Text">    | "outil"</text:p>
            <text:p text:style-name="Preformatted_20_Text">    | "proPer"</text:p>
            <text:p text:style-name="Preformatted_20_Text">    | "genre"</text:p>
            <text:p text:style-name="Preformatted_20_Text">   }?,</text:p>
            <text:p text:style-name="Preformatted_20_Text">   (</text:p>
            <text:p text:style-name="Preformatted_20_Text">      text</text:p>
            <text:p text:style-name="Preformatted_20_Text">    | model.divLike</text:p>
            <text:p text:style-name="Preformatted_20_Text">    | model.divPart</text:p>
            <text:p text:style-name="Preformatted_20_Text">    | titlePage</text:p>
            <text:p text:style-name="Preformatted_20_Text">    | argument</text:p>
            <text:p text:style-name="Preformatted_20_Text">    | byline</text:p>
            <text:p text:style-name="Preformatted_20_Text">    | docAuthor</text:p>
            <text:p text:style-name="Preformatted_20_Text">    | docDate</text:p>
            <text:p text:style-name="Preformatted_20_Text">    | docEdition</text:p>
            <text:p text:style-name="Preformatted_20_Text">    | docImprint</text:p>
            <text:p text:style-name="Preformatted_20_Text">    | docTitle</text:p>
            <text:p text:style-name="Preformatted_20_Text">    | epigraph</text:p>
            <text:p text:style-name="Preformatted_20_Text">    | imprimatur</text:p>
            <text:p text:style-name="Preformatted_20_Text">    | titlePart</text:p>
            <text:p text:style-name="Preformatted_20_Text">    | epilogue</text:p>
            <text:p text:style-name="Preformatted_20_Text">    | performance</text:p>
            <text:p text:style-name="Preformatted_20_Text">    | prologue</text:p>
            <text:p text:style-name="Preformatted_20_Text">    | se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
      <text:h text:outline-level="2"><text:bookmark text:name="TEI.ref"/>&lt;ref&gt;</text:h>
      <table:table table:name="table122"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s://www.tei-c.org/release/doc/tei-p5-doc/en/html/CO.html#COXR">3.6. Simple Links and Cross-References</text:a> <text:a xlink:type="simple" xlink:href="https://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cReferencing (<text:span text:style-name="Emphasis">@cRef</text:span>) att.declaring (<text:span text:style-name="Emphasis">@decls</text:span>) att.internetMedia (<text:span text:style-name="Emphasis">@mimeType</text:span>) att.pointing (<text:span text:style-name="Emphasis">@targetLang</text:span>, <text:span text:style-name="Emphasis">@target</text:span>, <text:span text:style-name="Emphasis">@evaluate</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publicationStmt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The <text:span text:style-name="Emphasis">target</text:span> and <text:span text:style-name="Emphasis">cRef</text:span> attributes are mutually exclusive.</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Schematron</text:span></text:p>
          </table:table-cell>
          <table:table-cell>
            <text:p>
&lt;s:report test="@target and @cRef"&gt;Only one of the
 attributes @target' and @cRef' may be supplied on &lt;s:name/&gt;
&lt;/s: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f</text:p>
            <text:p text:style-name="Preformatted_20_Text">{</text:p>
            <text:p text:style-name="Preformatted_20_Text">   att.cReferencing.attributes,</text:p>
            <text:p text:style-name="Preformatted_20_Text">   att.declaring.attributes,</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internetMedia.attributes,</text:p>
            <text:p text:style-name="Preformatted_20_Text">   att.pointing.attributes,</text:p>
            <text:p text:style-name="Preformatted_20_Text">   att.typed.attribute.subtype,</text:p>
            <text:p text:style-name="Preformatted_20_Text">   macro.paraContent</text:p>
            <text:p text:style-name="Preformatted_20_Text">}</text:p>
          </table:table-cell>
        </table:table-row>
      </table:table>
      <text:h text:outline-level="2"><text:bookmark text:name="TEI.refsDecl"/>&lt;refsDecl&gt;</text:h>
      <table:table table:name="table123" table:style-name="Table1">
        <table:table-column table:style-name="Table1.col1"/>
        <table:table-column table:style-name="Table2.col2"/>
        <table:table-row>
          <table:table-cell table:number-columns-spanned="2">
            <text:p><text:span text:style-name="Highlight">&lt;refsDecl&gt; </text:span>(<text:span>references declaration</text:span>) <text:span>specifies how canonical references are constructed for this text.</text:span> [<text:a xlink:type="simple" xlink:href="https://www.tei-c.org/release/doc/tei-p5-doc/en/html/HD.html#HD54M">2.3.6.3. Milestone Method</text:a> <text:a xlink:type="simple" xlink:href="https://www.tei-c.org/release/doc/tei-p5-doc/en/html/HD.html#HD5">2.3. The Encoding Description</text:a> <text:a xlink:type="simple" xlink:href="https://www.tei-c.org/release/doc/tei-p5-doc/en/html/HD.html#HD54">2.3.6. The Reference System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RefPattern</text:span></text:p>
          </table:table-cell>
        </table:table-row>
        <table:table-row>
          <table:table-cell>
            <text:p><text:span text:style-name="Highlight">Example</text:span></text:p>
          </table:table-cell>
          <table:table-cell>
            <text:p text:style-name="Preformatted_20_Text">&lt;refsDecl&gt;</text:p>
            <text:p text:style-name="Preformatted_20_Text"> &lt;cRefPattern matchPattern="([A-Za-z0-9]+) ([0-9]+):([0-9]+)"</text:p>
            <text:p text:style-name="Preformatted_20_Text">  replacementPattern="#xpath(//body/div[@n='$1']/div[$2]/div3[$3])"/&gt;</text:p>
            <text:p text:style-name="Preformatted_20_Text">&lt;/refsDecl&gt;</text:p>
            <text:p>This example is a formal representation for the referencing scheme described informally in the following example.</text:p>
          </table:table-cell>
        </table:table-row>
        <table:table-row>
          <table:table-cell>
            <text:p><text:span text:style-name="Highlight">Example</text:span></text:p>
          </table:table-cell>
          <table:table-cell>
            <text:p text:style-name="Preformatted_20_Text">&lt;refsDecl&gt;</text:p>
            <text:p text:style-name="Preformatted_20_Text"> &lt;p&gt;References are made up by concatenating the value for the</text:p>
            <text:p text:style-name="Preformatted_20_Text"> &lt;att&gt;n&lt;/att&gt; attribute on the highest level &lt;gi&gt;div&lt;/gi&gt;</text:p>
            <text:p text:style-name="Preformatted_20_Text">   element, followed by a space, followed by the sequential</text:p>
            <text:p text:style-name="Preformatted_20_Text">   number of the next level &lt;gi&gt;div&lt;/gi&gt; followed by a colon</text:p>
            <text:p text:style-name="Preformatted_20_Text">   followed by the sequential number of the next (and lowest)</text:p>
            <text:p text:style-name="Preformatted_20_Text">   level &lt;gi&gt;div&lt;/gi&gt;.&lt;/p&gt;</text:p>
            <text:p text:style-name="Preformatted_20_Text">&lt;/refsDec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elementRef key="cRefPattern"</text:p>
            <text:p text:style-name="Preformatted_20_Text">   minOccurs="1" maxOccurs="unbounded"/&gt;</text:p>
            <text:p text:style-name="Preformatted_20_Text">  &lt;elementRef key="refState" minOccurs="1"</text:p>
            <text:p text:style-name="Preformatted_20_Text">   maxOccurs="unbounded"/&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fsDec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cRefPattern+ | refState+ )</text:p>
            <text:p text:style-name="Preformatted_20_Text">}</text:p>
          </table:table-cell>
        </table:table-row>
      </table:table>
      <text:h text:outline-level="2"><text:bookmark text:name="TEI.reg"/>&lt;reg&gt;</text:h>
      <table:table table:name="table124"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s://www.tei-c.org/release/doc/tei-p5-doc/en/html/CO.html#COEDREG">3.4.2. Regularization and Normalization</text:a> <text:a xlink:type="simple" xlink:href="https://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Like (<text:span text:style-name="Emphasis">@evidence</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typed.attribute.subtype,</text:p>
            <text:p text:style-name="Preformatted_20_Text">   macro.paraContent</text:p>
            <text:p text:style-name="Preformatted_20_Text">}</text:p>
          </table:table-cell>
        </table:table-row>
      </table:table>
      <text:h text:outline-level="2"><text:bookmark text:name="TEI.repository"/>&lt;repository&gt;</text:h>
      <table:table table:name="table125" table:style-name="Table1">
        <table:table-column table:style-name="Table1.col1"/>
        <table:table-column table:style-name="Table2.col2"/>
        <table:table-row>
          <table:table-cell table:number-columns-spanned="2">
            <text:p><text:span text:style-name="Highlight">&lt;repository&gt; </text:span><text:span>contains the name of a repository within which manuscripts or other objects are stored, possibly forming part of an institution.</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Contained by</text:span></text:p>
          </table:table-cell>
          <table:table-cell>
            <text:p><text:span>msdescription: </text:span><text:span>msIdentifier</text:span></text:p>
          </table:table-cell>
        </table:table-row>
        <table:table-row>
          <table:table-cell>
            <text:p><text:span text:style-name="Highlight">May contain</text:span></text:p>
          </table:table-cell>
          <table:table-cell>
            <text:p><text:span>core: </text:span><text:span>abbr cb choice date expan hi lb note pb ref rs title</text:span></text:p>
            <text:p><text:span>header: </text:span><text:span>idno</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msIdentifier&gt;</text:p>
            <text:p text:style-name="Preformatted_20_Text"> &lt;settlement&gt;Oxford&lt;/settlement&gt;</text:p>
            <text:p text:style-name="Preformatted_20_Text"> &lt;institution&gt;University of Oxford&lt;/institution&gt;</text:p>
            <text:p text:style-name="Preformatted_20_Text"> &lt;repository&gt;Bodleian Library&lt;/repository&gt;</text:p>
            <text:p text:style-name="Preformatted_20_Text"> &lt;idno&gt;MS. Bodley 406&lt;/idno&gt;</text:p>
            <text:p text:style-name="Preformatted_20_Text">&lt;/msIdentifie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limit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pository</text:p>
            <text:p text:style-name="Preformatted_20_Text">{</text:p>
            <text:p text:style-name="Preformatted_20_Text">   att.global.attributes,</text:p>
            <text:p text:style-name="Preformatted_20_Text">   att.naming.attributes,</text:p>
            <text:p text:style-name="Preformatted_20_Text">   macro.phraseSeq.limited</text:p>
            <text:p text:style-name="Preformatted_20_Text">}</text:p>
          </table:table-cell>
        </table:table-row>
      </table:table>
      <text:h text:outline-level="2"><text:bookmark text:name="TEI.rs"/>&lt;rs&gt;</text:h>
      <table:table table:name="table126" table:style-name="Table1">
        <table:table-column table:style-name="Table1.col1"/>
        <table:table-column table:style-name="Table2.col2"/>
        <table:table-row>
          <table:table-cell table:number-columns-spanned="2">
            <text:p><text:span text:style-name="Highlight">&lt;rs&gt; </text:span>(<text:span>referencing string</text:span>) <text:span>contains a general purpose name or referring string.</text:span> [<text:a xlink:type="simple" xlink:href="https://www.tei-c.org/release/doc/tei-p5-doc/en/html/ND.html#NDPER">13.2.1. Personal Names</text:a> <text:a xlink:type="simple" xlink:href="https://www.tei-c.org/release/doc/tei-p5-doc/en/html/CO.html#CONARS">3.5.1. Referring String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naming (<text:span text:style-name="Emphasis">@role</text:span>, <text:span text:style-name="Emphasis">@nymRef</text:span>)  (att.canonical (<text:span text:style-name="Emphasis">@key</text:span>, <text:span text:style-name="Emphasis">@ref</text:span>)) att.typed (<text:span text:style-name="Emphasis">@type</text:span>, <text:span text:style-name="Emphasis">@subtype</text:span>) </text:p>
          </table:table-cell>
        </table:table-row>
        <table:table-row>
          <table:table-cell>
            <text:p><text:span text:style-name="Highlight">Member of</text:span></text:p>
          </table:table-cell>
          <table:table-cell>
            <text:p>model.nam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q&gt;My dear &lt;rs type="person"&gt;Mr. Bennet&lt;/rs&gt;, &lt;/q&gt; said &lt;rs type="person"&gt;his lady&lt;/rs&gt;</text:p>
            <text:p text:style-name="Preformatted_20_Text"> to him one day, </text:p>
            <text:p text:style-name="Preformatted_20_Text">&lt;q&gt;have you heard that &lt;rs type="place"&gt;Netherfield Park&lt;/rs&gt; is let at</text:p>
            <text:p text:style-name="Preformatted_20_Text"> last?&lt;/q&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s</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macro.phraseSeq</text:p>
            <text:p text:style-name="Preformatted_20_Text">}</text:p>
          </table:table-cell>
        </table:table-row>
      </table:table>
      <text:h text:outline-level="2"><text:bookmark text:name="TEI.said"/>&lt;said&gt;</text:h>
      <table:table table:name="table127" table:style-name="Table1">
        <table:table-column table:style-name="Table1.col1"/>
        <table:table-column table:style-name="Table2.col2"/>
        <table:table-row>
          <table:table-cell table:number-columns-spanned="2">
            <text:p><text:span text:style-name="Highlight">&lt;said&gt; </text:span>(<text:span>Dialogue</text:span>) <text:span>permet de signaler les dialogues dans le texte.</text:span> [<text:a xlink:type="simple" xlink:href="https://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ascribed.directed (<text:span text:style-name="Emphasis">@toWhom</text:span>)  (att.ascribed (<text:span text:style-name="Emphasis">@who</text:span>)) </text:p>
            <table:table table:name="table128" table:style-name="Table1">
              <table:table-column table:style-name="Table1.col1"/>
              <table:table-column table:style-name="Table2.col2"/>
              <table:table-row>
                <table:table-cell>
                  <text:p>aloud</text:p>
                </table:table-cell>
                <table:table-cell>
                  <text:p><text:span>may be used to indicate whether the quoted matter is regarded as having been vocalized or signed.</text:span></text:p>
                  <table:table table:name="table1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row>
                      <table:table-cell table:number-columns-spanned="2">
                        <text:p text:style-name="Preformatted_20_Text">&lt;p&gt; Celia thought privately, &lt;said aloud="false"&gt;Dorothea quite despises Sir James Chettam;</text:p>
                        <text:p text:style-name="Preformatted_20_Text">   I believe she would not accept him.&lt;/said&gt; Celia felt that this was a pity.</text:p>
                        <text:p text:style-name="Preformatted_20_Text"/>
                        <text:p text:style-name="Preformatted_20_Text">&lt;!-- ... --&gt;</text:p>
                        <text:p text:style-name="Preformatted_20_Text">&lt;/p&gt;</text:p>
                      </table:table-cell>
                      <table:covered-table-cell/>
                    </table:table-row>
                    <table:table-row>
                      <table:table-cell>
                        <text:p><text:span text:style-name="Highlight">Note</text:span></text:p>
                      </table:table-cell>
                      <table:table-cell>
                        <text:p text:style-name="Text_20_body">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text:p>direct</text:p>
                </table:table-cell>
                <table:table-cell>
                  <text:p><text:span>may be used to indicate whether the quoted matter is regarded as direct or indirect speech.</text:span></text:p>
                  <table:table table:name="table1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row>
                      <table:table-cell>
                        <text:p><text:span text:style-name="Highlight">Default</text:span></text:p>
                      </table:table-cell>
                      <table:table-cell>
                        <text:p>true</text:p>
                      </table:table-cell>
                    </table:table-row>
                    <table:table-row>
                      <table:table-cell table:number-columns-spanned="2">
                        <text:p text:style-name="Preformatted_20_Text"/>
                        <text:p text:style-name="Preformatted_20_Text">&lt;!-- in the header --&gt;&lt;editorialDecl&gt;</text:p>
                        <text:p text:style-name="Preformatted_20_Text"> &lt;quotation marks="none"/&gt;</text:p>
                        <text:p text:style-name="Preformatted_20_Text">&lt;/editorialDecl&gt;</text:p>
                        <text:p text:style-name="Preformatted_20_Text">&lt;!-- ... --&gt;</text:p>
                        <text:p text:style-name="Preformatted_20_Text">&lt;p&gt;Tantripp had brought a card, and said that &lt;said direct="false"&gt;there was a gentleman waiting in the lobby&lt;/said&gt;.</text:p>
                        <text:p text:style-name="Preformatted_20_Text"> The courier had told him that &lt;said direct="false"&gt;only Mrs. Casaubon was at home&lt;/said&gt;,</text:p>
                        <text:p text:style-name="Preformatted_20_Text"> but he said &lt;said direct="false"&gt;he was a relation of Mr. Casaubon's: would she see him?&lt;/said&gt;</text:p>
                        <text:p text:style-name="Preformatted_20_Text">&lt;/p&gt;</text:p>
                      </table:table-cell>
                      <table:covered-table-cell/>
                    </table:table-row>
                    <table:table-row>
                      <table:table-cell>
                        <text:p><text:span text:style-name="Highlight">Note</text:span></text:p>
                      </table:table-cell>
                      <table:table-cell>
                        <text:p text:style-name="Text_20_body">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text:p><text:span text:style-name="Highlight">Member of</text:span></text:p>
          </table:table-cell>
          <table:table-cell>
            <text:p>model.attributable</text:p>
          </table:table-cell>
        </table:table-row>
        <table:table-row>
          <table:table-cell>
            <text:p><text:span text:style-name="Highlight">Contained by</text:span></text:p>
          </table:table-cell>
          <table:table-cell>
            <text:p><text:span>core: </text:span><text:span>abbr author corr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in provenance support</text:span></text:p>
            <text:p><text:span>namesdates: </text:span><text:span>birth country death persName placeName settlement surname</text:span></text:p>
            <text:p><text:span>textcrit: </text:span><text:span>lem rdg witness</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aid</text:p>
            <text:p text:style-name="Preformatted_20_Text">{</text:p>
            <text:p text:style-name="Preformatted_20_Text">   att.global.attributes,</text:p>
            <text:p text:style-name="Preformatted_20_Text">   att.ascribed.directed.attributes,</text:p>
            <text:p text:style-name="Preformatted_20_Text">   attribute aloud { text }?,</text:p>
            <text:p text:style-name="Preformatted_20_Text">   attribute direct { text }?,</text:p>
            <text:p text:style-name="Preformatted_20_Text">   macro.specialPara</text:p>
            <text:p text:style-name="Preformatted_20_Text">}</text:p>
          </table:table-cell>
        </table:table-row>
      </table:table>
      <text:h text:outline-level="2"><text:bookmark text:name="TEI.scriptDesc"/>&lt;scriptDesc&gt;</text:h>
      <table:table table:name="table131" table:style-name="Table1">
        <table:table-column table:style-name="Table1.col1"/>
        <table:table-column table:style-name="Table2.col2"/>
        <table:table-row>
          <table:table-cell table:number-columns-spanned="2">
            <text:p><text:span text:style-name="Highlight">&lt;scriptDesc&gt; </text:span><text:span>contains a description of the scripts used in a manuscript or other object.</text:span> [<text:a xlink:type="simple" xlink:href="https://www.tei-c.org/release/doc/tei-p5-doc/en/html/MS.html#msphwr">10.7.2.1. Writing</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scriptNote</text:span></text:p>
          </table:table-cell>
        </table:table-row>
        <table:table-row>
          <table:table-cell>
            <text:p><text:span text:style-name="Highlight">Example</text:span></text:p>
          </table:table-cell>
          <table:table-cell>
            <text:p text:style-name="Preformatted_20_Text">&lt;scriptDesc&gt;</text:p>
            <text:p text:style-name="Preformatted_20_Text"> &lt;p/&gt;</text:p>
            <text:p text:style-name="Preformatted_20_Text">&lt;/scriptDesc&gt;</text:p>
          </table:table-cell>
        </table:table-row>
        <table:table-row>
          <table:table-cell>
            <text:p><text:span text:style-name="Highlight">Example</text:span></text:p>
          </table:table-cell>
          <table:table-cell>
            <text:p text:style-name="Preformatted_20_Text">&lt;scriptDesc&gt;</text:p>
            <text:p text:style-name="Preformatted_20_Text"> &lt;summary&gt;Contains two distinct styles of scripts &lt;/summary&gt;</text:p>
            <text:p text:style-name="Preformatted_20_Text"> &lt;scriptNote xml:id="style-1"&gt;.&lt;/scriptNote&gt;</text:p>
            <text:p text:style-name="Preformatted_20_Text"> &lt;scriptNote xml:id="style-2"&gt;.&lt;/scriptNote&gt;</text:p>
            <text:p text:style-name="Preformatted_20_Text">&lt;/scrip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mmary" minOccurs="0"/&gt;</text:p>
            <text:p text:style-name="Preformatted_20_Text">   &lt;elementRef key="scriptNote"</text:p>
            <text:p text:style-name="Preformatted_20_Text">    minOccurs="1" maxOccurs="unbounded"/&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crip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ummary?, scriptNote+ ) )</text:p>
            <text:p text:style-name="Preformatted_20_Text">}</text:p>
          </table:table-cell>
        </table:table-row>
      </table:table>
      <text:h text:outline-level="2"><text:bookmark text:name="TEI.scriptNote"/>&lt;scriptNote&gt;</text:h>
      <table:table table:name="table132" table:style-name="Table1">
        <table:table-column table:style-name="Table1.col1"/>
        <table:table-column table:style-name="Table2.col2"/>
        <table:table-row>
          <table:table-cell table:number-columns-spanned="2">
            <text:p><text:span text:style-name="Highlight">&lt;scriptNote&gt; </text:span><text:span>describes a particular script distinguished within the description of a manuscript or similar resource.</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scrip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scriptNote scope="so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cript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handFeatures.attributes,</text:p>
            <text:p text:style-name="Preformatted_20_Text">   macro.specialPara</text:p>
            <text:p text:style-name="Preformatted_20_Text">}</text:p>
          </table:table-cell>
        </table:table-row>
      </table:table>
      <text:h text:outline-level="2"><text:bookmark text:name="TEI.seg"/>&lt;seg&gt;</text:h>
      <table:table table:name="table133" table:style-name="Table1">
        <table:table-column table:style-name="Table1.col1"/>
        <table:table-column table:style-name="Table2.col2"/>
        <table:table-row>
          <table:table-cell table:number-columns-spanned="2">
            <text:p><text:span text:style-name="Highlight">&lt;seg&gt; </text:span>(<text:span>Segment</text:span>) <text:span>permet d'individualiser des segments de texte.</text:span> [<text:a xlink:type="simple" xlink:href="https://www.tei-c.org/release/doc/tei-p5-doc/en/html/SA.html#SASE">16.3. Blocks, Segments, and Anchors</text:a> <text:a xlink:type="simple" xlink:href="https://www.tei-c.org/release/doc/tei-p5-doc/en/html/VE.html#VESE">6.2. Components of the Verse Line</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text:span>Attributes </text:span>att.segLike (<text:span text:style-name="Emphasis">@function</text:span>)  (att.datcat (<text:span text:style-name="Emphasis">@datcat</text:span>, <text:span text:style-name="Emphasis">@valueDatcat</text:span>)) (att.fragmentable) att.written (<text:span text:style-name="Emphasis">@hand</text:span>) att.notated (<text:span text:style-name="Emphasis">@notation</text:span>) att.global (<text:span>xml:lang</text:span>, @xml:id, @n, @xml:base, @xml:space) att.global.rendition (@rend, @style, @rendition) att.global.change (@change) att.global.responsibility (@cert, @resp) att.global.source (@source) att.typed (<text:span>type</text:span>, @subtype) </text:p>
            <table:table table:name="table134" table:style-name="Table1">
              <table:table-column table:style-name="Table1.col1"/>
              <table:table-column table:style-name="Table2.col2"/>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135"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row>
                      <table:table-cell>
                        <text:p><text:span text:style-name="Highlight">Legal values are:</text:span></text:p>
                      </table:table-cell>
                      <table:table-cell>
                        <text:p text:style-name="List_20_Heading">lat</text:p>
                        <text:p text:style-name="List_20_Contents"/>
                        <text:p text:style-name="List_20_Heading">grec</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136"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numb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segLike.attributes,</text:p>
            <text:p text:style-name="Preformatted_20_Text">   att.typed.attribute.subtype,</text:p>
            <text:p text:style-name="Preformatted_20_Text">   att.written.attributes,</text:p>
            <text:p text:style-name="Preformatted_20_Text">   att.notated.attributes,</text:p>
            <text:p text:style-name="Preformatted_20_Text">   attribute xml:lang { "lat" | "grec" }?,</text:p>
            <text:p text:style-name="Preformatted_20_Text">   attribute type { "number" }?,</text:p>
            <text:p text:style-name="Preformatted_20_Text">   macro.paraContent</text:p>
            <text:p text:style-name="Preformatted_20_Text">}</text:p>
          </table:table-cell>
        </table:table-row>
      </table:table>
      <text:h text:outline-level="2"><text:bookmark text:name="TEI.settingDesc"/>&lt;settingDesc&gt;</text:h>
      <table:table table:name="table137"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s://www.tei-c.org/release/doc/tei-p5-doc/en/html/CC.html#CCAH">15.2. Contextual Information</text:a> <text:a xlink:type="simple" xlink:href="https://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lace place</text:span></text:p>
          </table:table-cell>
        </table:table-row>
        <table:table-row>
          <table:table-cell>
            <text:p><text:span text:style-name="Highlight">Note</text:span></text:p>
          </table:table-cell>
          <table:table-cell>
            <text:p text:style-name="Text_20_body">May contain a prose description organized as paragraphs, or a series of &lt;setting&gt; elements. If used to record not settings of language interactions, but other places mentioned in the text, then &lt;place&gt; optionally grouped by &lt;listPlace&gt; inside &lt;standOff&gt; should be preferred.</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alternate minOccurs="1"</text:p>
            <text:p text:style-name="Preformatted_20_Text">   maxOccurs="unbounded"&gt;</text:p>
            <text:p text:style-name="Preformatted_20_Text">   &lt;elementRef key="setting"/&gt;</text:p>
            <text:p text:style-name="Preformatted_20_Text">   &lt;classRef key="model.placeLike"/&gt;</text:p>
            <text:p text:style-name="Preformatted_20_Text">   &lt;elementRef key="listPlace"/&gt;</text:p>
            <text:p text:style-name="Preformatted_20_Text">  &lt;/alterna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tt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etting | model.placeLike | listPlace )+ )</text:p>
            <text:p text:style-name="Preformatted_20_Text">}</text:p>
          </table:table-cell>
        </table:table-row>
      </table:table>
      <text:h text:outline-level="2"><text:bookmark text:name="TEI.settlement"/>&lt;settlement&gt;</text:h>
      <table:table table:name="table138"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msIdentifier origDate origin provenance repository support</text:span></text:p>
            <text:p><text:span>namesdates: </text:span><text:span>birth country death location persName plac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ttlem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
      <text:h text:outline-level="2"><text:bookmark text:name="TEI.sic"/>&lt;sic&gt;</text:h>
      <table:table table:name="table139" table:style-name="Table1">
        <table:table-column table:style-name="Table1.col1"/>
        <table:table-column table:style-name="Table2.col2"/>
        <table:table-row>
          <table:table-cell table:number-columns-spanned="2">
            <text:p><text:span text:style-name="Highlight">&lt;sic&gt; </text:span>(<text:span>Graphie originale mais fautive</text:span>) <text:span>permet d'encoder la forme originale du manuscrit tout en signalant que cette dernière est fautive</text:span> [<text:a xlink:type="simple" xlink:href="https://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for his nose was as sharp as</text:p>
            <text:p text:style-name="Preformatted_20_Text"> a pen, and &lt;sic&gt;a Table&lt;/sic&gt; of green fields.</text:p>
          </table:table-cell>
        </table:table-row>
        <table:table-row>
          <table:table-cell>
            <text:p><text:span text:style-name="Highlight">Example</text:span></text:p>
          </table:table-cell>
          <table:table-cell>
            <text:p>If all that is desired is to call attention to the apparent problem in the copy text, &lt;sic&gt; may be used alone:</text:p>
            <text:p text:style-name="Preformatted_20_Text">I don't know, Juan. It's so far in the past now</text:p>
            <text:p text:style-name="Preformatted_20_Text"> — how &lt;sic&gt;we can&lt;/sic&gt; prove or disprove anyone's theories?</text:p>
          </table:table-cell>
        </table:table-row>
        <table:table-row>
          <table:table-cell>
            <text:p><text:span text:style-name="Highlight">Example</text:span></text:p>
          </table:table-cell>
          <table:table-cell>
            <text:p>It is also possible, using the &lt;choice&gt; and &lt;corr&gt; elements, to provide a corrected reading:</text:p>
            <text:p text:style-name="Preformatted_20_Text">I don't know, Juan. It's so far in the past now</text:p>
            <text:p text:style-name="Preformatted_20_Text"> — how &lt;choice&gt;</text:p>
            <text:p text:style-name="Preformatted_20_Text"> &lt;sic&gt;we can&lt;/sic&gt;</text:p>
            <text:p text:style-name="Preformatted_20_Text"> &lt;corr&gt;can we&lt;/corr&gt;</text:p>
            <text:p text:style-name="Preformatted_20_Text">&lt;/choice&gt; prove or disprove anyone's theories?</text:p>
          </table:table-cell>
        </table:table-row>
        <table:table-row>
          <table:table-cell>
            <text:p><text:span text:style-name="Highlight">Example</text:span></text:p>
          </table:table-cell>
          <table:table-cell>
            <text:p text:style-name="Preformatted_20_Text">for his nose was as sharp as</text:p>
            <text:p text:style-name="Preformatted_20_Text"> a pen, and &lt;choice&gt;</text:p>
            <text:p text:style-name="Preformatted_20_Text"> &lt;sic&gt;a Table&lt;/sic&gt;</text:p>
            <text:p text:style-name="Preformatted_20_Text"> &lt;corr&gt;a' babbld&lt;/corr&gt;</text:p>
            <text:p text:style-name="Preformatted_20_Text">&lt;/choice&gt; of green field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i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paraContent</text:p>
            <text:p text:style-name="Preformatted_20_Text">}</text:p>
          </table:table-cell>
        </table:table-row>
      </table:table>
      <text:h text:outline-level="2"><text:bookmark text:name="TEI.sourceDesc"/>&lt;sourceDesc&gt;</text:h>
      <table:table table:name="table140" table:style-name="Table1">
        <table:table-column table:style-name="Table1.col1"/>
        <table:table-column table:style-name="Table2.col2"/>
        <table:table-row>
          <table:table-cell table:number-columns-spanned="2">
            <text:p><text:span text:style-name="Highlight">&lt;sourceDesc&gt; </text:span>(<text:span>Description des Sources</text:span>) <text:span>donne des informations sur les manuscrits collationnés.</text:span> [<text:a xlink:type="simple" xlink:href="https://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text:p>
            <table:table table:name="table141"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142" table:style-name="Table1">
                    <table:table-column table:style-name="Table1.col1"/>
                    <table:table-column table:style-name="Table2.col2"/>
                    <table:table-row>
                      <table:table-cell>
                        <text:p><text:span text:style-name="Highlight">Derived from</text:span></text:p>
                      </table:table-cell>
                      <table:table-cell>
                        <text:p>att.declar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ruthValue</text:p>
                      </table:table-cell>
                    </table:table-row>
                    <table:table-row>
                      <table:table-cell>
                        <text:p><text:span text:style-name="Highlight">Legal values are:</text:span></text:p>
                      </table:table-cell>
                      <table:table-cell>
                        <text:p text:style-name="List_20_Heading">false</text:p>
                        <text:p text:style-name="List_20_Contents"><text:span text:style-name="Emphasis">[Default] </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bibl listBibl p</text:span></text:p>
            <text:p><text:span>msdescription: </text:span><text:span>msDesc</text:span></text:p>
            <text:p><text:span>namesdates: </text:span><text:span>listPerson listPlace</text:span></text:p>
            <text:p><text:span>textcrit: </text:span><text:span>listWit</text:span></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alternate minOccurs="1"</text:p>
            <text:p text:style-name="Preformatted_20_Text">   maxOccurs="unbounded"&gt;</text:p>
            <text:p text:style-name="Preformatted_20_Text">   &lt;classRef key="model.biblLike"/&gt;</text:p>
            <text:p text:style-name="Preformatted_20_Text">   &lt;classRef key="model.sourceDescPart"/&gt;</text:p>
            <text:p text:style-name="Preformatted_20_Text">   &lt;classRef key="model.listLike"/&gt;</text:p>
            <text:p text:style-name="Preformatted_20_Text">  &lt;/alterna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ourc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ribute default { "false" }?,</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
      <text:h text:outline-level="2"><text:bookmark text:name="TEI.support"/>&lt;support&gt;</text:h>
      <table:table table:name="table143" table:style-name="Table1">
        <table:table-column table:style-name="Table1.col1"/>
        <table:table-column table:style-name="Table2.col2"/>
        <table:table-row>
          <table:table-cell table:number-columns-spanned="2">
            <text:p><text:span text:style-name="Highlight">&lt;support&gt; </text:span><text:span>contains a description of the materials etc. which make up the physical support for the written part of a manuscript or other object.</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ppor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specialPara</text:p>
            <text:p text:style-name="Preformatted_20_Text">}</text:p>
          </table:table-cell>
        </table:table-row>
      </table:table>
      <text:h text:outline-level="2"><text:bookmark text:name="TEI.supportDesc"/>&lt;supportDesc&gt;</text:h>
      <table:table table:name="table144"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 or other object.</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foliation support</text:span></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 maxOccurs="1"&gt;</text:p>
            <text:p text:style-name="Preformatted_20_Text">  &lt;classRef key="model.pLike" minOccurs="1"</text:p>
            <text:p text:style-name="Preformatted_20_Text">   maxOccurs="unbounded"/&gt;</text:p>
            <text:p text:style-name="Preformatted_20_Text">  &lt;sequence minOccurs="1" maxOccurs="1"&gt;</text:p>
            <text:p text:style-name="Preformatted_20_Text">   &lt;elementRef key="support" minOccurs="0"/&gt;</text:p>
            <text:p text:style-name="Preformatted_20_Text">   &lt;elementRef key="extent" minOccurs="0"/&gt;</text:p>
            <text:p text:style-name="Preformatted_20_Text">   &lt;elementRef key="foliation"</text:p>
            <text:p text:style-name="Preformatted_20_Text">    minOccurs="0" maxOccurs="unbounded"/&gt;</text:p>
            <text:p text:style-name="Preformatted_20_Text">   &lt;elementRef key="collation"</text:p>
            <text:p text:style-name="Preformatted_20_Text">    minOccurs="0"/&gt;</text:p>
            <text:p text:style-name="Preformatted_20_Text">   &lt;elementRef key="condition"</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ppor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model.pLike+ | ( support?, extent?, foliation*, collation?, condition? ) )</text:p>
            <text:p text:style-name="Preformatted_20_Text">}</text:p>
          </table:table-cell>
        </table:table-row>
      </table:table>
      <text:h text:outline-level="2"><text:bookmark text:name="TEI.surname"/>&lt;surname&gt;</text:h>
      <table:table table:name="table145"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cb choice corr date del expan hi lb note orig pb ref reg rs said sic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ext:p>character data</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
      <text:h text:outline-level="2"><text:bookmark text:name="TEI.teiCorpus"/>&lt;teiCorpus&gt;</text:h>
      <table:table table:name="table146"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lt;TEI&gt; elements, each containing a single text header and a text.</text:span> [<text:a xlink:type="simple" xlink:href="https://www.tei-c.org/release/doc/tei-p5-doc/en/html/DS.html#DS">4. Default Text Structure</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typed (<text:span text:style-name="Emphasis">@type</text:span>, <text:span text:style-name="Emphasis">@subtype</text:span>) </text:p>
            <table:table table:name="table147" table:style-name="Table1">
              <table:table-column table:style-name="Table1.col1"/>
              <table:table-column table:style-name="Table2.col2"/>
              <table:table-row>
                <table:table-cell>
                  <text:p>version</text:p>
                </table:table-cell>
                <table:table-cell>
                  <text:p><text:span>specifies the version number of the TEI Guidelines against which this document is valid.</text:span></text:p>
                  <table:table table:name="table1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version</text:p>
                      </table:table-cell>
                    </table:table-row>
                    <table:table-row>
                      <table:table-cell>
                        <text:p><text:span text:style-name="Highlight">Note</text:span></text:p>
                      </table:table-cell>
                      <table:table-cell>
                        <text:p text:style-name="Text_20_body">Major editions of the Guidelines have long been informally referred to by a name made up of the letter P (for Proposal) followed by a digit. The current release is one of the many releases of the fifth major edition of the Guidelines, known as P5. This attribute may be used to associate a TEI document with a specific release of the P5 Guidelines, in the absence of a more precise association provided by the <text:span text:style-name="Emphasis">source</text:span> attribute on the associated &lt;schemaSpec&gt;.</text:p>
                      </table:table-cell>
                    </table:table-row>
                  </table:table>
                </table:table-cell>
              </table:table-row>
            </table:table>
          </table:table-cell>
        </table:table-row>
        <table:table-row>
          <table:table-cell>
            <text:p><text:span text:style-name="Highlight">Member of</text:span></text:p>
          </table:table-cell>
          <table:table-cell>
            <text:p>model.describedResource</text:p>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 text</text:span></text:p>
          </table:table-cell>
        </table:table-row>
        <table:table-row>
          <table:table-cell>
            <text:p><text:span text:style-name="Highlight">Note</text:span></text:p>
          </table:table-cell>
          <table:table-cell>
            <text:p text:style-name="Text_20_body">Should contain one TEI header for the corpus, and a series of &lt;TEI&gt; elements, one for each text.</text:p>
          </table:table-cell>
        </table:table-row>
        <table:table-row>
          <table:table-cell>
            <text:p><text:span text:style-name="Highlight">Example</text:span></text:p>
          </table:table-cell>
          <table:table-cell>
            <text:p text:style-name="Preformatted_20_Text">&lt;teiCorpus version="3.3.0"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teiHeader"/&gt;</text:p>
            <text:p text:style-name="Preformatted_20_Text">  &lt;classRef key="model.resource"</text:p>
            <text:p text:style-name="Preformatted_20_Text">   minOccurs="0" maxOccurs="unbounded"/&gt;</text:p>
            <text:p text:style-name="Preformatted_20_Text">  &lt;classRef key="model.describedResource"</text:p>
            <text:p text:style-name="Preformatted_20_Text">   minOccurs="1" maxOccurs="unbounded"/&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typed.attributes,</text:p>
            <text:p text:style-name="Preformatted_20_Text">   attribute version { text }?,</text:p>
            <text:p text:style-name="Preformatted_20_Text">   ( teiHeader, model.resource*, model.describedResource+ )</text:p>
            <text:p text:style-name="Preformatted_20_Text">}</text:p>
          </table:table-cell>
        </table:table-row>
      </table:table>
      <text:h text:outline-level="2"><text:bookmark text:name="TEI.teiHeader"/>&lt;teiHeader&gt;</text:h>
      <table:table table:name="table149" table:style-name="Table1">
        <table:table-column table:style-name="Table1.col1"/>
        <table:table-column table:style-name="Table2.col2"/>
        <table:table-row>
          <table:table-cell table:number-columns-spanned="2">
            <text:p><text:span text:style-name="Highlight">&lt;teiHeader&gt; </text:span>(<text:span>En tête du document XML TEI</text:span>) <text:span>permet de présenter les principes d'encodage du texte et d'ajouter des informations metatextuelles.</text:span> [<text:a xlink:type="simple" xlink:href="https://www.tei-c.org/release/doc/tei-p5-doc/en/html/HD.html#HD11">2.1.1. The TEI Header and Its Components</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text:span></text:p>
          </table:table-cell>
        </table:table-row>
        <table:table-row>
          <table:table-cell>
            <text:p><text:span text:style-name="Highlight">Note</text:span></text:p>
          </table:table-cell>
          <table:table-cell>
            <text:p text:style-name="Text_20_body">One of the few elements unconditionally required in any TEI documen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fileDesc"/&gt;</text:p>
            <text:p text:style-name="Preformatted_20_Text">  &lt;classRef key="model.teiHeaderPart"</text:p>
            <text:p text:style-name="Preformatted_20_Text">   minOccurs="0" maxOccurs="unbounded"/&gt;</text:p>
            <text:p text:style-name="Preformatted_20_Text">  &lt;elementRef key="revisionDesc"</text:p>
            <text:p text:style-name="Preformatted_20_Text">   minOccurs="0"/&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iHead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fileDesc, model.teiHeaderPart*, revisionDesc? )</text:p>
            <text:p text:style-name="Preformatted_20_Text">}</text:p>
          </table:table-cell>
        </table:table-row>
      </table:table>
      <text:h text:outline-level="2"><text:bookmark text:name="TEI.text"/>&lt;text&gt;</text:h>
      <table:table table:name="table150"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s://www.tei-c.org/release/doc/tei-p5-doc/en/html/DS.html#DS">4. Default Text Structure</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written (<text:span text:style-name="Emphasis">@hand</text:span>) att.global (@xml:id, @n, @xml:lang, @xml:base, @xml:space) att.global.rendition (@rend, @style, @rendition) att.global.change (@change) att.global.responsibility (@cert, @resp) att.global.source (@source) att.typed (<text:span>type</text:span>, @subtype)</text:p>
          </table:table-cell>
        </table:table-row>
        <table:table-row>
          <table:table-cell>
            <text:p><text:span text:style-name="Highlight">Member of</text:span></text:p>
          </table:table-cell>
          <table:table-cell>
            <text:p>model.resource</text:p>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core: </text:span><text:span>cb lb note pb</text:span></text:p>
            <text:p><text:span>textcrit: </text:span><text:span>app</text:span></text:p>
            <text:p><text:span>textstructure: </text:span><text:span>body</text:span></text:p>
          </table:table-cell>
        </table:table-row>
        <table:table-row>
          <table:table-cell>
            <text:p><text:span text:style-name="Highlight">Note</text:span></text:p>
          </table:table-cell>
          <table:table-cell>
            <text:p text:style-name="Text_20_body">This element should not be used to represent a text which is inserted at an arbitrary point within the structure of another, for example as in an embedded or quoted narrative; the &lt;floatingText&gt; is provided for this purpose.</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classRef key="model.global"</text:p>
            <text:p text:style-name="Preformatted_20_Text">   minOccurs="0" maxOccurs="unbounded"/&gt;</text:p>
            <text:p text:style-name="Preformatted_20_Text">  &lt;sequence minOccurs="0" maxOccurs="1"&gt;</text:p>
            <text:p text:style-name="Preformatted_20_Text">   &lt;elementRef key="front"/&gt;</text:p>
            <text:p text:style-name="Preformatted_20_Text">   &lt;classRef key="model.global"</text:p>
            <text:p text:style-name="Preformatted_20_Text">    minOccurs="0" maxOccurs="unbounded"/&gt;</text:p>
            <text:p text:style-name="Preformatted_20_Text">  &lt;/sequence&gt;</text:p>
            <text:p text:style-name="Preformatted_20_Text">  &lt;alternate minOccurs="1" maxOccurs="1"&gt;</text:p>
            <text:p text:style-name="Preformatted_20_Text">   &lt;elementRef key="body"/&gt;</text:p>
            <text:p text:style-name="Preformatted_20_Text">   &lt;elementRef key="group"/&gt;</text:p>
            <text:p text:style-name="Preformatted_20_Text">  &lt;/alternate&gt;</text:p>
            <text:p text:style-name="Preformatted_20_Text">  &lt;classRef key="model.global"</text:p>
            <text:p text:style-name="Preformatted_20_Text">   minOccurs="0" maxOccurs="unbounded"/&gt;</text:p>
            <text:p text:style-name="Preformatted_20_Text">  &lt;sequence minOccurs="0" maxOccurs="1"&gt;</text:p>
            <text:p text:style-name="Preformatted_20_Text">   &lt;elementRef key="back"/&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x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eclaring.attributes,</text:p>
            <text:p text:style-name="Preformatted_20_Text">   att.typed.attribute.subtype,</text:p>
            <text:p text:style-name="Preformatted_20_Text">   att.written.attributes,</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
      <text:h text:outline-level="2"><text:bookmark text:name="TEI.title"/>&lt;title&gt;</text:h>
      <table:table table:name="table151"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s://www.tei-c.org/release/doc/tei-p5-doc/en/html/CO.html#COBICOR">3.11.2.2. Titles, Authors, and Editors</text:a> <text:a xlink:type="simple" xlink:href="https://www.tei-c.org/release/doc/tei-p5-doc/en/html/HD.html#HD21">2.2.1. The Title Statement</text:a> <text:a xlink:type="simple" xlink:href="https://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global.source (@source) att.typed (<text:span>type</text:span>, @subtype) att.canonical (<text:span>ref</text:span>, @key)</text:p>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 titleStmt</text:span></text:p>
            <text:p><text:span>linking: </text:span><text:span>seg</text:span></text:p>
            <text:p><text:span>msdescription: </text:span><text:span>explicit foliation incipit layout msItemStruct origDate origin provenance repository support</text:span></text:p>
            <text:p><text:span>namesdates: </text:span><text:span>birth country death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del expan hi l lb lg listBibl note orig pb ref reg rs said sic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 listWit</text:span></text:p>
            <text:p><text:span>transcr: </text:span><text:span>ex</text:span></text:p>
            <text:p>character data</text:p>
          </table:table-cell>
        </table:table-row>
        <table:table-row>
          <table:table-cell>
            <text:p><text:span text:style-name="Highlight">Note</text:span></text:p>
          </table:table-cell>
          <table:table-cell>
            <text:p text:style-name="Text_20_body">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canonical.attribute.key,</text:p>
            <text:p text:style-name="Preformatted_20_Text">   att.datable.attributes,</text:p>
            <text:p text:style-name="Preformatted_20_Text">   macro.paraContent</text:p>
            <text:p text:style-name="Preformatted_20_Text">}</text:p>
          </table:table-cell>
        </table:table-row>
      </table:table>
      <text:h text:outline-level="2"><text:bookmark text:name="TEI.titleStmt"/>&lt;titleStmt&gt;</text:h>
      <table:table table:name="table152" table:style-name="Table1">
        <table:table-column table:style-name="Table1.col1"/>
        <table:table-column table:style-name="Table2.col2"/>
        <table:table-row>
          <table:table-cell table:number-columns-spanned="2">
            <text:p><text:span text:style-name="Highlight">&lt;titleStmt&gt; </text:span>(<text:span>Eléments généraux sur le fichier courant</text:span>) <text:span>permet de renseigner par exemple le nom de l'encodeur et le titre du texte encodé.</text:span> [<text:a xlink:type="simple" xlink:href="https://www.tei-c.org/release/doc/tei-p5-doc/en/html/HD.html#HD21">2.2.1. The Title Statement</text:a> <text:a xlink:type="simple" xlink:href="https://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title</text:span></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title" minOccurs="1"</text:p>
            <text:p text:style-name="Preformatted_20_Text">   maxOccurs="unbounded"/&gt;</text:p>
            <text:p text:style-name="Preformatted_20_Text">  &lt;classRef key="model.respLike"</text:p>
            <text:p text:style-name="Preformatted_20_Text">   minOccurs="0" maxOccurs="unbounded"/&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itle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 title+, model.respLike* )</text:p>
            <text:p text:style-name="Preformatted_20_Text">}</text:p>
          </table:table-cell>
        </table:table-row>
      </table:table>
      <text:h text:outline-level="2"><text:bookmark text:name="TEI.variantEncoding"/>&lt;variantEncoding&gt;</text:h>
      <table:table table:name="table153" table:style-name="Table1">
        <table:table-column table:style-name="Table1.col1"/>
        <table:table-column table:style-name="Table2.col2"/>
        <table:table-row>
          <table:table-cell table:number-columns-spanned="2">
            <text:p><text:span text:style-name="Highlight">&lt;variantEncoding&gt; </text:span><text:span>declares the method used to encode text-critical variants.</text:span> [<text:a xlink:type="simple" xlink:href="https://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text:p>
            <table:table table:name="table154" table:style-name="Table1">
              <table:table-column table:style-name="Table1.col1"/>
              <table:table-column table:style-name="Table2.col2"/>
              <table:table-row>
                <table:table-cell>
                  <text:p>method</text:p>
                </table:table-cell>
                <table:table-cell>
                  <text:p><text:span>indicates which method is used to encode the apparatus of variants.</text:span></text:p>
                  <table:table table:name="table155"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parallel-segmentation</text:p>
                        <text:p text:style-name="List_20_Contents"/>
                      </table:table-cell>
                    </table:table-row>
                    <table:table-row>
                      <table:table-cell>
                        <text:p><text:span text:style-name="Highlight">Note</text:span></text:p>
                      </table:table-cell>
                      <table:table-cell>
                        <text:p text:style-name="Text_20_body">The value <text:span text:style-name="q">‘parallel-segmentation’</text:span> requires in-line encoding of the apparatus.</text:p>
                      </table:table-cell>
                    </table:table-row>
                  </table:table>
                </table:table-cell>
              </table:table-row>
              <table:table-row>
                <table:table-cell>
                  <text:p>location</text:p>
                </table:table-cell>
                <table:table-cell>
                  <text:p><text:span>indicates whether the apparatus appears within the running text or external to it.</text:span></text:p>
                  <table:table table:name="table156"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ch:rule context="tei:variantEncoding"&gt;
&lt;sch:assert test="(@location != 'external') or (@method != 'parallel-segmentation')"&gt; The @location value "external" is inconsistent with the
 parallel-segmentation method of apparatus markup.&lt;/sch:assert&gt;
&lt;/sch:rule&gt;</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internal</text:p>
                        <text:p text:style-name="List_20_Contents"/>
                      </table:table-cell>
                    </table:table-row>
                    <table:table-row>
                      <table:table-cell>
                        <text:p><text:span text:style-name="Highlight">Note</text:span></text:p>
                      </table:table-cell>
                      <table:table-cell>
                        <text:p text:style-name="Text_20_body">The value <text:span text:style-name="q">‘external’</text:span> is inconsistent with the parallel-segmentation method of apparatus markup.</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Example</text:span></text:p>
          </table:table-cell>
          <table:table-cell>
            <text:p text:style-name="Preformatted_20_Text">&lt;variantEncoding method="location-referenced"</text:p>
            <text:p text:style-name="Preformatted_20_Text"> location="externa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variantEncodin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ribute method { "parallel-segmentation" },</text:p>
            <text:p text:style-name="Preformatted_20_Text">   attribute location { "internal" }</text:p>
            <text:p text:style-name="Preformatted_20_Text">   &gt;&gt;</text:p>
            <text:p text:style-name="Preformatted_20_Text">   tei:constraintSpec</text:p>
            <text:p text:style-name="Preformatted_20_Text">   [</text:p>
            <text:p text:style-name="Preformatted_20_Text">      ident = "variantEncodingLocation"</text:p>
            <text:p text:style-name="Preformatted_20_Text">      scheme = "schematron"</text:p>
            <text:p text:style-name="Preformatted_20_Text">      " "</text:p>
            <text:p text:style-name="Preformatted_20_Text">      """ The @location value "external" is inconsistent with the parallel-segmentation method of apparatus markup."""</text:p>
            <text:p text:style-name="Preformatted_20_Text">   ],</text:p>
            <text:p text:style-name="Preformatted_20_Text">   empty</text:p>
            <text:p text:style-name="Preformatted_20_Text">}</text:p>
          </table:table-cell>
        </table:table-row>
      </table:table>
      <text:h text:outline-level="2"><text:bookmark text:name="TEI.width"/>&lt;width&gt;</text:h>
      <table:table table:name="table157" table:style-name="Table1">
        <table:table-column table:style-name="Table1.col1"/>
        <table:table-column table:style-name="Table2.col2"/>
        <table:table-row>
          <table:table-cell table:number-columns-spanned="2">
            <text:p><text:span text:style-name="Highlight">&lt;width&gt; </text:span><text:span>contains a measurement of an object along the axis parallel to its bottom, e.g. perpendicular to the spine of a book or codex.</text:span> [<text:a xlink:type="simple" xlink:href="https://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global.source (@source) att.dimensions (<text:span>unit</text:span>, @quantity, @extent, @precision, @scope) att.ranging (@atLeast, @atMost, @min, @max, @confidence) </text:p>
            <table:table table:name="table158" table:style-name="Table1">
              <table:table-column table:style-name="Table1.col1"/>
              <table:table-column table:style-name="Table2.col2"/>
              <table:table-row>
                <table:table-cell>
                  <text:p>unit</text:p>
                </table:table-cell>
                <table:table-cell>
                  <text:p><text:span>names the unit used for the measurement</text:span></text:p>
                  <table:table table:name="table159"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orr date del expan head hi l note orig p pubPlace publisher ref reg rs said sic title</text:span></text:p>
            <text:p><text:span>header: </text:span><text:span>extent licence scriptNote</text:span></text:p>
            <text:p><text:span>linking: </text:span><text:span>seg</text:span></text:p>
            <text:p><text:span>msdescription: </text:span><text:span>explicit foliation incipit layout origDate origin provenance repository support</text:span></text:p>
            <text:p><text:span>namesdates: </text:span><text:span>birth country death location persName placeName settlement surname</text:span></text:p>
            <text:p><text:span>textcrit: </text:span><text:span>lem rdg witn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Note</text:span></text:p>
          </table:table-cell>
          <table:table-cell>
            <text:p text:style-name="Text_20_body">If used to specify the depth of a non text-bearing portion of some object, for example a monument, this element conventionally refers to the axis facing the observer, and perpendicular to that indicated by the <text:span>‘depth’</text:span> axis.</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width</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
      <text:h text:outline-level="2"><text:bookmark text:name="TEI.witness"/>&lt;witness&gt;</text:h>
      <table:table table:name="table160" table:style-name="Table1">
        <table:table-column table:style-name="Table1.col1"/>
        <table:table-column table:style-name="Table2.col2"/>
        <table:table-row>
          <table:table-cell table:number-columns-spanned="2">
            <text:p><text:span text:style-name="Highlight">&lt;witness&gt; </text:span><text:span>contains either a description of a single witness referred to within the critical apparatus, or a list of witnesses which is to be referred to by a single sigil.</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att.sortable (<text:span text:style-name="Emphasis">@sortKey</text:span>) </text:p>
          </table:table-cell>
        </table:table-row>
        <table:table-row>
          <table:table-cell>
            <text:p><text:span text:style-name="Highlight">Contained by</text:span></text:p>
          </table:table-cell>
          <table:table-cell>
            <text:p><text:span>textcrit: </text:span><text:span>listWit</text:span></text:p>
          </table:table-cell>
        </table:table-row>
        <table:table-row>
          <table:table-cell>
            <text:p><text:span text:style-name="Highlight">May contain</text:span></text:p>
          </table:table-cell>
          <table:table-cell>
            <text:p><text:span>core: </text:span><text:span>abbr bibl choice date expan hi listBibl note ref rs said title</text:span></text:p>
            <text:p><text:span>header: </text:span><text:span>idno</text:span></text:p>
            <text:p><text:span>msdescription: </text:span><text:span>height locus msDesc origDate width</text:span></text:p>
            <text:p><text:span>namesdates: </text:span><text:span>country geo listPerson listPlace location persName placeName settlement surname</text:span></text:p>
            <text:p><text:span>textcrit: </text:span><text:span>listWit</text:span></text:p>
            <text:p><text:span>transcr: </text:span><text:span>ex</text:span></text:p>
            <text:p>character data</text:p>
          </table:table-cell>
        </table:table-row>
        <table:table-row>
          <table:table-cell>
            <text:p><text:span text:style-name="Highlight">Note</text:span></text:p>
          </table:table-cell>
          <table:table-cell>
            <text:p text:style-name="Text_20_body">The content of the &lt;witness&gt; element may give bibliographic information about the witness or witness group, or it may be empty.</text:p>
          </table:table-cell>
        </table:table-row>
        <table:table-row>
          <table:table-cell>
            <text:p><text:span text:style-name="Highlight">Example</text:span></text:p>
          </table:table-cell>
          <table:table-cell>
            <text:p text:style-name="Preformatted_20_Text">&lt;listWit&gt;</text:p>
            <text:p text:style-name="Preformatted_20_Text"> &lt;witness xml:id="EL"&gt;Ellesmere, Huntingdon Library 26.C.9&lt;/witness&gt;</text:p>
            <text:p text:style-name="Preformatted_20_Text"> &lt;witness xml:id="HG"&gt;Hengwrt, National Library of Wales,</text:p>
            <text:p text:style-name="Preformatted_20_Text">   Aberystwyth, Peniarth 392D&lt;/witness&gt;</text:p>
            <text:p text:style-name="Preformatted_20_Text"> &lt;witness xml:id="RA2"&gt;Bodleian Library Rawlinson Poetic 149</text:p>
            <text:p text:style-name="Preformatted_20_Text">   (see further &lt;ptr target="http://www.examples.com/MSdescs#MSRP149"/&gt;)&lt;/witness&gt;</text:p>
            <text:p text:style-name="Preformatted_20_Text">&lt;/listW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limitedPhrase"/&gt;</text:p>
            <text:p text:style-name="Preformatted_20_Text">  &lt;classRef key="model.inter"/&gt;</text:p>
            <text:p text:style-name="Preformatted_20_Text">  &lt;elementRef key="no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witness</text:p>
            <text:p text:style-name="Preformatted_20_Text">{</text:p>
            <text:p text:style-name="Preformatted_20_Text">   att.global.attributes,</text:p>
            <text:p text:style-name="Preformatted_20_Text">   att.sortable.attributes,</text:p>
            <text:p text:style-name="Preformatted_20_Text">   ( text | model.limitedPhrase | model.inter | note )*</text:p>
            <text:p text:style-name="Preformatted_20_Text">}</text:p>
          </table:table-cell>
        </table:table-row>
      </table:table>
      <text:h text:outline-level="1">Model classes</text:h>
      <text:h text:outline-level="2"><text:bookmark text:name="TEI.model.attributable"/>model.attributable</text:h>
      <table:table table:name="table161" table:style-name="Table1">
        <table:table-column table:style-name="Table1.col1"/>
        <table:table-column table:style-name="Table2.col2"/>
        <table:table-row>
          <table:table-cell table:number-columns-spanned="2">
            <text:p><text:span text:style-name="Highlight">model.attributable</text:span> <text:span>groups elements that contain a word or phrase that can be attributed to a source.</text:span> [<text:a xlink:type="simple" xlink:href="https://www.tei-c.org/release/doc/tei-p5-doc/en/html/CO.html#COHQQ">3.3.3. Quotation</text:a> <text:a xlink:type="simple" xlink:href="https://www.tei-c.org/release/doc/tei-p5-doc/en/html/DS.html#DSFLT">4.3.2. Floating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phraseSeq model.inter</text:p>
          </table:table-cell>
        </table:table-row>
        <table:table-row>
          <table:table-cell>
            <text:p><text:span text:style-name="Highlight">Members</text:span></text:p>
          </table:table-cell>
          <table:table-cell>
            <text:p><text:span text:style-name="Emphasis">model.quoteLike said</text:span></text:p>
          </table:table-cell>
        </table:table-row>
      </table:table>
      <text:h text:outline-level="2"><text:bookmark text:name="TEI.model.availabilityPart"/>model.availabilityPart</text:h>
      <table:table table:name="table162"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163"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s://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ocation model.inter model.personPart place sourceDesc</text:p>
          </table:table-cell>
        </table:table-row>
        <table:table-row>
          <table:table-cell>
            <text:p><text:span text:style-name="Highlight">Members</text:span></text:p>
          </table:table-cell>
          <table:table-cell>
            <text:p><text:span text:style-name="Emphasis">bibl listBibl msDesc</text:span></text:p>
          </table:table-cell>
        </table:table-row>
      </table:table>
      <text:h text:outline-level="2"><text:bookmark text:name="TEI.model.biblPart"/>model.biblPart</text:h>
      <table:table table:name="table164"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s://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pubPlace publisher]</text:span> model.respLike<text:span text:style-name="Emphasis">[author]</text:span> availability bibl explicit extent incipit msIdentifier</text:span></text:p>
          </table:table-cell>
        </table:table-row>
      </table:table>
      <text:h text:outline-level="2"><text:bookmark text:name="TEI.model.choicePart"/>model.choicePart</text:h>
      <table:table table:name="table165"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s://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abbr corr ex expan orig reg seg sic</text:span></text:p>
          </table:table-cell>
        </table:table-row>
      </table:table>
      <text:h text:outline-level="2"><text:bookmark text:name="TEI.model.common"/>model.common</text:h>
      <table:table table:name="table166"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inter<text:span text:style-name="Emphasis">[model.attributable<text:span text:style-name="Emphasis">[model.quoteLike said]</text:span> model.biblLike<text:span text:style-name="Emphasis">[bibl listBibl msDesc]</text:span> model.egLike model.labelLike model.listLike<text:span text:style-name="Emphasis">[listPerson listPlace listWit]</text:span> model.oddDecl model.stageLike]</text:span></text:span></text:p>
          </table:table-cell>
        </table:table-row>
        <table:table-row>
          <table:table-cell>
            <text:p><text:span text:style-name="Highlight">Note</text:span></text:p>
          </table:table-cell>
          <table:table-cell>
            <text:p text:style-name="Text_20_body">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167"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s://www.tei-c.org/release/doc/tei-p5-doc/en/html/CO.html#CONADA">3.5.4. Dates and Times</text:a>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escribedResource"/>model.describedResource</text:h>
      <table:table table:name="table168" table:style-name="Table1">
        <table:table-column table:style-name="Table1.col1"/>
        <table:table-column table:style-name="Table2.col2"/>
        <table:table-row>
          <table:table-cell table:number-columns-spanned="2">
            <text:p><text:span text:style-name="Highlight">model.describedResource</text:span> <text:span>groups elements which contain the content of a digital resource and its metadata; these elements may serve as the outermost or <text:span>‘root’</text:span> element of a TEI-conformant document</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Corpus</text:p>
          </table:table-cell>
        </table:table-row>
        <table:table-row>
          <table:table-cell>
            <text:p><text:span text:style-name="Highlight">Members</text:span></text:p>
          </table:table-cell>
          <table:table-cell>
            <text:p><text:span text:style-name="Emphasis">TEI teiCorpus</text:span></text:p>
          </table:table-cell>
        </table:table-row>
      </table:table>
      <text:h text:outline-level="2"><text:bookmark text:name="TEI.model.divBottom"/>model.divBottom</text:h>
      <table:table table:name="table169"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s://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2"><text:bookmark text:name="TEI.model.divLike"/>model.divLike</text:h>
      <table:table table:name="table170"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em rdg</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171"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em macro.specialPara model.common rdg</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 text:style-name="Text_20_body">Note that this element class does not include members of the <text:span>model.inter</text:span> class, which can appear either within or between paragraph-level items.</text:p>
          </table:table-cell>
        </table:table-row>
      </table:table>
      <text:h text:outline-level="2"><text:bookmark text:name="TEI.model.divTop"/>model.divTop</text:h>
      <table:table table:name="table172"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s://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2"><text:bookmark text:name="TEI.model.divTopPart"/>model.divTopPart</text:h>
      <table:table table:name="table173"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s://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emphLike"/>model.emphLike</text:h>
      <table:table table:name="table174"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175"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projectDesc refsDecl variantEncoding</text:span></text:p>
          </table:table-cell>
        </table:table-row>
      </table:table>
      <text:h text:outline-level="2"><text:bookmark text:name="TEI.model.global"/>model.global</text:h>
      <table:table table:name="table176"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body date div head l lem lg macro.paraContent macro.phraseSeq macro.phraseSeq.limited macro.specialPara origDate person rdg text</text:p>
          </table:table-cell>
        </table:table-row>
        <table:table-row>
          <table:table-cell>
            <text:p><text:span text:style-name="Highlight">Members</text:span></text:p>
          </table:table-cell>
          <table:table-cell>
            <text:p><text:span text:style-name="Emphasis">model.global.edit<text:span text:style-name="Emphasis">[app]</text:span> model.global.meta model.milestoneLike<text:span text:style-name="Emphasis">[cb lb pb]</text:span> model.noteLike<text:span text:style-name="Emphasis">[note]</text:span></text:span></text:p>
          </table:table-cell>
        </table:table-row>
      </table:table>
      <text:h text:outline-level="2"><text:bookmark text:name="TEI.model.global.edit"/>model.global.edit</text:h>
      <table:table table:name="table177" table:style-name="Table1">
        <table:table-column table:style-name="Table1.col1"/>
        <table:table-column table:style-name="Table2.col2"/>
        <table:table-row>
          <table:table-cell table:number-columns-spanned="2">
            <text:p><text:span text:style-name="Highlight">model.global.edit</text:span> <text:span>groups globally available elements which perform a specifically editorial function.</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app</text:span></text:p>
          </table:table-cell>
        </table:table-row>
      </table:table>
      <text:h text:outline-level="2"><text:bookmark text:name="TEI.model.headLike"/>model.headLike</text:h>
      <table:table table:name="table178"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istPerson listPlace listWit model.divTopPart msDesc place</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Like"/>model.hiLike</text:h>
      <table:table table:name="table179"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2"><text:bookmark text:name="TEI.model.highlighted"/>model.highlighted</text:h>
      <table:table table:name="table180"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2"><text:bookmark text:name="TEI.model.imprintPart"/>model.imprintPart</text:h>
      <table:table table:name="table181"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s://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text:p>
          </table:table-cell>
        </table:table-row>
        <table:table-row>
          <table:table-cell>
            <text:p><text:span text:style-name="Highlight">Members</text:span></text:p>
          </table:table-cell>
          <table:table-cell>
            <text:p><text:span text:style-name="Emphasis">pubPlace publisher</text:span></text:p>
          </table:table-cell>
        </table:table-row>
      </table:table>
      <text:h text:outline-level="2"><text:bookmark text:name="TEI.model.inter"/>model.inter</text:h>
      <table:table table:name="table182"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 lem macro.paraContent macro.specialPara model.common rdg witness</text:p>
          </table:table-cell>
        </table:table-row>
        <table:table-row>
          <table:table-cell>
            <text:p><text:span text:style-name="Highlight">Members</text:span></text:p>
          </table:table-cell>
          <table:table-cell>
            <text:p><text:span text:style-name="Emphasis">model.attributable<text:span text:style-name="Emphasis">[model.quoteLike said]</text:span> model.biblLike<text:span text:style-name="Emphasis">[bibl listBibl msDesc]</text:span> model.egLike model.labelLike model.listLike<text:span text:style-name="Emphasis">[listPerson listPlace listWit]</text:span> model.oddDecl model.stageLike</text:span></text:p>
          </table:table-cell>
        </table:table-row>
      </table:table>
      <text:h text:outline-level="2"><text:bookmark text:name="TEI.model.lLike"/>model.lLike</text:h>
      <table:table table:name="table183"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acro.paraContent model.divPart</text:p>
          </table:table-cell>
        </table:table-row>
        <table:table-row>
          <table:table-cell>
            <text:p><text:span text:style-name="Highlight">Members</text:span></text:p>
          </table:table-cell>
          <table:table-cell>
            <text:p><text:span text:style-name="Emphasis">l</text:span></text:p>
          </table:table-cell>
        </table:table-row>
      </table:table>
      <text:h text:outline-level="2"><text:bookmark text:name="TEI.model.limitedPhrase"/>model.limitedPhrase</text:h>
      <table:table table:name="table184"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phraseSeq.limited witness</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 rs]</text:span>]</text:span> model.pPart.editorial<text:span text:style-name="Emphasis">[abbr choice ex expan]</text:span> model.pPart.msdesc<text:span text:style-name="Emphasis">[locus origDate]</text:span> <a xmlns="urn:oasis:names:tc:opendocument:xmlns:text:1.0" xmlns:ns0="http://www.w3.org/1999/xlink" ns0:type="simple" ns0:href="TEI.model.phrase.xml">model.phrase.xml</a> model.ptrLike<text:span text:style-name="Emphasis">[ref]</text:span></text:span></text:p>
          </table:table-cell>
        </table:table-row>
      </table:table>
      <text:h text:outline-level="2"><text:bookmark text:name="TEI.model.listLike"/>model.listLike</text:h>
      <table:table table:name="table185"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s://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Person listPlace listWit</text:span></text:p>
          </table:table-cell>
        </table:table-row>
      </table:table>
      <text:h text:outline-level="2"><text:bookmark text:name="TEI.model.measureLike"/>model.measureLike</text:h>
      <table:table table:name="table186"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s://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 height width</text:span></text:p>
          </table:table-cell>
        </table:table-row>
      </table:table>
      <text:h text:outline-level="2"><text:bookmark text:name="TEI.model.milestoneLike"/>model.milestoneLike</text:h>
      <table:table table:name="table187"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s://www.tei-c.org/release/doc/tei-p5-doc/en/html/ST.html#STEC">1.3. The TEI Class System</text:a> <text:a xlink:type="simple" xlink:href="https://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text:p>
          </table:table-cell>
        </table:table-row>
        <table:table-row>
          <table:table-cell>
            <text:p><text:span text:style-name="Highlight">Members</text:span></text:p>
          </table:table-cell>
          <table:table-cell>
            <text:p><text:span text:style-name="Emphasis">cb lb pb</text:span></text:p>
          </table:table-cell>
        </table:table-row>
      </table:table>
      <text:h text:outline-level="2"><text:bookmark text:name="TEI.model.nameLike"/>model.nameLike</text:h>
      <table:table table:name="table188"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 rs</text:span></text:p>
          </table:table-cell>
        </table:table-row>
        <table:table-row>
          <table:table-cell>
            <text:p><text:span text:style-name="Highlight">Note</text:span></text:p>
          </table:table-cell>
          <table:table-cell>
            <text:p text:style-name="Text_20_body">A superset of the naming elements that may appear in datelines, addresses, statements of responsibility, etc.</text:p>
          </table:table-cell>
        </table:table-row>
      </table:table>
      <text:h text:outline-level="2"><text:bookmark text:name="TEI.model.nameLike.agent"/>model.nameLike.agent</text:h>
      <table:table table:name="table189"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s://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 text:style-name="Text_20_body">This class is used in the content model of elements which reference names of people or organizations.</text:p>
          </table:table-cell>
        </table:table-row>
      </table:table>
      <text:h text:outline-level="2"><text:bookmark text:name="TEI.model.noteLike"/>model.noteLike</text:h>
      <table:table table:name="table190"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s://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location model.global msItemStruct place</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pLike"/>model.pLike</text:h>
      <table:table table:name="table191"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Part.data"/>model.pPart.data</text:h>
      <table:table table:name="table192"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s://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 rs]</text:span></text:span></text:p>
          </table:table-cell>
        </table:table-row>
      </table:table>
      <text:h text:outline-level="2"><text:bookmark text:name="TEI.model.pPart.edit"/>model.pPart.edit</text:h>
      <table:table table:name="table193"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s://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text:p>
          </table:table-cell>
        </table:table-row>
        <table:table-row>
          <table:table-cell>
            <text:p><text:span text:style-name="Highlight">Members</text:span></text:p>
          </table:table-cell>
          <table:table-cell>
            <text:p><text:span text:style-name="Emphasis">model.pPart.editorial<text:span text:style-name="Emphasis">[abbr choice ex expan]</text:span> model.pPart.transcriptional<text:span text:style-name="Emphasis">[corr del orig reg sic]</text:span></text:span></text:p>
          </table:table-cell>
        </table:table-row>
      </table:table>
      <text:h text:outline-level="2"><text:bookmark text:name="TEI.model.pPart.editorial"/>model.pPart.editorial</text:h>
      <table:table table:name="table194"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s://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abbr choice ex expan</text:span></text:p>
          </table:table-cell>
        </table:table-row>
      </table:table>
      <text:h text:outline-level="2"><text:bookmark text:name="TEI.model.pPart.msdesc"/>model.pPart.msdesc</text:h>
      <table:table table:name="table195"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s://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locus origDate</text:span></text:p>
          </table:table-cell>
        </table:table-row>
      </table:table>
      <text:h text:outline-level="2"><text:bookmark text:name="TEI.model.pPart.transcriptional"/>model.pPart.transcriptional</text:h>
      <table:table table:name="table196"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s://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edit</text:p>
          </table:table-cell>
        </table:table-row>
        <table:table-row>
          <table:table-cell>
            <text:p><text:span text:style-name="Highlight">Members</text:span></text:p>
          </table:table-cell>
          <table:table-cell>
            <text:p><text:span text:style-name="Emphasis">corr del orig reg sic</text:span></text:p>
          </table:table-cell>
        </table:table-row>
      </table:table>
      <text:h text:outline-level="2"><text:bookmark text:name="TEI.model.persNamePart"/>model.persNamePart</text:h>
      <table:table table:name="table197"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surname</text:span></text:p>
          </table:table-cell>
        </table:table-row>
      </table:table>
      <text:h text:outline-level="2"><text:bookmark text:name="TEI.model.persStateLike"/>model.persStateLike</text:h>
      <table:table table:name="table198"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 text:style-name="Text_20_body">These characteristics of an individual are typically a consequence of their own action or that of others.</text:p>
          </table:table-cell>
        </table:table-row>
      </table:table>
      <text:h text:outline-level="2"><text:bookmark text:name="TEI.model.personLike"/>model.personLike</text:h>
      <table:table table:name="table199"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particDesc</text:p>
          </table:table-cell>
        </table:table-row>
        <table:table-row>
          <table:table-cell>
            <text:p><text:span text:style-name="Highlight">Members</text:span></text:p>
          </table:table-cell>
          <table:table-cell>
            <text:p><text:span text:style-name="Emphasis">person</text:span></text:p>
          </table:table-cell>
        </table:table-row>
      </table:table>
      <text:h text:outline-level="2"><text:bookmark text:name="TEI.model.personPart"/>model.personPart</text:h>
      <table:table table:name="table200"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s://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text:p>
          </table:table-cell>
        </table:table-row>
        <table:table-row>
          <table:table-cell>
            <text:p><text:span text:style-name="Highlight">Members</text:span></text:p>
          </table:table-cell>
          <table:table-cell>
            <text:p><text:span text:style-name="Emphasis">model.biblLike<text:span text:style-name="Emphasis">[bibl listBibl msDesc]</text:span> model.eventLike model.persStateLike<text:span text:style-name="Emphasis">[persName]</text:span> birth death idno</text:span></text:p>
          </table:table-cell>
        </table:table-row>
      </table:table>
      <text:h text:outline-level="2"><text:bookmark text:name="TEI.model.phrase"/>model.phrase</text:h>
      <table:table table:name="table201"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 lem macro.paraContent macro.phraseSeq macro.specialPara origDate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 rs]</text:span>]</text:span> model.pPart.edit<text:span text:style-name="Emphasis">[model.pPart.editorial<text:span text:style-name="Emphasis">[abbr choice ex expan]</text:span> model.pPart.transcriptional<text:span text:style-name="Emphasis">[corr del orig reg sic]</text:span>]</text:span> model.pPart.msdesc<text:span text:style-name="Emphasis">[locus origDate]</text:span> <a xmlns="urn:oasis:names:tc:opendocument:xmlns:text:1.0" xmlns:ns0="http://www.w3.org/1999/xlink" ns0:type="simple" ns0:href="TEI.model.phrase.xml">model.phrase.xml</a> model.ptrLike<text:span text:style-name="Emphasis">[ref]</text:span> model.segLike<text:span text:style-name="Emphasis">[pc seg]</text:span> model.specDescLike</text:span></text:p>
          </table:table-cell>
        </table:table-row>
        <table:table-row>
          <table:table-cell>
            <text:p><text:span text:style-name="Highlight">Note</text:span></text:p>
          </table:table-cell>
          <table:table-cell>
            <text:p text:style-name="Text_20_body">This class of elements can occur within paragraphs, list items, lines of verse, etc.</text:p>
          </table:table-cell>
        </table:table-row>
      </table:table>
      <text:h text:outline-level="2"><text:bookmark text:name="TEI.model.physDescPart"/>model.physDescPart</text:h>
      <table:table table:name="table202"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objectDesc scriptDesc</text:span></text:p>
          </table:table-cell>
        </table:table-row>
      </table:table>
      <text:h text:outline-level="2"><text:bookmark text:name="TEI.model.placeLike"/>model.placeLike</text:h>
      <table:table table:name="table203"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204"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2"><text:bookmark text:name="TEI.model.placeStateLike"/>model.placeStateLike</text:h>
      <table:table table:name="table205"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country placeName settlement]</text:span> location</text:span></text:p>
          </table:table-cell>
        </table:table-row>
      </table:table>
      <text:h text:outline-level="2"><text:bookmark text:name="TEI.model.profileDescPart"/>model.profileDescPart</text:h>
      <table:table table:name="table206"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particDesc settingDesc</text:span></text:p>
          </table:table-cell>
        </table:table-row>
      </table:table>
      <text:h text:outline-level="2"><text:bookmark text:name="TEI.model.ptrLike"/>model.ptrLike</text:h>
      <table:table table:name="table207"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s://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 model.publicationStmtPart.detail</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208"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publisher</text:span></text:p>
          </table:table-cell>
        </table:table-row>
        <table:table-row>
          <table:table-cell>
            <text:p><text:span text:style-name="Highlight">Note</text:span></text:p>
          </table:table-cell>
          <table:table-cell>
            <text:p text:style-name="Text_20_body">The <text:span>‘agency’</text:span> child elements, while not required, are required if one of the <text:span>‘detail’</text:span> child elements is to be used. It is not valid to have a <text:span>‘detail’</text:span> child element without a preceding <text:span>‘agency’</text:span> child element.</text:p>
            <text:p text:style-name="Text_20_body">See also <text:span>model.publicationStmtPart.detail</text:span>.</text:p>
          </table:table-cell>
        </table:table-row>
      </table:table>
      <text:h text:outline-level="2"><text:bookmark text:name="TEI.model.publicationStmtPart.detail"/>model.publicationStmtPart.detail</text:h>
      <table:table table:name="table209"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model.ptrLike<text:span text:style-name="Emphasis">[ref]</text:span> availability date idno pubPlace</text:span></text:p>
          </table:table-cell>
        </table:table-row>
        <table:table-row>
          <table:table-cell>
            <text:p><text:span text:style-name="Highlight">Note</text:span></text:p>
          </table:table-cell>
          <table:table-cell>
            <text:p text:style-name="Text_20_body">A <text:span>‘detail’</text:span> child element may not occur unless an <text:span>‘agency’</text:span> child element precedes it.</text:p>
            <text:p text:style-name="Text_20_body">See also <text:span>model.publicationStmtPart.agency</text:span>.</text:p>
          </table:table-cell>
        </table:table-row>
      </table:table>
      <text:h text:outline-level="2"><text:bookmark text:name="TEI.model.rdgLike"/>model.rdgLike</text:h>
      <table:table table:name="table210"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 text:style-name="Text_20_body">This class allows for variants of the &lt;rdg&gt; element to be easily created via TEI customizations.</text:p>
          </table:table-cell>
        </table:table-row>
      </table:table>
      <text:h text:outline-level="2"><text:bookmark text:name="TEI.model.resource"/>model.resource</text:h>
      <table:table table:name="table211" table:style-name="Table1">
        <table:table-column table:style-name="Table1.col1"/>
        <table:table-column table:style-name="Table2.col2"/>
        <table:table-row>
          <table:table-cell table:number-columns-spanned="2">
            <text:p><text:span text:style-name="Highlight">model.resource</text:span> <text:span>groups separate elements which constitute the content of a digital resource, as opposed to its metadata.</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 teiCorpus</text:p>
          </table:table-cell>
        </table:table-row>
        <table:table-row>
          <table:table-cell>
            <text:p><text:span text:style-name="Highlight">Members</text:span></text:p>
          </table:table-cell>
          <table:table-cell>
            <text:p><text:span text:style-name="Emphasis">text</text:span></text:p>
          </table:table-cell>
        </table:table-row>
      </table:table>
      <text:h text:outline-level="2"><text:bookmark text:name="TEI.model.respLike"/>model.respLike</text:h>
      <table:table table:name="table212"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 titleStmt</text:p>
          </table:table-cell>
        </table:table-row>
        <table:table-row>
          <table:table-cell>
            <text:p><text:span text:style-name="Highlight">Members</text:span></text:p>
          </table:table-cell>
          <table:table-cell>
            <text:p><text:span text:style-name="Emphasis">author</text:span></text:p>
          </table:table-cell>
        </table:table-row>
      </table:table>
      <text:h text:outline-level="2"><text:bookmark text:name="TEI.model.segLike"/>model.segLike</text:h>
      <table:table table:name="table213"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s://www.tei-c.org/release/doc/tei-p5-doc/en/html/SA.html#SASE">16.3. Blocks, Segments, and Anchors</text:a> <text:a xlink:type="simple" xlink:href="https://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Note</text:span></text:p>
          </table:table-cell>
          <table:table-cell>
            <text:p text:style-name="Text_20_body">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teiHeaderPart"/>model.teiHeaderPart</text:h>
      <table:table table:name="table214"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15"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s://www.tei-c.org/release/doc/tei-p5-doc/en/html/CO.html#COHQQ">3.3.3. Quotation</text:a> <text:a xlink:type="simple" xlink:href="https://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ascribed.directed<text:span text:style-name="Emphasis">[said]</text:span></text:span></text:p>
          </table:table-cell>
        </table:table-row>
        <table:table-row>
          <table:table-cell>
            <text:p><text:span text:style-name="Highlight">Attributes</text:span></text:p>
          </table:table-cell>
          <table:table-cell>
            <text:p>Attributes</text:p>
            <table:table table:name="table216"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 text:style-name="Text_20_body">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ascribed.directed"/>att.ascribed.directed</text:h>
      <table:table table:name="table218" table:style-name="Table1">
        <table:table-column table:style-name="Table1.col1"/>
        <table:table-column table:style-name="Table2.col2"/>
        <table:table-row>
          <table:table-cell table:number-columns-spanned="2">
            <text:p><text:span text:style-name="Highlight">att.ascribed.directed</text:span> <text:span>provides attributes for elements representing speech or action that can be directed at a group or individual.</text:span> [<text:a xlink:type="simple" xlink:href="https://www.tei-c.org/release/doc/tei-p5-doc/en/html/CO.html#COHQQ">3.3.3. Quotation</text:a> <text:a xlink:type="simple" xlink:href="https://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aid</text:span></text:p>
          </table:table-cell>
        </table:table-row>
        <table:table-row>
          <table:table-cell>
            <text:p><text:span text:style-name="Highlight">Attributes</text:span></text:p>
          </table:table-cell>
          <table:table-cell>
            <text:p><text:span>Attributes </text:span>att.ascribed (<text:span text:style-name="Emphasis">@who</text:span>) </text:p>
            <table:table table:name="table219" table:style-name="Table1">
              <table:table-column table:style-name="Table1.col1"/>
              <table:table-column table:style-name="Table2.col2"/>
              <table:table-row>
                <table:table-cell>
                  <text:p>toWhom</text:p>
                </table:table-cell>
                <table:table-cell>
                  <text:p><text:span>indicates the person, or group of people, to whom a speech act or action is directed.</text:span></text:p>
                  <table:table table:name="table2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In the following example from Mary Pix's The False Friend, speeches (&lt;sp&gt;) in the body of the play are linked to &lt;castItem&gt; elements in the &lt;castList&gt; using the <text:span text:style-name="Emphasis">toWhom</text:span> attribute, which is used to specify who the speech is directed to. Additionally, the &lt;stage&gt; includes <text:span text:style-name="Emphasis">toWhom</text:span> to indicate the directionality of the action.</text:p>
                        <text:p text:style-name="Preformatted_20_Text">&lt;castItem type="role"&gt;</text:p>
                        <text:p text:style-name="Preformatted_20_Text"> &lt;role xml:id="emil"&gt;Emilius.&lt;/role&gt;</text:p>
                        <text:p text:style-name="Preformatted_20_Text">&lt;/castItem&gt;</text:p>
                        <text:p text:style-name="Preformatted_20_Text">&lt;castItem type="role"&gt;</text:p>
                        <text:p text:style-name="Preformatted_20_Text"> &lt;role xml:id="lov"&gt;Lovisa&lt;/role&gt;</text:p>
                        <text:p text:style-name="Preformatted_20_Text">&lt;/castItem&gt;</text:p>
                        <text:p text:style-name="Preformatted_20_Text">&lt;castItem type="role"&gt;</text:p>
                        <text:p text:style-name="Preformatted_20_Text"> &lt;role xml:id="serv"&gt;A servant&lt;/role&gt;</text:p>
                        <text:p text:style-name="Preformatted_20_Text">&lt;/castItem&gt;</text:p>
                        <text:p text:style-name="Preformatted_20_Text">&lt;!-- ... --&gt;</text:p>
                        <text:p text:style-name="Preformatted_20_Text">&lt;sp who="#emil"</text:p>
                        <text:p text:style-name="Preformatted_20_Text"> toWhom="#lov"&gt;</text:p>
                        <text:p text:style-name="Preformatted_20_Text"> &lt;speaker&gt;Emil.&lt;/speaker&gt;</text:p>
                        <text:p text:style-name="Preformatted_20_Text"> &lt;l n="1"&gt;My love!&lt;/l&gt;</text:p>
                        <text:p text:style-name="Preformatted_20_Text">&lt;/sp&gt;</text:p>
                        <text:p text:style-name="Preformatted_20_Text">&lt;sp who="#lov"</text:p>
                        <text:p text:style-name="Preformatted_20_Text"> toWhom="#emil"&gt;</text:p>
                        <text:p text:style-name="Preformatted_20_Text"> &lt;speaker&gt;Lov.&lt;/speaker&gt;</text:p>
                        <text:p text:style-name="Preformatted_20_Text"> &lt;l n="2"&gt;I have no Witness of my Noble Birth&lt;/l&gt;</text:p>
                        <text:p text:style-name="Preformatted_20_Text"> &lt;stage who="emil"</text:p>
                        <text:p text:style-name="Preformatted_20_Text">  toWhom="#serv"&gt;Pointing to her Woman.&lt;/stage&gt;</text:p>
                        <text:p text:style-name="Preformatted_20_Text"> &lt;l&gt;But that poor helpless wretch——&lt;/l&gt;</text:p>
                        <text:p text:style-name="Preformatted_20_Text">&lt;/sp&gt;</text:p>
                      </table:table-cell>
                      <table:covered-table-cell/>
                    </table:table-row>
                    <table:table-row>
                      <table:table-cell>
                        <text:p><text:span text:style-name="Highlight">Note</text:span></text:p>
                      </table:table-cell>
                      <table:table-cell>
                        <text:p text:style-name="Text_20_body">To indicate the recipient of written correspondence, use the elements used in section <text:a xlink:type="simple" xlink:href="https://www.tei-c.org/release/doc/tei-p5-doc/en/html/HD.html#HD44CD">2.4.6. Correspondence Description</text:a>, rather than a <text:span text:style-name="Emphasis">toWhom</text:span> attribute.</text:p>
                      </table:table-cell>
                    </table:table-row>
                  </table:table>
                </table:table-cell>
              </table:table-row>
            </table:table>
          </table:table-cell>
        </table:table-row>
      </table:table>
      <text:h text:outline-level="2"><text:bookmark text:name="TEI.att.breaking"/>att.breaking</text:h>
      <table:table table:name="table221" table:style-name="Table1">
        <table:table-column table:style-name="Table1.col1"/>
        <table:table-column table:style-name="Table2.col2"/>
        <table:table-row>
          <table:table-cell table:number-columns-spanned="2">
            <text:p><text:span text:style-name="Highlight">att.breaking</text:span> <text:span>provides an attribute to indicate whether or not the element concerned is considered to mark the end of an orthographic token in the same way as whitespace.</text:span> [<text:a xlink:type="simple" xlink:href="https://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22"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223"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2"><text:bookmark text:name="TEI.att.cReferencing"/>att.cReferencing</text:h>
      <table:table table:name="table224" table:style-name="Table1">
        <table:table-column table:style-name="Table1.col1"/>
        <table:table-column table:style-name="Table2.col2"/>
        <table:table-row>
          <table:table-cell table:number-columns-spanned="2">
            <text:p><text:span text:style-name="Highlight">att.cReferencing</text:span> <text:span>provides an attribute which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225"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2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ext:p><text:span text:style-name="Highlight">Note</text:span></text:p>
                      </table:table-cell>
                      <table:table-cell>
                        <text:p text:style-name="Text_20_body">The value of <text:span text:style-name="Emphasis">cRef</text:span> should be constructed so that when the algorithm for the resolution of canonical references (described in section <text:a xlink:type="simple" xlink:href="https://www.tei-c.org/release/doc/tei-p5-doc/en/html/SA.html#SACR">16.2.5. Canonical References</text:a>) is applied to it the result is a valid URI reference to the intended target.</text:p>
                        <text:p text:style-name="Text_20_body">The &lt;refsDecl&gt; to use may be indicated with the <text:span text:style-name="Emphasis">decls</text:span> attribute.</text:p>
                        <text:p text:style-name="Text_20_body">Currently these Guidelines only provide for a single canonical reference to be encoded on any given &lt;ptr&gt; element.</text:p>
                      </table:table-cell>
                    </table:table-row>
                  </table:table>
                </table:table-cell>
              </table:table-row>
            </table:table>
          </table:table-cell>
        </table:table-row>
      </table:table>
      <text:h text:outline-level="2"><text:bookmark text:name="TEI.att.canonical"/>att.canonical</text:h>
      <table:table table:name="table227"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 [<text:a xlink:type="simple" xlink:href="https://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persName placeName surname]</text:span> author birth country death pubPlace repository rs settlement]</text:span> date publisher title</text:span></text:p>
          </table:table-cell>
        </table:table-row>
        <table:table-row>
          <table:table-cell>
            <text:p><text:span text:style-name="Highlight">Attributes</text:span></text:p>
          </table:table-cell>
          <table:table-cell>
            <text:p>Attributes</text:p>
            <table:table table:name="table228"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2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 text:style-name="Text_20_body">The value may be a unique identifier from a database, or any other externally-defined string identifying the referent. </text:p>
                        <text:p text:style-name="Text_20_body">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or identity for the entity being named by means of one or more URIs.</text:span></text:p>
                  <table:table table:name="table2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 text:style-name="Text_20_body">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datable"/>att.datable</text:h>
      <table:table table:name="table231"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s://www.tei-c.org/release/doc/tei-p5-doc/en/html/CO.html#CONADA">3.5.4. Dates and Times</text:a>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country date death idno licence location origDate origin persName placeName provenance settlement title</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32" table:style-name="Table1">
              <table:table-column table:style-name="Table1.col1"/>
              <table:table-column table:style-name="Table2.col2"/>
              <table:table-row>
                <table:table-cell>
                  <text:p>calendar</text:p>
                </table:table-cell>
                <table:table-cell>
                  <text:p><text:span>indicates the system or calendar to which the date represented by the content of this element belongs.</text:span></text:p>
                  <table:table table:name="table2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Schematron</text:span></text:p>
                      </table:table-cell>
                      <table:table-cell>
                        <text:p>
&lt;sch:rule context="tei:*[@calendar]"&gt;
&lt;sch:assert test="string-length(.) gt 0"&gt; @calendar indicates the system or calendar to
 which the date represented by the content of this element belongs, but this
&lt;sch:name/&gt; element has no textual content.&lt;/sch:assert&gt;
&lt;/sch:rule&gt;</text:p>
                      </table:table-cell>
                    </table:table-row>
                    <table:table-row>
                      <table:table-cell table:number-columns-spanned="2">
                        <text:p text:style-name="Preformatted_20_Text">He was born on &lt;date calendar="#gregorian"&gt;Feb. 22, 1732&lt;/date&gt; (&lt;date calendar="#julian"</text:p>
                        <text:p text:style-name="Preformatted_20_Text"> when="1732-02-22"&gt; Feb. 11, 1731/32,</text:p>
                        <text:p text:style-name="Preformatted_20_Text"> O.S.&lt;/date&gt;).</text:p>
                      </table:table-cell>
                      <table:covered-table-cell/>
                    </table:table-row>
                    <table:table-row>
                      <table:table-cell>
                        <text:p><text:span text:style-name="Highlight">Note</text:span></text:p>
                      </table:table-cell>
                      <table:table-cell>
                        <text:p text:style-name="Text_20_body">Note that the <text:span text:style-name="Emphasis">calendar</text:span> attribute (unlike <text:span text:style-name="Emphasis">datingMethod</text:span> defined in <text:span>att.datable.custom</text:span>) defines the calendar system of the date in the original material defined by the parent element, <text:span text:style-name="Emphasis">not</text:span> the calendar to which the date is normalized.</text:p>
                      </table:table-cell>
                    </table:table-row>
                  </table:table>
                </table:table-cell>
              </table:table-row>
              <table:table-row>
                <table:table-cell>
                  <text:p>period</text:p>
                </table:table-cell>
                <table:table-cell>
                  <text:p><text:span>supplies a pointer to some location defining a named period of time within which the datable item is understood to have occurred.</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
          </table:table-cell>
        </table:table-row>
        <table:table-row>
          <table:table-cell>
            <text:p><text:span text:style-name="Highlight">Note</text:span></text:p>
          </table:table-cell>
          <table:table-cell>
            <text:p text:style-name="Text_20_body">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2"><text:bookmark text:name="TEI.att.datable.custom"/>att.datable.custom</text:h>
      <table:table table:name="table235"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idno licence location origDate origin persName placeName provenance settlement title]</text:span></text:span></text:p>
          </table:table-cell>
        </table:table-row>
        <table:table-row>
          <table:table-cell>
            <text:p><text:span text:style-name="Highlight">Attributes</text:span></text:p>
          </table:table-cell>
          <table:table-cell>
            <text:p>Attributes</text:p>
            <table:table table:name="table236"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2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s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2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2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2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2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2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ext:p>In this exampl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covered-table-cell/>
                    </table:table-row>
                    <table:table-row>
                      <table:table-cell table:number-columns-spanned="2">
                        <text:p text:style-name="Preformatted_20_Text">&lt;date when="1382-06-28"</text:p>
                        <text:p text:style-name="Preformatted_20_Text"> when-custom="6890-06-20"</text:p>
                        <text:p text:style-name="Preformatted_20_Text"> datingMethod="#creationOfWorld"&gt; μηνὶ Ἰουνίου εἰς &lt;num&gt;κ&lt;/num&gt; ἔτους &lt;num&gt;ςωϞ&lt;/num&gt;</text:p>
                        <text:p text:style-name="Preformatted_20_Text">&lt;/date&gt;</text:p>
                        <text:p>In this example, a date is given in a Mediaeval text measured "from the creation of the world", which is normalised (in <text:span text:style-name="Emphasis">when</text:span>) to the Gregorian date, but is also normalized (in <text:span text:style-name="Emphasis">when-custom</text:span>) to a machine-actionable, numeric version of the date from the Creation.</text:p>
                      </table:table-cell>
                      <table:covered-table-cell/>
                    </table:table-row>
                    <table:table-row>
                      <table:table-cell>
                        <text:p><text:span text:style-name="Highlight">Note</text:span></text:p>
                      </table:table-cell>
                      <table:table-cell>
                        <text:p text:style-name="Text_20_body">Note that the <text:span text:style-name="Emphasis">datingMethod</text:span> attribute (unlike <text:span text:style-name="Emphasis">calendar</text:span> defined in <text:span>att.datable</text:span>) defines the calendar or dating system to which the date described by the parent element is normalized (i.e. in the <text:span text:style-name="Emphasis">when-custom</text:span> or other <text:span text:style-name="Emphasis">X-custom</text:span> attributes), <text:span text:style-name="Emphasis">not</text:span> the calendar of the original date in the element.</text:p>
                      </table:table-cell>
                    </table:table-row>
                  </table:table>
                </table:table-cell>
              </table:table-row>
            </table:table>
          </table:table-cell>
        </table:table-row>
      </table:table>
      <text:h text:outline-level="2"><text:bookmark text:name="TEI.att.datable.iso"/>att.datable.iso</text:h>
      <table:table table:name="table244"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 standard.</text:span> [<text:a xlink:type="simple" xlink:href="https://www.tei-c.org/release/doc/tei-p5-doc/en/html/CO.html#CONADA">3.5.4. Dates and Times</text:a>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idno licence location origDate origin persName placeName provenance settlement title]</text:span></text:span></text:p>
          </table:table-cell>
        </table:table-row>
        <table:table-row>
          <table:table-cell>
            <text:p><text:span text:style-name="Highlight">Attributes</text:span></text:p>
          </table:table-cell>
          <table:table-cell>
            <text:p>Attributes</text:p>
            <table:table table:name="table245"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2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24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2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from-iso</text:p>
                </table:table-cell>
                <table:table-cell>
                  <text:p><text:span>indicates the starting point of the period in standard form.</text:span></text:p>
                  <table:table table:name="table2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to-iso</text:p>
                </table:table-cell>
                <table:table-cell>
                  <text:p><text:span>indicates the ending point of the period in standard form.</text:span></text:p>
                  <table:table table:name="table2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
          </table:table-cell>
        </table:table-row>
        <table:table-row>
          <table:table-cell>
            <text:p><text:span text:style-name="Highlight">Note</text:span></text:p>
          </table:table-cell>
          <table:table-cell>
            <text:p text:style-name="Text_20_body">The value of these attributes should be a normalized representation of the date, time, or combined date &amp; time intended, in any of the standard formats specified by ISO 8601, using the Gregorian calendar.</text:p>
            <text:p text:style-name="Text_20_body">If both <text:span text:style-name="Emphasis">when-iso</text:span> and <text:span text:style-name="Emphasis">dur-iso</text:span> are specified, the values should be interpreted as indicating a span of time by its starting time (or date) and duration. That is,</text:p>
            <text:p text:style-name="Preformatted_20_Text">&lt;date when-iso="2007-06-01" dur-iso="P8D"/&gt;</text:p>
            <text:p text:style-name="Text_20_body">indicates the same time period as </text:p>
            <text:p text:style-name="Preformatted_20_Text">&lt;date when-iso="2007-06-01/P8D"/&gt;</text:p>
            <text:p text:style-name="Text_20_body">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2"><text:bookmark text:name="TEI.att.datable.w3c"/>att.datable.w3c</text:h>
      <table:table table:name="table251"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s://www.tei-c.org/release/doc/tei-p5-doc/en/html/CO.html#CONADA">3.5.4. Dates and Times</text:a> <text:a xlink:type="simple" xlink:href="https://www.tei-c.org/release/doc/tei-p5-doc/en/html/ND.html#NDDATE">13.3.7.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birth country date death idno licence location origDate origin persName placeName provenance settlement title]</text:span></text:span></text:p>
          </table:table-cell>
        </table:table-row>
        <table:table-row>
          <table:table-cell>
            <text:p><text:span text:style-name="Highlight">Attributes</text:span></text:p>
          </table:table-cell>
          <table:table-cell>
            <text:p>Attributes</text:p>
            <table:table table:name="table252"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2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text:p>
                        <text:p text:style-name="Preformatted_20_Text">&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2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2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2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2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
          </table:table-cell>
        </table:table-row>
        <table:table-row>
          <table:table-cell>
            <text:p><text:span text:style-name="Highlight">Schematron</text:span></text:p>
          </table:table-cell>
          <table:table-cell>
            <text:p>
&lt;sch:rule context="tei:*[@when]"&gt;
&lt;sch:report test="@notBefore|@notAfter|@from|@to"
 role="nonfatal"&gt;The @when attribute cannot be used with any other att.datable.w3c attributes.&lt;/sch:report&gt;
&lt;/sch:rule&gt;</text:p>
          </table:table-cell>
        </table:table-row>
        <table:table-row>
          <table:table-cell>
            <text:p><text:span text:style-name="Highlight">Schematron</text:span></text:p>
          </table:table-cell>
          <table:table-cell>
            <text:p>
&lt;sch:rule context="tei:*[@from]"&gt;
&lt;sch:report test="@notBefore"
 role="nonfatal"&gt;The @from and @notBefore attributes cannot be used together.&lt;/sch:report&gt;
&lt;/sch:rule&gt;</text:p>
          </table:table-cell>
        </table:table-row>
        <table:table-row>
          <table:table-cell>
            <text:p><text:span text:style-name="Highlight">Schematron</text:span></text:p>
          </table:table-cell>
          <table:table-cell>
            <text:p>
&lt;sch:rule context="tei:*[@to]"&gt;
&lt;sch:report test="@notAfter"
 role="nonfatal"&gt;The @to and @notAfter attributes cannot be used together.&lt;/sch:report&gt;
&lt;/sch:rule&gt;</text:p>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 text:style-name="Text_20_body">The value of these attributes should be a normalized representation of the date, time, or combined date &amp; time intended, in any of the standard formats specified by <text:span text:style-name="Emphasis">XML Schema Part 2: Datatypes Second Edition</text:span>, using the Gregorian calendar.</text:p>
            <text:p text:style-name="Text_20_body">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p text:style-name="Text_20_body">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258"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s://www.tei-c.org/release/doc/tei-p5-doc/en/html/DI.html#DIMVLV">9.5.2. Lexical View</text:a> <text:a xlink:type="simple" xlink:href="https://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 text:style-name="Emphasis">[pc seg]</text:span></text:span></text:p>
          </table:table-cell>
        </table:table-row>
        <table:table-row>
          <table:table-cell>
            <text:p><text:span text:style-name="Highlight">Attributes</text:span></text:p>
          </table:table-cell>
          <table:table-cell>
            <text:p>Attributes</text:p>
            <table:table table:name="table259"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26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26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 text:style-name="Text_20_body">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262"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s://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listBibl listPerson listPlace particDesc projectDesc refsDecl settingDesc sourceDesc</text:span></text:p>
          </table:table-cell>
        </table:table-row>
        <table:table-row>
          <table:table-cell>
            <text:p><text:span text:style-name="Highlight">Attributes</text:span></text:p>
          </table:table-cell>
          <table:table-cell>
            <text:p>Attributes</text:p>
            <table:table table:name="table263"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26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 </text:span></text:p>
                      </table:table-cell>
                    </table:table-row>
                  </table:table>
                </table:table-cell>
              </table:table-row>
            </table:table>
          </table:table-cell>
        </table:table-row>
        <table:table-row>
          <table:table-cell>
            <text:p><text:span text:style-name="Highlight">Note</text:span></text:p>
          </table:table-cell>
          <table:table-cell>
            <text:p text:style-name="Text_20_body">The rules governing the association of declarable elements with individual parts of a TEI text are fully defined in chapter <text:a xlink:type="simple" xlink:href="https://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eclaring"/>att.declaring</text:h>
      <table:table table:name="table265"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s://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geo lg msDesc p ref text</text:span></text:p>
          </table:table-cell>
        </table:table-row>
        <table:table-row>
          <table:table-cell>
            <text:p><text:span text:style-name="Highlight">Attributes</text:span></text:p>
          </table:table-cell>
          <table:table-cell>
            <text:p>Attributes</text:p>
            <table:table table:name="table266" table:style-name="Table1">
              <table:table-column table:style-name="Table1.col1"/>
              <table:table-column table:style-name="Table2.col2"/>
              <table:table-row>
                <table:table-cell>
                  <text:p>decls</text:p>
                </table:table-cell>
                <table:table-cell>
                  <text:p><text:span>identifies one or more <text:span text:style-name="Emphasis">declarable elements</text:span> within the header, which are understood to apply to the element bearing this attribute and its content.</text:span></text:p>
                  <table:table table:name="table26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Note</text:span></text:p>
          </table:table-cell>
          <table:table-cell>
            <text:p text:style-name="Text_20_body">The rules governing the association of declarable elements with individual parts of a TEI text are fully defined in chapter <text:a xlink:type="simple" xlink:href="https://www.tei-c.org/release/doc/tei-p5-doc/en/html/CC.html#CCAS">15.3. Associating Contextual Information with a Text</text:a>.</text:p>
          </table:table-cell>
        </table:table-row>
      </table:table>
      <text:h text:outline-level="2"><text:bookmark text:name="TEI.att.dimensions"/>att.dimensions</text:h>
      <table:table table:name="table268"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date death del ex height origDate width</text:span></text:p>
          </table:table-cell>
        </table:table-row>
        <table:table-row>
          <table:table-cell>
            <text:p><text:span text:style-name="Highlight">Attributes</text:span></text:p>
          </table:table-cell>
          <table:table-cell>
            <text:p><text:span>Attributes </text:span>att.ranging (<text:span text:style-name="Emphasis">@atLeast</text:span>, <text:span text:style-name="Emphasis">@atMost</text:span>, <text:span text:style-name="Emphasis">@min</text:span>, <text:span text:style-name="Emphasis">@max</text:span>, <text:span text:style-name="Emphasis">@confidence</text:span>) </text:p>
            <table:table table:name="table269" table:style-name="Table1">
              <table:table-column table:style-name="Table1.col1"/>
              <table:table-column table:style-name="Table2.col2"/>
              <table:table-row>
                <table:table-cell>
                  <text:p>unit</text:p>
                </table:table-cell>
                <table:table-cell>
                  <text:p><text:span>names the unit used for the measurement</text:span></text:p>
                  <table:table table:name="table2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text:p>
                        <text:p text:style-name="List_20_Contents"><text:span>lines of text</text:span></text:p>
                        <text:p text:style-name="List_20_Heading">char</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2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27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27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2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2"><text:bookmark text:name="TEI.att.docStatus"/>att.docStatus</text:h>
      <table:table table:name="table275"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msDesc</text:span></text:p>
          </table:table-cell>
        </table:table-row>
        <table:table-row>
          <table:table-cell>
            <text:p><text:span text:style-name="Highlight">Attributes</text:span></text:p>
          </table:table-cell>
          <table:table-cell>
            <text:p>Attributes</text:p>
            <table:table table:name="table276"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2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 </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2"><text:bookmark text:name="TEI.att.editLike"/>att.editLike</text:h>
      <table:table table:name="table278"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s://www.tei-c.org/release/doc/tei-p5-doc/en/html/CO.html#COED">3.4. Simple Editorial Changes</text:a> <text:a xlink:type="simple" xlink:href="https://www.tei-c.org/release/doc/tei-p5-doc/en/html/MS.html#msdates">10.3.1. Origination</text:a> <text:a xlink:type="simple" xlink:href="https://www.tei-c.org/release/doc/tei-p5-doc/en/html/ND.html#NDPERSE">13.3.2. The Person Element</text:a> <text:a xlink:type="simple" xlink:href="https://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transcriptional<text:span text:style-name="Emphasis">[del]</text:span> birth corr date death ex expan location origDate origin persName person place placeName reg</text:span></text:p>
          </table:table-cell>
        </table:table-row>
        <table:table-row>
          <table:table-cell>
            <text:p><text:span text:style-name="Highlight">Attributes</text:span></text:p>
          </table:table-cell>
          <table:table-cell>
            <text:p>Attributes</text:p>
            <table:table table:name="table279"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2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
          </table:table-cell>
        </table:table-row>
        <table:table-row>
          <table:table-cell>
            <text:p><text:span text:style-name="Highlight">Note</text:span></text:p>
          </table:table-cell>
          <table:table-cell>
            <text:p text:style-name="Text_20_body">The members of this attribute class are typically used to represent any kind of editorial intervention in a text, for example a correction or interpretation, or to date or localize manuscripts etc.</text:p>
            <text:p text:style-name="Text_20_body">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2"><text:bookmark text:name="TEI.att.edition"/>att.edition</text:h>
      <table:table table:name="table281"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82"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2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2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2"><text:bookmark text:name="TEI.att.fragmentable"/>att.fragmentable</text:h>
      <table:table table:name="table285" table:style-name="Table1">
        <table:table-column table:style-name="Table1.col1"/>
        <table:table-column table:style-name="Table2.col2"/>
        <table:table-row>
          <table:table-cell table:number-columns-spanned="2">
            <text:p><text:span text:style-name="Highlight">att.fragmentable</text:span> <text:span>provides an attribute for representing fragmentation of a structural element, typic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text:span text:style-name="Emphasis">[div lg]</text:span> att.segLike<text:span text:style-name="Emphasis">[pc seg]</text:span> l p</text:span></text:p>
          </table:table-cell>
        </table:table-row>
        <table:table-row>
          <table:table-cell>
            <text:p><text:span text:style-name="Highlight">Attributes</text:span></text:p>
          </table:table-cell>
          <table:table-cell>
            <text:p>Attributes</text:p>
          </table:table-cell>
        </table:table-row>
      </table:table>
      <text:h text:outline-level="2"><text:bookmark text:name="TEI.att.global"/>att.global</text:h>
      <table:table table:name="table286"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s://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p>
          </table:table-cell>
        </table:table-row>
        <table:table-row>
          <table:table-cell>
            <text:p><text:span text:style-name="Highlight">Attributes</text:span></text:p>
          </table:table-cell>
          <table:table-cell>
            <text:p><text:span>Attributes </text:span>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global.source (<text:span text:style-name="Emphasis">@source</text:span>) </text:p>
            <table:table table:name="table287"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28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xt:a xlink:type="simple" xlink:href="https://www.w3.org/TR/xmlschema-2/#ID">ID</text:a></text:p>
                      </table:table-cell>
                    </table:table-row>
                    <table:table-row>
                      <table:table-cell>
                        <text:p><text:span text:style-name="Highlight">Note</text:span></text:p>
                      </table:table-cell>
                      <table:table-cell>
                        <text:p text:style-name="Text_20_body">The <text:span text:style-name="Emphasis">xml:id</text:span> attribute may be used to specify a canonical reference for an element; see section <text:a xlink:type="simple" xlink:href="https://www.tei-c.org/release/doc/tei-p5-doc/en/html/CO.html#CORS">3.10.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2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ext:p><text:span text:style-name="Highlight">Note</text:span></text:p>
                      </table:table-cell>
                      <table:table-cell>
                        <text:p text:style-name="Text_20_body">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29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 text:style-name="Text_20_body">The <text:span text:style-name="Emphasis">xml:lang</text:span> value will be inherited from the immediately enclosing element, or from its parent, and so on up the document hierarchy. It is generally good practice to specify <text:span text:style-name="Emphasis">xml:lang</text:span> at the highest appropriate level, noticing that a different default may be needed for the &lt;teiHeader&gt; from that needed for the associated resource element or elements, and that a single TEI document may contain texts in many languages.</text:p>
                        <text:p text:style-name="Text_20_body">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s://www.w3.org/International/questions/qa-choosing-language-tags.en.php">https://www.w3.org/International/questions/qa-choosing-language-tags.en.php</text:a>.</text:p>
                        <text:p text:style-name="Text_20_body">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29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2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 text:style-name="Text_20_body">The <text:a xlink:type="simple" xlink:href="http://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2"><text:bookmark text:name="TEI.att.global.analytic"/>att.global.analytic</text:h>
      <table:table table:name="table293"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s://www.tei-c.org/release/doc/tei-p5-doc/en/html/AI.html#AIATTS">17.2. Global Attributes for Simple Analyses</text:a> <text:a xlink:type="simple" xlink:href="https://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294"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29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change"/>att.global.change</text:h>
      <table:table table:name="table296" table:style-name="Table1">
        <table:table-column table:style-name="Table1.col1"/>
        <table:table-column table:style-name="Table2.col2"/>
        <table:table-row>
          <table:table-cell table:number-columns-spanned="2">
            <text:p><text:span text:style-name="Highlight">att.global.change</text:span> <text:span>supplies the <text:span text:style-name="Emphasis">change</text:span> attribute,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297"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2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
      <text:h text:outline-level="2"><text:bookmark text:name="TEI.att.global.facs"/>att.global.facs</text:h>
      <table:table table:name="table299" table:style-name="Table1">
        <table:table-column table:style-name="Table1.col1"/>
        <table:table-column table:style-name="Table2.col2"/>
        <table:table-row>
          <table:table-cell table:number-columns-spanned="2">
            <text:p><text:span text:style-name="Highlight">att.global.facs</text:span> <text:span>provides an attribute used to express correspondence between an element containing transcribed text and all or part of an image representing that text.</text:span> [<text:a xlink:type="simple" xlink:href="https://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300" table:style-name="Table1">
              <table:table-column table:style-name="Table1.col1"/>
              <table:table-column table:style-name="Table2.col2"/>
              <table:table-row>
                <table:table-cell>
                  <text:p>facs</text:p>
                </table:table-cell>
                <table:table-cell>
                  <text:p>(<text:span>facsimile</text:span>) <text:span>points to all or part of an image which corresponds with the content of the element.</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
      <text:h text:outline-level="2"><text:bookmark text:name="TEI.att.global.linking"/>att.global.linking</text:h>
      <table:table table:name="table302" table:style-name="Table1">
        <table:table-column table:style-name="Table1.col1"/>
        <table:table-column table:style-name="Table2.col2"/>
        <table:table-row>
          <table:table-cell table:number-columns-spanned="2">
            <text:p><text:span text:style-name="Highlight">att.global.linking</text:span> <text:span>provides a set of attributes for hypertextual linking.</text:span> [<text:a xlink:type="simple" xlink:href="https://www.tei-c.org/release/doc/tei-p5-doc/en/html/SA.html#SA">16. Linking, Segmentation, and Alignment</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303"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Emphasis">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called "places.xml" --&gt;&lt;place xml:id="LOND1"</text:p>
                        <text:p text:style-name="Preformatted_20_Text"> corresp="people.xml#LOND2 people.xml#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called "people.xml" --&gt;</text:p>
                        <text:p text:style-name="Preformatted_20_Text">&lt;person xml:id="LOND2"</text:p>
                        <text:p text:style-name="Preformatted_20_Text"> corresp="places.xml#LOND1 #GENI1"&gt;</text:p>
                        <text:p text:style-name="Preformatted_20_Text"> &lt;persName type="lit"&gt;London&lt;/persName&gt;</text:p>
                        <text:p text:style-name="Preformatted_20_Text"> &lt;note&gt;</text:p>
                        <text:p text:style-name="Preformatted_20_Text">  &lt;p&gt;Allegorical character representing the city of &lt;placeName ref="places.xml#LOND1"&gt;London&lt;/placeName&gt;.&lt;/p&gt;</text:p>
                        <text:p text:style-name="Preformatted_20_Text"> &lt;/note&gt;</text:p>
                        <text:p text:style-name="Preformatted_20_Text">&lt;/person&gt;</text:p>
                        <text:p text:style-name="Preformatted_20_Text">&lt;person xml:id="GENI1"</text:p>
                        <text:p text:style-name="Preformatted_20_Text"> corresp="places.xml#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outline-level="2"><text:bookmark text:name="TEI.att.global.rendition"/>att.global.rendition</text:h>
      <table:table table:name="table305"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s://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306"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30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 text:style-name="Text_20_body">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3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 text:style-name="Text_20_body">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ext:p>
                        <text:p text:style-name="Text_20_body">The formal language in which values for this attribute are expressed may be specified using the &lt;styleDefDecl&gt; element in the TEI header.</text:p>
                        <text:p text:style-name="Text_20_body">If <text:span text:style-name="Emphasis">style</text:span> and <text:span text:style-name="Emphasis">rendition</text:span> are both present on an element, then <text:span text:style-name="Emphasis">style</text:span> overrides or complements <text:span text:style-name="Emphasis">rendition</text:span>. <text:span text:style-name="Emphasis">style</text:span> should not be used in conjunction with <text:span text:style-name="Emphasis">rend</text:span>, because the latter does not employ a formal style definition language.</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 text:style-name="Text_20_body">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text:p>
                        <text:p text:style-name="Text_20_body">If <text:span text:style-name="Emphasis">rendition</text:span> is used to refer to a style definition in a formal language like CSS, it is recommended that it not be used in conjunction with <text:span text:style-name="Emphasis">rend</text:span>. Where both <text:span text:style-name="Emphasis">rendition</text:span> and <text:span text:style-name="Emphasis">rend</text:span> are supplied, the latter is understood to override or complement the former.</text:p>
                        <text:p text:style-name="Text_20_body">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2"><text:bookmark text:name="TEI.att.global.responsibility"/>att.global.responsibility</text:h>
      <table:table table:name="table310" table:style-name="Table1">
        <table:table-column table:style-name="Table1.col1"/>
        <table:table-column table:style-name="Table2.col2"/>
        <table:table-row>
          <table:table-cell table:number-columns-spanned="2">
            <text:p><text:span text:style-name="Highlight">att.global.responsibility</text:span> <text:span>provides attributes indicating the agent responsible for some aspect of the text, the markup or something asserted by the markup, and the degree of certainty associated with it.</text:span> [<text:a xlink:type="simple" xlink:href="https://www.tei-c.org/release/doc/tei-p5-doc/en/html/ST.html#STGAso">1.3.1.1.4. Sources, certainty, and responsibility</text:a> <text:a xlink:type="simple" xlink:href="https://www.tei-c.org/release/doc/tei-p5-doc/en/html/CO.html#COED">3.4. Simple Editorial Changes</text:a> <text:a xlink:type="simple" xlink:href="https://www.tei-c.org/release/doc/tei-p5-doc/en/html/PH.html#PHHR">11.3.2.2. Hand, Responsibility, and Certainty Attributes</text:a> <text:a xlink:type="simple" xlink:href="https://www.tei-c.org/release/doc/tei-p5-doc/en/html/AI.html#AISP">17.3. Spans and Interpretations</text:a> <text:a xlink:type="simple" xlink:href="https://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311"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robCert</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3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o reduce the ambiguity of a <text:span text:style-name="Emphasis">resp</text:span> pointing directly to a person or organizati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chees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2"><text:bookmark text:name="TEI.att.global.source"/>att.global.source</text:h>
      <table:table table:name="table314" table:style-name="Table1">
        <table:table-column table:style-name="Table1.col1"/>
        <table:table-column table:style-name="Table2.col2"/>
        <table:table-row>
          <table:table-cell table:number-columns-spanned="2">
            <text:p><text:span text:style-name="Highlight">att.global.source</text:span> <text:span>provides an attribute used by elements to point to an external source.</text:span> [<text:a xlink:type="simple" xlink:href="https://www.tei-c.org/release/doc/tei-p5-doc/en/html/ST.html#STGAso">1.3.1.1.4. Sources, certainty, and responsibility</text:a> <text:a xlink:type="simple" xlink:href="https://www.tei-c.org/release/doc/tei-p5-doc/en/html/CO.html#COHQQ">3.3.3. Quotation</text:a> <text:a xlink:type="simple" xlink:href="https://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bbr app author availability bibl birth body cRefPattern cb choice corr country date death del div encodingDesc ex expan explicit extent fileDesc foliation geo head height hi history idno incipit l layout layoutDesc lb lem lg licence listBibl listPerson listPlace listWit location locus msContents msDesc msIdentifier msItemStruct note objectDesc orig origDate origin p particDesc pb pc persName person physDesc place placeName profileDesc projectDesc provenance pubPlace publicationStmt publisher rdg ref refsDecl reg repository rs said scriptDesc scriptNote seg settingDesc settlement sic sourceDesc support supportDesc surname teiCorpus teiHeader text title titleStmt variantEncoding width witness]</text:span></text:span></text:p>
          </table:table-cell>
        </table:table-row>
        <table:table-row>
          <table:table-cell>
            <text:p><text:span text:style-name="Highlight">Attributes</text:span></text:p>
          </table:table-cell>
          <table:table-cell>
            <text:p>Attributes</text:p>
            <table:table table:name="table315" table:style-name="Table1">
              <table:table-column table:style-name="Table1.col1"/>
              <table:table-column table:style-name="Table2.col2"/>
              <table:table-row>
                <table:table-cell>
                  <text:p>source</text:p>
                </table:table-cell>
                <table:table-cell>
                  <text:p><text:span>specifies the source from which some aspect of this element is drawn.</text:span></text:p>
                  <table:table table:name="table3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he <text:span text:style-name="Emphasis">source</text:span> attribute points to an external source. When used on elements describing schema components such as &lt;schemaSpec&gt; or &lt;moduleRef&gt; it identifies the source from which declarations for the components of the object being defined may be obtained.</text:p>
                        <text:p text:style-name="Text_20_body">On other elements it provides a pointer to the bibliographical source from which a quotation or citation is drawn. </text:p>
                        <text:p text:style-name="Text_20_body">In either case, the location may be provided using any form of URI, for example an absolute URI, a relative URI, or private scheme URI that is expanded to an absolute URI as documented in a &lt;prefixDef&gt;.</text:p>
                        <text:p text:style-name="Text_20_body">If more than one location is specified, the default assumption is that the required source should be obtained by combining the resources indicated. </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 As Willard McCarty (&lt;bibl xml:id="mcc_2012"&gt;2012, p.2&lt;/bibl&gt;) tells us, &lt;quote source="#mcc_2012"&gt;‘Collaboration’ is a problematic and should be a contested</text:p>
            <text:p text:style-name="Preformatted_20_Text">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 are in flux, and the more we learn, the</text:p>
            <text:p text:style-name="Preformatted_20_Text">   less we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 &lt;pubPlace&gt;Chicago&lt;/pubPlace&gt;: &lt;publisher&gt;University of</text:p>
            <text:p text:style-name="Preformatted_20_Text">   Chicago Press&lt;/publisher&gt; (&lt;date&gt;2003&lt;/date&gt;), &lt;biblScope unit="page"&gt;p.147&lt;/biblScope&gt;.</text:p>
            <text:p text:style-name="Preformatted_20_Text"/>
            <text:p text:style-name="Preformatted_20_Text">&lt;/bibl&gt;</text:p>
          </table:table-cell>
        </table:table-row>
        <table:table-row>
          <table:table-cell>
            <text:p><text:span text:style-name="Highlight">Example</text:span></text:p>
          </table:table-cell>
          <table:table-cell>
            <text:p text:style-name="Preformatted_20_Text">&lt;elementRef key="p" source="tei:2.0.1"/&gt;</text:p>
            <text:p>Include in the schema an element named &lt;p&gt; available from the TEI P5 2.0.1 release.</text:p>
          </table:table-cell>
        </table:table-row>
        <table:table-row>
          <table:table-cell>
            <text:p><text:span text:style-name="Highlight">Example</text:span></text:p>
          </table:table-cell>
          <table:table-cell>
            <text:p text:style-name="Preformatted_20_Text">&lt;schemaSpec ident="myODD"</text:p>
            <text:p text:style-name="Preformatted_20_Text"> source="mycompiledODD.xml"&gt;</text:p>
            <text:p text:style-name="Preformatted_20_Text">&lt;!-- further declarations specifying the components required --&gt;</text:p>
            <text:p text:style-name="Preformatted_20_Text">&lt;/schemaSpec&gt;</text:p>
            <text:p>Create a schema using components taken from the file <text:span>mycompiledODD.xml</text:span>.</text:p>
          </table:table-cell>
        </table:table-row>
      </table:table>
      <text:h text:outline-level="2"><text:bookmark text:name="TEI.att.handFeatures"/>att.handFeatures</text:h>
      <table:table table:name="table317"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s://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criptNote</text:span></text:p>
          </table:table-cell>
        </table:table-row>
        <table:table-row>
          <table:table-cell>
            <text:p><text:span text:style-name="Highlight">Attributes</text:span></text:p>
          </table:table-cell>
          <table:table-cell>
            <text:p>Attributes</text:p>
            <table:table table:name="table318"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3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3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3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name <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3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3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32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 text:style-name="Text_20_body">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2"><text:bookmark text:name="TEI.att.internetMedia"/>att.internetMedia</text:h>
      <table:table table:name="table325"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326"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3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ourceforge.net/p/tei/code/HEAD/tree/trunk/P5/Source/guidelines-en.xml"/&gt;</text:p>
          </table:table-cell>
        </table:table-row>
        <table:table-row>
          <table:table-cell>
            <text:p><text:span text:style-name="Highlight">Note</text:span></text:p>
          </table:table-cell>
          <table:table-cell>
            <text:p text:style-name="Text_20_body">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RFC 2046</text:a>. The <text:a xlink:type="simple" xlink:href="http://www.iana.org/assignments/media-types/">list of types</text:a> is maintained by the Internet Assigned Numbers Authority (IANA). The <text:span text:style-name="Emphasis">mimeType</text:span> attribute must have a value taken from this list.</text:p>
          </table:table-cell>
        </table:table-row>
      </table:table>
      <text:h text:outline-level="2"><text:bookmark text:name="TEI.att.lexicographic.normalized"/>att.lexicographic.normalized</text:h>
      <table:table table:name="table328" table:style-name="Table1">
        <table:table-column table:style-name="Table1.col1"/>
        <table:table-column table:style-name="Table2.col2"/>
        <table:table-row>
          <table:table-cell table:number-columns-spanned="2">
            <text:p><text:span text:style-name="Highlight">att.lexicographic.normalized</text:span> <text:span>provides the <text:span text:style-name="Emphasis">norm</text:span> and <text:span text:style-name="Emphasis">orig</text:span> attributes for usage within word-level elements in the analysis module and within lexicographic microstructure in the dictionaries module.</text:span></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linguistic<text:span text:style-name="Emphasis">[pc]</text:span></text:span></text:p>
          </table:table-cell>
        </table:table-row>
        <table:table-row>
          <table:table-cell>
            <text:p><text:span text:style-name="Highlight">Attributes</text:span></text:p>
          </table:table-cell>
          <table:table-cell>
            <text:p>Attributes</text:p>
            <table:table table:name="table329" table:style-name="Table1">
              <table:table-column table:style-name="Table1.col1"/>
              <table:table-column table:style-name="Table2.col2"/>
              <table:table-row>
                <table:table-cell>
                  <text:p>norm</text:p>
                </table:table-cell>
                <table:table-cell>
                  <text:p>(<text:span>normalized</text:span>) <text:span>provides the normalized/standardized form of information present in the source text in a non-normalized form</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Normalization of part-of-speech information within a dictionary entry.</text:p>
                        <text:p text:style-name="Preformatted_20_Text">&lt;gramGrp&gt;</text:p>
                        <text:p text:style-name="Preformatted_20_Text"> &lt;pos norm="noun"&gt;n&lt;/pos&gt;</text:p>
                        <text:p text:style-name="Preformatted_20_Text">&lt;/gramGrp&gt;</text:p>
                      </table:table-cell>
                      <table:covered-table-cell/>
                    </table:table-row>
                    <table:table-row>
                      <table:table-cell table:number-columns-spanned="2">
                        <text:p>Normalization of a source form in a tokenized historical corpus.</text:p>
                        <text:p text:style-name="Preformatted_20_Text">&lt;s&gt;</text:p>
                        <text:p text:style-name="Preformatted_20_Text"> &lt;w&gt;for&lt;/w&gt;</text:p>
                        <text:p text:style-name="Preformatted_20_Text"> &lt;w norm="virtue's"&gt;vertues&lt;/w&gt;</text:p>
                        <text:p text:style-name="Preformatted_20_Text"> &lt;w&gt;sake&lt;/w&gt;</text:p>
                        <text:p text:style-name="Preformatted_20_Text">&lt;/s&gt;</text:p>
                      </table:table-cell>
                      <table:covered-table-cell/>
                    </table:table-row>
                    <table:table-row>
                      <table:table-cell table:number-columns-spanned="2">
                        <text:p text:style-name="Preformatted_20_Text">&lt;s&gt;</text:p>
                        <text:p text:style-name="Preformatted_20_Text"> &lt;w norm="persuasion"&gt;perswasion&lt;/w&gt;</text:p>
                        <text:p text:style-name="Preformatted_20_Text"> &lt;w&gt;of&lt;/w&gt;</text:p>
                        <text:p text:style-name="Preformatted_20_Text"> &lt;w norm="Unity"&gt;Vnitie&lt;/w&gt;</text:p>
                        <text:p text:style-name="Preformatted_20_Text">&lt;/s&gt;</text:p>
                      </table:table-cell>
                      <table:covered-table-cell/>
                    </table:table-row>
                    <table:table-row>
                      <table:table-cell table:number-columns-spanned="2">
                        <text:p>Example of normalization from <text:a xlink:type="simple" xlink:href="http://www.deutschestextarchiv.de/anonym_aviso_1609/258">Aviso. Relation oder Zeitung. Wolfenbüttel, 1609. In: Deutsches Textarchiv</text:a>.</text:p>
                        <text:p text:style-name="Preformatted_20_Text">&lt;s&gt;</text:p>
                        <text:p text:style-name="Preformatted_20_Text"> &lt;w norm="freiwillig"&gt;freywillig&lt;/w&gt;</text:p>
                        <text:p text:style-name="Preformatted_20_Text"> &lt;pc norm=","</text:p>
                        <text:p text:style-name="Preformatted_20_Text">  join="left"&gt;/&lt;/pc&gt;</text:p>
                        <text:p text:style-name="Preformatted_20_Text"> &lt;w norm="unbedrängt"&gt;vnbedraͤngt&lt;/w&gt;</text:p>
                        <text:p text:style-name="Preformatted_20_Text"> &lt;w norm="und"&gt;vnd&lt;/w&gt;</text:p>
                        <text:p text:style-name="Preformatted_20_Text"> &lt;w norm="unverhindert"&gt;vnuerhindert&lt;/w&gt;</text:p>
                        <text:p text:style-name="Preformatted_20_Text">&lt;/s&gt;</text:p>
                      </table:table-cell>
                      <table:covered-table-cell/>
                    </table:table-row>
                    <table:table-row>
                      <table:table-cell table:number-columns-spanned="2">
                        <text:p text:style-name="Preformatted_20_Text">&lt;w norm="Teil"&gt;Theyll&lt;/w&gt;</text:p>
                      </table:table-cell>
                      <table:covered-table-cell/>
                    </table:table-row>
                    <table:table-row>
                      <table:table-cell table:number-columns-spanned="2">
                        <text:p text:style-name="Preformatted_20_Text">&lt;w norm="Freude"&gt;Frewde&lt;/w&gt;</text:p>
                      </table:table-cell>
                      <table:covered-table-cell/>
                    </table:table-row>
                  </table:table>
                </table:table-cell>
              </table:table-row>
              <table:table-row>
                <table:table-cell>
                  <text:p>orig</text:p>
                </table:table-cell>
                <table:table-cell>
                  <text:p>(<text:span>original</text:span>) <text:span>gives the original string or is the empty string when the element does not appear in the source text.</text:span></text:p>
                  <table:table table:name="table3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Example from a language documentation project of the Mixtepec-Mixtec language (ISO 639-3: 'mix'). This is a use case where speakers spell something incorrectly but we would like to preserve it for any number of reasons, the use of <text:span text:style-name="Emphasis">orig</text:span> is essential and could have uses for both the speaker to see past mistakes, researchers to get insight into how untrained speakers write their language instinctually (in contrast to prescribed convention), etc.:</text:p>
                        <text:p text:style-name="Preformatted_20_Text">&lt;w orig="ntsa sia'i"&gt;ntsasia'i&lt;/w&gt;</text:p>
                      </table:table-cell>
                      <table:covered-table-cell/>
                    </table:table-row>
                    <table:table-row>
                      <table:table-cell table:number-columns-spanned="2">
                        <text:p>Example from the <text:a xlink:type="simple" xlink:href="https://earlyprint.org">EarlyPrint</text:a> project. Fragment of text where obvious errors have been corrected but the original forms remain recorded:</text:p>
                        <text:p text:style-name="Preformatted_20_Text">&lt;w lemma="he"</text:p>
                        <text:p text:style-name="Preformatted_20_Text"> pos="pns"</text:p>
                        <text:p text:style-name="Preformatted_20_Text"> xml:id="b1afj-003-a-0950"&gt;he&lt;/w&gt;</text:p>
                        <text:p text:style-name="Preformatted_20_Text">&lt;w lemma="have"</text:p>
                        <text:p text:style-name="Preformatted_20_Text"> pos="vvz"</text:p>
                        <text:p text:style-name="Preformatted_20_Text"> xml:id="b1afj-003-a-0960"&gt;hath&lt;/w&gt;</text:p>
                        <text:p text:style-name="Preformatted_20_Text">&lt;w lemma="bring"</text:p>
                        <text:p text:style-name="Preformatted_20_Text"> pos="vvn"</text:p>
                        <text:p text:style-name="Preformatted_20_Text"> xml:id="b1afj-003-a-0970"&gt;brought&lt;/w&gt;</text:p>
                        <text:p text:style-name="Preformatted_20_Text">&lt;w lemma="forth"</text:p>
                        <text:p text:style-name="Preformatted_20_Text"> pos="av"</text:p>
                        <text:p text:style-name="Preformatted_20_Text"> xml:id="b1afj-003-a-0980"</text:p>
                        <text:p text:style-name="Preformatted_20_Text"> orig="sorth"&gt;forth&lt;/w&gt;</text:p>
                      </table:table-cell>
                      <table:covered-table-cell/>
                    </table:table-row>
                    <table:table-row>
                      <table:table-cell table:number-columns-spanned="2">
                        <text:p>An example from the EarlyPrint project showing the use of both <text:span text:style-name="Emphasis">norm</text:span> and <text:span text:style-name="Emphasis">orig</text:span>. The <text:span text:style-name="Emphasis">orig</text:span> attribute preserves the original version (sometimes with spelling errors, often with printer abbreviations), the element content resolves printer abbreviations but retains the original orthography, and the <text:span text:style-name="Emphasis">norm</text:span> attribute holds normalized values:</text:p>
                        <text:p text:style-name="Preformatted_20_Text">&lt;w lemma="commandment"</text:p>
                        <text:p text:style-name="Preformatted_20_Text"> pos="n1"</text:p>
                        <text:p text:style-name="Preformatted_20_Text"> norm="commandment"</text:p>
                        <text:p text:style-name="Preformatted_20_Text"> xml:id="b9avr-018-a-7720"</text:p>
                        <text:p text:style-name="Preformatted_20_Text"> orig="commandemēt"&gt;commandement&lt;/w&gt;</text:p>
                      </table:table-cell>
                      <table:covered-table-cell/>
                    </table:table-row>
                  </table:table>
                </table:table-cell>
              </table:table-row>
            </table:table>
          </table:table-cell>
        </table:table-row>
        <table:table-row>
          <table:table-cell>
            <text:p><text:span text:style-name="Highlight">Note</text:span></text:p>
          </table:table-cell>
          <table:table-cell>
            <text:p text:style-name="Text_20_body">It needs to be stressed that the two attributes in this class are meant for strictly lexicographic and linguistic uses, and not for editorial interventions. For the latter, the mechanism based on &lt;choice&gt;, &lt;orig&gt;, and &lt;reg&gt; needs to be employed.</text:p>
          </table:table-cell>
        </table:table-row>
      </table:table>
      <text:h text:outline-level="2"><text:bookmark text:name="TEI.att.linguistic"/>att.linguistic</text:h>
      <table:table table:name="table332" table:style-name="Table1">
        <table:table-column table:style-name="Table1.col1"/>
        <table:table-column table:style-name="Table2.col2"/>
        <table:table-row>
          <table:table-cell table:number-columns-spanned="2">
            <text:p><text:span text:style-name="Highlight">att.linguistic</text:span> <text:span>provides a set of attributes concerning linguistic features of tokens, for usage within token-level elements, specifically &lt;w&gt; and &lt;pc&gt; in the analysis module.</text:span> [<text:a xlink:type="simple" xlink:href="https://www.tei-c.org/release/doc/tei-p5-doc/en/html/AI.html#AILALW">17.4.2. Lightweight Linguistic Annotation</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pc</text:span></text:p>
          </table:table-cell>
        </table:table-row>
        <table:table-row>
          <table:table-cell>
            <text:p><text:span text:style-name="Highlight">Attributes</text:span></text:p>
          </table:table-cell>
          <table:table-cell>
            <text:p><text:span>Attributes </text:span>att.lexicographic.normalized (<text:span text:style-name="Emphasis">@norm</text:span>, <text:span text:style-name="Emphasis">@orig</text:span>) </text:p>
            <table:table table:name="table333" table:style-name="Table1">
              <table:table-column table:style-name="Table1.col1"/>
              <table:table-column table:style-name="Table2.col2"/>
              <table:table-row>
                <table:table-cell>
                  <text:p>lemma</text:p>
                </table:table-cell>
                <table:table-cell>
                  <text:p><text:span>provides a lemma (base form) for the word, typically uninflected and serving both as an identifier (e.g. in dictionary contexts, as a headword), and as a basis for potential inflections.</text:span></text:p>
                  <table:table table:name="table3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w lemma="wife"&gt;wives&lt;/w&gt;</text:p>
                      </table:table-cell>
                      <table:covered-table-cell/>
                    </table:table-row>
                    <table:table-row>
                      <table:table-cell table:number-columns-spanned="2">
                        <text:p text:style-name="Preformatted_20_Text">&lt;w lemma="Arznei"&gt;Artzeneyen&lt;/w&gt;</text:p>
                      </table:table-cell>
                      <table:covered-table-cell/>
                    </table:table-row>
                  </table:table>
                </table:table-cell>
              </table:table-row>
              <table:table-row>
                <table:table-cell>
                  <text:p>lemmaRef</text:p>
                </table:table-cell>
                <table:table-cell>
                  <text:p><text:span>provides a pointer to a definition of the lemma for the word, for example in an online lexicon.</text:span></text:p>
                  <table:table table:name="table3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able:number-columns-spanned="2">
                        <text:p text:style-name="Preformatted_20_Text">&lt;w type="verb"</text:p>
                        <text:p text:style-name="Preformatted_20_Text"> lemma="hit"</text:p>
                        <text:p text:style-name="Preformatted_20_Text"> lemmaRef="http://www.example.com/lexicon/hitvb.xml"&gt;hitt&lt;m type="suffix"&gt;ing&lt;/m&gt;</text:p>
                        <text:p text:style-name="Preformatted_20_Text">&lt;/w&gt;</text:p>
                      </table:table-cell>
                      <table:covered-table-cell/>
                    </table:table-row>
                  </table:table>
                </table:table-cell>
              </table:table-row>
              <table:table-row>
                <table:table-cell>
                  <text:p>pos</text:p>
                </table:table-cell>
                <table:table-cell>
                  <text:p><text:span>(part of speech) indicates the part of speech assigned to a token (i.e. information on whether it is a noun, adjective, or verb), usually according to some official reference vocabulary (e.g. for German: STTS, for English: CLAWS, for Polish: NKJP, etc.).</text:span></text:p>
                  <table:table table:name="table3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The German sentence <text:span text:style-name="q">‘Wir fahren in den Urlaub.’</text:span> tagged with the Stuttgart-Tuebingen-Tagset (STTS).</text:p>
                        <text:p text:style-name="Preformatted_20_Text">&lt;s&gt;</text:p>
                        <text:p text:style-name="Preformatted_20_Text"> &lt;w pos="PPER"&gt;Wir&lt;/w&gt;</text:p>
                        <text:p text:style-name="Preformatted_20_Text"> &lt;w pos="VVFIN"&gt;fahren&lt;/w&gt;</text:p>
                        <text:p text:style-name="Preformatted_20_Text"> &lt;w pos="APPR"&gt;in&lt;/w&gt;</text:p>
                        <text:p text:style-name="Preformatted_20_Text"> &lt;w pos="ART"&gt;den&lt;/w&gt;</text:p>
                        <text:p text:style-name="Preformatted_20_Text"> &lt;w pos="NN"&gt;Urlaub&lt;/w&gt;</text:p>
                        <text:p text:style-name="Preformatted_20_Text"> &lt;w pos="$."&gt;.&lt;/w&gt;</text:p>
                        <text:p text:style-name="Preformatted_20_Text">&lt;/s&gt;</text:p>
                      </table:table-cell>
                      <table:covered-table-cell/>
                    </table:table-row>
                    <table:table-row>
                      <table:table-cell table:number-columns-spanned="2">
                        <text:p>The English sentence <text:span text:style-name="q">‘We're going to Brazil.’</text:span> tagged with the <text:a xlink:type="simple" xlink:href="http://ucrel.lancs.ac.uk/claws5tags.html">CLAWS-5</text:a> tagset, arranged inline (with significant whitespace).</text:p>
                        <text:p text:style-name="Preformatted_20_Text">&lt;p&gt;&lt;w pos="PNP"&gt;We&lt;/w&gt;&lt;w pos="VBB"&gt;'re&lt;/w&gt; &lt;w pos="VVG"&gt;going&lt;/w&gt; &lt;w pos="PRP"&gt;to&lt;/w&gt; &lt;w pos="NP0"&gt;Brazil&lt;/w&gt;&lt;pc pos="PUN"&gt;.&lt;/pc&gt;&lt;/p&gt;</text:p>
                        <text:p text:style-name="Preformatted_20_Text">        </text:p>
                      </table:table-cell>
                      <table:covered-table-cell/>
                    </table:table-row>
                    <table:table-row>
                      <table:table-cell table:number-columns-spanned="2">
                        <text:p>The English sentence <text:span text:style-name="q">‘We're going on vacation to Brazil for a month!’</text:span> tagged with the <text:a xlink:type="simple" xlink:href="http://ucrel.lancs.ac.uk/claws7tags.html">CLAWS-7</text:a> tagset and arranged sequentially.</text:p>
                        <text:p text:style-name="Preformatted_20_Text">&lt;p&gt;</text:p>
                        <text:p text:style-name="Preformatted_20_Text"> &lt;w pos="PPIS2"&gt;We&lt;/w&gt;</text:p>
                        <text:p text:style-name="Preformatted_20_Text"> &lt;w pos="VBR"&gt;'re&lt;/w&gt;</text:p>
                        <text:p text:style-name="Preformatted_20_Text"> &lt;w pos="VVG"&gt;going&lt;/w&gt;</text:p>
                        <text:p text:style-name="Preformatted_20_Text"> &lt;w pos="II"&gt;on&lt;/w&gt;</text:p>
                        <text:p text:style-name="Preformatted_20_Text"> &lt;w pos="NN1"&gt;vacation&lt;/w&gt;</text:p>
                        <text:p text:style-name="Preformatted_20_Text"> &lt;w pos="II"&gt;to&lt;/w&gt;</text:p>
                        <text:p text:style-name="Preformatted_20_Text"> &lt;w pos="NP1"&gt;Brazil&lt;/w&gt;</text:p>
                        <text:p text:style-name="Preformatted_20_Text"> &lt;w pos="IF"&gt;for&lt;/w&gt;</text:p>
                        <text:p text:style-name="Preformatted_20_Text"> &lt;w pos="AT1"&gt;a&lt;/w&gt;</text:p>
                        <text:p text:style-name="Preformatted_20_Text"> &lt;w pos="NNT1"&gt;month&lt;/w&gt;</text:p>
                        <text:p text:style-name="Preformatted_20_Text"> &lt;pc pos="!"&gt;!&lt;/pc&gt;</text:p>
                        <text:p text:style-name="Preformatted_20_Text">&lt;/p&gt;</text:p>
                      </table:table-cell>
                      <table:covered-table-cell/>
                    </table:table-row>
                  </table:table>
                </table:table-cell>
              </table:table-row>
              <table:table-row>
                <table:table-cell>
                  <text:p>msd</text:p>
                </table:table-cell>
                <table:table-cell>
                  <text:p><text:span>(morphosyntactic description) supplies morphosyntactic information for a token, usually according to some official reference vocabulary (e.g. for German: <text:a xlink:type="simple" xlink:href="http://www.ims.uni-stuttgart.de/forschung/ressourcen/lexika/TagSets/stts-1999.pdf">STTS-large tagset</text:a>; for a feature description system designed as (pragmatically) universal, see <text:a xlink:type="simple" xlink:href="http://universaldependencies.org/u/feat/index.html">Universal Features</text:a>).</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ab&gt;</text:p>
                        <text:p text:style-name="Preformatted_20_Text"> &lt;w pos="PPER"</text:p>
                        <text:p text:style-name="Preformatted_20_Text">  msd="1.Pl.*.Nom"&gt;Wir&lt;/w&gt;</text:p>
                        <text:p text:style-name="Preformatted_20_Text"> &lt;w pos="VVFIN"</text:p>
                        <text:p text:style-name="Preformatted_20_Text">  msd="1.Pl.Pres.Ind"&gt;fahren&lt;/w&gt;</text:p>
                        <text:p text:style-name="Preformatted_20_Text"> &lt;w pos="APPR"</text:p>
                        <text:p text:style-name="Preformatted_20_Text">  msd="--"&gt;in&lt;/w&gt;</text:p>
                        <text:p text:style-name="Preformatted_20_Text"> &lt;w pos="ART"</text:p>
                        <text:p text:style-name="Preformatted_20_Text">  msd="Def.Masc.Akk.Sg"&gt;den&lt;/w&gt;</text:p>
                        <text:p text:style-name="Preformatted_20_Text"> &lt;w pos="NN"</text:p>
                        <text:p text:style-name="Preformatted_20_Text">  msd="Masc.Akk.Sg"&gt;Urlaub&lt;/w&gt;</text:p>
                        <text:p text:style-name="Preformatted_20_Text"> &lt;pc pos="$."</text:p>
                        <text:p text:style-name="Preformatted_20_Text">  msd="--"&gt;.&lt;/pc&gt;</text:p>
                        <text:p text:style-name="Preformatted_20_Text">&lt;/ab&gt;</text:p>
                      </table:table-cell>
                      <table:covered-table-cell/>
                    </table:table-row>
                  </table:table>
                </table:table-cell>
              </table:table-row>
              <table:table-row>
                <table:table-cell>
                  <text:p>join</text:p>
                </table:table-cell>
                <table:table-cell>
                  <text:p><text:span>when present, it provides information on whether the token in question is adjacent to another, and if so, on which side. The definition of this attribute is adapted from ISO MAF (Morpho-syntactic Annotation Framework), ISO 24611:2012.</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ext:p><text:span text:style-name="Highlight">Legal values are:</text:span></text:p>
                      </table:table-cell>
                      <table:table-cell>
                        <text:p text:style-name="List_20_Heading">no</text:p>
                        <text:p text:style-name="List_20_Contents">(<text:span>the token is not adjacent to another</text:span>)</text:p>
                        <text:p text:style-name="List_20_Heading">left</text:p>
                        <text:p text:style-name="List_20_Contents">(<text:span>there is no whitespace on the left side of the token</text:span>)</text:p>
                        <text:p text:style-name="List_20_Heading">right</text:p>
                        <text:p text:style-name="List_20_Contents">(<text:span>there is no whitespace on the right side of the token</text:span>)</text:p>
                        <text:p text:style-name="List_20_Heading">both</text:p>
                        <text:p text:style-name="List_20_Contents">(<text:span>there is no whitespace on either side of the token</text:span>)</text:p>
                        <text:p text:style-name="List_20_Heading">overlap</text:p>
                        <text:p text:style-name="List_20_Contents">(<text:span>the token overlaps with another; other devices (specifying the extent and the area of overlap) are needed to more precisely locate this token in the character stream</text:span>)</text:p>
                      </table:table-cell>
                    </table:table-row>
                    <table:table-row>
                      <table:table-cell table:number-columns-spanned="2">
                        <text:p>The example below assumes that the lack of whitespace is marked redundantly, by using the appropriate values of <text:span text:style-name="Emphasis">join</text:span>.</text:p>
                        <text:p text:style-name="Preformatted_20_Text">&lt;s&gt;</text:p>
                        <text:p text:style-name="Preformatted_20_Text"> &lt;pc join="right"&gt;"&lt;/pc&gt;</text:p>
                        <text:p text:style-name="Preformatted_20_Text"> &lt;w join="left"&gt;Friends&lt;/w&gt;</text:p>
                        <text:p text:style-name="Preformatted_20_Text"> &lt;w&gt;will&lt;/w&gt;</text:p>
                        <text:p text:style-name="Preformatted_20_Text"> &lt;w&gt;be&lt;/w&gt;</text:p>
                        <text:p text:style-name="Preformatted_20_Text"> &lt;w join="right"&gt;friends&lt;/w&gt;</text:p>
                        <text:p text:style-name="Preformatted_20_Text"> &lt;pc join="both"&gt;.&lt;/pc&gt;</text:p>
                        <text:p text:style-name="Preformatted_20_Text"> &lt;pc join="left"&gt;"&lt;/pc&gt;</text:p>
                        <text:p text:style-name="Preformatted_20_Text">&lt;/s&gt;</text:p>
                        <text:p>Note that a project may make a decision to only indicate lack of whitespace in one direction, or do that non-redundantly. The existing proposal is the broadest possible, on the assumption that we adopt the "streamable view", where all the information on the current element needs to be represented locally.</text:p>
                      </table:table-cell>
                      <table:covered-table-cell/>
                    </table:table-row>
                    <table:table-row>
                      <table:table-cell table:number-columns-spanned="2">
                        <text:p>The English sentence <text:span text:style-name="q">‘We're going on vacation.’</text:span> tagged with the CLAWS-5 tagset, arranged sequentially, tagged on the assumption that only the lack of the preceding whitespace is indicated.</text:p>
                        <text:p text:style-name="Preformatted_20_Text">&lt;p&gt;</text:p>
                        <text:p text:style-name="Preformatted_20_Text"> &lt;w pos="PNP"&gt;We&lt;/w&gt;</text:p>
                        <text:p text:style-name="Preformatted_20_Text"> &lt;w pos="VBB"</text:p>
                        <text:p text:style-name="Preformatted_20_Text">  join="left"&gt;'re&lt;/w&gt;</text:p>
                        <text:p text:style-name="Preformatted_20_Text"> &lt;w pos="VVG"&gt;going&lt;/w&gt;</text:p>
                        <text:p text:style-name="Preformatted_20_Text"> &lt;w pos="PRP"&gt;on&lt;/w&gt;</text:p>
                        <text:p text:style-name="Preformatted_20_Text"> &lt;w pos="NN1"&gt;vacation&lt;/w&gt;</text:p>
                        <text:p text:style-name="Preformatted_20_Text"> &lt;pc pos="PUN"</text:p>
                        <text:p text:style-name="Preformatted_20_Text">  join="left"&gt;.&lt;/pc&gt;</text:p>
                        <text:p text:style-name="Preformatted_20_Text">&lt;/p&gt;</text:p>
                      </table:table-cell>
                      <table:covered-table-cell/>
                    </table:table-row>
                  </table:table>
                </table:table-cell>
              </table:table-row>
            </table:table>
          </table:table-cell>
        </table:table-row>
        <table:table-row>
          <table:table-cell>
            <text:p><text:span text:style-name="Highlight">Note</text:span></text:p>
          </table:table-cell>
          <table:table-cell>
            <text:p text:style-name="Text_20_body">These attributes make it possible to encode simple language corpora and to add a layer of linguistic information to any tokenized resource. See section <text:a xlink:type="simple" xlink:href="https://www.tei-c.org/release/doc/tei-p5-doc/en/html/AI.html#AILALW">17.4.2. Lightweight Linguistic Annotation</text:a> for discussion.</text:p>
          </table:table-cell>
        </table:table-row>
      </table:table>
      <text:h text:outline-level="2"><text:bookmark text:name="TEI.att.msExcerpt"/>att.msExcerpt</text:h>
      <table:table table:name="table339"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s://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Struct</text:span></text:p>
          </table:table-cell>
        </table:table-row>
        <table:table-row>
          <table:table-cell>
            <text:p><text:span text:style-name="Highlight">Attributes</text:span></text:p>
          </table:table-cell>
          <table:table-cell>
            <text:p>Attributes</text:p>
            <table:table table:name="table340"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3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
                </table:table-cell>
              </table:table-row>
            </table:table>
          </table:table-cell>
        </table:table-row>
        <table:table-row>
          <table:table-cell>
            <text:p><text:span text:style-name="Highlight">Note</text:span></text:p>
          </table:table-cell>
          <table:table-cell>
            <text:p text:style-name="Text_20_body">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2"><text:bookmark text:name="TEI.att.naming"/>att.naming</text:h>
      <table:table table:name="table342"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s://www.tei-c.org/release/doc/tei-p5-doc/en/html/CO.html#CONARS">3.5.1. Referring Strings</text:a> <text:a xlink:type="simple" xlink:href="https://www.tei-c.org/release/doc/tei-p5-doc/en/html/ND.html#NDNYM">13.3.6.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persName placeName surname]</text:span> author birth country death pubPlace repository rs settlement</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43"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4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2"><text:bookmark text:name="TEI.att.notated"/>att.notated</text:h>
      <table:table table:name="table346" table:style-name="Table1">
        <table:table-column table:style-name="Table1.col1"/>
        <table:table-column table:style-name="Table2.col2"/>
        <table:table-row>
          <table:table-cell table:number-columns-spanned="2">
            <text:p><text:span text:style-name="Highlight">att.notated</text:span> <text:span>provides an attribute to indicate any specialised notation used for element cont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eg</text:span></text:p>
          </table:table-cell>
        </table:table-row>
        <table:table-row>
          <table:table-cell>
            <text:p><text:span text:style-name="Highlight">Attributes</text:span></text:p>
          </table:table-cell>
          <table:table-cell>
            <text:p>Attributes</text:p>
            <table:table table:name="table347" table:style-name="Table1">
              <table:table-column table:style-name="Table1.col1"/>
              <table:table-column table:style-name="Table2.col2"/>
              <table:table-row>
                <table:table-cell>
                  <text:p>notation</text:p>
                </table:table-cell>
                <table:table-cell>
                  <text:p><text:span>names the notation used for the content of the element.</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
          </table:table-cell>
        </table:table-row>
      </table:table>
      <text:h text:outline-level="2"><text:bookmark text:name="TEI.att.patternReplacement"/>att.patternReplacement</text:h>
      <table:table table:name="table349" table:style-name="Table1">
        <table:table-column table:style-name="Table1.col1"/>
        <table:table-column table:style-name="Table2.col2"/>
        <table:table-row>
          <table:table-cell table:number-columns-spanned="2">
            <text:p><text:span text:style-name="Highlight">att.patternReplacement</text:span> <text:span>provides attributes for regular-expression matching and replacement.</text:span> [<text:a xlink:type="simple" xlink:href="https://www.tei-c.org/release/doc/tei-p5-doc/en/html/SA.html#SAPU">16.2.3. Using Abbreviated Pointers</text:a> <text:a xlink:type="simple" xlink:href="https://www.tei-c.org/release/doc/tei-p5-doc/en/html/HD.html#HD54M">2.3.6.3. Milestone Method</text:a> <text:a xlink:type="simple" xlink:href="https://www.tei-c.org/release/doc/tei-p5-doc/en/html/HD.html#HD54">2.3.6. The Reference System Declaration</text:a> <text:a xlink:type="simple" xlink:href="https://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Members</text:span></text:p>
          </table:table-cell>
          <table:table-cell>
            <text:p><text:span text:style-name="Emphasis">cRefPattern</text:span></text:p>
          </table:table-cell>
        </table:table-row>
        <table:table-row>
          <table:table-cell>
            <text:p><text:span text:style-name="Highlight">Attributes</text:span></text:p>
          </table:table-cell>
          <table:table-cell>
            <text:p>Attributes</text:p>
            <table:table table:name="table350" table:style-name="Table1">
              <table:table-column table:style-name="Table1.col1"/>
              <table:table-column table:style-name="Table2.col2"/>
              <table:table-row>
                <table:table-cell>
                  <text:p>matchPattern</text:p>
                </table:table-cell>
                <table:table-cell>
                  <text:p><text:span>specifies a regular expression against which the values of other attributes can be matched.</text:span></text:p>
                  <table:table table:name="table351"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pattern</text:p>
                      </table:table-cell>
                    </table:table-row>
                    <table:table-row>
                      <table:table-cell>
                        <text:p><text:span text:style-name="Highlight">Note</text:span></text:p>
                      </table:table-cell>
                      <table:table-cell>
                        <text:p text:style-name="Text_20_body">The syntax used should follow that defined by <text:a xlink:type="simple" xlink:href="http://www.w3.org/TR/xpath-functions/#regex-syntax">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text:p>replacementPattern</text:p>
                </table:table-cell>
                <table:table-cell>
                  <text:p><text:span>specifies a <text:span>‘replacement pattern’</text:span>, that is, the skeleton of a relative or absolute URI containing references to groups in the <text:span text:style-name="Emphasis">matchPattern</text:span> which, once subpattern substitution has been performed, complete the URI.</text:span></text:p>
                  <table:table table:name="table352"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replacement</text:p>
                      </table:table-cell>
                    </table:table-row>
                    <table:table-row>
                      <table:table-cell>
                        <text:p><text:span text:style-name="Highlight">Note</text:span></text:p>
                      </table:table-cell>
                      <table:table-cell>
                        <text:p text:style-name="Text_20_body">The strings <text:span text:style-name="Emphasis">$1</text:span>, <text:span text:style-name="Emphasis">$2</text:span> etc. are references to the corresponding group in the regular expression specified by <text:span text:style-name="Emphasis">matchPattern</text:span> (counting open parenthesis, left to right). Processors are expected to replace them with whatever matched the corresponding group in the regular expression.</text:p>
                        <text:p text:style-name="Text_20_body">If a digit preceded by a dollar sign is needed in the actual replacement pattern (as opposed to being used as a back reference), the dollar sign must be written as <text:span text:style-name="User_20_Entry">%24</text:span>.</text:p>
                      </table:table-cell>
                    </table:table-row>
                  </table:table>
                </table:table-cell>
              </table:table-row>
            </table:table>
          </table:table-cell>
        </table:table-row>
      </table:table>
      <text:h text:outline-level="2"><text:bookmark text:name="TEI.att.personal"/>att.personal</text:h>
      <table:table table:name="table353"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persName placeName surname</text:span></text:p>
          </table:table-cell>
        </table:table-row>
        <table:table-row>
          <table:table-cell>
            <text:p><text:span text:style-name="Highlight">Attributes</text:span></text:p>
          </table:table-cell>
          <table:table-cell>
            <text:p><text:span>Attributes </text:span>att.naming (<text:span text:style-name="Emphasis">@role</text:span>, <text:span text:style-name="Emphasis">@nymRef</text:span>)  (att.canonical (<text:span text:style-name="Emphasis">@key</text:span>, <text:span text:style-name="Emphasis">@ref</text:span>)) </text:p>
            <table:table table:name="table354"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 </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pecifies the sort order of the name component in relation to others within the name.</text:span></text:p>
                  <table:table table:name="table3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
      <text:h text:outline-level="2"><text:bookmark text:name="TEI.att.placement"/>att.placement</text:h>
      <table:table table:name="table357"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s://www.tei-c.org/release/doc/tei-p5-doc/en/html/CO.html#COEDADD">3.4.3. Additions, Deletions, and Omissions</text:a> <text:a xlink:type="simple" xlink:href="https://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head note</text:span></text:p>
          </table:table-cell>
        </table:table-row>
        <table:table-row>
          <table:table-cell>
            <text:p><text:span text:style-name="Highlight">Attributes</text:span></text:p>
          </table:table-cell>
          <table:table-cell>
            <text:p>Attributes</text:p>
            <table:table table:name="table358" table:style-name="Table1">
              <table:table-column table:style-name="Table1.col1"/>
              <table:table-column table:style-name="Table2.col2"/>
              <table:table-row>
                <table:table-cell>
                  <text:p>place</text:p>
                </table:table-cell>
                <table:table-cell>
                  <text:p><text:span>specifies where this item is placed.</text:span></text:p>
                  <table:table table:name="table359"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row>
                      <table:table-cell>
                        <text:p><text:span text:style-name="Highlight">Suggested values include:</text:span></text:p>
                      </table:table-cell>
                      <table:table-cell>
                        <text:p text:style-name="List_20_Heading">below</text:p>
                        <text:p text:style-name="List_20_Contents"><text:span>below the lin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top</text:p>
                        <text:p text:style-name="List_20_Contents"><text:span>at the top of the page</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2"><text:bookmark text:name="TEI.att.pointing"/>att.pointing</text:h>
      <table:table table:name="table360" table:style-name="Table1">
        <table:table-column table:style-name="Table1.col1"/>
        <table:table-column table:style-name="Table2.col2"/>
        <table:table-row>
          <table:table-cell table:number-columns-spanned="2">
            <text:p><text:span text:style-name="Highlight">att.pointing</text:span> <text:span>provides a set of attributes used by all elements which point to other elements by means of one or more URI references.</text:span> [<text:a xlink:type="simple" xlink:href="https://www.tei-c.org/release/doc/tei-p5-doc/en/html/ST.html#STGAla">1.3.1.1.2. Language Indicators</text:a> <text:a xlink:type="simple" xlink:href="https://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licence locus note ref</text:span></text:p>
          </table:table-cell>
        </table:table-row>
        <table:table-row>
          <table:table-cell>
            <text:p><text:span text:style-name="Highlight">Attributes</text:span></text:p>
          </table:table-cell>
          <table:table-cell>
            <text:p>Attributes</text:p>
            <table:table table:name="table361"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3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row>
                      <table:table-cell>
                        <text:p><text:span text:style-name="Highlight">Schematron</text:span></text:p>
                      </table:table-cell>
                      <table:table-cell>
                        <text:p>
&lt;sch:rule context="tei:*[not(self::tei:schemaSpec)][@targetLang]"&gt;
&lt;sch:assert test="@target"&gt;@targetLang should only be used on &lt;sch:name/&gt; if @target is specified.&lt;/sch:assert&gt;
&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 text:style-name="Text_20_body">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3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specifies the intended meaning when the target of a pointer is itself a pointer.</text:span></text:p>
                  <table:table table:name="table36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 text:style-name="Text_20_body">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2"><text:bookmark text:name="TEI.att.ranging"/>att.ranging</text:h>
      <table:table table:name="table365"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birth date death del ex height origDate width]</text:span></text:span></text:p>
          </table:table-cell>
        </table:table-row>
        <table:table-row>
          <table:table-cell>
            <text:p><text:span text:style-name="Highlight">Attributes</text:span></text:p>
          </table:table-cell>
          <table:table-cell>
            <text:p>Attributes</text:p>
            <table:table table:name="table366"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36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atMost</text:p>
                </table:table-cell>
                <table:table-cell>
                  <text:p><text:span>gives a maximum estimated value for the approximate measurement.</text:span></text:p>
                  <table:table table:name="table36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36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3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3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
      <text:h text:outline-level="2"><text:bookmark text:name="TEI.att.segLike"/>att.segLike</text:h>
      <table:table table:name="table372" table:style-name="Table1">
        <table:table-column table:style-name="Table1.col1"/>
        <table:table-column table:style-name="Table2.col2"/>
        <table:table-row>
          <table:table-cell table:number-columns-spanned="2">
            <text:p><text:span text:style-name="Highlight">att.segLike</text:span> <text:span>provides attributes for elements used for arbitrary segmentation.</text:span> [<text:a xlink:type="simple" xlink:href="https://www.tei-c.org/release/doc/tei-p5-doc/en/html/SA.html#SASE">16.3. Blocks, Segments, and Anchors</text:a> <text:a xlink:type="simple" xlink:href="https://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Attributes</text:span></text:p>
          </table:table-cell>
          <table:table-cell>
            <text:p><text:span>Attributes </text:span>att.datcat (<text:span text:style-name="Emphasis">@datcat</text:span>, <text:span text:style-name="Emphasis">@valueDatcat</text:span>) att.fragmentable</text:p>
            <table:table table:name="table373" table:style-name="Table1">
              <table:table-column table:style-name="Table1.col1"/>
              <table:table-column table:style-name="Table2.col2"/>
              <table:table-row>
                <table:table-cell>
                  <text:p>function</text:p>
                </table:table-cell>
                <table:table-cell>
                  <text:p><text:span>characterizes the function of the segment.</text:span></text:p>
                  <table:table table:name="table3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Note</text:span></text:p>
                      </table:table-cell>
                      <table:table-cell>
                        <text:p text:style-name="Text_20_body">Attribute values will often vary depending on the type of element to which they are attached. For example, a &lt;cl&gt;, may take values such as coordinate, subject, adverbial etc. For a &lt;phr&gt;, such values as subject, predicate etc. may be more appropriate. Such constraints will typically be implemented by a project-defined customization.</text:p>
                      </table:table-cell>
                    </table:table-row>
                  </table:table>
                </table:table-cell>
              </table:table-row>
            </table:table>
          </table:table-cell>
        </table:table-row>
      </table:table>
      <text:h text:outline-level="2"><text:bookmark text:name="TEI.att.sortable"/>att.sortable</text:h>
      <table:table table:name="table375"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s://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idno listBibl listPerson listPlace listWit msDesc person place witness</text:span></text:p>
          </table:table-cell>
        </table:table-row>
        <table:table-row>
          <table:table-cell>
            <text:p><text:span text:style-name="Highlight">Attributes</text:span></text:p>
          </table:table-cell>
          <table:table-cell>
            <text:p>Attributes</text:p>
            <table:table table:name="table376"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3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 text:style-name="Text_20_body">The sort key is used to determine the sequence and grouping of entries in an index. It provides a sequence of characters which, when sorted with the other values, will produced the desired order; specifics of sort key construction are application-dependent</text:p>
                        <text:p text:style-name="Text_20_body">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 <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2"><text:bookmark text:name="TEI.att.spanning"/>att.spanning</text:h>
      <table:table table:name="table378"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s://www.tei-c.org/release/doc/tei-p5-doc/en/html/PH.html#PHAD">11.3.1.4. Additions and Deletions</text:a> <text:a xlink:type="simple" xlink:href="https://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379"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3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
&lt;/sch:assert&gt;
&lt;/sch:rule&gt;</text:p>
                      </table:table-cell>
                    </table:table-row>
                  </table:table>
                </table:table-cell>
              </table:table-row>
            </table:table>
          </table:table-cell>
        </table:table-row>
        <table:table-row>
          <table:table-cell>
            <text:p><text:span text:style-name="Highlight">Note</text:span></text:p>
          </table:table-cell>
          <table:table-cell>
            <text:p text:style-name="Text_20_body">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2"><text:bookmark text:name="TEI.att.textCritical"/>att.textCritical</text:h>
      <table:table table:name="table381"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text:span>Attributes </text:span>att.written (<text:span text:style-name="Emphasis">@hand</text:span>) </text:p>
            <table:table table:name="table382" table:style-name="Table1">
              <table:table-column table:style-name="Table1.col1"/>
              <table:table-column table:style-name="Table2.col2"/>
              <table:table-row>
                <table:table-cell>
                  <text:p>cause</text:p>
                </table:table-cell>
                <table:table-cell>
                  <text:p><text:span>classifies the cause for the variant reading, according to any appropriate typology of possible origins.</text:span></text:p>
                  <table:table table:name="table3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homeoteleuton</text:p>
                        <text:p text:style-name="List_20_Contents"/>
                        <text:p text:style-name="List_20_Heading">homeoarchy</text:p>
                        <text:p text:style-name="List_20_Contents"/>
                        <text:p text:style-name="List_20_Heading">paleographicConfusion</text:p>
                        <text:p text:style-name="List_20_Contents"/>
                        <text:p text:style-name="List_20_Heading">haplography</text:p>
                        <text:p text:style-name="List_20_Contents"/>
                        <text:p text:style-name="List_20_Heading">dittography</text:p>
                        <text:p text:style-name="List_20_Contents"/>
                        <text:p text:style-name="List_20_Heading">falseEmendation</text:p>
                        <text:p text:style-name="List_20_Contents"/>
                      </table:table-cell>
                    </table:table-row>
                  </table:table>
                </table:table-cell>
              </table:table-row>
              <table:table-row>
                <table:table-cell>
                  <text:p>require</text:p>
                </table:table-cell>
                <table:table-cell>
                  <text:p><text:span>points to other readings that are required when adopting the current reading or lemma.</text:span></text:p>
                  <table:table table:name="table3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Note</text:span></text:p>
          </table:table-cell>
          <table:table-cell>
            <text:p text:style-name="Text_20_body">This element class defines attributes inherited by &lt;rdg&gt;, &lt;lem&gt;, and &lt;rdgGrp&gt;.</text:p>
          </table:table-cell>
        </table:table-row>
      </table:table>
      <text:h text:outline-level="2"><text:bookmark text:name="TEI.att.transcriptional"/>att.transcriptional</text:h>
      <table:table table:name="table385" table:style-name="Table1">
        <table:table-column table:style-name="Table1.col1"/>
        <table:table-column table:style-name="Table2.col2"/>
        <table:table-row>
          <table:table-cell table:number-columns-spanned="2">
            <text:p><text:span text:style-name="Highlight">att.transcriptional</text:span> <text:span>provides attributes specific to elements encoding authorial or scribal intervention in a text when transcribing manuscript or similar sources.</text:span> [<text:a xlink:type="simple" xlink:href="https://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del</text:span></text:p>
          </table:table-cell>
        </table:table-row>
        <table:table-row>
          <table:table-cell>
            <text:p><text:span text:style-name="Highlight">Attributes</text:span></text:p>
          </table:table-cell>
          <table:table-cell>
            <text:p><text:span>Attributes </text:span>att.editLike (<text:span text:style-name="Emphasis">@evidence</text:span>) att.written (<text:span text:style-name="Emphasis">@hand</text:span>) </text:p>
            <table:table table:name="table386" table:style-name="Table1">
              <table:table-column table:style-name="Table1.col1"/>
              <table:table-column table:style-name="Table2.col2"/>
              <table:table-row>
                <table:table-cell>
                  <text:p>status</text:p>
                </table:table-cell>
                <table:table-cell>
                  <text:p><text:span>indicates the effect of the intervention, for example in the case of a deletion, strikeouts which include too much or too little text, or in the case of an addition, an insertion which duplicates some of the text already present.</text:span></text:p>
                  <table:table table:name="table38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duplicate</text:p>
                        <text:p text:style-name="List_20_Contents"><text:span>all of the text indicated as an addition duplicates some text that is in the original, whether the duplication is word-for-word or less exact.</text:span></text:p>
                        <text:p text:style-name="List_20_Heading">duplicate-partial</text:p>
                        <text:p text:style-name="List_20_Contents"><text:span>part of the text indicated as an addition duplicates some text that is in the original</text:span></text:p>
                        <text:p text:style-name="List_20_Heading">excessStart</text:p>
                        <text:p text:style-name="List_20_Contents"><text:span>some text at the beginning of the deletion is marked as deleted even though it clearly should not be deleted.</text:span></text:p>
                        <text:p text:style-name="List_20_Heading">excessEnd</text:p>
                        <text:p text:style-name="List_20_Contents"><text:span>some text at the end of the deletion is marked as deleted even though it clearly should not be deleted.</text:span></text:p>
                        <text:p text:style-name="List_20_Heading">shortStart</text:p>
                        <text:p text:style-name="List_20_Contents"><text:span>some text at the beginning of the deletion is not marked as deleted even though it clearly should be.</text:span></text:p>
                        <text:p text:style-name="List_20_Heading">shortEnd</text:p>
                        <text:p text:style-name="List_20_Contents"><text:span>some text at the end of the deletion is not marked as deleted even though it clearly should be.</text:span></text:p>
                        <text:p text:style-name="List_20_Heading">partial</text:p>
                        <text:p text:style-name="List_20_Contents"><text:span>some text in the deletion is not marked as deleted even though it clearly should be.</text:span></text:p>
                        <text:p text:style-name="List_20_Heading">unremarkable</text:p>
                        <text:p text:style-name="List_20_Contents"><text:span>the deletion is not faulty.</text:span><text:span text:style-name="Emphasis">[Default] </text:span></text:p>
                      </table:table-cell>
                    </table:table-row>
                    <table:table-row>
                      <table:table-cell>
                        <text:p><text:span text:style-name="Highlight">Note</text:span></text:p>
                      </table:table-cell>
                      <table:table-cell>
                        <text:p text:style-name="Text_20_body">Status information on each deletion is needed rather rarely except in critical editions from authorial manuscripts; status information on additions is even less common.</text:p>
                        <text:p text:style-name="Text_20_body">Marking a deletion or addition as faulty is inescapably an interpretive act; the usual test applied in practice is the linguistic acceptability of the text with and without the letters or words in question.</text:p>
                      </table:table-cell>
                    </table:table-row>
                  </table:table>
                </table:table-cell>
              </table:table-row>
              <table:table-row>
                <table:table-cell>
                  <text:p>cause</text:p>
                </table:table-cell>
                <table:table-cell>
                  <text:p><text:span>documents the presumed cause for the intervention.</text:span></text:p>
                  <table:table table:name="table38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row>
                <table:table-cell>
                  <text:p>seq</text:p>
                </table:table-cell>
                <table:table-cell>
                  <text:p>(<text:span>sequence</text:span>) <text:span>assigns a sequence number related to the order in which the encoded features carrying this attribute are believed to have occurred.</text:span></text:p>
                  <table:table table:name="table3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
      <text:h text:outline-level="2"><text:bookmark text:name="TEI.att.typed"/>att.typed</text:h>
      <table:table table:name="table390"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 [<text:a xlink:type="simple" xlink:href="https://www.tei-c.org/release/doc/tei-p5-doc/en/html/ST.html#STECAT">1.3.1. Attribute Classes</text:a> <text:a xlink:type="simple" xlink:href="https://www.tei-c.org/release/doc/tei-p5-doc/en/html/AI.html#AILCW">17.1.1. Words and Above</text:a> <text:a xlink:type="simple" xlink:href="https://www.tei-c.org/release/doc/tei-p5-doc/en/html/CO.html#CONARS">3.5.1. Referring Strings</text:a> <text:a xlink:type="simple" xlink:href="https://www.tei-c.org/release/doc/tei-p5-doc/en/html/CO.html#COXR">3.6. Simple Links and Cross-References</text:a> <text:a xlink:type="simple" xlink:href="https://www.tei-c.org/release/doc/tei-p5-doc/en/html/CO.html#CONAAB">3.5.5. Abbreviations and Their Expansions</text:a> <text:a xlink:type="simple" xlink:href="https://www.tei-c.org/release/doc/tei-p5-doc/en/html/CO.html#COVE">3.12.1. Core Tags for Verse</text:a> <text:a xlink:type="simple" xlink:href="https://www.tei-c.org/release/doc/tei-p5-doc/en/html/DR.html#DRPAL">7.2.5. Speech Contents</text:a> <text:a xlink:type="simple" xlink:href="https://www.tei-c.org/release/doc/tei-p5-doc/en/html/DS.html#DSDIV1">4.1.1. Un-numbered Divisions</text:a> <text:a xlink:type="simple" xlink:href="https://www.tei-c.org/release/doc/tei-p5-doc/en/html/DS.html#DSDIV2">4.1.2. Numbered Divisions</text:a> <text:a xlink:type="simple" xlink:href="https://www.tei-c.org/release/doc/tei-p5-doc/en/html/DS.html#DSHD">4.2.1. Headings and Trailers</text:a> <text:a xlink:type="simple" xlink:href="https://www.tei-c.org/release/doc/tei-p5-doc/en/html/DS.html#DSVIRT">4.4. Virtual Divisions</text:a> <text:a xlink:type="simple" xlink:href="https://www.tei-c.org/release/doc/tei-p5-doc/en/html/ND.html#NDPERSREL">13.3.2.3. Personal Relationships</text:a> <text:a xlink:type="simple" xlink:href="https://www.tei-c.org/release/doc/tei-p5-doc/en/html/PH.html#PHCO">11.3.1.1. Core Elements for Transcriptional Work</text:a> <text:a xlink:type="simple" xlink:href="https://www.tei-c.org/release/doc/tei-p5-doc/en/html/SA.html#SAPTL">16.1.1. Pointers and Links</text:a> <text:a xlink:type="simple" xlink:href="https://www.tei-c.org/release/doc/tei-p5-doc/en/html/SA.html#SASE">16.3. Blocks, Segments, and Anchors</text:a> <text:a xlink:type="simple" xlink:href="https://www.tei-c.org/release/doc/tei-p5-doc/en/html/TC.html#TCAPLK">12.2. Linking the Apparatus to the Text</text:a> <text:a xlink:type="simple" xlink:href="https://www.tei-c.org/release/doc/tei-p5-doc/en/html/TD.html#TDTAGCONT">22.5.1.2. Defining Content Models: RELAX NG</text:a> <text:a xlink:type="simple" xlink:href="https://www.tei-c.org/release/doc/tei-p5-doc/en/html/TS.html#TSBA">8.3. Elements Unique to Spoken Texts</text:a> <text:a xlink:type="simple" xlink:href="https://www.tei-c.org/release/doc/tei-p5-doc/en/html/USE.html#MDMDAL">23.3.1.3.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bbr app bibl birth cb corr country date death del div explicit head idno incipit lb lg listBibl listPerson listPlace location locus msDesc note origDate pb pc persName place placeName provenance ref reg rs seg settlement surname teiCorpus text title</text:span></text:p>
          </table:table-cell>
        </table:table-row>
        <table:table-row>
          <table:table-cell>
            <text:p><text:span text:style-name="Highlight">Attributes</text:span></text:p>
          </table:table-cell>
          <table:table-cell>
            <text:p>Attributes</text:p>
            <table:table table:name="table391"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 text:style-name="Text_20_body">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provides a sub-categorization of the element, if needed</text:span></text:p>
                  <table:table table:name="table39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Note</text:span></text:p>
                      </table:table-cell>
                      <table:table-cell>
                        <text:p text:style-name="Text_20_body">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tei:*[@subtype]"&gt;
&lt;sch:assert test="@type"&gt;The &lt;sch:name/&gt; element should not be categorized in detail with @subtype unless also categorized in general with @type&lt;/sch:assert&gt;
&lt;/sch:rule&gt;</text:p>
          </table:table-cell>
        </table:table-row>
        <table:table-row>
          <table:table-cell>
            <text:p><text:span text:style-name="Highlight">Note</text:span></text:p>
          </table:table-cell>
          <table:table-cell>
            <text:p text:style-name="Text_20_body">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s://www.tei-c.org/release/doc/tei-p5-doc/en/html/USE.html#MDMDAL">23.3.1.3. Modification of Attribute and Attribute Value Lists</text:a> .</text:p>
          </table:table-cell>
        </table:table-row>
      </table:table>
      <text:h text:outline-level="2"><text:bookmark text:name="TEI.att.witnessed"/>att.witnessed</text:h>
      <table:table table:name="table394" table:style-name="Table1">
        <table:table-column table:style-name="Table1.col1"/>
        <table:table-column table:style-name="Table2.col2"/>
        <table:table-row>
          <table:table-cell table:number-columns-spanned="2">
            <text:p><text:span text:style-name="Highlight">att.witnessed</text:span> <text:span>supplies the attribute used to identify the witnesses supporting a particular reading in a critical apparatus.</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Attributes</text:p>
            <table:table table:name="table395"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39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If the apparatus contains readings only for a single witness, this attribute may be consistently omitted.</text:p>
                        <text:p text:style-name="Text_20_body">This attribute may occur both within an apparatus gathering variant readings in the transcription of an individual witness and within an apparatus gathering readings from different witnesses.</text:p>
                        <text:p text:style-name="Text_20_body">Additional descriptions or alternative versions of the sigla referenced may be supplied as the content of a child &lt;wit&gt; element.</text:p>
                      </table:table-cell>
                    </table:table-row>
                  </table:table>
                </table:table-cell>
              </table:table-row>
            </table:table>
          </table:table-cell>
        </table:table-row>
      </table:table>
      <text:h text:outline-level="2"><text:bookmark text:name="TEI.att.written"/>att.written</text:h>
      <table:table table:name="table397" table:style-name="Table1">
        <table:table-column table:style-name="Table1.col1"/>
        <table:table-column table:style-name="Table2.col2"/>
        <table:table-row>
          <table:table-cell table:number-columns-spanned="2">
            <text:p><text:span text:style-name="Highlight">att.written</text:span> <text:span>provides an attribute to indicate the hand in which the content of an element was written in the source being transcribed.</text:span> [<text:a xlink:type="simple" xlink:href="https://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textCritical<text:span text:style-name="Emphasis">[lem rdg]</text:span> att.transcriptional<text:span text:style-name="Emphasis">[del]</text:span> div head hi note p seg text</text:span></text:p>
          </table:table-cell>
        </table:table-row>
        <table:table-row>
          <table:table-cell>
            <text:p><text:span text:style-name="Highlight">Attributes</text:span></text:p>
          </table:table-cell>
          <table:table-cell>
            <text:p>Attributes</text:p>
            <table:table table:name="table398" table:style-name="Table1">
              <table:table-column table:style-name="Table1.col1"/>
              <table:table-column table:style-name="Table2.col2"/>
              <table:table-row>
                <table:table-cell>
                  <text:p>hand</text:p>
                </table:table-cell>
                <table:table-cell>
                  <text:p><text:span>points to a &lt;handNote&gt; element describing the hand considered responsible for the content of the element concerned.</text:span></text:p>
                  <table:table table:name="table39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
          </table:table-cell>
        </table:table-row>
      </table:table>
      <text:h text:outline-level="1">Macros</text:h>
      <text:h text:outline-level="2"><text:bookmark text:name="TEI.macro.paraContent"/>macro.paraContent</text:h>
      <table:table table:name="table400"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orr del hi orig p ref reg seg sic title</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elementRef key="lg"/&gt;</text:p>
            <text:p text:style-name="Preformatted_20_Text">  &lt;classRef key="model.lLike"/&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lg</text:p>
            <text:p text:style-name="Preformatted_20_Text">    | model.lLike</text:p>
            <text:p text:style-name="Preformatted_20_Text">   )*</text:p>
          </table:table-cell>
        </table:table-row>
      </table:table>
      <text:h text:outline-level="2"><text:bookmark text:name="TEI.macro.phraseSeq"/>macro.phraseSeq</text:h>
      <table:table table:name="table401"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s://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bbr author birth country death expan explicit extent incipit persName placeName pubPlace publisher rs settlement surname</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attributable"/&gt;</text:p>
            <text:p text:style-name="Preformatted_20_Text">  &lt;classRef key="model.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hraseSeq =</text:p>
            <text:p text:style-name="Preformatted_20_Text">   ( text | model.gLike | model.attributable | model.phrase | model.global )*</text:p>
          </table:table-cell>
        </table:table-row>
      </table:table>
      <text:h text:outline-level="2"><text:bookmark text:name="TEI.macro.phraseSeq.limited"/>macro.phraseSeq.limited</text:h>
      <table:table table:name="table402" table:style-name="Table1">
        <table:table-column table:style-name="Table1.col1"/>
        <table:table-column table:style-name="Table2.col2"/>
        <table:table-row>
          <table:table-cell table:number-columns-spanned="2">
            <text:p><text:span text:style-name="Highlight">macro.phraseSeq.limited</text:span> (<text:span>limited phrase sequence</text:span>) <text:span>defines a sequence of character data and those phrase-level elements that are not typically used for transcribing extant documents.</text:span> [<text:a xlink:type="simple" xlink:href="https://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repository</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limited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hraseSeq.limited = ( text | model.limitedPhrase | model.global )*</text:p>
          </table:table-cell>
        </table:table-row>
      </table:table>
      <text:h text:outline-level="2"><text:bookmark text:name="TEI.macro.specialPara"/>macro.specialPara</text:h>
      <table:table table:name="table403"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oliation layout licence note origin provenance said scriptNote suppor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divPart"/&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404"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x height width</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text:h text:outline-level="1">Datatypes</text:h>
      <text:h text:outline-level="2"><text:bookmark text:name="TEI.teidata.certainty"/>teidata.certainty</text:h>
      <table:table table:name="table405" table:style-name="Table1">
        <table:table-column table:style-name="Table1.col1"/>
        <table:table-column table:style-name="Table2.col2"/>
        <table:table-row>
          <table:table-cell table:number-columns-spanned="2">
            <text:p><text:span text:style-name="Highlight">tei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probCer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valList type="closed"&gt;</text:p>
            <text:p text:style-name="Preformatted_20_Text">  &lt;valItem ident="high"/&gt;</text:p>
            <text:p text:style-name="Preformatted_20_Text">  &lt;valItem ident="medium"/&gt;</text:p>
            <text:p text:style-name="Preformatted_20_Text">  &lt;valItem ident="low"/&gt;</text:p>
            <text:p text:style-name="Preformatted_20_Text">  &lt;valItem ident="unknown"/&gt;</text:p>
            <text:p text:style-name="Preformatted_20_Text"> &lt;/valList&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certainty = "high" | "medium" | "low" | "unknown"</text:p>
          </table:table-cell>
        </table:table-row>
        <table:table-row>
          <table:table-cell>
            <text:p><text:span text:style-name="Highlight">Note</text:span></text:p>
          </table:table-cell>
          <table:table-cell>
            <text:p text:style-name="Text_20_body">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text:p>
          </table:table-cell>
        </table:table-row>
      </table:table>
      <text:h text:outline-level="2"><text:bookmark text:name="TEI.teidata.count"/>teidata.count</text:h>
      <table:table table:name="table406" table:style-name="Table1">
        <table:table-column table:style-name="Table1.col1"/>
        <table:table-column table:style-name="Table2.col2"/>
        <table:table-row>
          <table:table-cell table:number-columns-spanned="2">
            <text:p><text:span text:style-name="Highlight">tei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yout/@columns</text:p></text:list-item><text:list-item><text:p text:style-name="P1">layout/@streams</text:p></text:list-item><text:list-item><text:p text:style-name="P1">layout/@writtenLines</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nonNegativeInteger"/&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count = xsd:nonNegativeInteger</text:p>
          </table:table-cell>
        </table:table-row>
        <table:table-row>
          <table:table-cell>
            <text:p><text:span text:style-name="Highlight">Note</text:span></text:p>
          </table:table-cell>
          <table:table-cell>
            <text:p text:style-name="Text_20_body">Any positive integer value or zero is permitted</text:p>
          </table:table-cell>
        </table:table-row>
      </table:table>
      <text:h text:outline-level="2"><text:bookmark text:name="TEI.teidata.duration.iso"/>teidata.duration.iso</text:h>
      <table:table table:name="table407" table:style-name="Table1">
        <table:table-column table:style-name="Table1.col1"/>
        <table:table-column table:style-name="Table2.col2"/>
        <table:table-row>
          <table:table-cell table:number-columns-spanned="2">
            <text:p><text:span text:style-name="Highlight">tei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0-9.,DHMPRSTWYZ/:+\-]+"/&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 text:style-name="Text_20_body">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text:p>
            <text:p text:style-name="Text_20_body">For complete details, see ISO 8601 <text:span text:style-name="Emphasis">Data elements and interchange formats — Information interchange — Representation of dates and times</text:span>.</text:p>
          </table:table-cell>
        </table:table-row>
      </table:table>
      <text:h text:outline-level="2"><text:bookmark text:name="TEI.teidata.duration.w3c"/>teidata.duration.w3c</text:h>
      <table:table table:name="table408" table:style-name="Table1">
        <table:table-column table:style-name="Table1.col1"/>
        <table:table-column table:style-name="Table2.col2"/>
        <table:table-row>
          <table:table-cell table:number-columns-spanned="2">
            <text:p><text:span text:style-name="Highlight">tei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duratio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 text:style-name="Text_20_body">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text:p>
            <text:p text:style-name="Text_20_body">For complete details, see the <text:a xlink:type="simple" xlink:href="http://www.w3.org/TR/2004/REC-xmlschema-2-20041028/#duration">W3C specification</text:a>.</text:p>
          </table:table-cell>
        </table:table-row>
      </table:table>
      <text:h text:outline-level="2"><text:bookmark text:name="TEI.teidata.enumerated"/>teidata.enumerated</text:h>
      <table:table table:name="table409" table:style-name="Table1">
        <table:table-column table:style-name="Table1.col1"/>
        <table:table-column table:style-name="Table2.col2"/>
        <table:table-row>
          <table:table-cell table:number-columns-spanned="2">
            <text:p><text:span text:style-name="Highlight">tei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birth/@type</text:p></text:list-item><text:list-item><text:p text:style-name="P1">corr/@type</text:p></text:list-item><text:list-item><text:p text:style-name="P1">country/@type</text:p></text:list-item><text:list-item><text:p text:style-name="P1">death/@type</text:p></text:list-item><text:list-item><text:p text:style-name="P1">del/@type</text:p></text:list-item><text:list-item><text:p text:style-name="P1">div/@type</text:p></text:list-item><text:list-item><text:p text:style-name="P1">height/@unit</text:p></text:list-item><text:list-item><text:p text:style-name="P1">note/@type</text:p></text:list-item><text:list-item><text:p text:style-name="P1">pc/@type</text:p></text:list-item><text:list-item><text:p text:style-name="P1">placeName/@full</text:p></text:list-item><text:list-item><text:p text:style-name="P1">rdg/@cause</text:p></text:list-item><text:list-item><text:p text:style-name="P1">seg/@type</text:p></text:list-item><text:list-item><text:p text:style-name="P1">variantEncoding/@method</text:p></text:list-item><text:list-item><text:p text:style-name="P1">variantEncoding/@location</text:p></text:list-item><text:list-item><text:p text:style-name="P1">width/@unit</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key="teidata.word"/&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enumerated = teidata.word</text:p>
          </table:table-cell>
        </table:table-row>
        <table:table-row>
          <table:table-cell>
            <text:p><text:span text:style-name="Highlight">Note</text:span></text:p>
          </table:table-cell>
          <table:table-cell>
            <text:p text:style-name="Text_20_body">Attributes using this datatype must contain a single <text:span>‘word’</text:span> which contains only letters, digits, punctuation characters, or symbols: thus it cannot include whitespace.</text:p>
            <text:p text:style-name="Text_20_body">Typically, the list of documented possibilities will be provided (or exemplified) by a value list in the associated attribute specification, expressed with a &lt;valList&gt; element.</text:p>
          </table:table-cell>
        </table:table-row>
      </table:table>
      <text:h text:outline-level="2"><text:bookmark text:name="TEI.teidata.language"/>teidata.language</text:h>
      <table:table table:name="table410" table:style-name="Table1">
        <table:table-column table:style-name="Table1.col1"/>
        <table:table-column table:style-name="Table2.col2"/>
        <table:table-row>
          <table:table-cell table:number-columns-spanned="2">
            <text:p><text:span text:style-name="Highlight">teidata.language</text:span> <text:span>defines the range of attribute values used to identify a particular combination of human language and writing system.</text:span> [<text:a xlink:type="simple" xlink:href="https://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eg/@xml:lang</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language"/&gt;</text:p>
            <text:p text:style-name="Preformatted_20_Text">  &lt;valList&gt;</text:p>
            <text:p text:style-name="Preformatted_20_Text">   &lt;valItem ident=""/&gt;</text:p>
            <text:p text:style-name="Preformatted_20_Text">  &lt;/valList&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language = xsd:language | ( "" )</text:p>
          </table:table-cell>
        </table:table-row>
        <table:table-row>
          <table:table-cell>
            <text:p><text:span text:style-name="Highlight">Note</text:span></text:p>
          </table:table-cell>
          <table:table-cell>
            <text:p text:style-name="Text_20_body">The values for this attribute are language <text:span>‘tags’</text:span> as defined in <text:a xlink:type="simple" xlink:href="https://tools.ietf.org/html/bcp47">BCP 47</text:a>. Currently BCP 47 comprises RFC 5646 and RFC 4647; over time, other IETF documents may succeed these as the best current practice.</text:p>
            <text:p text:style-name="Text_20_body">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searched or browsed at <text:a xlink:type="simple" xlink:href="https://www.iso.org/obp/ui/#search/code/">https://www.iso.org/obp/ui/#search/code/</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p text:style-name="Text_20_body">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p text:style-name="Text_20_body">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p text:style-name="Text_20_body">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p text:style-name="Text_20_body">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teidata.name"/>teidata.name</text:h>
      <table:table table:name="table411" table:style-name="Table1">
        <table:table-column table:style-name="Table1.col1"/>
        <table:table-column table:style-name="Table2.col2"/>
        <table:table-row>
          <table:table-cell table:number-columns-spanned="2">
            <text:p><text:span text:style-name="Highlight">tei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Nam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name = xsd:Name</text:p>
          </table:table-cell>
        </table:table-row>
        <table:table-row>
          <table:table-cell>
            <text:p><text:span text:style-name="Highlight">Note</text:span></text:p>
          </table:table-cell>
          <table:table-cell>
            <text:p text:style-name="Text_20_body">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teidata.numeric"/>teidata.numeric</text:h>
      <table:table table:name="table412" table:style-name="Table1">
        <table:table-column table:style-name="Table1.col1"/>
        <table:table-column table:style-name="Table2.col2"/>
        <table:table-row>
          <table:table-cell table:number-columns-spanned="2">
            <text:p><text:span text:style-name="Highlight">tei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ouble"/&gt;</text:p>
            <text:p text:style-name="Preformatted_20_Text">  &lt;dataRef name="token"</text:p>
            <text:p text:style-name="Preformatted_20_Text">   restriction="(\-?[\d]+/\-?[\d]+)"/&gt;</text:p>
            <text:p text:style-name="Preformatted_20_Text">  &lt;dataRef name="decim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numeric =</text:p>
            <text:p text:style-name="Preformatted_20_Text">   xsd:double | token { pattern = "(\-?[\d]+/\-?[\d]+)" } | xsd:decimal</text:p>
          </table:table-cell>
        </table:table-row>
        <table:table-row>
          <table:table-cell>
            <text:p><text:span text:style-name="Highlight">Note</text:span></text:p>
          </table:table-cell>
          <table:table-cell>
            <text:p text:style-name="Text_20_body">Any numeric value, represented as a decimal number, in floating point format, or as a ratio.</text:p>
            <text:p text:style-name="Text_20_body">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p text:style-name="Text_20_body">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teidata.outputMeasurement"/>teidata.outputMeasurement</text:h>
      <table:table table:name="table413" table:style-name="Table1">
        <table:table-column table:style-name="Table1.col1"/>
        <table:table-column table:style-name="Table2.col2"/>
        <table:table-row>
          <table:table-cell table:number-columns-spanned="2">
            <text:p><text:span text:style-name="Highlight">tei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d+)?(%|cm|mm|in|pt|pc|px|em|ex|gd|rem|vw|vh|vm)"/&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 text:style-name="Text_20_body">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teidata.pattern"/>teidata.pattern</text:h>
      <table:table table:name="table414" table:style-name="Table1">
        <table:table-column table:style-name="Table1.col1"/>
        <table:table-column table:style-name="Table2.col2"/>
        <table:table-row>
          <table:table-cell table:number-columns-spanned="2">
            <text:p><text:span text:style-name="Highlight">teidata.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ext:p text:style-name="Text_20_body">This TEI datatype is mapped to the XSD token datatype, and may therefore contain any string of characters. However, it is recommended that the value used conform to the particular flavour of regular expression syntax supported by XSD Schema. </text:p>
          </table:table-cell>
        </table:table-row>
      </table:table>
      <text:h text:outline-level="2"><text:bookmark text:name="TEI.teidata.point"/>teidata.point</text:h>
      <table:table table:name="table415" table:style-name="Table1">
        <table:table-column table:style-name="Table1.col1"/>
        <table:table-column table:style-name="Table2.col2"/>
        <table:table-row>
          <table:table-cell table:number-columns-spanned="2">
            <text:p><text:span text:style-name="Highlight">tei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0-9]+(\.[0-9]+)?,-?[0-9]+(\.[0-9]+)?)"/&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 "/&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 text:style-name="Text_20_body">A point is defined by two numeric values, which should be expressed as decimal numbers. Neither number can end in a decimal point. E.g., both <text:span text:style-name="Emphasis">0.0,84.2</text:span> and <text:span text:style-name="Emphasis">0,84</text:span> are allowed, but <text:span text:style-name="Emphasis">0.,84.</text:span> is not.</text:p>
          </table:table-cell>
        </table:table-row>
      </table:table>
      <text:h text:outline-level="2"><text:bookmark text:name="TEI.teidata.pointer"/>teidata.pointer</text:h>
      <table:table table:name="table416" table:style-name="Table1">
        <table:table-column table:style-name="Table1.col1"/>
        <table:table-column table:style-name="Table2.col2"/>
        <table:table-row>
          <table:table-cell table:number-columns-spanned="2">
            <text:p><text:span text:style-name="Highlight">tei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from</text:p></text:list-item><text:list-item><text:p text:style-name="P1">app/@to</text:p></text:list-item><text:list-item><text:p text:style-name="P1">pb/@facs</text:p></text:list-item><text:list-item><text:p text:style-name="P1">pc/@ana</text:p></text:list-item><text:list-item><text:p text:style-name="P1">rdg/@wit</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anyURI"/&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ointer = xsd:anyURI</text:p>
          </table:table-cell>
        </table:table-row>
        <table:table-row>
          <table:table-cell>
            <text:p><text:span text:style-name="Highlight">Note</text:span></text:p>
          </table:table-cell>
          <table:table-cell>
            <text:p text:style-name="Text_20_body">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teidata.probCert"/>teidata.probCert</text:h>
      <table:table table:name="table417" table:style-name="Table1">
        <table:table-column table:style-name="Table1.col1"/>
        <table:table-column table:style-name="Table2.col2"/>
        <table:table-row>
          <table:table-cell table:number-columns-spanned="2">
            <text:p><text:span text:style-name="Highlight">teidata.probCert</text:span> <text:span>defines a range of attribute values which can be expressed either as a numeric probability or as a coded certainty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key="teidata.probability"/&gt;</text:p>
            <text:p text:style-name="Preformatted_20_Text">  &lt;dataRef key="teidata.certainty"/&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robCert = teidata.probability | teidata.certainty</text:p>
          </table:table-cell>
        </table:table-row>
      </table:table>
      <text:h text:outline-level="2"><text:bookmark text:name="TEI.teidata.probability"/>teidata.probability</text:h>
      <table:table table:name="table418" table:style-name="Table1">
        <table:table-column table:style-name="Table1.col1"/>
        <table:table-column table:style-name="Table2.col2"/>
        <table:table-row>
          <table:table-cell table:number-columns-spanned="2">
            <text:p><text:span text:style-name="Highlight">tei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probCer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doubl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robability = xsd:double</text:p>
          </table:table-cell>
        </table:table-row>
        <table:table-row>
          <table:table-cell>
            <text:p><text:span text:style-name="Highlight">Note</text:span></text:p>
          </table:table-cell>
          <table:table-cell>
            <text:p text:style-name="Text_20_body">Probability is expressed as a real number between 0 and 1; 0 representing <text:span text:style-name="Emphasis">certainly false</text:span> and 1 representing <text:span text:style-name="Emphasis">certainly true</text:span>.</text:p>
          </table:table-cell>
        </table:table-row>
      </table:table>
      <text:h text:outline-level="2"><text:bookmark text:name="TEI.teidata.replacement"/>teidata.replacement</text:h>
      <table:table table:name="table419" table:style-name="Table1">
        <table:table-column table:style-name="Table1.col1"/>
        <table:table-column table:style-name="Table2.col2"/>
        <table:table-row>
          <table:table-cell table:number-columns-spanned="2">
            <text:p><text:span text:style-name="Highlight">tei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textNod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replacement = text</text:p>
          </table:table-cell>
        </table:table-row>
      </table:table>
      <text:h text:outline-level="2"><text:bookmark text:name="TEI.teidata.temporal.iso"/>teidata.temporal.iso</text:h>
      <table:table table:name="table420" table:style-name="Table1">
        <table:table-column table:style-name="Table1.col1"/>
        <table:table-column table:style-name="Table2.col2"/>
        <table:table-row>
          <table:table-cell table:number-columns-spanned="2">
            <text:p><text:span text:style-name="Highlight">tei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ate"/&gt;</text:p>
            <text:p text:style-name="Preformatted_20_Text">  &lt;dataRef name="gYear"/&gt;</text:p>
            <text:p text:style-name="Preformatted_20_Text">  &lt;dataRef name="gMonth"/&gt;</text:p>
            <text:p text:style-name="Preformatted_20_Text">  &lt;dataRef name="gDay"/&gt;</text:p>
            <text:p text:style-name="Preformatted_20_Text">  &lt;dataRef name="gYearMonth"/&gt;</text:p>
            <text:p text:style-name="Preformatted_20_Text">  &lt;dataRef name="gMonthDay"/&gt;</text:p>
            <text:p text:style-name="Preformatted_20_Text">  &lt;dataRef name="time"/&gt;</text:p>
            <text:p text:style-name="Preformatted_20_Text">  &lt;dataRef name="dateTime"/&gt;</text:p>
            <text:p text:style-name="Preformatted_20_Text">  &lt;dataRef name="token"</text:p>
            <text:p text:style-name="Preformatted_20_Text">   restriction="[0-9.,DHMPRSTWYZ/:+\-]+"/&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 text:style-name="Text_20_body">If it is likely that the value used is to be compared with another, then a time zone indicator should always be included, and only the dateTime representation should be used.</text:p>
            <text:p text:style-name="Text_20_body">For all representations for which ISO 8601 describes both a <text:span text:style-name="Emphasis">basic</text:span> and an <text:span text:style-name="Emphasis">extended</text:span> format, these Guidelines recommend use of the extended format.</text:p>
            <text:p text:style-name="Text_20_body">While ISO 8601 permits the use of both <text:span text:style-name="User_20_Entry">00:00</text:span> and <text:span text:style-name="User_20_Entry">24:00</text:span> to represent midnight, these Guidelines strongly recommend against the use of <text:span text:style-name="User_20_Entry">24:00</text:span>.</text:p>
          </table:table-cell>
        </table:table-row>
      </table:table>
      <text:h text:outline-level="2"><text:bookmark text:name="TEI.teidata.temporal.w3c"/>teidata.temporal.w3c</text:h>
      <table:table table:name="table421" table:style-name="Table1">
        <table:table-column table:style-name="Table1.col1"/>
        <table:table-column table:style-name="Table2.col2"/>
        <table:table-row>
          <table:table-cell table:number-columns-spanned="2">
            <text:p><text:span text:style-name="Highlight">tei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ate"/&gt;</text:p>
            <text:p text:style-name="Preformatted_20_Text">  &lt;dataRef name="gYear"/&gt;</text:p>
            <text:p text:style-name="Preformatted_20_Text">  &lt;dataRef name="gMonth"/&gt;</text:p>
            <text:p text:style-name="Preformatted_20_Text">  &lt;dataRef name="gDay"/&gt;</text:p>
            <text:p text:style-name="Preformatted_20_Text">  &lt;dataRef name="gYearMonth"/&gt;</text:p>
            <text:p text:style-name="Preformatted_20_Text">  &lt;dataRef name="gMonthDay"/&gt;</text:p>
            <text:p text:style-name="Preformatted_20_Text">  &lt;dataRef name="time"/&gt;</text:p>
            <text:p text:style-name="Preformatted_20_Text">  &lt;dataRef name="dateTime"/&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 text:style-name="Text_20_body">If it is likely that the value used is to be compared with another, then a time zone indicator should always be included, and only the dateTime representation should be used.</text:p>
          </table:table-cell>
        </table:table-row>
      </table:table>
      <text:h text:outline-level="2"><text:bookmark text:name="TEI.teidata.text"/>teidata.text</text:h>
      <table:table table:name="table422" table:style-name="Table1">
        <table:table-column table:style-name="Table1.col1"/>
        <table:table-column table:style-name="Table2.col2"/>
        <table:table-row>
          <table:table-cell table:number-columns-spanned="2">
            <text:p><text:span text:style-name="Highlight">tei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div/@n</text:p></text:list-item><text:list-item><text:p text:style-name="P1">l/@n</text:p></text:list-item><text:list-item><text:p text:style-name="P1">lg/@n</text:p></text:list-item><text:list-item><text:p text:style-name="P1">pb/@n</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string"/&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xt = string</text:p>
          </table:table-cell>
        </table:table-row>
        <table:table-row>
          <table:table-cell>
            <text:p><text:span text:style-name="Highlight">Note</text:span></text:p>
          </table:table-cell>
          <table:table-cell>
            <text:p text:style-name="Text_20_body">Attributes using this datatype must contain a single <text:span>‘token’</text:span> in which whitespace and other punctuation characters are permitted.</text:p>
          </table:table-cell>
        </table:table-row>
      </table:table>
      <text:h text:outline-level="2"><text:bookmark text:name="TEI.teidata.truthValue"/>teidata.truthValue</text:h>
      <table:table table:name="table423" table:style-name="Table1">
        <table:table-column table:style-name="Table1.col1"/>
        <table:table-column table:style-name="Table2.col2"/>
        <table:table-row>
          <table:table-cell table:number-columns-spanned="2">
            <text:p><text:span text:style-name="Highlight">tei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ourceDesc/@default</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boolea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ruthValue = xsd:boolean</text:p>
          </table:table-cell>
        </table:table-row>
        <table:table-row>
          <table:table-cell>
            <text:p><text:span text:style-name="Highlight">Note</text:span></text:p>
          </table:table-cell>
          <table:table-cell>
            <text:p text:style-name="Text_20_body">The possible values of this datatype are <text:span text:style-name="Emphasis">1</text:span> or <text:span text:style-name="Emphasis">true</text:span>, or <text:span text:style-name="Emphasis">0</text:span> or <text:span text:style-name="Emphasis">false</text:span>.</text:p>
            <text:p text:style-name="Text_20_body">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teidata.xTruthValue</text:span>.</text:p>
          </table:table-cell>
        </table:table-row>
      </table:table>
      <text:h text:outline-level="2"><text:bookmark text:name="TEI.teidata.version"/>teidata.version</text:h>
      <table:table table:name="table424" table:style-name="Table1">
        <table:table-column table:style-name="Table1.col1"/>
        <table:table-column table:style-name="Table2.col2"/>
        <table:table-row>
          <table:table-cell table:number-columns-spanned="2">
            <text:p><text:span text:style-name="Highlight">tei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Corpus/@version</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d]+){0,2}"/&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version = token { pattern = "[\d]+(\.[\d]+){0,2}" }</text:p>
          </table:table-cell>
        </table:table-row>
        <table:table-row>
          <table:table-cell>
            <text:p><text:span text:style-name="Highlight">Note</text:span></text:p>
          </table:table-cell>
          <table:table-cell>
            <text:p text:style-name="Text_20_body">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teidata.versionNumber"/>teidata.versionNumber</text:h>
      <table:table table:name="table425" table:style-name="Table1">
        <table:table-column table:style-name="Table1.col1"/>
        <table:table-column table:style-name="Table2.col2"/>
        <table:table-row>
          <table:table-cell table:number-columns-spanned="2">
            <text:p><text:span text:style-name="Highlight">tei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a-z]*[\d]*(\.[\d]+[a-z]*[\d]*){0,3}"/&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versionNumber =</text:p>
            <text:p text:style-name="Preformatted_20_Text">   token { pattern = "[\d]+[a-z]*[\d]*(\.[\d]+[a-z]*[\d]*){0,3}" }</text:p>
          </table:table-cell>
        </table:table-row>
      </table:table>
      <text:h text:outline-level="2"><text:bookmark text:name="TEI.teidata.word"/>teidata.word</text:h>
      <table:table table:name="table426" table:style-name="Table1">
        <table:table-column table:style-name="Table1.col1"/>
        <table:table-column table:style-name="Table2.col2"/>
        <table:table-row>
          <table:table-cell table:number-columns-spanned="2">
            <text:p><text:span text:style-name="Highlight">tei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enumerated<text:span>Element: </text:span><text:list text:style-name="L1"><text:list-item><text:p text:style-name="P1">app/@loc</text:p></text:list-item><text:list-item><text:p text:style-name="P1">hi/@rend</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p{C}\p{Z}]+"/&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word = token { pattern = "[^\p{C}\p{Z}]+" }</text:p>
          </table:table-cell>
        </table:table-row>
        <table:table-row>
          <table:table-cell>
            <text:p><text:span text:style-name="Highlight">Note</text:span></text:p>
          </table:table-cell>
          <table:table-cell>
            <text:p text:style-name="Text_20_body">Attributes using this datatype must contain a single <text:span>‘word’</text:span> which contains only letters, digits, punctuation characters, or symbols: thus it cannot include whitespace.</text:p>
          </table:table-cell>
        </table:table-row>
      </table:table>
      <text:h text:outline-level="2"><text:bookmark text:name="TEI.teidata.xTruthValue"/>teidata.xTruthValue</text:h>
      <table:table table:name="table427" table:style-name="Table1">
        <table:table-column table:style-name="Table1.col1"/>
        <table:table-column table:style-name="Table2.col2"/>
        <table:table-row>
          <table:table-cell table:number-columns-spanned="2">
            <text:p><text:span text:style-name="Highlight">tei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aid/@aloud</text:p></text:list-item><text:list-item><text:p text:style-name="P1">said/@direct</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boolean"/&gt;</text:p>
            <text:p text:style-name="Preformatted_20_Text">  &lt;valList&gt;</text:p>
            <text:p text:style-name="Preformatted_20_Text">   &lt;valItem ident="unknown"/&gt;</text:p>
            <text:p text:style-name="Preformatted_20_Text">   &lt;valItem ident="inapplicable"/&gt;</text:p>
            <text:p text:style-name="Preformatted_20_Text">  &lt;/valList&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xTruthValue = xsd:boolean | ( "unknown" | "inapplicable" )</text:p>
          </table:table-cell>
        </table:table-row>
        <table:table-row>
          <table:table-cell>
            <text:p><text:span text:style-name="Highlight">Note</text:span></text:p>
          </table:table-cell>
          <table:table-cell>
            <text:p text:style-name="Text_20_body">In cases where where uncertainty is inappropriate, use the datatype <text:span>teidata.TruthValue</text:span>.</text:p>
          </table:table-cell>
        </table:table-row>
      </table:table>
      <text:h text:outline-level="2"><text:bookmark text:name="TEI.teidata.xpath"/>teidata.xpath</text:h>
      <table:table table:name="table428" table:style-name="Table1">
        <table:table-column table:style-name="Table1.col1"/>
        <table:table-column table:style-name="Table2.col2"/>
        <table:table-row>
          <table:table-cell table:number-columns-spanned="2">
            <text:p><text:span text:style-name="Highlight">teidata.xpath</text:span> <text:span>defines attribute values which contain an XPath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textNod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xpath = text</text:p>
          </table:table-cell>
        </table:table-row>
        <table:table-row>
          <table:table-cell>
            <text:p><text:span text:style-name="Highlight">Note</text:span></text:p>
          </table:table-cell>
          <table:table-cell>
            <text:p text:style-name="Text_20_body">Any XPath expression using the syntax defined in XSLT2.</text:p>
            <text:p text:style-name="Text_20_body">When writing programs that evaluate XPath expressions, programmers should be mindful of the possibility of malicious code injection attacks. For further information about XPath injection attacks, see the <text:a xlink:type="simple" xlink:href="https://www.owasp.org/index.php/XPATH_Injection">article at OWASP</text: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Édition nativement numérique du recueil hagiographique Li Seint Confessor de Wauchier de Denain d'après le manuscrit fr. 412 de la BnF</dc:title>
    <dc:description/>
    <dc:subject/>
    <meta:creation-date>2021-02-09T15:47:01Z</meta:creation-date>
    <dc:date>2021-02-09T15:47:01Z</dc:date>
    <dc:language>fr</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